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VersionList.xml" manifest:media-type=""/>
  <manifest:file-entry manifest:full-path="Versions/Version5" manifest:media-type=""/>
  <manifest:file-entry manifest:full-path="Versions/Version4" manifest:media-type=""/>
  <manifest:file-entry manifest:full-path="Versions/Version3" manifest:media-type=""/>
  <manifest:file-entry manifest:full-path="Versions/Version1" manifest:media-type=""/>
  <manifest:file-entry manifest:full-path="Versions/Version2" manifest:media-type=""/>
  <manifest:file-entry manifest:full-path="Thumbnails/thumbnail.png" manifest:media-type="image/png"/>
  <manifest:file-entry manifest:full-path="layout-cache" manifest:media-type="application/binary"/>
  <manifest:file-entry manifest:full-path="Pictures/10000201000000200000002099A0A4DA7EB6FA7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roid Sans Fallback1" svg:font-family="'Droid Sans Fallback', 'MS Mincho'" style:font-pitch="variable"/>
    <style:font-face style:name="FreeSans" svg:font-family="FreeSans, 'MS Mincho'" style:font-pitch="variable"/>
    <style:font-face style:name="Liberation Serif" svg:font-family="'Liberation Serif', 'Times New Roman'" style:font-family-generic="roman" style:font-pitch="variable"/>
    <style:font-face style:name="Tinos" svg:font-family="Tinos"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2139c73"/>
    </style:style>
    <style:style style:name="P2" style:family="paragraph" style:parent-style-name="Text_20_body">
      <style:text-properties officeooo:rsid="01a56e97" officeooo:paragraph-rsid="01a56e97"/>
    </style:style>
    <style:style style:name="P3" style:family="paragraph" style:parent-style-name="Text_20_body">
      <style:text-properties officeooo:rsid="0027574b" officeooo:paragraph-rsid="01a56e97"/>
    </style:style>
    <style:style style:name="P4" style:family="paragraph" style:parent-style-name="Standard">
      <style:text-properties fo:language="en" fo:country="US" fo:font-weight="bold" officeooo:paragraph-rsid="01ed66cd" style:font-weight-asian="bold" style:font-weight-complex="bold"/>
    </style:style>
    <style:style style:name="P5" style:family="paragraph" style:parent-style-name="Standard">
      <style:text-properties fo:language="en" fo:country="US"/>
    </style:style>
    <style:style style:name="P6" style:family="paragraph" style:parent-style-name="Standard">
      <style:text-properties fo:language="en" fo:country="US" officeooo:paragraph-rsid="002744c2"/>
    </style:style>
    <style:style style:name="P7" style:family="paragraph" style:parent-style-name="Standard">
      <style:text-properties officeooo:paragraph-rsid="00286d7c"/>
    </style:style>
    <style:style style:name="P8" style:family="paragraph" style:parent-style-name="Standard">
      <style:text-properties fo:language="en" fo:country="US" fo:font-style="normal" fo:font-weight="normal" officeooo:rsid="01ce7eff" officeooo:paragraph-rsid="01ce7eff" style:font-style-asian="normal" style:font-weight-asian="normal" style:font-style-complex="normal" style:font-weight-complex="normal"/>
    </style:style>
    <style:style style:name="P9" style:family="paragraph" style:parent-style-name="Standard">
      <style:text-properties officeooo:paragraph-rsid="01ce7eff"/>
    </style:style>
    <style:style style:name="P10" style:family="paragraph" style:parent-style-name="Standard">
      <style:text-properties officeooo:rsid="01ce7eff" officeooo:paragraph-rsid="01ce7eff"/>
    </style:style>
    <style:style style:name="P11" style:family="paragraph" style:parent-style-name="Standard">
      <style:text-properties officeooo:paragraph-rsid="01aa4698"/>
    </style:style>
    <style:style style:name="P12" style:family="paragraph" style:parent-style-name="Standard">
      <style:text-properties officeooo:paragraph-rsid="02177bc7" fo:background-color="transparent"/>
    </style:style>
    <style:style style:name="P13" style:family="paragraph" style:parent-style-name="Standard">
      <style:text-properties fo:language="en" fo:country="US" officeooo:paragraph-rsid="00849d61"/>
    </style:style>
    <style:style style:name="P14" style:family="paragraph" style:parent-style-name="Standard">
      <style:text-properties officeooo:paragraph-rsid="00490dc1"/>
    </style:style>
    <style:style style:name="P15" style:family="paragraph" style:parent-style-name="Standard">
      <style:text-properties fo:language="en" fo:country="US" officeooo:paragraph-rsid="0119ff8e"/>
    </style:style>
    <style:style style:name="P16" style:family="paragraph" style:parent-style-name="Standard">
      <style:text-properties fo:language="en" fo:country="US" officeooo:paragraph-rsid="00b8c320"/>
    </style:style>
    <style:style style:name="P17" style:family="paragraph" style:parent-style-name="Standard">
      <style:text-properties officeooo:paragraph-rsid="01e26b41"/>
    </style:style>
    <style:style style:name="P18" style:family="paragraph" style:parent-style-name="Standard">
      <style:text-properties officeooo:rsid="02055564" officeooo:paragraph-rsid="011a334d"/>
    </style:style>
    <style:style style:name="P19" style:family="paragraph" style:parent-style-name="Standard">
      <style:text-properties officeooo:paragraph-rsid="00b8c320"/>
    </style:style>
    <style:style style:name="P20" style:family="paragraph" style:parent-style-name="Standard">
      <style:text-properties officeooo:paragraph-rsid="01a986d1"/>
    </style:style>
    <style:style style:name="P21" style:family="paragraph" style:parent-style-name="Standard">
      <style:text-properties officeooo:paragraph-rsid="0204e31d"/>
    </style:style>
    <style:style style:name="P22" style:family="paragraph" style:parent-style-name="Standard">
      <style:text-properties officeooo:paragraph-rsid="011a334d"/>
    </style:style>
    <style:style style:name="P23" style:family="paragraph" style:parent-style-name="Standard">
      <style:text-properties fo:language="en" fo:country="US" officeooo:paragraph-rsid="014acbce"/>
    </style:style>
    <style:style style:name="P24" style:family="paragraph" style:parent-style-name="Standard">
      <style:text-properties fo:language="en" fo:country="US" officeooo:paragraph-rsid="017f214e"/>
    </style:style>
    <style:style style:name="P25" style:family="paragraph" style:parent-style-name="Standard">
      <style:text-properties officeooo:rsid="00ba2e7e" officeooo:paragraph-rsid="01e1ed22"/>
    </style:style>
    <style:style style:name="P26" style:family="paragraph" style:parent-style-name="Standard">
      <style:text-properties officeooo:paragraph-rsid="01fad085"/>
    </style:style>
    <style:style style:name="P27" style:family="paragraph" style:parent-style-name="Text_20_body">
      <style:text-properties officeooo:rsid="018310f8" officeooo:paragraph-rsid="01f4f5a8"/>
    </style:style>
    <style:style style:name="P28" style:family="paragraph" style:parent-style-name="Standard">
      <style:text-properties fo:language="en" fo:country="US" officeooo:paragraph-rsid="02558a41"/>
    </style:style>
    <style:style style:name="P29" style:family="paragraph" style:parent-style-name="Standard">
      <style:text-properties fo:language="en" fo:country="US" officeooo:paragraph-rsid="01484e28"/>
    </style:style>
    <style:style style:name="P30" style:family="paragraph" style:parent-style-name="Standard">
      <style:text-properties officeooo:paragraph-rsid="019be7c2"/>
    </style:style>
    <style:style style:name="P31" style:family="paragraph" style:parent-style-name="Heading_20_1">
      <style:text-properties fo:font-weight="normal" officeooo:paragraph-rsid="01957af7" style:font-weight-asian="normal" style:font-weight-complex="normal"/>
    </style:style>
    <style:style style:name="P32" style:family="paragraph" style:parent-style-name="Standard">
      <style:text-properties officeooo:paragraph-rsid="01f93f5f" fo:background-color="#ffffff"/>
    </style:style>
    <style:style style:name="P33" style:family="paragraph" style:parent-style-name="Heading_20_1">
      <style:text-properties fo:font-weight="normal" style:font-weight-asian="normal" style:font-weight-complex="normal"/>
    </style:style>
    <style:style style:name="P34" style:family="paragraph" style:parent-style-name="Text_20_body">
      <style:text-properties officeooo:rsid="002ca36e" officeooo:paragraph-rsid="01f57f6d"/>
    </style:style>
    <style:style style:name="P35" style:family="paragraph" style:parent-style-name="Text_20_body">
      <style:text-properties officeooo:rsid="00398db9" officeooo:paragraph-rsid="01f6b2bd"/>
    </style:style>
    <style:style style:name="P36" style:family="paragraph" style:parent-style-name="Text_20_body">
      <style:text-properties officeooo:rsid="003a69c0" officeooo:paragraph-rsid="01f6b2bd"/>
    </style:style>
    <style:style style:name="P37" style:family="paragraph" style:parent-style-name="Standard">
      <style:text-properties officeooo:paragraph-rsid="01f6b2bd"/>
    </style:style>
    <style:style style:name="P38" style:family="paragraph" style:parent-style-name="Text_20_body_20_indent">
      <style:text-properties fo:language="en" fo:country="US" fo:font-weight="normal" officeooo:rsid="01a18923" fo:background-color="#ffffff" style:font-weight-asian="normal" style:font-weight-complex="normal"/>
    </style:style>
    <style:style style:name="P39" style:family="paragraph" style:parent-style-name="Heading_20_1">
      <style:text-properties fo:language="en" fo:country="US" fo:font-weight="normal" officeooo:rsid="00e23e33" fo:background-color="#ffffff" style:font-weight-asian="normal" style:font-weight-complex="normal"/>
    </style:style>
    <style:style style:name="P40" style:family="paragraph" style:parent-style-name="Heading_20_2">
      <style:text-properties fo:language="en" fo:country="US" officeooo:paragraph-rsid="01957af7"/>
    </style:style>
    <style:style style:name="P41" style:family="paragraph" style:parent-style-name="Text_20_body_20_indent">
      <style:text-properties officeooo:paragraph-rsid="01957af7"/>
    </style:style>
    <style:style style:name="P42" style:family="paragraph" style:parent-style-name="Text_20_body_20_indent">
      <style:text-properties officeooo:rsid="019dbce4" officeooo:paragraph-rsid="019f9335"/>
    </style:style>
    <style:style style:name="P43" style:family="paragraph" style:parent-style-name="Text_20_body_20_indent">
      <style:text-properties officeooo:rsid="019dbce4" officeooo:paragraph-rsid="01a18923"/>
    </style:style>
    <style:style style:name="P44" style:family="paragraph" style:parent-style-name="Text_20_body_20_indent">
      <style:text-properties officeooo:rsid="019dbce4" officeooo:paragraph-rsid="01a455d7"/>
    </style:style>
    <style:style style:name="P45" style:family="paragraph" style:parent-style-name="Standard">
      <style:text-properties officeooo:paragraph-rsid="02139c73"/>
    </style:style>
    <style:style style:name="P46" style:family="paragraph" style:parent-style-name="Standard">
      <style:text-properties fo:language="en" fo:country="US"/>
    </style:style>
    <style:style style:name="P47" style:family="paragraph" style:parent-style-name="Standard">
      <style:text-properties fo:language="en" fo:country="US" fo:font-weight="bold" style:font-weight-asian="bold"/>
    </style:style>
    <style:style style:name="P48" style:family="paragraph" style:parent-style-name="Standard">
      <style:text-properties fo:language="en" fo:country="US" fo:font-weight="bold" style:font-weight-asian="bold" style:font-weight-complex="bold"/>
    </style:style>
    <style:style style:name="P49" style:family="paragraph" style:parent-style-name="Standard">
      <style:text-properties fo:language="en" fo:country="US" fo:font-weight="bold" officeooo:paragraph-rsid="01ed66cd" style:font-weight-asian="bold" style:font-weight-complex="bold"/>
    </style:style>
    <style:style style:name="P50" style:family="paragraph" style:parent-style-name="Standard">
      <style:text-properties fo:language="en" fo:country="US" fo:font-weight="bold" officeooo:rsid="0046a6e9" style:font-weight-asian="bold" style:font-weight-complex="bold"/>
    </style:style>
    <style:style style:name="P51" style:family="paragraph" style:parent-style-name="Standard">
      <style:text-properties fo:language="en" fo:country="US" fo:font-weight="bold" officeooo:paragraph-rsid="011ea94b" style:font-weight-asian="bold" style:font-weight-complex="bold"/>
    </style:style>
    <style:style style:name="P52" style:family="paragraph" style:parent-style-name="Standard">
      <style:text-properties fo:language="en" fo:country="US" fo:font-weight="bold" officeooo:paragraph-rsid="0135e67b" style:font-weight-asian="bold" style:font-weight-complex="bold"/>
    </style:style>
    <style:style style:name="P53" style:family="paragraph" style:parent-style-name="Standard">
      <style:text-properties fo:language="en" fo:country="US" fo:font-weight="bold" officeooo:paragraph-rsid="014acbce" style:font-weight-asian="bold" style:font-weight-complex="bold"/>
    </style:style>
    <style:style style:name="P54" style:family="paragraph" style:parent-style-name="Standard">
      <style:text-properties fo:language="en" fo:country="US" fo:font-weight="bold" officeooo:paragraph-rsid="00e612a4" style:font-weight-asian="bold" style:font-weight-complex="bold"/>
    </style:style>
    <style:style style:name="P55" style:family="paragraph" style:parent-style-name="Standard">
      <style:text-properties fo:language="en" fo:country="US" fo:font-weight="bold" officeooo:rsid="00b7825f" officeooo:paragraph-rsid="022994b7" style:font-weight-asian="bold" style:font-weight-complex="bold"/>
    </style:style>
    <style:style style:name="P56" style:family="paragraph" style:parent-style-name="Standard">
      <style:text-properties fo:language="en" fo:country="US" fo:font-weight="bold" officeooo:rsid="01d39c4e" officeooo:paragraph-rsid="01d39c4e" style:font-weight-asian="bold" style:font-weight-complex="bold"/>
    </style:style>
    <style:style style:name="P57" style:family="paragraph" style:parent-style-name="Standard">
      <style:text-properties fo:language="en" fo:country="US" fo:font-weight="bold" officeooo:paragraph-rsid="00af42e3" style:font-weight-asian="bold"/>
    </style:style>
    <style:style style:name="P58" style:family="paragraph" style:parent-style-name="Standard">
      <style:text-properties fo:language="en" fo:country="US" fo:font-weight="bold" officeooo:paragraph-rsid="01456482" style:font-weight-asian="bold"/>
    </style:style>
    <style:style style:name="P59" style:family="paragraph" style:parent-style-name="Standard">
      <style:text-properties fo:language="en" fo:country="US" fo:font-weight="bold" officeooo:rsid="004899b5" officeooo:paragraph-rsid="004899b5" fo:background-color="#ffffff" style:font-weight-asian="bold" style:font-weight-complex="bold"/>
    </style:style>
    <style:style style:name="P60" style:family="paragraph" style:parent-style-name="Standard">
      <style:text-properties fo:language="en" fo:country="US" fo:font-weight="bold" fo:background-color="transparent" style:font-weight-asian="bold"/>
    </style:style>
    <style:style style:name="P61" style:family="paragraph" style:parent-style-name="Standard">
      <style:text-properties fo:language="en" fo:country="US" officeooo:paragraph-rsid="002744c2"/>
    </style:style>
    <style:style style:name="P62" style:family="paragraph" style:parent-style-name="Standard">
      <style:text-properties fo:language="en" fo:country="US" fo:font-style="normal" fo:font-weight="normal" officeooo:rsid="01ce7eff" officeooo:paragraph-rsid="01ce7eff" style:font-style-asian="normal" style:font-weight-asian="normal" style:font-style-complex="normal" style:font-weight-complex="normal"/>
    </style:style>
    <style:style style:name="P63" style:family="paragraph" style:parent-style-name="Standard">
      <style:text-properties fo:language="en" fo:country="US" fo:font-style="normal" fo:font-weight="normal" officeooo:rsid="00ac9f70" officeooo:paragraph-rsid="01c70ded" style:font-style-asian="normal" style:font-weight-asian="normal" style:font-style-complex="normal" style:font-weight-complex="normal"/>
    </style:style>
    <style:style style:name="P64" style:family="paragraph" style:parent-style-name="Standard">
      <style:text-properties fo:language="en" fo:country="US" fo:font-style="normal" fo:font-weight="normal" officeooo:rsid="00ac9f70" officeooo:paragraph-rsid="01e9fcdc" style:font-style-asian="normal" style:font-weight-asian="normal" style:font-style-complex="normal" style:font-weight-complex="normal"/>
    </style:style>
    <style:style style:name="P65" style:family="paragraph" style:parent-style-name="Standard">
      <style:text-properties fo:language="en" fo:country="US" fo:font-style="normal" fo:font-weight="normal" officeooo:rsid="007b1736" officeooo:paragraph-rsid="01222709" style:font-style-asian="normal" style:font-weight-asian="normal" style:font-style-complex="normal" style:font-weight-complex="normal"/>
    </style:style>
    <style:style style:name="P66" style:family="paragraph" style:parent-style-name="Standard">
      <style:text-properties fo:language="en" fo:country="US" fo:font-style="normal" fo:font-weight="normal" officeooo:rsid="022613f8" officeooo:paragraph-rsid="022613f8" style:font-style-asian="normal" style:font-weight-asian="normal" style:font-style-complex="normal" style:font-weight-complex="normal"/>
    </style:style>
    <style:style style:name="P67" style:family="paragraph" style:parent-style-name="Standard">
      <style:text-properties fo:language="en" fo:country="US" fo:font-style="normal" fo:font-weight="normal" officeooo:rsid="022994b7" officeooo:paragraph-rsid="022994b7" style:font-style-asian="normal" style:font-weight-asian="normal" style:font-style-complex="normal" style:font-weight-complex="normal"/>
    </style:style>
    <style:style style:name="P68" style:family="paragraph" style:parent-style-name="Standard">
      <style:text-properties fo:language="en" fo:country="US" fo:font-style="normal" fo:font-weight="normal" officeooo:rsid="022bf2e5" officeooo:paragraph-rsid="0259e597" style:font-style-asian="normal" style:font-weight-asian="normal" style:font-style-complex="normal" style:font-weight-complex="normal"/>
    </style:style>
    <style:style style:name="P69" style:family="paragraph" style:parent-style-name="Standard">
      <style:text-properties fo:language="en" fo:country="US" fo:font-style="normal" fo:font-weight="normal" officeooo:rsid="022cf01c" officeooo:paragraph-rsid="0259e597" style:font-style-asian="normal" style:font-weight-asian="normal" style:font-style-complex="normal" style:font-weight-complex="normal"/>
    </style:style>
    <style:style style:name="P70" style:family="paragraph" style:parent-style-name="Standard">
      <style:text-properties fo:language="en" fo:country="US" fo:font-style="normal" officeooo:paragraph-rsid="02139c73" style:font-style-asian="normal" style:font-style-complex="normal"/>
    </style:style>
    <style:style style:name="P71" style:family="paragraph" style:parent-style-name="Standard">
      <style:text-properties fo:language="en" fo:country="US" fo:font-style="normal" officeooo:rsid="02139c73" officeooo:paragraph-rsid="02139c73" style:font-style-asian="normal" style:font-style-complex="normal"/>
    </style:style>
    <style:style style:name="P72" style:family="paragraph" style:parent-style-name="Standard">
      <style:text-properties fo:language="en" fo:country="US" officeooo:paragraph-rsid="00849d61"/>
    </style:style>
    <style:style style:name="P73" style:family="paragraph" style:parent-style-name="Standard">
      <style:text-properties fo:language="en" fo:country="US" officeooo:paragraph-rsid="0119ff8e"/>
    </style:style>
    <style:style style:name="P74" style:family="paragraph" style:parent-style-name="Standard">
      <style:text-properties fo:language="en" fo:country="US" officeooo:paragraph-rsid="00b8c320"/>
    </style:style>
    <style:style style:name="P75" style:family="paragraph" style:parent-style-name="Standard">
      <style:text-properties fo:language="en" fo:country="US" officeooo:paragraph-rsid="014acbce"/>
    </style:style>
    <style:style style:name="P76" style:family="paragraph" style:parent-style-name="Standard">
      <style:text-properties fo:language="en" fo:country="US" officeooo:paragraph-rsid="017f214e"/>
    </style:style>
    <style:style style:name="P77" style:family="paragraph" style:parent-style-name="Standard">
      <style:text-properties fo:language="en" fo:country="US" officeooo:paragraph-rsid="02558a41"/>
    </style:style>
    <style:style style:name="P78" style:family="paragraph" style:parent-style-name="Standard">
      <style:text-properties fo:language="en" fo:country="US" officeooo:paragraph-rsid="01484e28"/>
    </style:style>
    <style:style style:name="P79" style:family="paragraph" style:parent-style-name="Standard">
      <style:text-properties fo:language="en" fo:country="US" fo:font-style="italic" style:font-style-asian="italic" style:font-style-complex="italic"/>
    </style:style>
    <style:style style:name="P80" style:family="paragraph" style:parent-style-name="Standard">
      <style:text-properties fo:language="en" fo:country="US" fo:font-style="italic" fo:font-weight="normal" officeooo:paragraph-rsid="01723a12" fo:background-color="#ffff00" style:font-style-asian="italic" style:font-weight-asian="normal" style:font-weight-complex="normal"/>
    </style:style>
    <style:style style:name="P81" style:family="paragraph" style:parent-style-name="Standard">
      <style:text-properties fo:language="en" fo:country="US" fo:background-color="#ffff00"/>
    </style:style>
    <style:style style:name="P82" style:family="paragraph" style:parent-style-name="Standard">
      <style:text-properties fo:language="en" fo:country="US" fo:background-color="transparent"/>
    </style:style>
    <style:style style:name="P83" style:family="paragraph" style:parent-style-name="Standard">
      <style:text-properties fo:language="en" fo:country="US" officeooo:paragraph-rsid="001e80d6"/>
    </style:style>
    <style:style style:name="P84" style:family="paragraph" style:parent-style-name="Standard">
      <style:text-properties fo:language="en" fo:country="US" officeooo:rsid="002744c2" officeooo:paragraph-rsid="002744c2"/>
    </style:style>
    <style:style style:name="P85" style:family="paragraph" style:parent-style-name="Standard">
      <style:text-properties fo:language="en" fo:country="US" officeooo:paragraph-rsid="004899b5"/>
    </style:style>
    <style:style style:name="P86" style:family="paragraph" style:parent-style-name="Standard">
      <style:text-properties fo:language="en" fo:country="US" officeooo:paragraph-rsid="00490dc1"/>
    </style:style>
    <style:style style:name="P87" style:family="paragraph" style:parent-style-name="Standard">
      <style:text-properties fo:language="en" fo:country="US" officeooo:rsid="0088153c" officeooo:paragraph-rsid="008c7289" fo:background-color="#ffffff"/>
    </style:style>
    <style:style style:name="P88" style:family="paragraph" style:parent-style-name="Standard">
      <style:text-properties fo:language="en" fo:country="US" officeooo:paragraph-rsid="01484e28" fo:background-color="#ffffff"/>
    </style:style>
    <style:style style:name="P89" style:family="paragraph" style:parent-style-name="Standard">
      <style:text-properties fo:language="en" fo:country="US" officeooo:paragraph-rsid="0159568b" fo:background-color="#ffffff"/>
    </style:style>
    <style:style style:name="P90" style:family="paragraph" style:parent-style-name="Standard">
      <style:text-properties fo:language="en" fo:country="US" officeooo:rsid="01b3a6dd" officeooo:paragraph-rsid="01b3a6dd" fo:background-color="#ffffff"/>
    </style:style>
    <style:style style:name="P91" style:family="paragraph" style:parent-style-name="Standard">
      <style:text-properties fo:language="en" fo:country="US" officeooo:paragraph-rsid="01b3b45f" fo:background-color="#ffffff"/>
    </style:style>
    <style:style style:name="P92" style:family="paragraph" style:parent-style-name="Standard">
      <style:text-properties fo:language="en" fo:country="US" officeooo:rsid="01b3b45f" officeooo:paragraph-rsid="01b3b45f" fo:background-color="#ffffff"/>
    </style:style>
    <style:style style:name="P93" style:family="paragraph" style:parent-style-name="Standard">
      <style:text-properties fo:language="en" fo:country="US" officeooo:rsid="01b3a6dd" officeooo:paragraph-rsid="01b3a6dd" fo:background-color="#ffffff" style:font-name-asian="Liberation Serif" style:font-name-complex="Liberation Serif"/>
    </style:style>
    <style:style style:name="P94" style:family="paragraph" style:parent-style-name="Standard">
      <style:text-properties fo:language="en" fo:country="US" officeooo:rsid="000b7c3d" officeooo:paragraph-rsid="00926666"/>
    </style:style>
    <style:style style:name="P95" style:family="paragraph" style:parent-style-name="Standard">
      <style:text-properties fo:language="en" fo:country="US" fo:font-weight="normal" officeooo:rsid="00ac9f70" officeooo:paragraph-rsid="00af42e3" style:font-weight-asian="normal" style:font-weight-complex="normal"/>
    </style:style>
    <style:style style:name="P96" style:family="paragraph" style:parent-style-name="Standard">
      <style:text-properties fo:language="en" fo:country="US" fo:font-weight="normal" officeooo:rsid="006a0d17" officeooo:paragraph-rsid="025ed1ad" style:font-weight-asian="normal" style:font-weight-complex="normal"/>
    </style:style>
    <style:style style:name="P97" style:family="paragraph" style:parent-style-name="Standard">
      <style:text-properties fo:language="en" fo:country="US" fo:font-weight="normal" officeooo:rsid="025ed1ad" officeooo:paragraph-rsid="025ed1ad" style:font-weight-asian="normal" style:font-weight-complex="normal"/>
    </style:style>
    <style:style style:name="P98" style:family="paragraph" style:parent-style-name="Standard">
      <style:text-properties fo:language="en" fo:country="US" fo:font-weight="normal" officeooo:rsid="025fc6b7" officeooo:paragraph-rsid="025fc6b7" style:font-weight-asian="normal" style:font-weight-complex="normal"/>
    </style:style>
    <style:style style:name="P99" style:family="paragraph" style:parent-style-name="Standard">
      <style:text-properties fo:language="en" fo:country="US" officeooo:paragraph-rsid="00af42e3"/>
    </style:style>
    <style:style style:name="P100" style:family="paragraph" style:parent-style-name="Standard">
      <style:text-properties fo:language="en" fo:country="US" officeooo:paragraph-rsid="00bc3440"/>
    </style:style>
    <style:style style:name="P101" style:family="paragraph" style:parent-style-name="Standard">
      <style:text-properties fo:language="en" fo:country="US" officeooo:rsid="00e7e42b" officeooo:paragraph-rsid="00e7e42b"/>
    </style:style>
    <style:style style:name="P102" style:family="paragraph" style:parent-style-name="Standard">
      <style:text-properties fo:language="en" fo:country="US" officeooo:paragraph-rsid="00f49cc0"/>
    </style:style>
    <style:style style:name="P103" style:family="paragraph" style:parent-style-name="Standard">
      <style:text-properties fo:language="en" fo:country="US" officeooo:paragraph-rsid="00f5948e"/>
    </style:style>
    <style:style style:name="P104" style:family="paragraph" style:parent-style-name="Standard">
      <style:text-properties fo:language="en" fo:country="US" officeooo:rsid="00979f11" officeooo:paragraph-rsid="00979f11"/>
    </style:style>
    <style:style style:name="P105" style:family="paragraph" style:parent-style-name="Standard">
      <style:text-properties fo:language="en" fo:country="US" officeooo:paragraph-rsid="011f0984"/>
    </style:style>
    <style:style style:name="P106" style:family="paragraph" style:parent-style-name="Standard">
      <style:text-properties fo:language="en" fo:country="US" officeooo:rsid="0110e751" officeooo:paragraph-rsid="0110e751"/>
    </style:style>
    <style:style style:name="P107" style:family="paragraph" style:parent-style-name="Standard">
      <style:text-properties fo:language="en" fo:country="US" officeooo:paragraph-rsid="0125f9e1"/>
    </style:style>
    <style:style style:name="P108" style:family="paragraph" style:parent-style-name="Standard">
      <style:text-properties fo:language="en" fo:country="US" officeooo:rsid="0023a9f1" officeooo:paragraph-rsid="012c725f"/>
    </style:style>
    <style:style style:name="P109" style:family="paragraph" style:parent-style-name="Standard">
      <style:text-properties fo:language="en" fo:country="US" officeooo:paragraph-rsid="012c725f"/>
    </style:style>
    <style:style style:name="P110" style:family="paragraph" style:parent-style-name="Standard">
      <style:text-properties fo:language="en" fo:country="US" officeooo:paragraph-rsid="01344c13"/>
    </style:style>
    <style:style style:name="P111" style:family="paragraph" style:parent-style-name="Standard">
      <style:text-properties fo:language="en" fo:country="US" officeooo:paragraph-rsid="00d6cac0"/>
    </style:style>
    <style:style style:name="P112" style:family="paragraph" style:parent-style-name="Standard">
      <style:text-properties fo:language="en" fo:country="US" officeooo:paragraph-rsid="01509c21"/>
    </style:style>
    <style:style style:name="P113" style:family="paragraph" style:parent-style-name="Standard">
      <style:text-properties fo:language="en" fo:country="US" officeooo:paragraph-rsid="0162908f"/>
    </style:style>
    <style:style style:name="P114" style:family="paragraph" style:parent-style-name="Standard">
      <style:text-properties fo:language="en" fo:country="US" officeooo:paragraph-rsid="01716a52"/>
    </style:style>
    <style:style style:name="P115" style:family="paragraph" style:parent-style-name="Standard">
      <style:text-properties fo:language="en" fo:country="US" officeooo:rsid="0178a092" officeooo:paragraph-rsid="017a5a43"/>
    </style:style>
    <style:style style:name="P116" style:family="paragraph" style:parent-style-name="Standard">
      <style:text-properties fo:language="en" fo:country="US" officeooo:rsid="017c3795" officeooo:paragraph-rsid="017c3795"/>
    </style:style>
    <style:style style:name="P117" style:family="paragraph" style:parent-style-name="Standard">
      <style:text-properties fo:language="en" fo:country="US" officeooo:rsid="006a0d17" officeooo:paragraph-rsid="01baebbd"/>
    </style:style>
    <style:style style:name="P118" style:family="paragraph" style:parent-style-name="Standard">
      <style:text-properties fo:language="en" fo:country="US" officeooo:rsid="006a0d17" officeooo:paragraph-rsid="025cf4cf"/>
    </style:style>
    <style:style style:name="P119" style:family="paragraph" style:parent-style-name="Standard">
      <style:text-properties fo:language="en" fo:country="US" style:font-name-asian="Liberation Serif" style:font-name-complex="Liberation Serif"/>
    </style:style>
    <style:style style:name="P120" style:family="paragraph" style:parent-style-name="Standard">
      <style:text-properties fo:language="en" fo:country="US" officeooo:paragraph-rsid="01c9b26b"/>
    </style:style>
    <style:style style:name="P121" style:family="paragraph" style:parent-style-name="Standard">
      <style:text-properties fo:language="en" fo:country="US" officeooo:paragraph-rsid="01ccbf54"/>
    </style:style>
    <style:style style:name="P122" style:family="paragraph" style:parent-style-name="Standard">
      <style:text-properties fo:language="en" fo:country="US" officeooo:paragraph-rsid="00286d7c"/>
    </style:style>
    <style:style style:name="P123" style:family="paragraph" style:parent-style-name="Standard">
      <style:text-properties fo:language="en" fo:country="US" officeooo:paragraph-rsid="01d1b9df"/>
    </style:style>
    <style:style style:name="P124" style:family="paragraph" style:parent-style-name="Standard">
      <style:text-properties fo:language="en" fo:country="US" officeooo:rsid="01daae1a" officeooo:paragraph-rsid="01daae1a"/>
    </style:style>
    <style:style style:name="P125" style:family="paragraph" style:parent-style-name="Standard">
      <style:text-properties fo:language="en" fo:country="US" officeooo:rsid="01daae1a" officeooo:paragraph-rsid="01dba86f"/>
    </style:style>
    <style:style style:name="P126" style:family="paragraph" style:parent-style-name="Standard">
      <style:text-properties fo:language="en" fo:country="US" officeooo:paragraph-rsid="01daae1a"/>
    </style:style>
    <style:style style:name="P127" style:family="paragraph" style:parent-style-name="Standard">
      <style:text-properties fo:language="en" fo:country="US" officeooo:paragraph-rsid="01dba86f"/>
    </style:style>
    <style:style style:name="P128" style:family="paragraph" style:parent-style-name="Standard">
      <style:text-properties fo:language="en" fo:country="US" officeooo:rsid="01f7f22d" officeooo:paragraph-rsid="01f7f22d"/>
    </style:style>
    <style:style style:name="P129" style:family="paragraph" style:parent-style-name="Standard">
      <style:text-properties fo:language="en" fo:country="US" officeooo:paragraph-rsid="01f7f22d"/>
    </style:style>
    <style:style style:name="P130" style:family="paragraph" style:parent-style-name="Standard">
      <style:text-properties fo:language="en" fo:country="US" officeooo:paragraph-rsid="0205cc4a"/>
    </style:style>
    <style:style style:name="P131" style:family="paragraph" style:parent-style-name="Standard">
      <style:text-properties fo:language="en" fo:country="US" officeooo:paragraph-rsid="0206a7e1"/>
    </style:style>
    <style:style style:name="P132" style:family="paragraph" style:parent-style-name="Standard">
      <style:text-properties fo:language="en" fo:country="US" officeooo:paragraph-rsid="020b3aa9"/>
    </style:style>
    <style:style style:name="P133" style:family="paragraph" style:parent-style-name="Standard">
      <style:text-properties fo:language="en" fo:country="US" officeooo:rsid="02139c73" officeooo:paragraph-rsid="02139c73"/>
    </style:style>
    <style:style style:name="P134" style:family="paragraph" style:parent-style-name="Standard">
      <style:text-properties fo:language="en" fo:country="US" officeooo:paragraph-rsid="02139c73"/>
    </style:style>
    <style:style style:name="P135" style:family="paragraph" style:parent-style-name="Standard">
      <style:text-properties fo:language="en" fo:country="US" officeooo:rsid="02177bc7" officeooo:paragraph-rsid="02177bc7"/>
    </style:style>
    <style:style style:name="P136" style:family="paragraph" style:parent-style-name="Standard">
      <style:text-properties fo:language="en" fo:country="US" officeooo:paragraph-rsid="02177bc7"/>
    </style:style>
    <style:style style:name="P137" style:family="paragraph" style:parent-style-name="Standard">
      <style:text-properties fo:language="en" fo:country="US" officeooo:paragraph-rsid="0228d3f6"/>
    </style:style>
    <style:style style:name="P138" style:family="paragraph" style:parent-style-name="Standard">
      <style:text-properties fo:language="en" fo:country="US" officeooo:paragraph-rsid="022994b7"/>
    </style:style>
    <style:style style:name="P139" style:family="paragraph" style:parent-style-name="Standard">
      <style:text-properties fo:language="en" fo:country="US" officeooo:paragraph-rsid="01d39c4e"/>
    </style:style>
    <style:style style:name="P140" style:family="paragraph" style:parent-style-name="Standard">
      <style:text-properties fo:language="en" fo:country="US" officeooo:paragraph-rsid="0256da6e"/>
    </style:style>
    <style:style style:name="P141" style:family="paragraph" style:parent-style-name="Standard">
      <style:text-properties fo:language="en" fo:country="US" officeooo:paragraph-rsid="0256f2c2"/>
    </style:style>
    <style:style style:name="P142" style:family="paragraph" style:parent-style-name="Standard">
      <style:text-properties fo:language="en" fo:country="US" officeooo:rsid="025e29cb" officeooo:paragraph-rsid="025e29cb"/>
    </style:style>
    <style:style style:name="P143" style:family="paragraph" style:parent-style-name="Standard">
      <style:text-properties officeooo:paragraph-rsid="00286d7c"/>
    </style:style>
    <style:style style:name="P144" style:family="paragraph" style:parent-style-name="Standard">
      <style:text-properties officeooo:rsid="01ce7eff" officeooo:paragraph-rsid="01ce7eff"/>
    </style:style>
    <style:style style:name="P145" style:family="paragraph" style:parent-style-name="Standard">
      <style:text-properties officeooo:rsid="01ce7eff" officeooo:paragraph-rsid="022613f8"/>
    </style:style>
    <style:style style:name="P146" style:family="paragraph" style:parent-style-name="Standard">
      <style:text-properties officeooo:paragraph-rsid="01aa4698"/>
    </style:style>
    <style:style style:name="P147" style:family="paragraph" style:parent-style-name="Standard">
      <style:text-properties fo:background-color="transparent"/>
    </style:style>
    <style:style style:name="P148" style:family="paragraph" style:parent-style-name="Standard">
      <style:text-properties officeooo:paragraph-rsid="02177bc7" fo:background-color="transparent"/>
    </style:style>
    <style:style style:name="P149" style:family="paragraph" style:parent-style-name="Standard">
      <style:text-properties officeooo:paragraph-rsid="00bd44ed" fo:background-color="transparent"/>
    </style:style>
    <style:style style:name="P150" style:family="paragraph" style:parent-style-name="Standard">
      <style:text-properties officeooo:paragraph-rsid="00cce3c0" fo:background-color="transparent"/>
    </style:style>
    <style:style style:name="P151" style:family="paragraph" style:parent-style-name="Standard">
      <style:text-properties officeooo:rsid="00cce3c0" officeooo:paragraph-rsid="00cce3c0" fo:background-color="transparent"/>
    </style:style>
    <style:style style:name="P152" style:family="paragraph" style:parent-style-name="Standard">
      <style:text-properties officeooo:paragraph-rsid="012b20d2" fo:background-color="transparent"/>
    </style:style>
    <style:style style:name="P153" style:family="paragraph" style:parent-style-name="Standard">
      <style:text-properties officeooo:paragraph-rsid="003d738c" fo:background-color="transparent"/>
    </style:style>
    <style:style style:name="P154" style:family="paragraph" style:parent-style-name="Standard">
      <style:text-properties officeooo:paragraph-rsid="00490dc1"/>
    </style:style>
    <style:style style:name="P155" style:family="paragraph" style:parent-style-name="Standard">
      <style:text-properties officeooo:paragraph-rsid="01e26b41"/>
    </style:style>
    <style:style style:name="P156" style:family="paragraph" style:parent-style-name="Standard">
      <style:text-properties officeooo:paragraph-rsid="00b8c320"/>
    </style:style>
    <style:style style:name="P157" style:family="paragraph" style:parent-style-name="Standard">
      <style:text-properties officeooo:paragraph-rsid="01a986d1"/>
    </style:style>
    <style:style style:name="P158" style:family="paragraph" style:parent-style-name="Standard">
      <style:text-properties officeooo:rsid="00ba2e7e" officeooo:paragraph-rsid="01e1ed22"/>
    </style:style>
    <style:style style:name="P159" style:family="paragraph" style:parent-style-name="Standard">
      <style:text-properties officeooo:rsid="00ba2e7e" officeooo:paragraph-rsid="01adb933"/>
    </style:style>
    <style:style style:name="P160" style:family="paragraph" style:parent-style-name="Standard">
      <style:text-properties officeooo:paragraph-rsid="01fad085"/>
    </style:style>
    <style:style style:name="P161" style:family="paragraph" style:parent-style-name="Standard">
      <style:text-properties officeooo:paragraph-rsid="019be7c2"/>
    </style:style>
    <style:style style:name="P162" style:family="paragraph" style:parent-style-name="Standard">
      <style:text-properties fo:background-color="#ffffff"/>
    </style:style>
    <style:style style:name="P163" style:family="paragraph" style:parent-style-name="Standard">
      <style:text-properties officeooo:paragraph-rsid="01f93f5f" fo:background-color="#ffffff"/>
    </style:style>
    <style:style style:name="P164" style:family="paragraph" style:parent-style-name="Standard">
      <style:text-properties officeooo:paragraph-rsid="0119ff8e" fo:background-color="#ffffff"/>
    </style:style>
    <style:style style:name="P165" style:family="paragraph" style:parent-style-name="Standard">
      <style:text-properties officeooo:paragraph-rsid="011b7dca" fo:background-color="#ffffff"/>
    </style:style>
    <style:style style:name="P166" style:family="paragraph" style:parent-style-name="Standard">
      <style:text-properties officeooo:paragraph-rsid="011f0984" fo:background-color="#ffffff"/>
    </style:style>
    <style:style style:name="P167" style:family="paragraph" style:parent-style-name="Standard">
      <style:text-properties officeooo:paragraph-rsid="0056f222" fo:background-color="#ffffff"/>
    </style:style>
    <style:style style:name="P168" style:family="paragraph" style:parent-style-name="Standard">
      <style:text-properties officeooo:paragraph-rsid="0159568b" fo:background-color="#ffffff"/>
    </style:style>
    <style:style style:name="P169" style:family="paragraph" style:parent-style-name="Standard">
      <style:text-properties officeooo:paragraph-rsid="019be7c2" fo:background-color="#ffffff"/>
    </style:style>
    <style:style style:name="P170" style:family="paragraph" style:parent-style-name="Standard">
      <style:text-properties officeooo:paragraph-rsid="01b3a6dd" fo:background-color="#ffffff"/>
    </style:style>
    <style:style style:name="P171" style:family="paragraph" style:parent-style-name="Standard">
      <style:text-properties officeooo:paragraph-rsid="01b3b45f" fo:background-color="#ffffff"/>
    </style:style>
    <style:style style:name="P172" style:family="paragraph" style:parent-style-name="Standard">
      <style:text-properties officeooo:paragraph-rsid="020b3aa9" fo:background-color="#ffffff"/>
    </style:style>
    <style:style style:name="P173" style:family="paragraph" style:parent-style-name="Standard">
      <style:text-properties officeooo:paragraph-rsid="01f6b2bd"/>
    </style:style>
    <style:style style:name="P174" style:family="paragraph" style:parent-style-name="Standard">
      <style:text-properties fo:font-weight="bold" style:font-weight-asian="bold"/>
    </style:style>
    <style:style style:name="P175" style:family="paragraph" style:parent-style-name="Standard">
      <style:text-properties fo:color="#000000" fo:font-weight="normal" fo:background-color="#ffffff" style:font-weight-asian="normal" style:font-weight-complex="normal"/>
    </style:style>
    <style:style style:name="P176" style:family="paragraph" style:parent-style-name="Standard">
      <style:text-properties fo:color="#000000" fo:language="en" fo:country="US" fo:font-weight="normal" officeooo:rsid="00865ba6" officeooo:paragraph-rsid="008fd8a3" style:font-weight-asian="normal" style:font-weight-complex="normal"/>
    </style:style>
    <style:style style:name="P177" style:family="paragraph" style:parent-style-name="Standard">
      <style:text-properties fo:color="#000000" fo:language="en" fo:country="US" fo:font-weight="normal" officeooo:rsid="00865ba6" officeooo:paragraph-rsid="014acbce" style:font-weight-asian="normal" style:font-weight-complex="normal"/>
    </style:style>
    <style:style style:name="P178" style:family="paragraph" style:parent-style-name="Standard">
      <style:text-properties fo:color="#000000" fo:language="en" fo:country="US" fo:font-weight="normal" officeooo:rsid="0263f695" officeooo:paragraph-rsid="0263f695" style:font-weight-asian="normal" style:font-weight-complex="normal"/>
    </style:style>
    <style:style style:name="P179" style:family="paragraph" style:parent-style-name="Standard">
      <style:text-properties fo:color="#000000" fo:language="en" fo:country="US" fo:font-weight="normal" officeooo:rsid="0263f695" officeooo:paragraph-rsid="026576d3" style:font-weight-asian="normal" style:font-weight-complex="normal"/>
    </style:style>
    <style:style style:name="P180" style:family="paragraph" style:parent-style-name="Standard">
      <style:text-properties fo:color="#000000" fo:language="en" fo:country="US" fo:font-weight="normal" officeooo:rsid="026576d3" officeooo:paragraph-rsid="026576d3" style:font-weight-asian="normal" style:font-weight-complex="normal"/>
    </style:style>
    <style:style style:name="P181" style:family="paragraph" style:parent-style-name="Standard">
      <style:text-properties officeooo:paragraph-rsid="001e80d6"/>
    </style:style>
    <style:style style:name="P182" style:family="paragraph" style:parent-style-name="Standard">
      <style:text-properties officeooo:rsid="001f2918" officeooo:paragraph-rsid="001f2918"/>
    </style:style>
    <style:style style:name="P183" style:family="paragraph" style:parent-style-name="Standard">
      <style:text-properties officeooo:paragraph-rsid="002744c2"/>
    </style:style>
    <style:style style:name="P184" style:family="paragraph" style:parent-style-name="Standard">
      <style:text-properties officeooo:paragraph-rsid="0046a6e9"/>
    </style:style>
    <style:style style:name="P185" style:family="paragraph" style:parent-style-name="Standard">
      <style:text-properties officeooo:paragraph-rsid="0049f0d0"/>
    </style:style>
    <style:style style:name="P186" style:family="paragraph" style:parent-style-name="Standard">
      <style:text-properties officeooo:paragraph-rsid="0056f222"/>
    </style:style>
    <style:style style:name="P187" style:family="paragraph" style:parent-style-name="Standard">
      <style:text-properties officeooo:rsid="0063125b" officeooo:paragraph-rsid="00af42e3"/>
    </style:style>
    <style:style style:name="P188" style:family="paragraph" style:parent-style-name="Standard">
      <style:text-properties officeooo:rsid="0065fe12" officeooo:paragraph-rsid="0065fe12"/>
    </style:style>
    <style:style style:name="P189" style:family="paragraph" style:parent-style-name="Standard">
      <style:text-properties officeooo:rsid="0065fe12" officeooo:paragraph-rsid="0067fb71"/>
    </style:style>
    <style:style style:name="P190" style:family="paragraph" style:parent-style-name="Standard">
      <style:text-properties officeooo:paragraph-rsid="0065fe12"/>
    </style:style>
    <style:style style:name="P191" style:family="paragraph" style:parent-style-name="Standard">
      <style:text-properties officeooo:paragraph-rsid="008c7289"/>
    </style:style>
    <style:style style:name="P192" style:family="paragraph" style:parent-style-name="Standard">
      <style:text-properties officeooo:paragraph-rsid="009bca12"/>
    </style:style>
    <style:style style:name="P193" style:family="paragraph" style:parent-style-name="Standard">
      <style:text-properties officeooo:paragraph-rsid="009daf58"/>
    </style:style>
    <style:style style:name="P194" style:family="paragraph" style:parent-style-name="Standard">
      <style:text-properties officeooo:paragraph-rsid="00a2524a"/>
    </style:style>
    <style:style style:name="P195" style:family="paragraph" style:parent-style-name="Standard">
      <style:text-properties officeooo:paragraph-rsid="00af42e3"/>
    </style:style>
    <style:style style:name="P196" style:family="paragraph" style:parent-style-name="Standard">
      <style:text-properties officeooo:paragraph-rsid="00b0861e"/>
    </style:style>
    <style:style style:name="P197" style:family="paragraph" style:parent-style-name="Standard">
      <style:text-properties officeooo:paragraph-rsid="00bfa71d"/>
    </style:style>
    <style:style style:name="P198" style:family="paragraph" style:parent-style-name="Standard">
      <style:text-properties officeooo:rsid="004b8c21" style:font-name-asian="Liberation Serif" style:font-name-complex="Liberation Serif"/>
    </style:style>
    <style:style style:name="P199" style:family="paragraph" style:parent-style-name="Standard">
      <style:text-properties officeooo:rsid="00e95b06" officeooo:paragraph-rsid="00eb408b" style:font-name-asian="Liberation Serif" style:font-name-complex="Liberation Serif"/>
    </style:style>
    <style:style style:name="P200" style:family="paragraph" style:parent-style-name="Standard">
      <style:text-properties officeooo:rsid="00f3469e" officeooo:paragraph-rsid="00f3469e" style:font-name-asian="Liberation Serif" style:font-name-complex="Liberation Serif"/>
    </style:style>
    <style:style style:name="P201" style:family="paragraph" style:parent-style-name="Standard">
      <style:text-properties officeooo:rsid="00f3469e" officeooo:paragraph-rsid="011f0984" style:font-name-asian="Liberation Serif" style:font-name-complex="Liberation Serif"/>
    </style:style>
    <style:style style:name="P202" style:family="paragraph" style:parent-style-name="Standard">
      <style:text-properties officeooo:paragraph-rsid="00eb408b"/>
    </style:style>
    <style:style style:name="P203" style:family="paragraph" style:parent-style-name="Standard">
      <style:text-properties officeooo:paragraph-rsid="00f20775"/>
    </style:style>
    <style:style style:name="P204" style:family="paragraph" style:parent-style-name="Standard">
      <style:text-properties officeooo:rsid="00f3469e" officeooo:paragraph-rsid="00f3469e"/>
    </style:style>
    <style:style style:name="P205" style:family="paragraph" style:parent-style-name="Standard">
      <style:text-properties officeooo:paragraph-rsid="00f5948e"/>
    </style:style>
    <style:style style:name="P206" style:family="paragraph" style:parent-style-name="Standard">
      <style:text-properties officeooo:paragraph-rsid="01092ed6"/>
    </style:style>
    <style:style style:name="P207" style:family="paragraph" style:parent-style-name="Standard">
      <style:text-properties fo:font-style="italic" officeooo:paragraph-rsid="009daf58" style:font-style-asian="italic" style:font-style-complex="italic"/>
    </style:style>
    <style:style style:name="P208" style:family="paragraph" style:parent-style-name="Standard">
      <style:text-properties officeooo:paragraph-rsid="010cb45b"/>
    </style:style>
    <style:style style:name="P209" style:family="paragraph" style:parent-style-name="Standard">
      <style:text-properties officeooo:paragraph-rsid="010f2901"/>
    </style:style>
    <style:style style:name="P210" style:family="paragraph" style:parent-style-name="Standard">
      <style:text-properties officeooo:paragraph-rsid="01126e57"/>
    </style:style>
    <style:style style:name="P211" style:family="paragraph" style:parent-style-name="Standard">
      <style:text-properties officeooo:paragraph-rsid="0119ff8e"/>
    </style:style>
    <style:style style:name="P212" style:family="paragraph" style:parent-style-name="Standard">
      <style:text-properties officeooo:paragraph-rsid="011b7dca"/>
    </style:style>
    <style:style style:name="P213" style:family="paragraph" style:parent-style-name="Standard">
      <style:text-properties officeooo:paragraph-rsid="011c1822"/>
    </style:style>
    <style:style style:name="P214" style:family="paragraph" style:parent-style-name="Standard">
      <style:text-properties officeooo:paragraph-rsid="011dd574"/>
    </style:style>
    <style:style style:name="P215" style:family="paragraph" style:parent-style-name="Standard">
      <style:text-properties officeooo:rsid="00ad9fff" officeooo:paragraph-rsid="011ea94b"/>
    </style:style>
    <style:style style:name="P216" style:family="paragraph" style:parent-style-name="Standard">
      <style:text-properties officeooo:paragraph-rsid="011f0984"/>
    </style:style>
    <style:style style:name="P217" style:family="paragraph" style:parent-style-name="Standard">
      <style:text-properties officeooo:paragraph-rsid="012ad8fb"/>
    </style:style>
    <style:style style:name="P218" style:family="paragraph" style:parent-style-name="Standard">
      <style:text-properties officeooo:rsid="0019a58c" officeooo:paragraph-rsid="012ad8fb"/>
    </style:style>
    <style:style style:name="P219" style:family="paragraph" style:parent-style-name="Standard">
      <style:text-properties officeooo:paragraph-rsid="01344c13"/>
    </style:style>
    <style:style style:name="P220" style:family="paragraph" style:parent-style-name="Standard">
      <style:text-properties officeooo:paragraph-rsid="0135e67b"/>
    </style:style>
    <style:style style:name="P221" style:family="paragraph" style:parent-style-name="Standard">
      <style:text-properties officeooo:paragraph-rsid="01484e28"/>
    </style:style>
    <style:style style:name="P222" style:family="paragraph" style:parent-style-name="Standard">
      <style:text-properties officeooo:paragraph-rsid="014acbce"/>
    </style:style>
    <style:style style:name="P223" style:family="paragraph" style:parent-style-name="Standard">
      <style:text-properties officeooo:paragraph-rsid="00b0771c"/>
    </style:style>
    <style:style style:name="P224" style:family="paragraph" style:parent-style-name="Standard">
      <style:text-properties officeooo:paragraph-rsid="0159568b"/>
    </style:style>
    <style:style style:name="P225" style:family="paragraph" style:parent-style-name="Standard">
      <style:text-properties officeooo:paragraph-rsid="01658bd9"/>
    </style:style>
    <style:style style:name="P226" style:family="paragraph" style:parent-style-name="Standard">
      <style:text-properties officeooo:rsid="00e95b06" officeooo:paragraph-rsid="0167ca3e"/>
    </style:style>
    <style:style style:name="P227" style:family="paragraph" style:parent-style-name="Standard">
      <style:text-properties officeooo:paragraph-rsid="0167ca3e"/>
    </style:style>
    <style:style style:name="P228" style:family="paragraph" style:parent-style-name="Standard">
      <style:text-properties officeooo:paragraph-rsid="01716a52"/>
    </style:style>
    <style:style style:name="P229" style:family="paragraph" style:parent-style-name="Standard">
      <style:text-properties officeooo:rsid="0172b311" officeooo:paragraph-rsid="0172b311"/>
    </style:style>
    <style:style style:name="P230" style:family="paragraph" style:parent-style-name="Standard">
      <style:text-properties officeooo:rsid="0172b311" officeooo:paragraph-rsid="020b3aa9"/>
    </style:style>
    <style:style style:name="P231" style:family="paragraph" style:parent-style-name="Standard">
      <style:text-properties officeooo:paragraph-rsid="017a5a43"/>
    </style:style>
    <style:style style:name="P232" style:family="paragraph" style:parent-style-name="Standard">
      <style:text-properties officeooo:paragraph-rsid="017c3795"/>
    </style:style>
    <style:style style:name="P233" style:family="paragraph" style:parent-style-name="Standard">
      <style:text-properties officeooo:paragraph-rsid="017f214e"/>
    </style:style>
    <style:style style:name="P234" style:family="paragraph" style:parent-style-name="Standard">
      <style:text-properties officeooo:paragraph-rsid="0188e585"/>
    </style:style>
    <style:style style:name="P235" style:family="paragraph" style:parent-style-name="Standard">
      <style:text-properties officeooo:paragraph-rsid="019dbce4"/>
    </style:style>
    <style:style style:name="P236" style:family="paragraph" style:parent-style-name="Standard">
      <style:text-properties officeooo:rsid="0091b3f9" officeooo:paragraph-rsid="00af42e3"/>
    </style:style>
    <style:style style:name="P237" style:family="paragraph" style:parent-style-name="Standard">
      <style:text-properties officeooo:rsid="01a5efdb" officeooo:paragraph-rsid="01a5efdb"/>
    </style:style>
    <style:style style:name="P238" style:family="paragraph" style:parent-style-name="Standard">
      <style:text-properties officeooo:paragraph-rsid="01ac2562"/>
    </style:style>
    <style:style style:name="P239" style:family="paragraph" style:parent-style-name="Standard">
      <style:text-properties officeooo:paragraph-rsid="01adb933"/>
    </style:style>
    <style:style style:name="P240" style:family="paragraph" style:parent-style-name="Standard">
      <style:text-properties officeooo:paragraph-rsid="01b467c7"/>
    </style:style>
    <style:style style:name="P241" style:family="paragraph" style:parent-style-name="Standard">
      <style:text-properties officeooo:paragraph-rsid="01c2e016"/>
    </style:style>
    <style:style style:name="P242" style:family="paragraph" style:parent-style-name="Standard">
      <style:text-properties officeooo:rsid="01caf2c9" officeooo:paragraph-rsid="01caf2c9"/>
    </style:style>
    <style:style style:name="P243" style:family="paragraph" style:parent-style-name="Standard">
      <style:text-properties officeooo:paragraph-rsid="01ccbf54"/>
    </style:style>
    <style:style style:name="P244" style:family="paragraph" style:parent-style-name="Standard">
      <style:text-properties officeooo:rsid="01ccbf54" officeooo:paragraph-rsid="01ccbf54"/>
    </style:style>
    <style:style style:name="P245" style:family="paragraph" style:parent-style-name="Standard">
      <style:text-properties officeooo:rsid="01ccbf54" officeooo:paragraph-rsid="025b1745"/>
    </style:style>
    <style:style style:name="P246" style:family="paragraph" style:parent-style-name="Standard">
      <style:text-properties officeooo:paragraph-rsid="01d1b9df"/>
    </style:style>
    <style:style style:name="P247" style:family="paragraph" style:parent-style-name="Standard">
      <style:text-properties officeooo:paragraph-rsid="01daae1a"/>
    </style:style>
    <style:style style:name="P248" style:family="paragraph" style:parent-style-name="Standard">
      <style:text-properties officeooo:paragraph-rsid="01dba86f"/>
    </style:style>
    <style:style style:name="P249" style:family="paragraph" style:parent-style-name="Standard">
      <style:text-properties officeooo:paragraph-rsid="01e6d88d"/>
    </style:style>
    <style:style style:name="P250" style:family="paragraph" style:parent-style-name="Standard">
      <style:text-properties officeooo:paragraph-rsid="01e76964"/>
    </style:style>
    <style:style style:name="P251" style:family="paragraph" style:parent-style-name="Standard">
      <style:text-properties officeooo:paragraph-rsid="01f7f22d"/>
    </style:style>
    <style:style style:name="P252" style:family="paragraph" style:parent-style-name="Standard">
      <style:text-properties officeooo:paragraph-rsid="02048db8"/>
    </style:style>
    <style:style style:name="P253" style:family="paragraph" style:parent-style-name="Standard">
      <style:text-properties officeooo:rsid="00b7825f" officeooo:paragraph-rsid="0205cc4a"/>
    </style:style>
    <style:style style:name="P254" style:family="paragraph" style:parent-style-name="Standard">
      <style:text-properties officeooo:rsid="00b7825f" officeooo:paragraph-rsid="02077e2f"/>
    </style:style>
    <style:style style:name="P255" style:family="paragraph" style:parent-style-name="Standard">
      <style:text-properties officeooo:rsid="00b7825f" officeooo:paragraph-rsid="020b3aa9"/>
    </style:style>
    <style:style style:name="P256" style:family="paragraph" style:parent-style-name="Standard">
      <style:text-properties officeooo:rsid="00b7825f" officeooo:paragraph-rsid="022994b7"/>
    </style:style>
    <style:style style:name="P257" style:family="paragraph" style:parent-style-name="Standard">
      <style:text-properties officeooo:rsid="0174a222" officeooo:paragraph-rsid="0174a222"/>
    </style:style>
    <style:style style:name="P258" style:family="paragraph" style:parent-style-name="Standard">
      <style:text-properties officeooo:rsid="0174a222" officeooo:paragraph-rsid="020b3aa9"/>
    </style:style>
    <style:style style:name="P259" style:family="paragraph" style:parent-style-name="Standard">
      <style:text-properties officeooo:paragraph-rsid="0205cc4a"/>
    </style:style>
    <style:style style:name="P260" style:family="paragraph" style:parent-style-name="Standard">
      <style:text-properties officeooo:paragraph-rsid="0209294d"/>
    </style:style>
    <style:style style:name="P261" style:family="paragraph" style:parent-style-name="Standard">
      <style:text-properties officeooo:paragraph-rsid="020b3aa9"/>
    </style:style>
    <style:style style:name="P262" style:family="paragraph" style:parent-style-name="Standard">
      <style:text-properties officeooo:paragraph-rsid="0211bdb0"/>
    </style:style>
    <style:style style:name="P263" style:family="paragraph" style:parent-style-name="Standard">
      <style:text-properties officeooo:rsid="02139c73" officeooo:paragraph-rsid="02139c73"/>
    </style:style>
    <style:style style:name="P264" style:family="paragraph" style:parent-style-name="Standard">
      <style:text-properties officeooo:paragraph-rsid="01456482"/>
    </style:style>
    <style:style style:name="P265" style:family="paragraph" style:parent-style-name="Standard">
      <style:text-properties officeooo:rsid="0221c807" officeooo:paragraph-rsid="0221c807"/>
    </style:style>
    <style:style style:name="P266" style:family="paragraph" style:parent-style-name="Standard">
      <style:text-properties officeooo:rsid="022613f8" officeooo:paragraph-rsid="022613f8"/>
    </style:style>
    <style:style style:name="P267" style:family="paragraph" style:parent-style-name="Standard">
      <style:text-properties officeooo:paragraph-rsid="0228d3f6"/>
    </style:style>
    <style:style style:name="P268" style:family="paragraph" style:parent-style-name="Standard">
      <style:text-properties officeooo:paragraph-rsid="022994b7"/>
    </style:style>
    <style:style style:name="P269" style:family="paragraph" style:parent-style-name="Standard">
      <style:text-properties fo:font-weight="normal" officeooo:rsid="022cf01c" officeooo:paragraph-rsid="0259e597" style:font-weight-asian="normal" style:font-weight-complex="normal"/>
    </style:style>
    <style:style style:name="P270" style:family="paragraph" style:parent-style-name="Standard">
      <style:text-properties fo:font-weight="normal" officeooo:paragraph-rsid="0259e597" style:font-weight-asian="normal" style:font-weight-complex="normal"/>
    </style:style>
    <style:style style:name="P271" style:family="paragraph" style:parent-style-name="Standard">
      <style:text-properties officeooo:paragraph-rsid="0259e597"/>
    </style:style>
    <style:style style:name="P272" style:family="paragraph" style:parent-style-name="Standard">
      <style:text-properties officeooo:paragraph-rsid="025b1745"/>
    </style:style>
    <style:style style:name="P273" style:family="paragraph" style:parent-style-name="Standard">
      <style:text-properties officeooo:rsid="00865ba6" officeooo:paragraph-rsid="008fd8a3"/>
    </style:style>
    <style:style style:name="P274" style:family="paragraph" style:parent-style-name="Standard">
      <style:text-properties officeooo:rsid="0263f695" officeooo:paragraph-rsid="0263f695"/>
    </style:style>
    <style:style style:name="P275" style:family="paragraph" style:parent-style-name="Standard">
      <style:text-properties officeooo:rsid="0263f695" officeooo:paragraph-rsid="026576d3"/>
    </style:style>
    <style:style style:name="P276" style:family="paragraph" style:parent-style-name="Standard">
      <style:text-properties officeooo:paragraph-rsid="026576d3"/>
    </style:style>
    <style:style style:name="P277" style:family="paragraph" style:parent-style-name="Text_20_body">
      <style:text-properties officeooo:rsid="018310f8" officeooo:paragraph-rsid="01f4f5a8"/>
    </style:style>
    <style:style style:name="P278" style:family="paragraph" style:parent-style-name="Text_20_body">
      <style:text-properties officeooo:rsid="018310f8" officeooo:paragraph-rsid="018310f8"/>
    </style:style>
    <style:style style:name="P279" style:family="paragraph" style:parent-style-name="Text_20_body">
      <style:text-properties officeooo:rsid="018310f8" officeooo:paragraph-rsid="01833793"/>
    </style:style>
    <style:style style:name="P280" style:family="paragraph" style:parent-style-name="Text_20_body">
      <style:text-properties officeooo:rsid="018310f8" officeooo:paragraph-rsid="018c30f3"/>
    </style:style>
    <style:style style:name="P281" style:family="paragraph" style:parent-style-name="Text_20_body">
      <style:text-properties officeooo:rsid="018310f8" officeooo:paragraph-rsid="018f4a8f"/>
    </style:style>
    <style:style style:name="P282" style:family="paragraph" style:parent-style-name="Text_20_body">
      <style:text-properties officeooo:rsid="002ca36e" officeooo:paragraph-rsid="01f57f6d"/>
    </style:style>
    <style:style style:name="P283" style:family="paragraph" style:parent-style-name="Text_20_body">
      <style:text-properties officeooo:rsid="00398db9" officeooo:paragraph-rsid="01f6b2bd"/>
    </style:style>
    <style:style style:name="P284" style:family="paragraph" style:parent-style-name="Text_20_body">
      <style:text-properties officeooo:rsid="003a69c0" officeooo:paragraph-rsid="01f6b2bd"/>
    </style:style>
    <style:style style:name="P285" style:family="paragraph" style:parent-style-name="Text_20_body">
      <style:text-properties officeooo:rsid="003a69c0" officeooo:paragraph-rsid="012f9b0f"/>
    </style:style>
    <style:style style:name="P286" style:family="paragraph" style:parent-style-name="Text_20_body">
      <style:text-properties officeooo:rsid="001b9211" officeooo:paragraph-rsid="012b20d2"/>
    </style:style>
    <style:style style:name="P287" style:family="paragraph" style:parent-style-name="Text_20_body">
      <style:text-properties officeooo:rsid="0039aed7" officeooo:paragraph-rsid="012f9b0f"/>
    </style:style>
    <style:style style:name="P288" style:family="paragraph" style:parent-style-name="Text_20_body">
      <style:text-properties officeooo:rsid="003c25e1" officeooo:paragraph-rsid="012f9b0f"/>
    </style:style>
    <style:style style:name="P289" style:family="paragraph" style:parent-style-name="Text_20_body">
      <style:text-properties officeooo:rsid="003dc7d2" officeooo:paragraph-rsid="012f9b0f"/>
    </style:style>
    <style:style style:name="P290" style:family="paragraph" style:parent-style-name="Text_20_body">
      <style:text-properties officeooo:rsid="003f57c1" officeooo:paragraph-rsid="012f9b0f"/>
    </style:style>
    <style:style style:name="P291" style:family="paragraph" style:parent-style-name="Text_20_body">
      <style:text-properties officeooo:rsid="004044bd" officeooo:paragraph-rsid="012fa634"/>
    </style:style>
    <style:style style:name="P292" style:family="paragraph" style:parent-style-name="Text_20_body">
      <style:text-properties officeooo:rsid="00438f3b" officeooo:paragraph-rsid="012fa634"/>
    </style:style>
    <style:style style:name="P293" style:family="paragraph" style:parent-style-name="Text_20_body">
      <style:text-properties officeooo:rsid="0043b892" officeooo:paragraph-rsid="012fa634"/>
    </style:style>
    <style:style style:name="P294" style:family="paragraph" style:parent-style-name="Text_20_body">
      <style:text-properties officeooo:rsid="001d909f" officeooo:paragraph-rsid="012c725f"/>
    </style:style>
    <style:style style:name="P295" style:family="paragraph" style:parent-style-name="Text_20_body">
      <style:text-properties officeooo:rsid="004159f9" officeooo:paragraph-rsid="0135e67b"/>
    </style:style>
    <style:style style:name="P296" style:family="paragraph" style:parent-style-name="Text_20_body">
      <style:text-properties officeooo:rsid="0027f8f1" officeooo:paragraph-rsid="015292b0"/>
    </style:style>
    <style:style style:name="P297" style:family="paragraph" style:parent-style-name="Text_20_body">
      <style:text-properties fo:font-weight="bold" officeooo:rsid="018310f8" officeooo:paragraph-rsid="01833793" style:font-weight-asian="bold" style:font-weight-complex="bold"/>
    </style:style>
    <style:style style:name="P298" style:family="paragraph" style:parent-style-name="Text_20_body">
      <style:text-properties fo:font-weight="bold" officeooo:rsid="018310f8" officeooo:paragraph-rsid="0187071b" style:font-weight-asian="bold" style:font-weight-complex="bold"/>
    </style:style>
    <style:style style:name="P299" style:family="paragraph" style:parent-style-name="Text_20_body">
      <style:text-properties fo:font-weight="bold" officeooo:rsid="018310f8" officeooo:paragraph-rsid="0249cff9" style:font-weight-asian="bold" style:font-weight-complex="bold"/>
    </style:style>
    <style:style style:name="P300" style:family="paragraph" style:parent-style-name="Text_20_body">
      <style:text-properties fo:font-weight="bold" officeooo:rsid="0187071b" officeooo:paragraph-rsid="0187071b" style:font-weight-asian="bold" style:font-weight-complex="bold"/>
    </style:style>
    <style:style style:name="P301" style:family="paragraph" style:parent-style-name="Text_20_body">
      <style:text-properties fo:font-weight="bold" officeooo:rsid="01884ea0" officeooo:paragraph-rsid="01884ea0" style:font-weight-asian="bold" style:font-weight-complex="bold"/>
    </style:style>
    <style:style style:name="P302" style:family="paragraph" style:parent-style-name="Text_20_body">
      <style:text-properties officeooo:rsid="00241d39" officeooo:paragraph-rsid="01a56e97"/>
    </style:style>
    <style:style style:name="P303" style:family="paragraph" style:parent-style-name="Text_20_body">
      <style:text-properties officeooo:rsid="020da5bc" officeooo:paragraph-rsid="020da5bc"/>
    </style:style>
    <style:style style:name="P304" style:family="paragraph" style:parent-style-name="Text_20_body">
      <style:text-properties officeooo:rsid="021d75a0" officeooo:paragraph-rsid="021d75a0"/>
    </style:style>
    <style:style style:name="P305" style:family="paragraph" style:parent-style-name="Text_20_body">
      <style:text-properties officeooo:paragraph-rsid="02317495"/>
    </style:style>
    <style:style style:name="P306" style:family="paragraph" style:parent-style-name="Text_20_body">
      <style:text-properties officeooo:paragraph-rsid="0257fa6d"/>
    </style:style>
    <style:style style:name="P307" style:family="paragraph" style:parent-style-name="Text_20_body_20_indent">
      <style:text-properties fo:language="en" fo:country="US" fo:font-weight="normal" officeooo:rsid="0239a2f2" officeooo:paragraph-rsid="0239a2f2" style:font-weight-asian="normal" style:font-weight-complex="normal"/>
    </style:style>
    <style:style style:name="P308" style:family="paragraph" style:parent-style-name="Text_20_body_20_indent">
      <style:text-properties fo:language="en" fo:country="US" fo:font-weight="normal" officeooo:rsid="0237e364" officeooo:paragraph-rsid="0237e364" style:font-weight-asian="normal" style:font-weight-complex="normal"/>
    </style:style>
    <style:style style:name="P309" style:family="paragraph" style:parent-style-name="Text_20_body_20_indent">
      <style:text-properties fo:language="en" fo:country="US" fo:font-weight="bold" officeooo:rsid="0237a5a7" officeooo:paragraph-rsid="0237e364" style:font-weight-asian="bold" style:font-weight-complex="bold"/>
    </style:style>
    <style:style style:name="P310" style:family="paragraph" style:parent-style-name="Text_20_body_20_indent">
      <style:text-properties officeooo:rsid="01ccbf54" officeooo:paragraph-rsid="01ccbf54"/>
    </style:style>
    <style:style style:name="P311" style:family="paragraph" style:parent-style-name="Text_20_body_20_indent">
      <style:text-properties officeooo:rsid="022e4603" officeooo:paragraph-rsid="022e4603"/>
    </style:style>
    <style:style style:name="P312" style:family="paragraph" style:parent-style-name="Text_20_body_20_indent">
      <style:text-properties fo:font-weight="bold" officeooo:rsid="022e4603" officeooo:paragraph-rsid="022e4603" style:font-weight-asian="bold" style:font-weight-complex="bold"/>
    </style:style>
    <style:style style:name="P313" style:family="paragraph" style:parent-style-name="Text_20_body_20_indent">
      <style:text-properties fo:font-weight="bold" officeooo:rsid="022e4603" officeooo:paragraph-rsid="023c0c3e" style:font-weight-asian="bold" style:font-weight-complex="bold"/>
    </style:style>
    <style:style style:name="P314" style:family="paragraph" style:parent-style-name="Text_20_body_20_indent">
      <style:text-properties fo:font-weight="bold" officeooo:rsid="022e4603" officeooo:paragraph-rsid="023e1445" style:font-weight-asian="bold" style:font-weight-complex="bold"/>
    </style:style>
    <style:style style:name="P315" style:family="paragraph" style:parent-style-name="Text_20_body_20_indent">
      <style:text-properties fo:font-weight="bold" officeooo:rsid="022e4603" officeooo:paragraph-rsid="023e7ed7" style:font-weight-asian="bold" style:font-weight-complex="bold"/>
    </style:style>
    <style:style style:name="P316" style:family="paragraph" style:parent-style-name="Text_20_body_20_indent">
      <style:text-properties fo:font-weight="bold" officeooo:rsid="022e4603" officeooo:paragraph-rsid="0240ef84" style:font-weight-asian="bold" style:font-weight-complex="bold"/>
    </style:style>
    <style:style style:name="P317" style:family="paragraph" style:parent-style-name="Text_20_body_20_indent">
      <style:text-properties fo:font-weight="bold" officeooo:rsid="022e4603" officeooo:paragraph-rsid="024f08cd" style:font-weight-asian="bold" style:font-weight-complex="bold"/>
    </style:style>
    <style:style style:name="P318" style:family="paragraph" style:parent-style-name="Text_20_body_20_indent">
      <style:text-properties fo:font-weight="bold" officeooo:rsid="022e4603" officeooo:paragraph-rsid="0254b322" style:font-weight-asian="bold" style:font-weight-complex="bold"/>
    </style:style>
    <style:style style:name="P319" style:family="paragraph" style:parent-style-name="Text_20_body_20_indent">
      <style:text-properties fo:font-weight="bold" officeooo:rsid="023c0c3e" officeooo:paragraph-rsid="023d384a" style:font-weight-asian="bold" style:font-weight-complex="bold"/>
    </style:style>
    <style:style style:name="P320" style:family="paragraph" style:parent-style-name="Text_20_body_20_indent">
      <style:text-properties fo:font-weight="bold" officeooo:rsid="023c0c3e" officeooo:paragraph-rsid="024be434" style:font-weight-asian="bold" style:font-weight-complex="bold"/>
    </style:style>
    <style:style style:name="P321" style:family="paragraph" style:parent-style-name="Text_20_body_20_indent">
      <style:text-properties fo:font-weight="bold" officeooo:rsid="023c0c3e" officeooo:paragraph-rsid="024c14f2" style:font-weight-asian="bold" style:font-weight-complex="bold"/>
    </style:style>
    <style:style style:name="P322" style:family="paragraph" style:parent-style-name="Text_20_body_20_indent">
      <style:text-properties fo:font-weight="bold" officeooo:rsid="023c0c3e" officeooo:paragraph-rsid="024f08cd" style:font-weight-asian="bold" style:font-weight-complex="bold"/>
    </style:style>
    <style:style style:name="P323" style:family="paragraph" style:parent-style-name="Text_20_body_20_indent">
      <style:text-properties fo:font-weight="bold" officeooo:rsid="0240ef84" officeooo:paragraph-rsid="0240ef84" style:font-weight-asian="bold" style:font-weight-complex="bold"/>
    </style:style>
    <style:style style:name="P324" style:family="paragraph" style:parent-style-name="Text_20_body_20_indent">
      <style:text-properties fo:font-weight="bold" officeooo:rsid="02414bff" officeooo:paragraph-rsid="02414bff" style:font-weight-asian="bold" style:font-weight-complex="bold"/>
    </style:style>
    <style:style style:name="P325" style:family="paragraph" style:parent-style-name="Text_20_body_20_indent">
      <style:text-properties fo:font-weight="bold" officeooo:rsid="0242ec01" officeooo:paragraph-rsid="0242ec01" style:font-weight-asian="bold" style:font-weight-complex="bold"/>
    </style:style>
    <style:style style:name="P326" style:family="paragraph" style:parent-style-name="Text_20_body_20_indent">
      <style:text-properties fo:font-weight="bold" officeooo:rsid="022e9663" officeooo:paragraph-rsid="022e9663" style:font-weight-asian="bold" style:font-weight-complex="bold"/>
    </style:style>
    <style:style style:name="P327" style:family="paragraph" style:parent-style-name="Text_20_body_20_indent">
      <style:text-properties fo:font-weight="normal" officeooo:rsid="022e4603" officeooo:paragraph-rsid="022e4603" style:font-weight-asian="normal" style:font-weight-complex="normal"/>
    </style:style>
    <style:style style:name="P328" style:family="paragraph" style:parent-style-name="Text_20_body_20_indent">
      <style:text-properties fo:font-weight="normal" officeooo:rsid="022e4603" officeooo:paragraph-rsid="02414bff" style:font-weight-asian="normal" style:font-weight-complex="normal"/>
    </style:style>
    <style:style style:name="P329" style:family="paragraph" style:parent-style-name="Text_20_body_20_indent">
      <style:text-properties fo:font-weight="normal" officeooo:rsid="0237a5a7" officeooo:paragraph-rsid="0237a5a7" style:font-weight-asian="normal" style:font-weight-complex="normal"/>
    </style:style>
    <style:style style:name="P330" style:family="paragraph" style:parent-style-name="Text_20_body_20_indent">
      <style:text-properties fo:font-weight="normal" officeooo:rsid="0237a5a7" officeooo:paragraph-rsid="0237e364" style:font-weight-asian="normal" style:font-weight-complex="normal"/>
    </style:style>
    <style:style style:name="P331" style:family="paragraph" style:parent-style-name="Text_20_body_20_indent">
      <style:text-properties fo:font-weight="normal" officeooo:rsid="0239a2f2" officeooo:paragraph-rsid="0239a2f2" style:font-weight-asian="normal" style:font-weight-complex="normal"/>
    </style:style>
    <style:style style:name="P332" style:family="paragraph" style:parent-style-name="Text_20_body_20_indent">
      <style:text-properties fo:font-weight="normal" officeooo:rsid="0237e364" officeooo:paragraph-rsid="0237e364" style:font-weight-asian="normal" style:font-weight-complex="normal"/>
    </style:style>
    <style:style style:name="P333" style:family="paragraph" style:parent-style-name="Text_20_body_20_indent">
      <style:text-properties fo:font-weight="normal" officeooo:rsid="023c0c3e" officeooo:paragraph-rsid="023d384a" style:font-weight-asian="normal" style:font-weight-complex="normal"/>
    </style:style>
    <style:style style:name="P334" style:family="paragraph" style:parent-style-name="Text_20_body_20_indent">
      <style:text-properties fo:font-weight="normal" officeooo:rsid="023c0c3e" officeooo:paragraph-rsid="023e1445" style:font-weight-asian="normal" style:font-weight-complex="normal"/>
    </style:style>
    <style:style style:name="P335" style:family="paragraph" style:parent-style-name="Text_20_body_20_indent">
      <style:text-properties fo:font-weight="normal" officeooo:rsid="023c0c3e" officeooo:paragraph-rsid="0242ec01" style:font-weight-asian="normal" style:font-weight-complex="normal"/>
    </style:style>
    <style:style style:name="P336" style:family="paragraph" style:parent-style-name="Text_20_body_20_indent">
      <style:text-properties fo:font-weight="normal" officeooo:rsid="023c0c3e" officeooo:paragraph-rsid="023c0c3e" style:font-weight-asian="normal" style:font-weight-complex="normal"/>
    </style:style>
    <style:style style:name="P337" style:family="paragraph" style:parent-style-name="Text_20_body_20_indent">
      <style:text-properties fo:font-weight="normal" officeooo:rsid="022e9663" officeooo:paragraph-rsid="023c0c3e" style:font-weight-asian="normal" style:font-weight-complex="normal"/>
    </style:style>
    <style:style style:name="P338" style:family="paragraph" style:parent-style-name="Text_20_body_20_indent">
      <style:text-properties fo:font-weight="normal" officeooo:rsid="022e9663" officeooo:paragraph-rsid="0240ef84" style:font-weight-asian="normal" style:font-weight-complex="normal"/>
    </style:style>
    <style:style style:name="P339" style:family="paragraph" style:parent-style-name="Text_20_body_20_indent">
      <style:text-properties fo:font-weight="normal" officeooo:rsid="022e9663" officeooo:paragraph-rsid="0242ec01" style:font-weight-asian="normal" style:font-weight-complex="normal"/>
    </style:style>
    <style:style style:name="P340" style:family="paragraph" style:parent-style-name="Text_20_body_20_indent">
      <style:text-properties fo:font-weight="normal" officeooo:rsid="0242ec01" officeooo:paragraph-rsid="0242ec01" style:font-weight-asian="normal" style:font-weight-complex="normal"/>
    </style:style>
    <style:style style:name="P341" style:family="paragraph" style:parent-style-name="Text_20_body_20_indent">
      <style:text-properties officeooo:rsid="02346119" officeooo:paragraph-rsid="02346119"/>
    </style:style>
    <style:style style:name="P342" style:family="paragraph" style:parent-style-name="Text_20_body_20_indent">
      <style:text-properties officeooo:rsid="02346119" officeooo:paragraph-rsid="02466663"/>
    </style:style>
    <style:style style:name="P343" style:family="paragraph" style:parent-style-name="Text_20_body_20_indent">
      <style:text-properties officeooo:rsid="0237a5a7" officeooo:paragraph-rsid="0237a5a7"/>
    </style:style>
    <style:style style:name="P344" style:family="paragraph" style:parent-style-name="Text_20_body_20_indent">
      <style:text-properties officeooo:rsid="0237a5a7" officeooo:paragraph-rsid="0237e364"/>
    </style:style>
    <style:style style:name="P345" style:family="paragraph" style:parent-style-name="Text_20_body_20_indent">
      <style:text-properties officeooo:rsid="0239a2f2" officeooo:paragraph-rsid="0239a2f2"/>
    </style:style>
    <style:style style:name="P346" style:family="paragraph" style:parent-style-name="Text_20_body_20_indent">
      <style:paragraph-properties fo:margin-left="0cm" fo:margin-right="0cm" fo:text-indent="0cm" style:auto-text-indent="false"/>
      <style:text-properties officeooo:rsid="01716a52" officeooo:paragraph-rsid="01716a52"/>
    </style:style>
    <style:style style:name="P347" style:family="paragraph" style:parent-style-name="Text_20_body_20_indent">
      <style:paragraph-properties fo:margin-left="0cm" fo:margin-right="0cm" fo:text-indent="0cm" style:auto-text-indent="false"/>
      <style:text-properties fo:language="en" fo:country="US" fo:font-weight="normal" officeooo:rsid="01716a52" officeooo:paragraph-rsid="01716a52" style:font-weight-asian="normal" style:font-weight-complex="normal"/>
    </style:style>
    <style:style style:name="P348" style:family="paragraph" style:parent-style-name="Text_20_body_20_indent">
      <style:paragraph-properties fo:margin-left="0cm" fo:margin-right="0cm" fo:text-indent="0cm" style:auto-text-indent="false"/>
      <style:text-properties officeooo:rsid="01ccbf54" officeooo:paragraph-rsid="01ccbf54"/>
    </style:style>
    <style:style style:name="P349" style:family="paragraph" style:parent-style-name="Text_20_body_20_indent">
      <style:paragraph-properties fo:margin-left="0cm" fo:margin-right="0cm" fo:text-indent="0cm" style:auto-text-indent="false"/>
      <style:text-properties officeooo:rsid="01ccbf54" officeooo:paragraph-rsid="025b1745"/>
    </style:style>
    <style:style style:name="P350" style:family="paragraph" style:parent-style-name="Contents_20_1">
      <style:paragraph-properties>
        <style:tab-stops>
          <style:tab-stop style:position="17cm" style:type="right" style:leader-style="dotted" style:leader-text="."/>
        </style:tab-stops>
      </style:paragraph-properties>
    </style:style>
    <style:style style:name="P351" style:family="paragraph" style:parent-style-name="Contents_20_2">
      <style:paragraph-properties>
        <style:tab-stops>
          <style:tab-stop style:position="17cm" style:type="right" style:leader-style="dotted" style:leader-text="."/>
        </style:tab-stops>
      </style:paragraph-properties>
    </style:style>
    <style:style style:name="P352" style:family="paragraph" style:parent-style-name="Contents_20_3">
      <style:paragraph-properties>
        <style:tab-stops>
          <style:tab-stop style:position="17cm" style:type="right" style:leader-style="dotted" style:leader-text="."/>
        </style:tab-stops>
      </style:paragraph-properties>
    </style:style>
    <style:style style:name="P353" style:family="paragraph" style:parent-style-name="Standard">
      <style:text-properties fo:language="en" fo:country="US"/>
    </style:style>
    <style:style style:name="P354" style:family="paragraph" style:parent-style-name="Standard">
      <style:text-properties fo:language="en" fo:country="US" fo:font-weight="bold" officeooo:paragraph-rsid="01ed66cd" style:font-weight-asian="bold" style:font-weight-complex="bold"/>
    </style:style>
    <style:style style:name="P355" style:family="paragraph" style:parent-style-name="Standard">
      <style:text-properties fo:language="en" fo:country="US" fo:font-style="normal" fo:font-weight="normal" officeooo:rsid="01ce7eff" officeooo:paragraph-rsid="01ce7eff" style:font-style-asian="normal" style:font-weight-asian="normal" style:font-style-complex="normal" style:font-weight-complex="normal"/>
    </style:style>
    <style:style style:name="P356" style:family="paragraph" style:parent-style-name="Standard">
      <style:text-properties fo:language="en" fo:country="US" officeooo:paragraph-rsid="002744c2"/>
    </style:style>
    <style:style style:name="P357" style:family="paragraph" style:parent-style-name="Standard">
      <style:text-properties fo:language="en" fo:country="US" officeooo:paragraph-rsid="00849d61"/>
    </style:style>
    <style:style style:name="P358" style:family="paragraph" style:parent-style-name="Standard">
      <style:text-properties fo:language="en" fo:country="US" officeooo:paragraph-rsid="0119ff8e"/>
    </style:style>
    <style:style style:name="P359" style:family="paragraph" style:parent-style-name="Standard">
      <style:text-properties fo:language="en" fo:country="US" officeooo:paragraph-rsid="00b8c320"/>
    </style:style>
    <style:style style:name="P360" style:family="paragraph" style:parent-style-name="Standard">
      <style:text-properties fo:language="en" fo:country="US" officeooo:paragraph-rsid="014acbce"/>
    </style:style>
    <style:style style:name="P361" style:family="paragraph" style:parent-style-name="Standard">
      <style:text-properties fo:language="en" fo:country="US" officeooo:paragraph-rsid="017f214e"/>
    </style:style>
    <style:style style:name="P362" style:family="paragraph" style:parent-style-name="Standard">
      <style:text-properties fo:language="en" fo:country="US" officeooo:paragraph-rsid="02558a41"/>
    </style:style>
    <style:style style:name="P363" style:family="paragraph" style:parent-style-name="Standard">
      <style:text-properties fo:language="en" fo:country="US" officeooo:paragraph-rsid="01484e28"/>
    </style:style>
    <style:style style:name="P364" style:family="paragraph" style:parent-style-name="Standard">
      <style:text-properties officeooo:paragraph-rsid="02177bc7" fo:background-color="transparent"/>
    </style:style>
    <style:style style:name="P365" style:family="paragraph" style:parent-style-name="Standard">
      <style:text-properties officeooo:paragraph-rsid="01f93f5f" fo:background-color="#ffffff"/>
    </style:style>
    <style:style style:name="P366" style:family="paragraph" style:parent-style-name="Standard">
      <style:text-properties officeooo:paragraph-rsid="01aa4698"/>
    </style:style>
    <style:style style:name="P367" style:family="paragraph" style:parent-style-name="Standard">
      <style:text-properties officeooo:paragraph-rsid="011a334d"/>
    </style:style>
    <style:style style:name="P368" style:family="paragraph" style:parent-style-name="Standard">
      <style:text-properties officeooo:rsid="02055564" officeooo:paragraph-rsid="011a334d"/>
    </style:style>
    <style:style style:name="P369" style:family="paragraph" style:parent-style-name="Standard">
      <style:text-properties officeooo:paragraph-rsid="01fad085"/>
    </style:style>
    <style:style style:name="P370" style:family="paragraph" style:parent-style-name="Standard">
      <style:text-properties officeooo:paragraph-rsid="02139c73"/>
    </style:style>
    <style:style style:name="P371" style:family="paragraph" style:parent-style-name="Standard">
      <style:text-properties officeooo:paragraph-rsid="00286d7c"/>
    </style:style>
    <style:style style:name="P372" style:family="paragraph" style:parent-style-name="Standard">
      <style:text-properties officeooo:paragraph-rsid="01ce7eff"/>
    </style:style>
    <style:style style:name="P373" style:family="paragraph" style:parent-style-name="Standard">
      <style:text-properties officeooo:rsid="01ce7eff" officeooo:paragraph-rsid="01ce7eff"/>
    </style:style>
    <style:style style:name="P374" style:family="paragraph" style:parent-style-name="Standard">
      <style:text-properties officeooo:paragraph-rsid="00490dc1"/>
    </style:style>
    <style:style style:name="P375" style:family="paragraph" style:parent-style-name="Standard">
      <style:text-properties officeooo:paragraph-rsid="01e26b41"/>
    </style:style>
    <style:style style:name="P376" style:family="paragraph" style:parent-style-name="Standard">
      <style:text-properties officeooo:paragraph-rsid="00b8c320"/>
    </style:style>
    <style:style style:name="P377" style:family="paragraph" style:parent-style-name="Standard">
      <style:text-properties officeooo:paragraph-rsid="01a986d1"/>
    </style:style>
    <style:style style:name="P378" style:family="paragraph" style:parent-style-name="Standard">
      <style:text-properties officeooo:paragraph-rsid="0204e31d"/>
    </style:style>
    <style:style style:name="P379" style:family="paragraph" style:parent-style-name="Standard">
      <style:text-properties officeooo:rsid="00ba2e7e" officeooo:paragraph-rsid="01e1ed22"/>
    </style:style>
    <style:style style:name="P380" style:family="paragraph" style:parent-style-name="Standard">
      <style:text-properties officeooo:paragraph-rsid="019be7c2"/>
    </style:style>
    <style:style style:name="P381" style:family="paragraph" style:parent-style-name="Standard">
      <style:text-properties officeooo:paragraph-rsid="01f6b2bd"/>
    </style:style>
    <style:style style:name="P382" style:family="paragraph" style:parent-style-name="Standard" style:master-page-name="Standard">
      <style:paragraph-properties style:page-number="auto"/>
    </style:style>
    <style:style style:name="P383" style:family="paragraph" style:parent-style-name="Text_20_body">
      <style:text-properties officeooo:rsid="003a69c0" officeooo:paragraph-rsid="01f6b2bd"/>
    </style:style>
    <style:style style:name="P384" style:family="paragraph" style:parent-style-name="Text_20_body">
      <style:text-properties officeooo:rsid="0027574b" officeooo:paragraph-rsid="01a56e97"/>
    </style:style>
    <style:style style:name="P385" style:family="paragraph" style:parent-style-name="Text_20_body">
      <style:text-properties officeooo:rsid="01a56e97" officeooo:paragraph-rsid="01a56e97"/>
    </style:style>
    <style:style style:name="P386" style:family="paragraph" style:parent-style-name="Text_20_body">
      <style:text-properties officeooo:rsid="018310f8" officeooo:paragraph-rsid="01f4f5a8"/>
    </style:style>
    <style:style style:name="P387" style:family="paragraph" style:parent-style-name="Text_20_body">
      <style:text-properties officeooo:rsid="002ca36e" officeooo:paragraph-rsid="01f57f6d"/>
    </style:style>
    <style:style style:name="P388" style:family="paragraph" style:parent-style-name="Text_20_body">
      <style:text-properties officeooo:rsid="00398db9" officeooo:paragraph-rsid="01f6b2bd"/>
    </style:style>
    <style:style style:name="P389" style:family="paragraph" style:parent-style-name="Heading_20_1">
      <style:text-properties fo:font-weight="normal" style:font-weight-asian="normal" style:font-weight-complex="normal"/>
    </style:style>
    <style:style style:name="P390" style:family="paragraph" style:parent-style-name="Heading_20_1">
      <style:text-properties fo:font-weight="normal" officeooo:paragraph-rsid="01957af7" style:font-weight-asian="normal" style:font-weight-complex="normal"/>
    </style:style>
    <style:style style:name="P391" style:family="paragraph" style:parent-style-name="Heading_20_1">
      <style:text-properties fo:font-weight="normal" officeooo:paragraph-rsid="011f0984" style:font-weight-asian="normal" style:font-weight-complex="normal"/>
    </style:style>
    <style:style style:name="P392" style:family="paragraph" style:parent-style-name="Heading_20_1">
      <style:text-properties fo:language="en" fo:country="US" fo:font-weight="normal" officeooo:rsid="00e23e33" fo:background-color="#ffffff" style:font-weight-asian="normal" style:font-weight-complex="normal"/>
    </style:style>
    <style:style style:name="P393" style:family="paragraph" style:parent-style-name="Heading_20_2">
      <style:text-properties fo:language="en" fo:country="US" officeooo:paragraph-rsid="01957af7"/>
    </style:style>
    <style:style style:name="P394" style:family="paragraph" style:parent-style-name="Heading_20_2">
      <style:text-properties fo:language="en" fo:country="US" fo:font-weight="bold" officeooo:paragraph-rsid="01456482" style:font-weight-asian="bold"/>
    </style:style>
    <style:style style:name="P395" style:family="paragraph" style:parent-style-name="Heading_20_2">
      <style:text-properties officeooo:paragraph-rsid="0135e67b"/>
    </style:style>
    <style:style style:name="P396" style:family="paragraph" style:parent-style-name="Heading_20_2">
      <style:text-properties officeooo:paragraph-rsid="0237e364"/>
    </style:style>
    <style:style style:name="P397" style:family="paragraph" style:parent-style-name="Text_20_body_20_indent">
      <style:text-properties fo:language="en" fo:country="US" fo:font-weight="normal" officeooo:rsid="01a18923" fo:background-color="#ffffff" style:font-weight-asian="normal" style:font-weight-complex="normal"/>
    </style:style>
    <style:style style:name="P398" style:family="paragraph" style:parent-style-name="Text_20_body_20_indent">
      <style:text-properties officeooo:paragraph-rsid="01957af7"/>
    </style:style>
    <style:style style:name="P399" style:family="paragraph" style:parent-style-name="Text_20_body_20_indent">
      <style:text-properties officeooo:rsid="019dbce4" officeooo:paragraph-rsid="019f9335"/>
    </style:style>
    <style:style style:name="P400" style:family="paragraph" style:parent-style-name="Text_20_body_20_indent">
      <style:text-properties officeooo:rsid="019dbce4" officeooo:paragraph-rsid="01a18923"/>
    </style:style>
    <style:style style:name="P401" style:family="paragraph" style:parent-style-name="Text_20_body_20_indent">
      <style:text-properties officeooo:rsid="019dbce4" officeooo:paragraph-rsid="01a455d7"/>
    </style:style>
    <style:style style:name="P402" style:family="paragraph" style:parent-style-name="Heading_20_3">
      <style:text-properties officeooo:rsid="02055564" officeooo:paragraph-rsid="02055564"/>
    </style:style>
    <style:style style:name="P403" style:family="paragraph" style:parent-style-name="Heading_20_3">
      <style:text-properties officeooo:rsid="02055564" officeooo:paragraph-rsid="020bcfcb"/>
    </style:style>
    <style:style style:name="P404" style:family="paragraph" style:parent-style-name="Heading_20_3">
      <style:text-properties officeooo:paragraph-rsid="020b3aa9"/>
    </style:style>
    <style:style style:name="P405" style:family="paragraph" style:parent-style-name="Heading_20_3">
      <style:text-properties officeooo:paragraph-rsid="020d0b83"/>
    </style:style>
    <style:style style:name="P406" style:family="paragraph" style:parent-style-name="Heading_20_3">
      <style:text-properties officeooo:paragraph-rsid="0259e597"/>
    </style:style>
    <style:style style:name="P407" style:family="paragraph" style:parent-style-name="Heading_20_3">
      <style:text-properties officeooo:paragraph-rsid="01941c09"/>
    </style:style>
    <style:style style:name="P408" style:family="paragraph" style:parent-style-name="Heading_20_3">
      <style:text-properties fo:language="en" fo:country="US" officeooo:paragraph-rsid="01d15210"/>
    </style:style>
    <style:style style:name="T1" style:family="text">
      <style:text-properties fo:language="en" fo:country="US" officeooo:rsid="0211bdb0"/>
    </style:style>
    <style:style style:name="T2" style:family="text">
      <style:text-properties officeooo:rsid="0025001c"/>
    </style:style>
    <style:style style:name="T3" style:family="text">
      <style:text-properties officeooo:rsid="00cb9ece"/>
    </style:style>
    <style:style style:name="T4" style:family="text">
      <style:text-properties fo:font-weight="bold" style:font-weight-asian="bold" style:font-weight-complex="bold"/>
    </style:style>
    <style:style style:name="T5" style:family="text">
      <style:text-properties fo:font-weight="bold" officeooo:rsid="002744c2" style:font-weight-asian="bold" style:font-weight-complex="bold"/>
    </style:style>
    <style:style style:name="T6" style:family="text">
      <style:text-properties fo:language="en" fo:country="US" fo:font-weight="bold" officeooo:rsid="00286d7c" style:font-weight-asian="bold" style:font-weight-complex="bold"/>
    </style:style>
    <style:style style:name="T7" style:family="text">
      <style:text-properties fo:font-style="italic" officeooo:rsid="00998195" style:font-style-asian="italic" style:font-style-complex="italic"/>
    </style:style>
    <style:style style:name="T8" style:family="text">
      <style:text-properties fo:font-style="italic" style:font-style-asian="italic" style:font-style-complex="italic"/>
    </style:style>
    <style:style style:name="T9" style:family="text">
      <style:text-properties fo:language="en" fo:country="US" fo:font-style="italic" officeooo:rsid="01ce7eff" style:font-style-asian="italic" style:font-style-complex="italic"/>
    </style:style>
    <style:style style:name="T10" style:family="text">
      <style:text-properties fo:language="en" fo:country="US" fo:font-style="normal" officeooo:rsid="01ce7eff" style:font-style-asian="normal" style:font-style-complex="normal"/>
    </style:style>
    <style:style style:name="T11" style:family="text">
      <style:text-properties fo:language="en" fo:country="US" fo:font-style="normal" style:font-style-asian="normal" style:font-style-complex="normal"/>
    </style:style>
    <style:style style:name="T12" style:family="text">
      <style:text-properties fo:language="en" fo:country="US" fo:font-style="normal" fo:font-weight="bold" style:font-style-asian="normal" style:font-weight-asian="bold" style:font-style-complex="normal" style:font-weight-complex="bold"/>
    </style:style>
    <style:style style:name="T13" style:family="text">
      <style:text-properties fo:language="en" fo:country="US" fo:font-style="italic" fo:font-weight="bold" officeooo:rsid="00998195" style:font-style-asian="italic" style:font-weight-asian="bold" style:font-style-complex="italic" style:font-weight-complex="bold"/>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style:font-name-asian="Liberation Serif" style:font-name-complex="Liberation Serif"/>
    </style:style>
    <style:style style:name="T16" style:family="text">
      <style:text-properties officeooo:rsid="002744c2"/>
    </style:style>
    <style:style style:name="T17" style:family="text">
      <style:text-properties officeooo:rsid="01509c21" fo:background-color="transparent" loext:char-shading-value="0"/>
    </style:style>
    <style:style style:name="T18" style:family="text">
      <style:text-properties officeooo:rsid="01509c21"/>
    </style:style>
    <style:style style:name="T19" style:family="text">
      <style:text-properties officeooo:rsid="01aa4698"/>
    </style:style>
    <style:style style:name="T20" style:family="text">
      <style:text-properties fo:background-color="transparent" loext:char-shading-value="0"/>
    </style:style>
    <style:style style:name="T21" style:family="text">
      <style:text-properties officeooo:rsid="01aa4698" fo:background-color="transparent" loext:char-shading-value="0"/>
    </style:style>
    <style:style style:name="T22" style:family="text">
      <style:text-properties fo:language="en" fo:country="US" fo:font-weight="bold" officeooo:rsid="0056f222" style:font-weight-asian="bold" style:font-weight-complex="bold"/>
    </style:style>
    <style:style style:name="T23" style:family="text">
      <style:text-properties officeooo:rsid="01a8fcb5" fo:background-color="transparent" loext:char-shading-value="0"/>
    </style:style>
    <style:style style:name="T24" style:family="text">
      <style:text-properties officeooo:rsid="003d738c"/>
    </style:style>
    <style:style style:name="T25" style:family="text">
      <style:text-properties fo:language="en" fo:country="US" fo:font-style="italic" officeooo:rsid="003d738c" style:font-style-asian="italic" style:font-style-complex="italic"/>
    </style:style>
    <style:style style:name="T26" style:family="text">
      <style:text-properties officeooo:rsid="01e41c08" fo:background-color="#ffffff" loext:char-shading-value="0"/>
    </style:style>
    <style:style style:name="T27" style:family="text">
      <style:text-properties officeooo:rsid="01e51e86" fo:background-color="#ffffff" loext:char-shading-value="0"/>
    </style:style>
    <style:style style:name="T28" style:family="text">
      <style:text-properties officeooo:rsid="01e41c08"/>
    </style:style>
    <style:style style:name="T29" style:family="text">
      <style:text-properties fo:font-style="italic" fo:font-weight="bold" officeooo:rsid="0099dbfb" style:font-style-asian="italic" style:font-weight-asian="bold" style:font-style-complex="italic" style:font-weight-complex="bold"/>
    </style:style>
    <style:style style:name="T30" style:family="text">
      <style:text-properties fo:font-style="italic" officeooo:rsid="0099dbfb" style:font-style-asian="italic" style:font-style-complex="italic"/>
    </style:style>
    <style:style style:name="T31" style:family="text">
      <style:text-properties fo:font-style="italic" officeooo:rsid="003d738c" style:font-style-asian="italic" style:font-style-complex="italic"/>
    </style:style>
    <style:style style:name="T32" style:family="text">
      <style:text-properties fo:language="en" fo:country="US" fo:font-style="italic" fo:font-weight="normal" officeooo:rsid="01f32ab2" style:font-style-asian="italic" style:font-weight-asian="normal" style:font-style-complex="italic" style:font-weight-complex="normal"/>
    </style:style>
    <style:style style:name="T33" style:family="text">
      <style:text-properties officeooo:rsid="00b7825f"/>
    </style:style>
    <style:style style:name="T34" style:family="text">
      <style:text-properties fo:background-color="#ffffff" loext:char-shading-value="0"/>
    </style:style>
    <style:style style:name="T35" style:family="text">
      <style:text-properties fo:font-style="italic" officeooo:rsid="00b8c320" style:font-style-asian="italic" style:font-style-complex="italic"/>
    </style:style>
    <style:style style:name="T36" style:family="text">
      <style:text-properties officeooo:rsid="00cce3c0" fo:background-color="transparent" loext:char-shading-value="0"/>
    </style:style>
    <style:style style:name="T37" style:family="text">
      <style:text-properties officeooo:rsid="01a986d1" fo:background-color="transparent" loext:char-shading-value="0"/>
    </style:style>
    <style:style style:name="T38" style:family="text">
      <style:text-properties fo:font-style="italic" officeooo:rsid="0127de9e" style:font-style-asian="italic" style:font-style-complex="italic"/>
    </style:style>
    <style:style style:name="T39" style:family="text">
      <style:text-properties officeooo:rsid="00b8c320"/>
    </style:style>
    <style:style style:name="T40" style:family="text">
      <style:text-properties fo:language="en" fo:country="US" fo:font-style="italic" officeooo:rsid="00b7825f" style:font-style-asian="italic" style:font-style-complex="italic"/>
    </style:style>
    <style:style style:name="T41" style:family="text">
      <style:text-properties fo:language="en" fo:country="US" fo:font-style="normal" officeooo:rsid="01e26b41" style:font-style-asian="normal" style:font-style-complex="normal"/>
    </style:style>
    <style:style style:name="T42" style:family="text">
      <style:text-properties fo:font-weight="bold" officeooo:rsid="017f214e" style:font-weight-asian="bold" style:font-weight-complex="bold"/>
    </style:style>
    <style:style style:name="T43" style:family="text">
      <style:text-properties officeooo:rsid="00ca6b4e"/>
    </style:style>
    <style:style style:name="T44" style:family="text">
      <style:text-properties fo:language="en" fo:country="US" officeooo:rsid="01fba3e0"/>
    </style:style>
    <style:style style:name="T45" style:family="text">
      <style:text-properties officeooo:rsid="01833793"/>
    </style:style>
    <style:style style:name="T46" style:family="text">
      <style:text-properties fo:font-weight="normal" officeooo:rsid="01833793" style:font-weight-asian="normal" style:font-weight-complex="normal"/>
    </style:style>
    <style:style style:name="T47" style:family="text">
      <style:text-properties officeooo:rsid="009daf58"/>
    </style:style>
    <style:style style:name="T48" style:family="text">
      <style:text-properties officeooo:rsid="01f8bd34"/>
    </style:style>
    <style:style style:name="T49" style:family="text">
      <style:text-properties fo:language="en" fo:country="US" fo:font-style="italic" officeooo:rsid="0099dbfb" style:font-style-asian="italic" style:font-style-complex="italic"/>
    </style:style>
    <style:style style:name="T50" style:family="text">
      <style:text-properties fo:language="en" fo:country="US" officeooo:rsid="01957af7"/>
    </style:style>
    <style:style style:name="T51" style:family="text">
      <style:text-properties officeooo:rsid="01957af7"/>
    </style:style>
    <style:style style:name="T52" style:family="text">
      <style:text-properties officeooo:rsid="00303b76"/>
    </style:style>
    <style:style style:name="T53" style:family="text">
      <style:text-properties fo:language="en" fo:country="US" fo:font-weight="bold" officeooo:rsid="00303b76" style:font-weight-asian="bold" style:font-weight-complex="bold"/>
    </style:style>
    <style:style style:name="T54" style:family="text">
      <style:text-properties officeooo:rsid="003a69c0"/>
    </style:style>
    <style:style style:name="T55" style:family="text">
      <style:text-properties fo:font-weight="bold" officeooo:rsid="0152d144" style:font-weight-asian="bold" style:font-weight-complex="bold"/>
    </style:style>
    <style:style style:name="T56" style:family="text">
      <style:text-properties fo:font-weight="bold" officeooo:rsid="00dcd973" style:font-weight-asian="bold" style:font-weight-complex="bold"/>
    </style:style>
    <style:style style:name="T57" style:family="text">
      <style:text-properties officeooo:rsid="01a18923"/>
    </style:style>
    <style:style style:name="T58" style:family="text">
      <style:text-properties fo:language="en" fo:country="US" officeooo:rsid="01981c37"/>
    </style:style>
    <style:style style:name="T59" style:family="text">
      <style:text-properties fo:language="en" fo:country="US"/>
    </style:style>
    <style:style style:name="T60" style:family="text">
      <style:text-properties fo:language="en" fo:country="US" officeooo:rsid="019f9335"/>
    </style:style>
    <style:style style:name="T61" style:family="text">
      <style:text-properties fo:language="en" fo:country="US" fo:font-style="italic" officeooo:rsid="01957af7" style:font-style-asian="italic" style:font-style-complex="italic"/>
    </style:style>
    <style:style style:name="T62" style:family="text">
      <style:text-properties fo:language="en" fo:country="US" fo:font-style="italic" style:font-style-asian="italic" style:font-style-complex="italic"/>
    </style:style>
    <style:style style:name="T63" style:family="text">
      <style:text-properties fo:language="en" fo:country="US" officeooo:rsid="01a18923"/>
    </style:style>
    <style:style style:name="T64" style:family="text">
      <style:text-properties fo:language="en" fo:country="US" fo:font-weight="bold" officeooo:rsid="01957af7" style:font-name-asian="Liberation Serif" style:font-weight-asian="bold" style:font-name-complex="Liberation Serif" style:font-weight-complex="bold"/>
    </style:style>
    <style:style style:name="T65" style:family="text">
      <style:text-properties fo:language="en" fo:country="US" fo:font-weight="bold" style:font-weight-asian="bold" style:font-weight-complex="bold"/>
    </style:style>
    <style:style style:name="T66" style:family="text">
      <style:text-properties fo:language="en" fo:country="US" fo:font-weight="bold" officeooo:rsid="01a01c20" style:font-weight-asian="bold" style:font-weight-complex="bold"/>
    </style:style>
    <style:style style:name="T67" style:family="text">
      <style:text-properties fo:language="en" fo:country="US" fo:font-weight="bold" officeooo:rsid="01a455d7" style:font-weight-asian="bold" style:font-weight-complex="bold"/>
    </style:style>
    <style:style style:name="T68" style:family="text">
      <style:text-properties fo:language="en" fo:country="US" fo:font-weight="bold" officeooo:rsid="01a18923" style:font-weight-asian="bold" style:font-weight-complex="bold"/>
    </style:style>
    <style:style style:name="T69" style:family="text">
      <style:text-properties fo:language="en" fo:country="US" fo:font-weight="normal" officeooo:rsid="01a18923" style:font-weight-asian="normal" style:font-weight-complex="normal"/>
    </style:style>
    <style:style style:name="T70" style:family="text">
      <style:text-properties fo:language="en" fo:country="US" fo:font-weight="normal" officeooo:rsid="01a455d7" style:font-weight-asian="normal" style:font-weight-complex="normal"/>
    </style:style>
    <style:style style:name="T71" style:family="text">
      <style:text-properties fo:language="en" fo:country="US"/>
    </style:style>
    <style:style style:name="T72" style:family="text">
      <style:text-properties fo:language="en" fo:country="US" officeooo:rsid="0211bdb0"/>
    </style:style>
    <style:style style:name="T73" style:family="text">
      <style:text-properties fo:language="en" fo:country="US" fo:font-weight="bold" style:font-weight-asian="bold" style:font-weight-complex="bold"/>
    </style:style>
    <style:style style:name="T74" style:family="text">
      <style:text-properties fo:language="en" fo:country="US" fo:font-weight="bold" officeooo:rsid="00286d7c" style:font-weight-asian="bold" style:font-weight-complex="bold"/>
    </style:style>
    <style:style style:name="T75" style:family="text">
      <style:text-properties fo:language="en" fo:country="US" fo:font-weight="bold" officeooo:rsid="0056f222" style:font-weight-asian="bold" style:font-weight-complex="bold"/>
    </style:style>
    <style:style style:name="T76" style:family="text">
      <style:text-properties fo:language="en" fo:country="US" fo:font-weight="bold" officeooo:rsid="00303b76" style:font-weight-asian="bold" style:font-weight-complex="bold"/>
    </style:style>
    <style:style style:name="T77" style:family="text">
      <style:text-properties fo:language="en" fo:country="US" fo:font-weight="bold" officeooo:rsid="01a01c20" style:font-weight-asian="bold" style:font-weight-complex="bold"/>
    </style:style>
    <style:style style:name="T78" style:family="text">
      <style:text-properties fo:language="en" fo:country="US" fo:font-weight="bold" officeooo:rsid="01a455d7" style:font-weight-asian="bold" style:font-weight-complex="bold"/>
    </style:style>
    <style:style style:name="T79" style:family="text">
      <style:text-properties fo:language="en" fo:country="US" fo:font-weight="bold" officeooo:rsid="01a18923" style:font-weight-asian="bold" style:font-weight-complex="bold"/>
    </style:style>
    <style:style style:name="T80" style:family="text">
      <style:text-properties fo:language="en" fo:country="US" fo:font-weight="bold" officeooo:rsid="002744c2" style:font-weight-asian="bold" style:font-weight-complex="bold"/>
    </style:style>
    <style:style style:name="T81" style:family="text">
      <style:text-properties fo:language="en" fo:country="US" fo:font-weight="bold" officeooo:rsid="00a69a4d" style:font-weight-asian="bold" style:font-weight-complex="bold"/>
    </style:style>
    <style:style style:name="T82" style:family="text">
      <style:text-properties fo:language="en" fo:country="US" fo:font-weight="bold" officeooo:rsid="004159f9" style:font-weight-asian="bold" style:font-weight-complex="bold"/>
    </style:style>
    <style:style style:name="T83" style:family="text">
      <style:text-properties fo:language="en" fo:country="US" fo:font-weight="bold" officeooo:rsid="014acbce" style:font-weight-asian="bold" style:font-weight-complex="bold"/>
    </style:style>
    <style:style style:name="T84" style:family="text">
      <style:text-properties fo:language="en" fo:country="US" fo:font-weight="bold" officeooo:rsid="0159568b" style:font-weight-asian="bold" style:font-weight-complex="bold"/>
    </style:style>
    <style:style style:name="T85" style:family="text">
      <style:text-properties fo:language="en" fo:country="US" fo:font-weight="bold" officeooo:rsid="01b467c7" style:font-weight-asian="bold" style:font-weight-complex="bold"/>
    </style:style>
    <style:style style:name="T86" style:family="text">
      <style:text-properties fo:language="en" fo:country="US" fo:font-weight="bold" officeooo:rsid="02139c73" style:font-weight-asian="bold" style:font-weight-complex="bold"/>
    </style:style>
    <style:style style:name="T87" style:family="text">
      <style:text-properties fo:language="en" fo:country="US" fo:font-weight="bold" officeooo:rsid="0221ccf2" style:font-weight-asian="bold" style:font-weight-complex="bold"/>
    </style:style>
    <style:style style:name="T88" style:family="text">
      <style:text-properties fo:language="en" fo:country="US" fo:font-weight="bold" style:font-name-asian="Liberation Serif" style:font-weight-asian="bold" style:font-name-complex="Liberation Serif" style:font-weight-complex="bold"/>
    </style:style>
    <style:style style:name="T89" style:family="text">
      <style:text-properties fo:language="en" fo:country="US" fo:font-weight="bold" officeooo:rsid="01957af7" style:font-name-asian="Liberation Serif" style:font-weight-asian="bold" style:font-name-complex="Liberation Serif" style:font-weight-complex="bold"/>
    </style:style>
    <style:style style:name="T90" style:family="text">
      <style:text-properties fo:language="en" fo:country="US" fo:font-weight="bold" officeooo:rsid="004159f9" style:font-name-asian="Liberation Serif" style:font-weight-asian="bold" style:font-name-complex="Liberation Serif" style:font-weight-complex="bold"/>
    </style:style>
    <style:style style:name="T91" style:family="text">
      <style:text-properties fo:language="en" fo:country="US" fo:font-weight="bold" officeooo:rsid="00438f3b" style:font-name-asian="Liberation Serif" style:font-weight-asian="bold" style:font-name-complex="Liberation Serif" style:font-weight-complex="bold"/>
    </style:style>
    <style:style style:name="T92" style:family="text">
      <style:text-properties fo:language="en" fo:country="US" fo:font-weight="bold" officeooo:rsid="01484e28" style:font-name-asian="Liberation Serif" style:font-weight-asian="bold" style:font-name-complex="Liberation Serif" style:font-weight-complex="bold"/>
    </style:style>
    <style:style style:name="T93" style:family="text">
      <style:text-properties fo:language="en" fo:country="US" fo:font-weight="bold" officeooo:rsid="01b3a6dd" style:font-name-asian="Liberation Serif" style:font-weight-asian="bold" style:font-name-complex="Liberation Serif" style:font-weight-complex="bold"/>
    </style:style>
    <style:style style:name="T94" style:family="text">
      <style:text-properties fo:language="en" fo:country="US" fo:font-weight="bold" officeooo:rsid="01d1b9df" style:font-name-asian="Liberation Serif" style:font-weight-asian="bold" style:font-name-complex="Liberation Serif" style:font-weight-complex="bold"/>
    </style:style>
    <style:style style:name="T95" style:family="text">
      <style:text-properties fo:language="en" fo:country="US" fo:font-weight="bold" officeooo:rsid="01daae1a" style:font-name-asian="Liberation Serif" style:font-weight-asian="bold" style:font-name-complex="Liberation Serif" style:font-weight-complex="bold"/>
    </style:style>
    <style:style style:name="T96" style:family="text">
      <style:text-properties fo:language="en" fo:country="US" fo:font-style="italic" style:font-style-asian="italic" style:font-style-complex="italic"/>
    </style:style>
    <style:style style:name="T97" style:family="text">
      <style:text-properties fo:language="en" fo:country="US" fo:font-style="italic" officeooo:rsid="01ce7eff" style:font-style-asian="italic" style:font-style-complex="italic"/>
    </style:style>
    <style:style style:name="T98" style:family="text">
      <style:text-properties fo:language="en" fo:country="US" fo:font-style="italic" officeooo:rsid="003d738c" style:font-style-asian="italic" style:font-style-complex="italic"/>
    </style:style>
    <style:style style:name="T99" style:family="text">
      <style:text-properties fo:language="en" fo:country="US" fo:font-style="italic" officeooo:rsid="00b7825f" style:font-style-asian="italic" style:font-style-complex="italic"/>
    </style:style>
    <style:style style:name="T100" style:family="text">
      <style:text-properties fo:language="en" fo:country="US" fo:font-style="italic" officeooo:rsid="0099dbfb" style:font-style-asian="italic" style:font-style-complex="italic"/>
    </style:style>
    <style:style style:name="T101" style:family="text">
      <style:text-properties fo:language="en" fo:country="US" fo:font-style="italic" officeooo:rsid="01957af7" style:font-style-asian="italic" style:font-style-complex="italic"/>
    </style:style>
    <style:style style:name="T102" style:family="text">
      <style:text-properties fo:language="en" fo:country="US" fo:font-style="italic" officeooo:rsid="00998195" style:font-style-asian="italic" style:font-style-complex="italic"/>
    </style:style>
    <style:style style:name="T103" style:family="text">
      <style:text-properties fo:language="en" fo:country="US" fo:font-style="italic" officeooo:rsid="00bc3440" style:font-style-asian="italic" style:font-style-complex="italic"/>
    </style:style>
    <style:style style:name="T104" style:family="text">
      <style:text-properties fo:language="en" fo:country="US" fo:font-style="italic" officeooo:rsid="00b2d1f2" style:font-style-asian="italic" style:font-style-complex="italic"/>
    </style:style>
    <style:style style:name="T105" style:family="text">
      <style:text-properties fo:language="en" fo:country="US" fo:font-style="italic" officeooo:rsid="0096385a" style:font-style-asian="italic" style:font-style-complex="italic"/>
    </style:style>
    <style:style style:name="T106" style:family="text">
      <style:text-properties fo:language="en" fo:country="US" fo:font-style="italic" officeooo:rsid="008171bb" style:font-style-asian="italic" style:font-style-complex="italic"/>
    </style:style>
    <style:style style:name="T107" style:family="text">
      <style:text-properties fo:language="en" fo:country="US" fo:font-style="italic" officeooo:rsid="00f49cc0" style:font-style-asian="italic" style:font-style-complex="italic"/>
    </style:style>
    <style:style style:name="T108" style:family="text">
      <style:text-properties fo:language="en" fo:country="US" fo:font-style="italic" officeooo:rsid="0056f222" style:font-style-asian="italic" style:font-style-complex="italic"/>
    </style:style>
    <style:style style:name="T109" style:family="text">
      <style:text-properties fo:language="en" fo:country="US" fo:font-style="italic" officeooo:rsid="00950ab4" style:font-style-asian="italic" style:font-style-complex="italic"/>
    </style:style>
    <style:style style:name="T110" style:family="text">
      <style:text-properties fo:language="en" fo:country="US" fo:font-style="italic" officeooo:rsid="016f84bc" style:font-style-asian="italic" style:font-style-complex="italic"/>
    </style:style>
    <style:style style:name="T111" style:family="text">
      <style:text-properties fo:language="en" fo:country="US" fo:font-style="italic" officeooo:rsid="01716a52" style:font-style-asian="italic" style:font-style-complex="italic"/>
    </style:style>
    <style:style style:name="T112" style:family="text">
      <style:text-properties fo:language="en" fo:country="US" fo:font-style="italic" officeooo:rsid="01b3a6dd" style:font-style-asian="italic" style:font-style-complex="italic"/>
    </style:style>
    <style:style style:name="T113" style:family="text">
      <style:text-properties fo:language="en" fo:country="US" fo:font-style="italic" officeooo:rsid="01c9b26b" style:font-style-asian="italic" style:font-style-complex="italic"/>
    </style:style>
    <style:style style:name="T114" style:family="text">
      <style:text-properties fo:language="en" fo:country="US" fo:font-style="italic" officeooo:rsid="0206a7e1" style:font-style-asian="italic" style:font-style-complex="italic"/>
    </style:style>
    <style:style style:name="T115" style:family="text">
      <style:text-properties fo:language="en" fo:country="US" fo:font-style="italic" officeooo:rsid="022b60cc" style:font-style-asian="italic" style:font-style-complex="italic"/>
    </style:style>
    <style:style style:name="T116" style:family="text">
      <style:text-properties fo:language="en" fo:country="US" fo:font-style="italic" fo:font-weight="bold" style:font-style-asian="italic" style:font-weight-asian="bold" style:font-style-complex="italic" style:font-weight-complex="bold"/>
    </style:style>
    <style:style style:name="T117" style:family="text">
      <style:text-properties fo:language="en" fo:country="US" fo:font-style="italic" fo:font-weight="bold" officeooo:rsid="00998195" style:font-style-asian="italic" style:font-weight-asian="bold" style:font-style-complex="italic" style:font-weight-complex="bold"/>
    </style:style>
    <style:style style:name="T118" style:family="text">
      <style:text-properties fo:language="en" fo:country="US" fo:font-style="italic" fo:font-weight="normal" style:font-style-asian="italic" style:font-weight-asian="normal" style:font-style-complex="italic" style:font-weight-complex="normal"/>
    </style:style>
    <style:style style:name="T119" style:family="text">
      <style:text-properties fo:language="en" fo:country="US" fo:font-style="italic" fo:font-weight="normal" officeooo:rsid="01f32ab2" style:font-style-asian="italic" style:font-weight-asian="normal" style:font-style-complex="italic" style:font-weight-complex="normal"/>
    </style:style>
    <style:style style:name="T120" style:family="text">
      <style:text-properties fo:language="en" fo:country="US" fo:font-style="italic" fo:font-weight="normal" officeooo:rsid="0099dbfb" style:font-style-asian="italic" style:font-weight-asian="normal" style:font-style-complex="italic" style:font-weight-complex="normal"/>
    </style:style>
    <style:style style:name="T121" style:family="text">
      <style:text-properties fo:language="en" fo:country="US" fo:font-style="italic" fo:font-weight="normal" officeooo:rsid="022994b7" style:font-style-asian="italic" style:font-weight-asian="normal" style:font-style-complex="italic" style:font-weight-complex="normal"/>
    </style:style>
    <style:style style:name="T122" style:family="text">
      <style:text-properties fo:language="en" fo:country="US" fo:font-style="italic" fo:font-weight="normal" officeooo:rsid="0259e597" style:font-style-asian="italic" style:font-weight-asian="normal" style:font-style-complex="italic" style:font-weight-complex="normal"/>
    </style:style>
    <style:style style:name="T123" style:family="text">
      <style:text-properties fo:language="en" fo:country="US" fo:font-style="italic" style:font-name-asian="Liberation Serif" style:font-style-asian="italic" style:font-name-complex="Liberation Serif" style:font-style-complex="italic"/>
    </style:style>
    <style:style style:name="T124" style:family="text">
      <style:text-properties fo:language="en" fo:country="US" fo:font-style="normal" style:font-style-asian="normal" style:font-style-complex="normal"/>
    </style:style>
    <style:style style:name="T125" style:family="text">
      <style:text-properties fo:language="en" fo:country="US" fo:font-style="normal" officeooo:rsid="01ce7eff" style:font-style-asian="normal" style:font-style-complex="normal"/>
    </style:style>
    <style:style style:name="T126" style:family="text">
      <style:text-properties fo:language="en" fo:country="US" fo:font-style="normal" officeooo:rsid="01e26b41" style:font-style-asian="normal" style:font-style-complex="normal"/>
    </style:style>
    <style:style style:name="T127" style:family="text">
      <style:text-properties fo:language="en" fo:country="US" fo:font-style="normal" officeooo:rsid="010cb45b" style:font-style-asian="normal" style:font-style-complex="normal"/>
    </style:style>
    <style:style style:name="T128" style:family="text">
      <style:text-properties fo:language="en" fo:country="US" fo:font-style="normal" officeooo:rsid="02177bc7" style:font-style-asian="normal" style:font-style-complex="normal"/>
    </style:style>
    <style:style style:name="T129" style:family="text">
      <style:text-properties fo:language="en" fo:country="US" fo:font-style="normal" officeooo:rsid="022b60cc" style:font-style-asian="normal" style:font-style-complex="normal"/>
    </style:style>
    <style:style style:name="T130" style:family="text">
      <style:text-properties fo:language="en" fo:country="US" fo:font-style="normal" officeooo:rsid="0259e597" style:font-style-asian="normal" style:font-style-complex="normal"/>
    </style:style>
    <style:style style:name="T131" style:family="text">
      <style:text-properties fo:language="en" fo:country="US" fo:font-style="normal" fo:font-weight="bold" style:font-style-asian="normal" style:font-weight-asian="bold" style:font-style-complex="normal" style:font-weight-complex="bold"/>
    </style:style>
    <style:style style:name="T132" style:family="text">
      <style:text-properties fo:language="en" fo:country="US" fo:font-style="normal" fo:font-weight="bold" officeooo:rsid="020b3aa9" style:font-style-asian="normal" style:font-weight-asian="bold" style:font-style-complex="normal" style:font-weight-complex="bold"/>
    </style:style>
    <style:style style:name="T133" style:family="text">
      <style:text-properties fo:language="en" fo:country="US" fo:font-style="normal" fo:font-weight="bold" officeooo:rsid="01e26b41" style:font-style-asian="normal" style:font-weight-asian="bold" style:font-style-complex="normal" style:font-weight-complex="bold"/>
    </style:style>
    <style:style style:name="T134" style:family="text">
      <style:text-properties fo:language="en" fo:country="US" fo:font-style="normal" fo:font-weight="bold" officeooo:rsid="022b60cc" style:font-style-asian="normal" style:font-weight-asian="bold" style:font-style-complex="normal" style:font-weight-complex="bold"/>
    </style:style>
    <style:style style:name="T135" style:family="text">
      <style:text-properties fo:language="en" fo:country="US" fo:font-style="normal" fo:font-weight="normal" style:font-style-asian="normal" style:font-weight-asian="normal" style:font-style-complex="normal" style:font-weight-complex="normal"/>
    </style:style>
    <style:style style:name="T136" style:family="text">
      <style:text-properties fo:language="en" fo:country="US" fo:font-style="normal" fo:font-weight="normal" officeooo:rsid="0259e597" style:font-style-asian="normal" style:font-weight-asian="normal" style:font-style-complex="normal" style:font-weight-complex="normal"/>
    </style:style>
    <style:style style:name="T137" style:family="text">
      <style:text-properties fo:language="en" fo:country="US" fo:font-style="normal" fo:font-weight="normal" style:font-name-asian="Liberation Serif" style:font-style-asian="normal" style:font-weight-asian="normal" style:font-name-complex="Liberation Serif" style:font-style-complex="normal" style:font-weight-complex="normal"/>
    </style:style>
    <style:style style:name="T138" style:family="text">
      <style:text-properties fo:language="en" fo:country="US" fo:font-style="normal" fo:font-weight="normal" officeooo:rsid="00438f3b" style:font-name-asian="Liberation Serif" style:font-style-asian="normal" style:font-weight-asian="normal" style:font-name-complex="Liberation Serif" style:font-style-complex="normal" style:font-weight-complex="normal"/>
    </style:style>
    <style:style style:name="T139" style:family="text">
      <style:text-properties fo:language="en" fo:country="US" fo:font-style="normal" officeooo:rsid="00b0771c" style:font-name-asian="Liberation Serif" style:font-style-asian="normal" style:font-name-complex="Liberation Serif" style:font-style-complex="normal"/>
    </style:style>
    <style:style style:name="T140" style:family="text">
      <style:text-properties fo:language="en" fo:country="US" officeooo:rsid="01fba3e0"/>
    </style:style>
    <style:style style:name="T141" style:family="text">
      <style:text-properties fo:language="en" fo:country="US" officeooo:rsid="01957af7"/>
    </style:style>
    <style:style style:name="T142" style:family="text">
      <style:text-properties fo:language="en" fo:country="US" officeooo:rsid="01981c37"/>
    </style:style>
    <style:style style:name="T143" style:family="text">
      <style:text-properties fo:language="en" fo:country="US" officeooo:rsid="019f9335"/>
    </style:style>
    <style:style style:name="T144" style:family="text">
      <style:text-properties fo:language="en" fo:country="US" officeooo:rsid="01a18923"/>
    </style:style>
    <style:style style:name="T145" style:family="text">
      <style:text-properties fo:language="en" fo:country="US" fo:font-weight="normal" style:font-weight-asian="normal" style:font-weight-complex="normal"/>
    </style:style>
    <style:style style:name="T146" style:family="text">
      <style:text-properties fo:language="en" fo:country="US" fo:font-weight="normal" officeooo:rsid="01a18923" style:font-weight-asian="normal" style:font-weight-complex="normal"/>
    </style:style>
    <style:style style:name="T147" style:family="text">
      <style:text-properties fo:language="en" fo:country="US" fo:font-weight="normal" officeooo:rsid="01a455d7" style:font-weight-asian="normal" style:font-weight-complex="normal"/>
    </style:style>
    <style:style style:name="T148" style:family="text">
      <style:text-properties fo:language="en" fo:country="US" fo:font-weight="normal" officeooo:rsid="004159f9" style:font-weight-asian="normal" style:font-weight-complex="normal"/>
    </style:style>
    <style:style style:name="T149" style:family="text">
      <style:text-properties fo:language="en" fo:country="US" fo:font-weight="normal" officeooo:rsid="004251fd" style:font-weight-asian="normal" style:font-weight-complex="normal"/>
    </style:style>
    <style:style style:name="T150" style:family="text">
      <style:text-properties fo:language="en" fo:country="US" fo:font-weight="normal" officeooo:rsid="0221ccf2" style:font-weight-asian="normal" style:font-weight-complex="normal"/>
    </style:style>
    <style:style style:name="T151" style:family="text">
      <style:text-properties fo:language="en" fo:country="US" fo:font-weight="normal" officeooo:rsid="0256da6e" style:font-weight-asian="normal" style:font-weight-complex="normal"/>
    </style:style>
    <style:style style:name="T152" style:family="text">
      <style:text-properties fo:language="en" fo:country="US" fo:font-weight="normal" officeooo:rsid="00e23e33" fo:background-color="#ffffff" loext:char-shading-value="0" style:font-weight-asian="normal" style:font-weight-complex="normal"/>
    </style:style>
    <style:style style:name="T153" style:family="text">
      <style:text-properties fo:language="en" fo:country="US" fo:font-weight="normal" style:font-name-asian="Liberation Serif" style:font-weight-asian="normal" style:font-name-complex="Liberation Serif" style:font-weight-complex="normal"/>
    </style:style>
    <style:style style:name="T154" style:family="text">
      <style:text-properties fo:language="en" fo:country="US" fo:font-weight="normal" officeooo:rsid="00438f3b" style:font-name-asian="Liberation Serif" style:font-weight-asian="normal" style:font-name-complex="Liberation Serif" style:font-weight-complex="normal"/>
    </style:style>
    <style:style style:name="T155" style:family="text">
      <style:text-properties fo:language="en" fo:country="US" fo:font-weight="normal" officeooo:rsid="01833793" style:font-name-asian="Liberation Serif" style:font-weight-asian="normal" style:font-name-complex="Liberation Serif" style:font-weight-complex="normal"/>
    </style:style>
    <style:style style:name="T156" style:family="text">
      <style:text-properties fo:language="en" fo:country="US" fo:font-weight="normal" officeooo:rsid="01d1b9df" style:font-name-asian="Liberation Serif" style:font-weight-asian="normal" style:font-name-complex="Liberation Serif" style:font-weight-complex="normal"/>
    </style:style>
    <style:style style:name="T157" style:family="text">
      <style:text-properties fo:language="en" fo:country="US" style:font-name-asian="Liberation Serif" style:font-name-complex="Liberation Serif"/>
    </style:style>
    <style:style style:name="T158" style:family="text">
      <style:text-properties fo:language="en" fo:country="US" officeooo:rsid="004b8c21" style:font-name-asian="Liberation Serif" style:font-name-complex="Liberation Serif"/>
    </style:style>
    <style:style style:name="T159" style:family="text">
      <style:text-properties fo:language="en" fo:country="US" officeooo:rsid="01370c95" style:font-name-asian="Liberation Serif" style:font-name-complex="Liberation Serif"/>
    </style:style>
    <style:style style:name="T160" style:family="text">
      <style:text-properties fo:language="en" fo:country="US" officeooo:rsid="00eb408b" style:font-name-asian="Liberation Serif" style:font-name-complex="Liberation Serif"/>
    </style:style>
    <style:style style:name="T161" style:family="text">
      <style:text-properties fo:language="en" fo:country="US" officeooo:rsid="00b0771c"/>
    </style:style>
    <style:style style:name="T162" style:family="text">
      <style:text-properties fo:language="en" fo:country="US" fo:background-color="transparent" loext:char-shading-value="0" style:font-name-asian="Liberation Serif" style:font-name-complex="Liberation Serif"/>
    </style:style>
    <style:style style:name="T163" style:family="text">
      <style:text-properties fo:language="en" fo:country="US" officeooo:rsid="002680b2" fo:background-color="transparent" loext:char-shading-value="0"/>
    </style:style>
    <style:style style:name="T164" style:family="text">
      <style:text-properties fo:language="en" fo:country="US" officeooo:rsid="0088153c"/>
    </style:style>
    <style:style style:name="T165" style:family="text">
      <style:text-properties fo:language="en" fo:country="US" officeooo:rsid="00578d1e"/>
    </style:style>
    <style:style style:name="T166" style:family="text">
      <style:text-properties fo:language="en" fo:country="US" officeooo:rsid="009daf58"/>
    </style:style>
    <style:style style:name="T167" style:family="text">
      <style:text-properties fo:language="en" fo:country="US" officeooo:rsid="00a2524a"/>
    </style:style>
    <style:style style:name="T168" style:family="text">
      <style:text-properties fo:language="en" fo:country="US" officeooo:rsid="00a37e21"/>
    </style:style>
    <style:style style:name="T169" style:family="text">
      <style:text-properties fo:language="en" fo:country="US" officeooo:rsid="00a69a4d"/>
    </style:style>
    <style:style style:name="T170" style:family="text">
      <style:text-properties fo:language="en" fo:country="US" officeooo:rsid="00bfa71d"/>
    </style:style>
    <style:style style:name="T171" style:family="text">
      <style:text-properties fo:language="en" fo:country="US" officeooo:rsid="00c0ac2d"/>
    </style:style>
    <style:style style:name="T172" style:family="text">
      <style:text-properties fo:language="en" fo:country="US" officeooo:rsid="01161bad"/>
    </style:style>
    <style:style style:name="T173" style:family="text">
      <style:text-properties fo:language="en" fo:country="US" officeooo:rsid="011f0984"/>
    </style:style>
    <style:style style:name="T174" style:family="text">
      <style:text-properties fo:language="en" fo:country="US" officeooo:rsid="012fa634"/>
    </style:style>
    <style:style style:name="T175" style:family="text">
      <style:text-properties fo:language="en" fo:country="US" officeooo:rsid="00998195"/>
    </style:style>
    <style:style style:name="T176" style:family="text">
      <style:text-properties fo:language="en" fo:country="US" officeooo:rsid="0178a092"/>
    </style:style>
    <style:style style:name="T177" style:family="text">
      <style:text-properties fo:language="en" fo:country="US" officeooo:rsid="017f214e"/>
    </style:style>
    <style:style style:name="T178" style:family="text">
      <style:text-properties fo:language="en" fo:country="US" officeooo:rsid="01ccbf54"/>
    </style:style>
    <style:style style:name="T179" style:family="text">
      <style:text-properties fo:language="en" fo:country="US" officeooo:rsid="02139c73"/>
    </style:style>
    <style:style style:name="T180" style:family="text">
      <style:text-properties fo:language="en" fo:country="US" officeooo:rsid="0235fb60"/>
    </style:style>
    <style:style style:name="T181" style:family="text">
      <style:text-properties fo:language="en" fo:country="US" officeooo:rsid="0263f0ff"/>
    </style:style>
    <style:style style:name="T182" style:family="text">
      <style:text-properties officeooo:rsid="0025001c"/>
    </style:style>
    <style:style style:name="T183" style:family="text">
      <style:text-properties officeooo:rsid="00cb9ece"/>
    </style:style>
    <style:style style:name="T184" style:family="text">
      <style:text-properties fo:font-weight="bold" style:font-weight-asian="bold" style:font-weight-complex="bold"/>
    </style:style>
    <style:style style:name="T185" style:family="text">
      <style:text-properties fo:font-weight="bold" officeooo:rsid="002744c2" style:font-weight-asian="bold" style:font-weight-complex="bold"/>
    </style:style>
    <style:style style:name="T186" style:family="text">
      <style:text-properties fo:font-weight="bold" officeooo:rsid="017f214e" style:font-weight-asian="bold" style:font-weight-complex="bold"/>
    </style:style>
    <style:style style:name="T187" style:family="text">
      <style:text-properties fo:font-weight="bold" officeooo:rsid="0152d144" style:font-weight-asian="bold" style:font-weight-complex="bold"/>
    </style:style>
    <style:style style:name="T188" style:family="text">
      <style:text-properties fo:font-weight="bold" officeooo:rsid="00dcd973" style:font-weight-asian="bold" style:font-weight-complex="bold"/>
    </style:style>
    <style:style style:name="T189" style:family="text">
      <style:text-properties fo:font-weight="bold" officeooo:rsid="01092ed6" style:font-weight-asian="bold" style:font-weight-complex="bold"/>
    </style:style>
    <style:style style:name="T190" style:family="text">
      <style:text-properties fo:font-weight="bold" officeooo:rsid="004899b5" style:font-weight-asian="bold" style:font-weight-complex="bold"/>
    </style:style>
    <style:style style:name="T191" style:family="text">
      <style:text-properties fo:font-weight="bold" officeooo:rsid="0088153c" style:font-weight-asian="bold" style:font-weight-complex="bold"/>
    </style:style>
    <style:style style:name="T192" style:family="text">
      <style:text-properties fo:font-weight="bold" officeooo:rsid="00b0771c" style:font-weight-asian="bold" style:font-weight-complex="bold"/>
    </style:style>
    <style:style style:name="T193" style:family="text">
      <style:text-properties fo:font-weight="bold" officeooo:rsid="0119ff8e" style:font-weight-asian="bold" style:font-weight-complex="bold"/>
    </style:style>
    <style:style style:name="T194" style:family="text">
      <style:text-properties fo:font-weight="bold" officeooo:rsid="013b5efa" style:font-weight-asian="bold" style:font-weight-complex="bold"/>
    </style:style>
    <style:style style:name="T195" style:family="text">
      <style:text-properties fo:font-weight="bold" officeooo:rsid="013cb246" style:font-weight-asian="bold" style:font-weight-complex="bold"/>
    </style:style>
    <style:style style:name="T196" style:family="text">
      <style:text-properties fo:font-weight="bold" officeooo:rsid="0143b9d1" style:font-weight-asian="bold" style:font-weight-complex="bold"/>
    </style:style>
    <style:style style:name="T197" style:family="text">
      <style:text-properties fo:font-weight="bold" officeooo:rsid="014acbce" style:font-weight-asian="bold" style:font-weight-complex="bold"/>
    </style:style>
    <style:style style:name="T198" style:family="text">
      <style:text-properties fo:font-weight="bold" officeooo:rsid="014bc2f4" style:font-weight-asian="bold" style:font-weight-complex="bold"/>
    </style:style>
    <style:style style:name="T199" style:family="text">
      <style:text-properties fo:font-weight="bold" officeooo:rsid="0159568b" style:font-weight-asian="bold" style:font-weight-complex="bold"/>
    </style:style>
    <style:style style:name="T200" style:family="text">
      <style:text-properties fo:font-weight="bold" officeooo:rsid="01833793" style:font-weight-asian="bold" style:font-weight-complex="bold"/>
    </style:style>
    <style:style style:name="T201" style:family="text">
      <style:text-properties fo:font-weight="bold" officeooo:rsid="018310f8" style:font-weight-asian="bold" style:font-weight-complex="bold"/>
    </style:style>
    <style:style style:name="T202" style:family="text">
      <style:text-properties fo:font-weight="bold" officeooo:rsid="0073cda1" style:font-weight-asian="bold" style:font-weight-complex="bold"/>
    </style:style>
    <style:style style:name="T203" style:family="text">
      <style:text-properties fo:font-weight="bold" officeooo:rsid="00a88a23" style:font-weight-asian="bold" style:font-weight-complex="bold"/>
    </style:style>
    <style:style style:name="T204" style:family="text">
      <style:text-properties fo:font-weight="bold" officeooo:rsid="018a8b4f" style:font-weight-asian="bold" style:font-weight-complex="bold"/>
    </style:style>
    <style:style style:name="T205" style:family="text">
      <style:text-properties fo:font-weight="bold" officeooo:rsid="018c30f3" style:font-weight-asian="bold" style:font-weight-complex="bold"/>
    </style:style>
    <style:style style:name="T206" style:family="text">
      <style:text-properties fo:font-weight="bold" officeooo:rsid="01aec5f1" style:font-weight-asian="bold" style:font-weight-complex="bold"/>
    </style:style>
    <style:style style:name="T207" style:family="text">
      <style:text-properties fo:font-weight="bold" officeooo:rsid="01b1fec1" style:font-weight-asian="bold" style:font-weight-complex="bold"/>
    </style:style>
    <style:style style:name="T208" style:family="text">
      <style:text-properties fo:font-weight="bold" officeooo:rsid="01b467c7" style:font-weight-asian="bold" style:font-weight-complex="bold"/>
    </style:style>
    <style:style style:name="T209" style:family="text">
      <style:text-properties fo:font-weight="bold" officeooo:rsid="01ccbf54" style:font-weight-asian="bold" style:font-weight-complex="bold"/>
    </style:style>
    <style:style style:name="T210" style:family="text">
      <style:text-properties fo:font-weight="bold" officeooo:rsid="01d39c4e" style:font-weight-asian="bold" style:font-weight-complex="bold"/>
    </style:style>
    <style:style style:name="T211" style:family="text">
      <style:text-properties fo:font-weight="bold" officeooo:rsid="003a69c0" style:font-weight-asian="bold" style:font-weight-complex="bold"/>
    </style:style>
    <style:style style:name="T212" style:family="text">
      <style:text-properties fo:font-weight="bold" officeooo:rsid="0156049b" style:font-weight-asian="bold" style:font-weight-complex="bold"/>
    </style:style>
    <style:style style:name="T213" style:family="text">
      <style:text-properties fo:font-weight="bold" officeooo:rsid="02177bc7" style:font-weight-asian="bold" style:font-weight-complex="bold"/>
    </style:style>
    <style:style style:name="T214" style:family="text">
      <style:text-properties fo:font-weight="bold" officeooo:rsid="0218d97a" style:font-weight-asian="bold" style:font-weight-complex="bold"/>
    </style:style>
    <style:style style:name="T215" style:family="text">
      <style:text-properties fo:font-weight="bold" officeooo:rsid="02191e0b" style:font-weight-asian="bold" style:font-weight-complex="bold"/>
    </style:style>
    <style:style style:name="T216" style:family="text">
      <style:text-properties fo:font-weight="bold" officeooo:rsid="022e4603" style:font-weight-asian="bold" style:font-weight-complex="bold"/>
    </style:style>
    <style:style style:name="T217" style:family="text">
      <style:text-properties fo:font-weight="bold" officeooo:rsid="02317495" style:font-weight-asian="bold" style:font-weight-complex="bold"/>
    </style:style>
    <style:style style:name="T218" style:family="text">
      <style:text-properties fo:font-weight="bold" officeooo:rsid="0237e364" style:font-weight-asian="bold" style:font-weight-complex="bold"/>
    </style:style>
    <style:style style:name="T219" style:family="text">
      <style:text-properties fo:font-weight="bold" officeooo:rsid="0256da6e" style:font-weight-asian="bold" style:font-weight-complex="bold"/>
    </style:style>
    <style:style style:name="T220" style:family="text">
      <style:text-properties fo:font-weight="bold" officeooo:rsid="00865ba6" style:font-weight-asian="bold" style:font-weight-complex="bold"/>
    </style:style>
    <style:style style:name="T221" style:family="text">
      <style:text-properties fo:font-weight="bold" style:font-name-asian="Liberation Serif" style:font-weight-asian="bold" style:font-name-complex="Liberation Serif" style:font-weight-complex="bold"/>
    </style:style>
    <style:style style:name="T222" style:family="text">
      <style:text-properties fo:font-weight="bold" officeooo:rsid="01484e28" style:font-name-asian="Liberation Serif" style:font-weight-asian="bold" style:font-name-complex="Liberation Serif" style:font-weight-complex="bold"/>
    </style:style>
    <style:style style:name="T223" style:family="text">
      <style:text-properties fo:font-weight="bold" officeooo:rsid="01b3a6dd" style:font-name-asian="Liberation Serif" style:font-weight-asian="bold" style:font-name-complex="Liberation Serif" style:font-weight-complex="bold"/>
    </style:style>
    <style:style style:name="T224" style:family="text">
      <style:text-properties fo:font-weight="bold" officeooo:rsid="01d1b9df" style:font-name-asian="Liberation Serif" style:font-weight-asian="bold" style:font-name-complex="Liberation Serif" style:font-weight-complex="bold"/>
    </style:style>
    <style:style style:name="T225" style:family="text">
      <style:text-properties fo:font-weight="bold" officeooo:rsid="01daae1a" style:font-name-asian="Liberation Serif" style:font-weight-asian="bold" style:font-name-complex="Liberation Serif" style:font-weight-complex="bold"/>
    </style:style>
    <style:style style:name="T226" style:family="text">
      <style:text-properties fo:font-weight="bold" officeooo:rsid="023aad89" style:font-name-asian="Liberation Serif" style:font-weight-asian="bold" style:font-name-complex="Liberation Serif" style:font-weight-complex="bold"/>
    </style:style>
    <style:style style:name="T227" style:family="text">
      <style:text-properties fo:font-weight="bold" officeooo:rsid="0056f222" fo:background-color="transparent" loext:char-shading-value="0" style:font-weight-asian="bold" style:font-weight-complex="bold"/>
    </style:style>
    <style:style style:name="T228" style:family="text">
      <style:text-properties fo:font-weight="bold" officeooo:rsid="013b0198" fo:background-color="transparent" loext:char-shading-value="0" style:font-weight-asian="bold" style:font-weight-complex="bold"/>
    </style:style>
    <style:style style:name="T229" style:family="text">
      <style:text-properties style:font-name-asian="Liberation Serif" style:font-name-complex="Liberation Serif"/>
    </style:style>
    <style:style style:name="T230" style:family="text">
      <style:text-properties officeooo:rsid="004b8c21" style:font-name-asian="Liberation Serif" style:font-name-complex="Liberation Serif"/>
    </style:style>
    <style:style style:name="T231" style:family="text">
      <style:text-properties officeooo:rsid="00eb408b" style:font-name-asian="Liberation Serif" style:font-name-complex="Liberation Serif"/>
    </style:style>
    <style:style style:name="T232" style:family="text">
      <style:text-properties officeooo:rsid="00e95b06" style:font-name-asian="Liberation Serif" style:font-name-complex="Liberation Serif"/>
    </style:style>
    <style:style style:name="T233" style:family="text">
      <style:text-properties officeooo:rsid="0049f0d0" style:font-name-asian="Liberation Serif" style:font-name-complex="Liberation Serif"/>
    </style:style>
    <style:style style:name="T234" style:family="text">
      <style:text-properties officeooo:rsid="00ecda01" style:font-name-asian="Liberation Serif" style:font-name-complex="Liberation Serif"/>
    </style:style>
    <style:style style:name="T235" style:family="text">
      <style:text-properties officeooo:rsid="00f3469e" style:font-name-asian="Liberation Serif" style:font-name-complex="Liberation Serif"/>
    </style:style>
    <style:style style:name="T236" style:family="text">
      <style:text-properties officeooo:rsid="01370c95" style:font-name-asian="Liberation Serif" style:font-name-complex="Liberation Serif"/>
    </style:style>
    <style:style style:name="T237" style:family="text">
      <style:text-properties officeooo:rsid="01cf691f" style:font-name-asian="Liberation Serif" style:font-name-complex="Liberation Serif"/>
    </style:style>
    <style:style style:name="T238" style:family="text">
      <style:text-properties officeooo:rsid="023aad89" style:font-name-asian="Liberation Serif" style:font-name-complex="Liberation Serif"/>
    </style:style>
    <style:style style:name="T239" style:family="text">
      <style:text-properties officeooo:rsid="002744c2"/>
    </style:style>
    <style:style style:name="T240" style:family="text">
      <style:text-properties fo:font-style="italic" style:font-style-asian="italic" style:font-style-complex="italic"/>
    </style:style>
    <style:style style:name="T241" style:family="text">
      <style:text-properties fo:font-style="italic" officeooo:rsid="00998195" style:font-style-asian="italic" style:font-style-complex="italic"/>
    </style:style>
    <style:style style:name="T242" style:family="text">
      <style:text-properties fo:font-style="italic" officeooo:rsid="0099dbfb" style:font-style-asian="italic" style:font-style-complex="italic"/>
    </style:style>
    <style:style style:name="T243" style:family="text">
      <style:text-properties fo:font-style="italic" officeooo:rsid="003d738c" style:font-style-asian="italic" style:font-style-complex="italic"/>
    </style:style>
    <style:style style:name="T244" style:family="text">
      <style:text-properties fo:font-style="italic" officeooo:rsid="00b8c320" style:font-style-asian="italic" style:font-style-complex="italic"/>
    </style:style>
    <style:style style:name="T245" style:family="text">
      <style:text-properties fo:font-style="italic" officeooo:rsid="0127de9e" style:font-style-asian="italic" style:font-style-complex="italic"/>
    </style:style>
    <style:style style:name="T246" style:family="text">
      <style:text-properties fo:font-style="italic" officeooo:rsid="01057957" style:font-style-asian="italic" style:font-style-complex="italic"/>
    </style:style>
    <style:style style:name="T247" style:family="text">
      <style:text-properties fo:font-style="italic" officeooo:rsid="002744c2" style:font-style-asian="italic" style:font-style-complex="italic"/>
    </style:style>
    <style:style style:name="T248" style:family="text">
      <style:text-properties fo:font-style="italic" officeooo:rsid="00950ab4" style:font-style-asian="italic" style:font-style-complex="italic"/>
    </style:style>
    <style:style style:name="T249" style:family="text">
      <style:text-properties fo:font-style="italic" officeooo:rsid="01092ed6" style:font-style-asian="italic" style:font-style-complex="italic"/>
    </style:style>
    <style:style style:name="T250" style:family="text">
      <style:text-properties fo:font-style="italic" officeooo:rsid="00bc3440" style:font-style-asian="italic" style:font-style-complex="italic"/>
    </style:style>
    <style:style style:name="T251" style:family="text">
      <style:text-properties fo:font-style="italic" officeooo:rsid="00c90218" style:font-style-asian="italic" style:font-style-complex="italic"/>
    </style:style>
    <style:style style:name="T252" style:family="text">
      <style:text-properties fo:font-style="italic" officeooo:rsid="00b2d1f2" style:font-style-asian="italic" style:font-style-complex="italic"/>
    </style:style>
    <style:style style:name="T253" style:family="text">
      <style:text-properties fo:font-style="italic" officeooo:rsid="008171bb" style:font-style-asian="italic" style:font-style-complex="italic"/>
    </style:style>
    <style:style style:name="T254" style:family="text">
      <style:text-properties fo:font-style="italic" officeooo:rsid="004899b5" style:font-style-asian="italic" style:font-style-complex="italic"/>
    </style:style>
    <style:style style:name="T255" style:family="text">
      <style:text-properties fo:font-style="italic" officeooo:rsid="0049f0d0" style:font-style-asian="italic" style:font-style-complex="italic"/>
    </style:style>
    <style:style style:name="T256" style:family="text">
      <style:text-properties fo:font-style="italic" officeooo:rsid="009daf58" style:font-style-asian="italic" style:font-style-complex="italic"/>
    </style:style>
    <style:style style:name="T257" style:family="text">
      <style:text-properties fo:font-style="italic" officeooo:rsid="001bf8ed" style:font-style-asian="italic" style:font-style-complex="italic"/>
    </style:style>
    <style:style style:name="T258" style:family="text">
      <style:text-properties fo:font-style="italic" officeooo:rsid="00979f11" style:font-style-asian="italic" style:font-style-complex="italic"/>
    </style:style>
    <style:style style:name="T259" style:family="text">
      <style:text-properties fo:font-style="italic" officeooo:rsid="01069e1f" style:font-style-asian="italic" style:font-style-complex="italic"/>
    </style:style>
    <style:style style:name="T260" style:family="text">
      <style:text-properties fo:font-style="italic" officeooo:rsid="016f84bc" style:font-style-asian="italic" style:font-style-complex="italic"/>
    </style:style>
    <style:style style:name="T261" style:family="text">
      <style:text-properties fo:font-style="italic" officeooo:rsid="01716a52" style:font-style-asian="italic" style:font-style-complex="italic"/>
    </style:style>
    <style:style style:name="T262" style:family="text">
      <style:text-properties fo:font-style="italic" officeooo:rsid="0187071b" style:font-style-asian="italic" style:font-style-complex="italic"/>
    </style:style>
    <style:style style:name="T263" style:family="text">
      <style:text-properties fo:font-style="italic" officeooo:rsid="019dbce4" style:font-style-asian="italic" style:font-style-complex="italic"/>
    </style:style>
    <style:style style:name="T264" style:family="text">
      <style:text-properties fo:font-style="italic" officeooo:rsid="01baebbd" style:font-style-asian="italic" style:font-style-complex="italic"/>
    </style:style>
    <style:style style:name="T265" style:family="text">
      <style:text-properties fo:font-style="italic" officeooo:rsid="01c9b26b" style:font-style-asian="italic" style:font-style-complex="italic"/>
    </style:style>
    <style:style style:name="T266" style:family="text">
      <style:text-properties fo:font-style="italic" officeooo:rsid="01f32ab2" style:font-style-asian="italic" style:font-style-complex="italic"/>
    </style:style>
    <style:style style:name="T267" style:family="text">
      <style:text-properties fo:font-style="italic" officeooo:rsid="0206a7e1" style:font-style-asian="italic" style:font-style-complex="italic"/>
    </style:style>
    <style:style style:name="T268" style:family="text">
      <style:text-properties fo:font-style="italic" officeooo:rsid="02139c73" style:font-style-asian="italic" style:font-style-complex="italic"/>
    </style:style>
    <style:style style:name="T269" style:family="text">
      <style:text-properties fo:font-style="italic" officeooo:rsid="02177bc7" style:font-style-asian="italic" style:font-style-complex="italic"/>
    </style:style>
    <style:style style:name="T270" style:family="text">
      <style:text-properties fo:font-style="italic" officeooo:rsid="01e26b41" style:font-style-asian="italic" style:font-style-complex="italic"/>
    </style:style>
    <style:style style:name="T271" style:family="text">
      <style:text-properties fo:font-style="italic" officeooo:rsid="0242ec01" style:font-style-asian="italic" style:font-style-complex="italic"/>
    </style:style>
    <style:style style:name="T272" style:family="text">
      <style:text-properties fo:font-style="italic" officeooo:rsid="022e9663" style:font-style-asian="italic" style:font-style-complex="italic"/>
    </style:style>
    <style:style style:name="T273" style:family="text">
      <style:text-properties fo:font-style="italic" officeooo:rsid="025cf4cf" style:font-style-asian="italic" style:font-style-complex="italic"/>
    </style:style>
    <style:style style:name="T274" style:family="text">
      <style:text-properties fo:font-style="italic" officeooo:rsid="026576d3" style:font-style-asian="italic" style:font-style-complex="italic"/>
    </style:style>
    <style:style style:name="T275" style:family="text">
      <style:text-properties fo:font-style="italic" officeooo:rsid="0268b675" style:font-style-asian="italic" style:font-style-complex="italic"/>
    </style:style>
    <style:style style:name="T276" style:family="text">
      <style:text-properties fo:font-style="italic" fo:font-weight="bold" style:font-style-asian="italic" style:font-weight-asian="bold" style:font-style-complex="italic" style:font-weight-complex="bold"/>
    </style:style>
    <style:style style:name="T277" style:family="text">
      <style:text-properties fo:font-style="italic" fo:font-weight="bold" officeooo:rsid="0099dbfb" style:font-style-asian="italic" style:font-weight-asian="bold" style:font-style-complex="italic" style:font-weight-complex="bold"/>
    </style:style>
    <style:style style:name="T278" style:family="text">
      <style:text-properties fo:font-style="italic" officeooo:rsid="01057957" style:font-name-asian="Liberation Serif" style:font-style-asian="italic" style:font-name-complex="Liberation Serif" style:font-style-complex="italic"/>
    </style:style>
    <style:style style:name="T279" style:family="text">
      <style:text-properties fo:font-style="italic" officeooo:rsid="0049f0d0" style:font-name-asian="Liberation Serif" style:font-style-asian="italic" style:font-name-complex="Liberation Serif" style:font-style-complex="italic"/>
    </style:style>
    <style:style style:name="T280" style:family="text">
      <style:text-properties fo:font-style="italic" fo:background-color="transparent" loext:char-shading-value="0" style:font-style-asian="italic" style:font-style-complex="italic"/>
    </style:style>
    <style:style style:name="T281" style:family="text">
      <style:text-properties fo:font-style="italic" fo:font-weight="normal" style:font-style-asian="italic" style:font-weight-asian="normal" style:font-style-complex="italic" style:font-weight-complex="normal"/>
    </style:style>
    <style:style style:name="T282" style:family="text">
      <style:text-properties fo:font-style="italic" fo:font-weight="normal" officeooo:rsid="00e612a4" style:font-style-asian="italic" style:font-weight-asian="normal" style:font-style-complex="italic" style:font-weight-complex="normal"/>
    </style:style>
    <style:style style:name="T283" style:family="text">
      <style:text-properties fo:font-style="italic" fo:font-weight="normal" officeooo:rsid="01833793" style:font-style-asian="italic" style:font-weight-asian="normal" style:font-style-complex="italic" style:font-weight-complex="normal"/>
    </style:style>
    <style:style style:name="T284" style:family="text">
      <style:text-properties fo:font-style="italic" fo:font-weight="normal" officeooo:rsid="0187071b" style:font-style-asian="italic" style:font-weight-asian="normal" style:font-style-complex="italic" style:font-weight-complex="normal"/>
    </style:style>
    <style:style style:name="T285" style:family="text">
      <style:text-properties fo:font-style="italic" fo:font-weight="normal" officeooo:rsid="018908b1" style:font-style-asian="italic" style:font-weight-asian="normal" style:font-style-complex="italic" style:font-weight-complex="normal"/>
    </style:style>
    <style:style style:name="T286" style:family="text">
      <style:text-properties fo:font-style="italic" fo:font-weight="normal" officeooo:rsid="0049f0d0" style:font-style-asian="italic" style:font-weight-asian="normal" style:font-style-complex="italic" style:font-weight-complex="normal"/>
    </style:style>
    <style:style style:name="T287" style:family="text">
      <style:text-properties fo:font-style="italic" fo:font-weight="normal" officeooo:rsid="0099dbfb" style:font-style-asian="italic" style:font-weight-asian="normal" style:font-style-complex="italic" style:font-weight-complex="normal"/>
    </style:style>
    <style:style style:name="T288" style:family="text">
      <style:text-properties fo:font-style="italic" fo:font-weight="normal" officeooo:rsid="022994b7" style:font-style-asian="italic" style:font-weight-asian="normal" style:font-style-complex="italic" style:font-weight-complex="normal"/>
    </style:style>
    <style:style style:name="T289" style:family="text">
      <style:text-properties fo:font-style="italic" fo:font-weight="normal" officeooo:rsid="023d384a" style:font-style-asian="italic" style:font-weight-asian="normal" style:font-style-complex="italic" style:font-weight-complex="normal"/>
    </style:style>
    <style:style style:name="T290" style:family="text">
      <style:text-properties fo:font-style="italic" fo:font-weight="normal" officeooo:rsid="0242ec01" style:font-style-asian="italic" style:font-weight-asian="normal" style:font-style-complex="italic" style:font-weight-complex="normal"/>
    </style:style>
    <style:style style:name="T291" style:family="text">
      <style:text-properties fo:font-style="italic" fo:font-weight="normal" officeooo:rsid="024be434" style:font-style-asian="italic" style:font-weight-asian="normal" style:font-style-complex="italic" style:font-weight-complex="normal"/>
    </style:style>
    <style:style style:name="T292" style:family="text">
      <style:text-properties fo:font-style="italic" fo:font-weight="normal" officeooo:rsid="022e9663" style:font-style-asian="italic" style:font-weight-asian="normal" style:font-style-complex="italic" style:font-weight-complex="normal"/>
    </style:style>
    <style:style style:name="T293" style:family="text">
      <style:text-properties fo:font-style="italic" fo:font-weight="normal" officeooo:rsid="023c0c3e" style:font-style-asian="italic" style:font-weight-asian="normal" style:font-style-complex="italic" style:font-weight-complex="normal"/>
    </style:style>
    <style:style style:name="T294" style:family="text">
      <style:text-properties fo:font-style="italic" fo:font-weight="normal" officeooo:rsid="025263c1" style:font-style-asian="italic" style:font-weight-asian="normal" style:font-style-complex="italic" style:font-weight-complex="normal"/>
    </style:style>
    <style:style style:name="T295" style:family="text">
      <style:text-properties fo:background-color="transparent" loext:char-shading-value="0"/>
    </style:style>
    <style:style style:name="T296" style:family="text">
      <style:text-properties officeooo:rsid="01509c21" fo:background-color="transparent" loext:char-shading-value="0"/>
    </style:style>
    <style:style style:name="T297" style:family="text">
      <style:text-properties officeooo:rsid="01aa4698" fo:background-color="transparent" loext:char-shading-value="0"/>
    </style:style>
    <style:style style:name="T298" style:family="text">
      <style:text-properties officeooo:rsid="01a8fcb5" fo:background-color="transparent" loext:char-shading-value="0"/>
    </style:style>
    <style:style style:name="T299" style:family="text">
      <style:text-properties officeooo:rsid="00cce3c0" fo:background-color="transparent" loext:char-shading-value="0"/>
    </style:style>
    <style:style style:name="T300" style:family="text">
      <style:text-properties officeooo:rsid="01a986d1" fo:background-color="transparent" loext:char-shading-value="0"/>
    </style:style>
    <style:style style:name="T301" style:family="text">
      <style:text-properties fo:background-color="transparent" loext:char-shading-value="0" style:font-name-asian="Liberation Serif" style:font-name-complex="Liberation Serif"/>
    </style:style>
    <style:style style:name="T302" style:family="text">
      <style:text-properties officeooo:rsid="002680b2" fo:background-color="transparent" loext:char-shading-value="0"/>
    </style:style>
    <style:style style:name="T303" style:family="text">
      <style:text-properties officeooo:rsid="0209294d" fo:background-color="transparent" loext:char-shading-value="0"/>
    </style:style>
    <style:style style:name="T304" style:family="text">
      <style:text-properties officeooo:rsid="01509c21"/>
    </style:style>
    <style:style style:name="T305" style:family="text">
      <style:text-properties officeooo:rsid="01aa4698"/>
    </style:style>
    <style:style style:name="T306" style:family="text">
      <style:text-properties officeooo:rsid="003d738c"/>
    </style:style>
    <style:style style:name="T307" style:family="text">
      <style:text-properties fo:background-color="#ffffff" loext:char-shading-value="0"/>
    </style:style>
    <style:style style:name="T308" style:family="text">
      <style:text-properties officeooo:rsid="01e41c08" fo:background-color="#ffffff" loext:char-shading-value="0"/>
    </style:style>
    <style:style style:name="T309" style:family="text">
      <style:text-properties officeooo:rsid="01e51e86" fo:background-color="#ffffff" loext:char-shading-value="0"/>
    </style:style>
    <style:style style:name="T310" style:family="text">
      <style:text-properties officeooo:rsid="0046a6e9" fo:background-color="#ffffff" loext:char-shading-value="0"/>
    </style:style>
    <style:style style:name="T311" style:family="text">
      <style:text-properties officeooo:rsid="01e41c08"/>
    </style:style>
    <style:style style:name="T312" style:family="text">
      <style:text-properties officeooo:rsid="00b7825f"/>
    </style:style>
    <style:style style:name="T313" style:family="text">
      <style:text-properties officeooo:rsid="00b8c320"/>
    </style:style>
    <style:style style:name="T314" style:family="text">
      <style:text-properties officeooo:rsid="00ca6b4e"/>
    </style:style>
    <style:style style:name="T315" style:family="text">
      <style:text-properties officeooo:rsid="01833793"/>
    </style:style>
    <style:style style:name="T316" style:family="text">
      <style:text-properties fo:font-weight="normal" style:font-weight-asian="normal" style:font-weight-complex="normal"/>
    </style:style>
    <style:style style:name="T317" style:family="text">
      <style:text-properties fo:font-weight="normal" officeooo:rsid="01833793" style:font-weight-asian="normal" style:font-weight-complex="normal"/>
    </style:style>
    <style:style style:name="T318" style:family="text">
      <style:text-properties fo:font-weight="normal" officeooo:rsid="00e612a4" style:font-weight-asian="normal" style:font-weight-complex="normal"/>
    </style:style>
    <style:style style:name="T319" style:family="text">
      <style:text-properties fo:font-weight="normal" officeooo:rsid="00e657a2" style:font-weight-asian="normal" style:font-weight-complex="normal"/>
    </style:style>
    <style:style style:name="T320" style:family="text">
      <style:text-properties fo:font-weight="normal" officeooo:rsid="0119ff8e" style:font-weight-asian="normal" style:font-weight-complex="normal"/>
    </style:style>
    <style:style style:name="T321" style:family="text">
      <style:text-properties fo:font-weight="normal" officeooo:rsid="0143b9d1" style:font-weight-asian="normal" style:font-weight-complex="normal"/>
    </style:style>
    <style:style style:name="T322" style:family="text">
      <style:text-properties fo:font-weight="normal" officeooo:rsid="01b9f858" style:font-weight-asian="normal" style:font-weight-complex="normal"/>
    </style:style>
    <style:style style:name="T323" style:family="text">
      <style:text-properties fo:font-weight="normal" officeooo:rsid="01d39c4e" style:font-weight-asian="normal" style:font-weight-complex="normal"/>
    </style:style>
    <style:style style:name="T324" style:family="text">
      <style:text-properties fo:font-weight="normal" officeooo:rsid="01d1b9df" style:font-weight-asian="normal" style:font-weight-complex="normal"/>
    </style:style>
    <style:style style:name="T325" style:family="text">
      <style:text-properties fo:font-weight="normal" officeooo:rsid="01f4f5a8" style:font-weight-asian="normal" style:font-weight-complex="normal"/>
    </style:style>
    <style:style style:name="T326" style:family="text">
      <style:text-properties fo:font-weight="normal" officeooo:rsid="0218d97a" style:font-weight-asian="normal" style:font-weight-complex="normal"/>
    </style:style>
    <style:style style:name="T327" style:family="text">
      <style:text-properties fo:font-weight="normal" officeooo:rsid="022e9663" style:font-weight-asian="normal" style:font-weight-complex="normal"/>
    </style:style>
    <style:style style:name="T328" style:family="text">
      <style:text-properties fo:font-weight="normal" officeooo:rsid="022e4603" style:font-weight-asian="normal" style:font-weight-complex="normal"/>
    </style:style>
    <style:style style:name="T329" style:family="text">
      <style:text-properties fo:font-weight="normal" officeooo:rsid="02317495" style:font-weight-asian="normal" style:font-weight-complex="normal"/>
    </style:style>
    <style:style style:name="T330" style:family="text">
      <style:text-properties fo:font-weight="normal" officeooo:rsid="0235fb60" style:font-weight-asian="normal" style:font-weight-complex="normal"/>
    </style:style>
    <style:style style:name="T331" style:family="text">
      <style:text-properties fo:font-weight="normal" officeooo:rsid="0237e364" style:font-weight-asian="normal" style:font-weight-complex="normal"/>
    </style:style>
    <style:style style:name="T332" style:family="text">
      <style:text-properties fo:font-weight="normal" officeooo:rsid="023c0c3e" style:font-weight-asian="normal" style:font-weight-complex="normal"/>
    </style:style>
    <style:style style:name="T333" style:family="text">
      <style:text-properties fo:font-weight="normal" officeooo:rsid="023d384a" style:font-weight-asian="normal" style:font-weight-complex="normal"/>
    </style:style>
    <style:style style:name="T334" style:family="text">
      <style:text-properties fo:font-weight="normal" officeooo:rsid="023d40db" style:font-weight-asian="normal" style:font-weight-complex="normal"/>
    </style:style>
    <style:style style:name="T335" style:family="text">
      <style:text-properties fo:font-weight="normal" officeooo:rsid="023e1445" style:font-weight-asian="normal" style:font-weight-complex="normal"/>
    </style:style>
    <style:style style:name="T336" style:family="text">
      <style:text-properties fo:font-weight="normal" officeooo:rsid="0240ef84" style:font-weight-asian="normal" style:font-weight-complex="normal"/>
    </style:style>
    <style:style style:name="T337" style:family="text">
      <style:text-properties fo:font-weight="normal" officeooo:rsid="02414bff" style:font-weight-asian="normal" style:font-weight-complex="normal"/>
    </style:style>
    <style:style style:name="T338" style:family="text">
      <style:text-properties fo:font-weight="normal" officeooo:rsid="02466663" style:font-weight-asian="normal" style:font-weight-complex="normal"/>
    </style:style>
    <style:style style:name="T339" style:family="text">
      <style:text-properties fo:font-weight="normal" officeooo:rsid="0239a2f2" style:font-weight-asian="normal" style:font-weight-complex="normal"/>
    </style:style>
    <style:style style:name="T340" style:family="text">
      <style:text-properties fo:font-weight="normal" style:font-name-asian="Liberation Serif" style:font-weight-asian="normal" style:font-name-complex="Liberation Serif" style:font-weight-complex="normal"/>
    </style:style>
    <style:style style:name="T341" style:family="text">
      <style:text-properties fo:font-weight="normal" officeooo:rsid="01833793" style:font-name-asian="Liberation Serif" style:font-weight-asian="normal" style:font-name-complex="Liberation Serif" style:font-weight-complex="normal"/>
    </style:style>
    <style:style style:name="T342" style:family="text">
      <style:text-properties fo:font-weight="normal" officeooo:rsid="01d1b9df" style:font-name-asian="Liberation Serif" style:font-weight-asian="normal" style:font-name-complex="Liberation Serif" style:font-weight-complex="normal"/>
    </style:style>
    <style:style style:name="T343" style:family="text">
      <style:text-properties fo:font-weight="normal" officeooo:rsid="0256da6e" style:font-name-asian="Liberation Serif" style:font-weight-asian="normal" style:font-name-complex="Liberation Serif" style:font-weight-complex="normal"/>
    </style:style>
    <style:style style:name="T344" style:family="text">
      <style:text-properties officeooo:rsid="009daf58"/>
    </style:style>
    <style:style style:name="T345" style:family="text">
      <style:text-properties officeooo:rsid="01f8bd34"/>
    </style:style>
    <style:style style:name="T346" style:family="text">
      <style:text-properties officeooo:rsid="01957af7"/>
    </style:style>
    <style:style style:name="T347" style:family="text">
      <style:text-properties officeooo:rsid="00303b76"/>
    </style:style>
    <style:style style:name="T348" style:family="text">
      <style:text-properties officeooo:rsid="003a69c0"/>
    </style:style>
    <style:style style:name="T349" style:family="text">
      <style:text-properties fo:color="#000000" fo:font-weight="normal" fo:background-color="#ffffff" loext:char-shading-value="0" style:font-weight-asian="normal" style:font-weight-complex="normal"/>
    </style:style>
    <style:style style:name="T350" style:family="text">
      <style:text-properties fo:color="#000000" fo:font-weight="normal" style:font-weight-asian="normal" style:font-weight-complex="normal"/>
    </style:style>
    <style:style style:name="T351" style:family="text">
      <style:text-properties fo:color="#000000" fo:font-weight="normal" officeooo:rsid="00c44cad" style:font-weight-asian="normal" style:font-weight-complex="normal"/>
    </style:style>
    <style:style style:name="T352" style:family="text">
      <style:text-properties fo:color="#000000" fo:font-weight="bold" style:font-weight-asian="bold"/>
    </style:style>
    <style:style style:name="T353" style:family="text">
      <style:text-properties fo:color="#000000" fo:font-style="italic" fo:font-weight="normal" style:font-style-asian="italic" style:font-weight-asian="normal" style:font-style-complex="italic" style:font-weight-complex="normal"/>
    </style:style>
    <style:style style:name="T354" style:family="text">
      <style:text-properties fo:color="#000000" fo:language="en" fo:country="US" fo:font-style="italic" fo:font-weight="normal" officeooo:rsid="009daf58" style:font-style-asian="italic" style:font-weight-asian="normal" style:font-style-complex="italic" style:font-weight-complex="normal"/>
    </style:style>
    <style:style style:name="T355" style:family="text">
      <style:text-properties fo:color="#000000" fo:language="en" fo:country="US" fo:font-style="italic" fo:font-weight="normal" officeooo:rsid="0249cff9" style:font-style-asian="italic" style:font-weight-asian="normal" style:font-style-complex="italic" style:font-weight-complex="normal"/>
    </style:style>
    <style:style style:name="T356" style:family="text">
      <style:text-properties fo:color="#000000" fo:language="en" fo:country="US" fo:font-style="italic" fo:font-weight="normal" officeooo:rsid="026576d3" style:font-style-asian="italic" style:font-weight-asian="normal" style:font-style-complex="italic" style:font-weight-complex="normal"/>
    </style:style>
    <style:style style:name="T357" style:family="text">
      <style:text-properties fo:color="#000000" fo:language="en" fo:country="US" fo:font-style="normal" fo:font-weight="normal" officeooo:rsid="026576d3" style:font-style-asian="normal" style:font-weight-asian="normal" style:font-style-complex="normal" style:font-weight-complex="normal"/>
    </style:style>
    <style:style style:name="T358" style:family="text">
      <style:text-properties officeooo:rsid="001b6856"/>
    </style:style>
    <style:style style:name="T359" style:family="text">
      <style:text-properties officeooo:rsid="001bf8ed"/>
    </style:style>
    <style:style style:name="T360" style:family="text">
      <style:text-properties officeooo:rsid="001ca85c"/>
    </style:style>
    <style:style style:name="T361" style:family="text">
      <style:text-properties officeooo:rsid="0018d62d"/>
    </style:style>
    <style:style style:name="T362" style:family="text">
      <style:text-properties officeooo:rsid="001f2918"/>
    </style:style>
    <style:style style:name="T363" style:family="text">
      <style:text-properties officeooo:rsid="00251aa4"/>
    </style:style>
    <style:style style:name="T364" style:family="text">
      <style:text-properties officeooo:rsid="00260753"/>
    </style:style>
    <style:style style:name="T365" style:family="text">
      <style:text-properties officeooo:rsid="002a0afb"/>
    </style:style>
    <style:style style:name="T366" style:family="text">
      <style:text-properties officeooo:rsid="002b9647"/>
    </style:style>
    <style:style style:name="T367" style:family="text">
      <style:text-properties officeooo:rsid="002d8224"/>
    </style:style>
    <style:style style:name="T368" style:family="text">
      <style:text-properties officeooo:rsid="0031deaa"/>
    </style:style>
    <style:style style:name="T369" style:family="text">
      <style:text-properties officeooo:rsid="00347888"/>
    </style:style>
    <style:style style:name="T370" style:family="text">
      <style:text-properties officeooo:rsid="00381c73"/>
    </style:style>
    <style:style style:name="T371" style:family="text">
      <style:text-properties officeooo:rsid="00445c58"/>
    </style:style>
    <style:style style:name="T372" style:family="text">
      <style:text-properties officeooo:rsid="004616cb"/>
    </style:style>
    <style:style style:name="T373" style:family="text">
      <style:text-properties officeooo:rsid="0046a6e9"/>
    </style:style>
    <style:style style:name="T374" style:family="text">
      <style:text-properties officeooo:rsid="004899b5"/>
    </style:style>
    <style:style style:name="T375" style:family="text">
      <style:text-properties officeooo:rsid="0049f0d0"/>
    </style:style>
    <style:style style:name="T376" style:family="text">
      <style:text-properties officeooo:rsid="004b8c21"/>
    </style:style>
    <style:style style:name="T377" style:family="text">
      <style:text-properties officeooo:rsid="00515433"/>
    </style:style>
    <style:style style:name="T378" style:family="text">
      <style:text-properties officeooo:rsid="00548fdf"/>
    </style:style>
    <style:style style:name="T379" style:family="text">
      <style:text-properties officeooo:rsid="0067fb71"/>
    </style:style>
    <style:style style:name="T380" style:family="text">
      <style:text-properties officeooo:rsid="006af918"/>
    </style:style>
    <style:style style:name="T381" style:family="text">
      <style:text-properties officeooo:rsid="003c196a"/>
    </style:style>
    <style:style style:name="T382" style:family="text">
      <style:text-properties officeooo:rsid="007ecd16"/>
    </style:style>
    <style:style style:name="T383" style:family="text">
      <style:text-properties officeooo:rsid="0088153c"/>
    </style:style>
    <style:style style:name="T384" style:family="text">
      <style:text-properties officeooo:rsid="00578d1e"/>
    </style:style>
    <style:style style:name="T385" style:family="text">
      <style:text-properties officeooo:rsid="00880cad"/>
    </style:style>
    <style:style style:name="T386" style:family="text">
      <style:text-properties officeooo:rsid="0093e3aa"/>
    </style:style>
    <style:style style:name="T387" style:family="text">
      <style:text-properties officeooo:rsid="00998195"/>
    </style:style>
    <style:style style:name="T388" style:family="text">
      <style:text-properties officeooo:rsid="0099dbfb"/>
    </style:style>
    <style:style style:name="T389" style:family="text">
      <style:text-properties officeooo:rsid="009bca12"/>
    </style:style>
    <style:style style:name="T390" style:family="text">
      <style:text-properties officeooo:rsid="00a88a23"/>
    </style:style>
    <style:style style:name="T391" style:family="text">
      <style:text-properties officeooo:rsid="00aceaef"/>
    </style:style>
    <style:style style:name="T392" style:family="text">
      <style:text-properties officeooo:rsid="00aa7280"/>
    </style:style>
    <style:style style:name="T393" style:family="text">
      <style:text-properties fo:font-style="normal" style:font-style-asian="normal" style:font-style-complex="normal"/>
    </style:style>
    <style:style style:name="T394" style:family="text">
      <style:text-properties fo:font-style="normal" officeooo:rsid="007b1736" style:font-style-asian="normal" style:font-style-complex="normal"/>
    </style:style>
    <style:style style:name="T395" style:family="text">
      <style:text-properties fo:font-style="normal" officeooo:rsid="01aec5f1" style:font-style-asian="normal" style:font-style-complex="normal"/>
    </style:style>
    <style:style style:name="T396" style:family="text">
      <style:text-properties fo:font-style="normal" officeooo:rsid="01f72694" style:font-style-asian="normal" style:font-style-complex="normal"/>
    </style:style>
    <style:style style:name="T397" style:family="text">
      <style:text-properties fo:font-style="normal" officeooo:rsid="022994b7" style:font-style-asian="normal" style:font-style-complex="normal"/>
    </style:style>
    <style:style style:name="T398" style:family="text">
      <style:text-properties fo:font-style="normal" officeooo:rsid="025cf4cf" style:font-style-asian="normal" style:font-style-complex="normal"/>
    </style:style>
    <style:style style:name="T399" style:family="text">
      <style:text-properties fo:font-style="normal" officeooo:rsid="025eabe3" style:font-style-asian="normal" style:font-style-complex="normal"/>
    </style:style>
    <style:style style:name="T400" style:family="text">
      <style:text-properties fo:font-style="normal" officeooo:rsid="009daf58" style:font-style-asian="normal" style:font-style-complex="normal"/>
    </style:style>
    <style:style style:name="T401" style:family="text">
      <style:text-properties fo:font-style="normal" officeooo:rsid="0237a5a7" style:font-style-asian="normal" style:font-style-complex="normal"/>
    </style:style>
    <style:style style:name="T402" style:family="text">
      <style:text-properties fo:font-style="normal" officeooo:rsid="026576d3" style:font-style-asian="normal" style:font-style-complex="normal"/>
    </style:style>
    <style:style style:name="T403" style:family="text">
      <style:text-properties fo:font-style="normal" fo:font-weight="bold" style:font-style-asian="normal" style:font-weight-asian="bold" style:font-style-complex="normal" style:font-weight-complex="bold"/>
    </style:style>
    <style:style style:name="T404" style:family="text">
      <style:text-properties fo:font-style="normal" fo:font-weight="bold" officeooo:rsid="01aec5f1" style:font-style-asian="normal" style:font-weight-asian="bold" style:font-style-complex="normal" style:font-weight-complex="bold"/>
    </style:style>
    <style:style style:name="T405" style:family="text">
      <style:text-properties fo:font-style="normal" fo:font-weight="bold" officeooo:rsid="020b3aa9" style:font-style-asian="normal" style:font-weight-asian="bold" style:font-style-complex="normal" style:font-weight-complex="bold"/>
    </style:style>
    <style:style style:name="T406" style:family="text">
      <style:text-properties fo:font-style="normal" fo:font-weight="bold" officeooo:rsid="0237e364" style:font-style-asian="normal" style:font-weight-asian="bold" style:font-style-complex="normal" style:font-weight-complex="bold"/>
    </style:style>
    <style:style style:name="T407" style:family="text">
      <style:text-properties fo:font-style="normal" fo:font-weight="bold" style:font-name-asian="Liberation Serif" style:font-style-asian="normal" style:font-weight-asian="bold" style:font-name-complex="Liberation Serif" style:font-style-complex="normal" style:font-weight-complex="bold"/>
    </style:style>
    <style:style style:name="T408" style:family="text">
      <style:text-properties fo:font-style="normal" fo:font-weight="bold" officeooo:rsid="01484e28" style:font-name-asian="Liberation Serif" style:font-style-asian="normal" style:font-weight-asian="bold" style:font-name-complex="Liberation Serif" style:font-style-complex="normal" style:font-weight-complex="bold"/>
    </style:style>
    <style:style style:name="T409" style:family="text">
      <style:text-properties fo:font-style="normal" fo:font-weight="bold" officeooo:rsid="0237a5a7" style:font-name-asian="Liberation Serif" style:font-style-asian="normal" style:font-weight-asian="bold" style:font-name-complex="Liberation Serif" style:font-style-complex="normal" style:font-weight-complex="bold"/>
    </style:style>
    <style:style style:name="T410" style:family="text">
      <style:text-properties fo:font-style="normal" fo:font-weight="bold" officeooo:rsid="023aad89" style:font-name-asian="Liberation Serif" style:font-style-asian="normal" style:font-weight-asian="bold" style:font-name-complex="Liberation Serif" style:font-style-complex="normal" style:font-weight-complex="bold"/>
    </style:style>
    <style:style style:name="T411" style:family="text">
      <style:text-properties fo:font-style="normal" fo:font-weight="normal" style:font-style-asian="normal" style:font-weight-asian="normal" style:font-style-complex="normal" style:font-weight-complex="normal"/>
    </style:style>
    <style:style style:name="T412" style:family="text">
      <style:text-properties fo:font-style="normal" fo:font-weight="normal" officeooo:rsid="0143b9d1" style:font-style-asian="normal" style:font-weight-asian="normal" style:font-style-complex="normal" style:font-weight-complex="normal"/>
    </style:style>
    <style:style style:name="T413" style:family="text">
      <style:text-properties fo:font-style="normal" fo:font-weight="normal" officeooo:rsid="0187071b" style:font-style-asian="normal" style:font-weight-asian="normal" style:font-style-complex="normal" style:font-weight-complex="normal"/>
    </style:style>
    <style:style style:name="T414" style:family="text">
      <style:text-properties fo:font-style="normal" fo:font-weight="normal" officeooo:rsid="009daf58" style:font-style-asian="normal" style:font-weight-asian="normal" style:font-style-complex="normal" style:font-weight-complex="normal"/>
    </style:style>
    <style:style style:name="T415" style:family="text">
      <style:text-properties fo:font-style="normal" fo:font-weight="normal" officeooo:rsid="0188e7c4" style:font-style-asian="normal" style:font-weight-asian="normal" style:font-style-complex="normal" style:font-weight-complex="normal"/>
    </style:style>
    <style:style style:name="T416" style:family="text">
      <style:text-properties fo:font-style="normal" fo:font-weight="normal" officeooo:rsid="018908b1" style:font-style-asian="normal" style:font-weight-asian="normal" style:font-style-complex="normal" style:font-weight-complex="normal"/>
    </style:style>
    <style:style style:name="T417" style:family="text">
      <style:text-properties fo:font-style="normal" fo:font-weight="normal" officeooo:rsid="022994b7" style:font-style-asian="normal" style:font-weight-asian="normal" style:font-style-complex="normal" style:font-weight-complex="normal"/>
    </style:style>
    <style:style style:name="T418" style:family="text">
      <style:text-properties fo:font-style="normal" officeooo:rsid="00e95b06" style:font-name-asian="Liberation Serif" style:font-style-asian="normal" style:font-name-complex="Liberation Serif" style:font-style-complex="normal"/>
    </style:style>
    <style:style style:name="T419" style:family="text">
      <style:text-properties fo:font-style="normal" officeooo:rsid="01658bd9" style:font-name-asian="Liberation Serif" style:font-style-asian="normal" style:font-name-complex="Liberation Serif" style:font-style-complex="normal"/>
    </style:style>
    <style:style style:name="T420" style:family="text">
      <style:text-properties fo:font-style="normal" officeooo:rsid="0049f0d0" style:font-name-asian="Liberation Serif" style:font-style-asian="normal" style:font-name-complex="Liberation Serif" style:font-style-complex="normal"/>
    </style:style>
    <style:style style:name="T421" style:family="text">
      <style:text-properties fo:font-style="normal" officeooo:rsid="01a8fcb5" fo:background-color="transparent" loext:char-shading-value="0" style:font-style-asian="normal" style:font-style-complex="normal"/>
    </style:style>
    <style:style style:name="T422" style:family="text">
      <style:text-properties fo:font-style="normal" officeooo:rsid="01a986d1" fo:background-color="transparent" loext:char-shading-value="0" style:font-style-asian="normal" style:font-style-complex="normal"/>
    </style:style>
    <style:style style:name="T423" style:family="text">
      <style:text-properties officeooo:rsid="00b0771c"/>
    </style:style>
    <style:style style:name="T424" style:family="text">
      <style:text-properties officeooo:rsid="00b2d1f2"/>
    </style:style>
    <style:style style:name="T425" style:family="text">
      <style:text-properties style:text-underline-style="solid" style:text-underline-width="auto" style:text-underline-color="font-color" officeooo:rsid="00b8c320"/>
    </style:style>
    <style:style style:name="T426" style:family="text">
      <style:text-properties officeooo:rsid="00bc3440"/>
    </style:style>
    <style:style style:name="T427" style:family="text">
      <style:text-properties officeooo:rsid="00c2d727"/>
    </style:style>
    <style:style style:name="T428" style:family="text">
      <style:text-properties officeooo:rsid="00cabcd2"/>
    </style:style>
    <style:style style:name="T429" style:family="text">
      <style:text-properties officeooo:rsid="00cce3c0"/>
    </style:style>
    <style:style style:name="T430" style:family="text">
      <style:text-properties officeooo:rsid="00cdecdf"/>
    </style:style>
    <style:style style:name="T431" style:family="text">
      <style:text-properties officeooo:rsid="00d6cac0"/>
    </style:style>
    <style:style style:name="T432" style:family="text">
      <style:text-properties officeooo:rsid="00dee6dc"/>
    </style:style>
    <style:style style:name="T433" style:family="text">
      <style:text-properties officeooo:rsid="00e6bbf1"/>
    </style:style>
    <style:style style:name="T434" style:family="text">
      <style:text-properties fo:font-size="18pt" fo:font-weight="bold" style:font-size-asian="18pt" style:font-weight-asian="bold" style:font-size-complex="18pt" style:font-weight-complex="bold"/>
    </style:style>
    <style:style style:name="T435" style:family="text">
      <style:text-properties officeooo:rsid="00ff9f86"/>
    </style:style>
    <style:style style:name="T436" style:family="text">
      <style:text-properties officeooo:rsid="00e612a4"/>
    </style:style>
    <style:style style:name="T437" style:family="text">
      <style:text-properties officeooo:rsid="010ca4fb"/>
    </style:style>
    <style:style style:name="T438" style:family="text">
      <style:text-properties officeooo:rsid="0110a355"/>
    </style:style>
    <style:style style:name="T439" style:family="text">
      <style:text-properties officeooo:rsid="01161bad"/>
    </style:style>
    <style:style style:name="T440" style:family="text">
      <style:text-properties officeooo:rsid="0119ff8e"/>
    </style:style>
    <style:style style:name="T441" style:family="text">
      <style:text-properties officeooo:rsid="011c1822"/>
    </style:style>
    <style:style style:name="T442" style:family="text">
      <style:text-properties officeooo:rsid="011f0984"/>
    </style:style>
    <style:style style:name="T443" style:family="text">
      <style:text-properties officeooo:rsid="01222709"/>
    </style:style>
    <style:style style:name="T444" style:family="text">
      <style:text-properties officeooo:rsid="001d909f"/>
    </style:style>
    <style:style style:name="T445" style:family="text">
      <style:text-properties officeooo:rsid="00275192"/>
    </style:style>
    <style:style style:name="T446" style:family="text">
      <style:text-properties officeooo:rsid="0027f8f1"/>
    </style:style>
    <style:style style:name="T447" style:family="text">
      <style:text-properties officeooo:rsid="003f57c1"/>
    </style:style>
    <style:style style:name="T448" style:family="text">
      <style:text-properties officeooo:rsid="004159f9"/>
    </style:style>
    <style:style style:name="T449" style:family="text">
      <style:text-properties officeooo:rsid="012fa634"/>
    </style:style>
    <style:style style:name="T450" style:family="text">
      <style:text-properties officeooo:rsid="013385b6"/>
    </style:style>
    <style:style style:name="T451" style:family="text">
      <style:text-properties officeooo:rsid="01370c95"/>
    </style:style>
    <style:style style:name="T452" style:family="text">
      <style:text-properties officeooo:rsid="013b6d30"/>
    </style:style>
    <style:style style:name="T453" style:family="text">
      <style:text-properties officeooo:rsid="0143b9d1"/>
    </style:style>
    <style:style style:name="T454" style:family="text">
      <style:text-properties style:font-weight-complex="bold"/>
    </style:style>
    <style:style style:name="T455" style:family="text">
      <style:text-properties officeooo:rsid="01456482"/>
    </style:style>
    <style:style style:name="T456" style:family="text">
      <style:text-properties officeooo:rsid="014631ff"/>
    </style:style>
    <style:style style:name="T457" style:family="text">
      <style:text-properties officeooo:rsid="015292b0"/>
    </style:style>
    <style:style style:name="T458" style:family="text">
      <style:text-properties officeooo:rsid="0154600f"/>
    </style:style>
    <style:style style:name="T459" style:family="text">
      <style:text-properties officeooo:rsid="01552e62"/>
    </style:style>
    <style:style style:name="T460" style:family="text">
      <style:text-properties officeooo:rsid="0159568b"/>
    </style:style>
    <style:style style:name="T461" style:family="text">
      <style:text-properties officeooo:rsid="01611292"/>
    </style:style>
    <style:style style:name="T462" style:family="text">
      <style:text-properties officeooo:rsid="01658bd9"/>
    </style:style>
    <style:style style:name="T463" style:family="text">
      <style:text-properties officeooo:rsid="0167ca3e"/>
    </style:style>
    <style:style style:name="T464" style:family="text">
      <style:text-properties officeooo:rsid="01716a52"/>
    </style:style>
    <style:style style:name="T465" style:family="text">
      <style:text-properties officeooo:rsid="018264e0"/>
    </style:style>
    <style:style style:name="T466" style:family="text">
      <style:text-properties officeooo:rsid="018a8b4f"/>
    </style:style>
    <style:style style:name="T467" style:family="text">
      <style:text-properties officeooo:rsid="018c30f3"/>
    </style:style>
    <style:style style:name="T468" style:family="text">
      <style:text-properties officeooo:rsid="01941c09"/>
    </style:style>
    <style:style style:name="T469" style:family="text">
      <style:text-properties officeooo:rsid="019dbce4"/>
    </style:style>
    <style:style style:name="T470" style:family="text">
      <style:text-properties officeooo:rsid="01a5efdb"/>
    </style:style>
    <style:style style:name="T471" style:family="text">
      <style:text-properties officeooo:rsid="01ac2562"/>
    </style:style>
    <style:style style:name="T472" style:family="text">
      <style:text-properties officeooo:rsid="01aec5f1"/>
    </style:style>
    <style:style style:name="T473" style:family="text">
      <style:text-properties officeooo:rsid="01b3b45f"/>
    </style:style>
    <style:style style:name="T474" style:family="text">
      <style:text-properties officeooo:rsid="01b5605e"/>
    </style:style>
    <style:style style:name="T475" style:family="text">
      <style:text-properties officeooo:rsid="01b69cce"/>
    </style:style>
    <style:style style:name="T476" style:family="text">
      <style:text-properties officeooo:rsid="01b959c5"/>
    </style:style>
    <style:style style:name="T477" style:family="text">
      <style:text-properties officeooo:rsid="01b9f858"/>
    </style:style>
    <style:style style:name="T478" style:family="text">
      <style:text-properties officeooo:rsid="01baebbd"/>
    </style:style>
    <style:style style:name="T479" style:family="text">
      <style:text-properties officeooo:rsid="01c2e016"/>
    </style:style>
    <style:style style:name="T480" style:family="text">
      <style:text-properties officeooo:rsid="01c47eea"/>
    </style:style>
    <style:style style:name="T481" style:family="text">
      <style:text-properties officeooo:rsid="01c70ded"/>
    </style:style>
    <style:style style:name="T482" style:family="text">
      <style:text-properties officeooo:rsid="01ccbf54"/>
    </style:style>
    <style:style style:name="T483" style:family="text">
      <style:text-properties officeooo:rsid="01d15210"/>
    </style:style>
    <style:style style:name="T484" style:family="text">
      <style:text-properties officeooo:rsid="01d1b9df"/>
    </style:style>
    <style:style style:name="T485" style:family="text">
      <style:text-properties officeooo:rsid="01dba86f"/>
    </style:style>
    <style:style style:name="T486" style:family="text">
      <style:text-properties officeooo:rsid="01f72694"/>
    </style:style>
    <style:style style:name="T487" style:family="text">
      <style:text-properties officeooo:rsid="00ba2e7e"/>
    </style:style>
    <style:style style:name="T488" style:family="text">
      <style:text-properties officeooo:rsid="0205cc4a"/>
    </style:style>
    <style:style style:name="T489" style:family="text">
      <style:text-properties officeooo:rsid="02077e2f"/>
    </style:style>
    <style:style style:name="T490" style:family="text">
      <style:text-properties officeooo:rsid="0209294d"/>
    </style:style>
    <style:style style:name="T491" style:family="text">
      <style:text-properties officeooo:rsid="02139c73"/>
    </style:style>
    <style:style style:name="T492" style:family="text">
      <style:text-properties officeooo:rsid="02177bc7"/>
    </style:style>
    <style:style style:name="T493" style:family="text">
      <style:text-properties officeooo:rsid="0218d97a"/>
    </style:style>
    <style:style style:name="T494" style:family="text">
      <style:text-properties officeooo:rsid="021a9edf"/>
    </style:style>
    <style:style style:name="T495" style:family="text">
      <style:text-properties officeooo:rsid="022613f8"/>
    </style:style>
    <style:style style:name="T496" style:family="text">
      <style:text-properties officeooo:rsid="022e4603"/>
    </style:style>
    <style:style style:name="T497" style:family="text">
      <style:text-properties officeooo:rsid="022e9663"/>
    </style:style>
    <style:style style:name="T498" style:family="text">
      <style:text-properties officeooo:rsid="02304a8c"/>
    </style:style>
    <style:style style:name="T499" style:family="text">
      <style:text-properties officeooo:rsid="0235fb60"/>
    </style:style>
    <style:style style:name="T500" style:family="text">
      <style:text-properties officeooo:rsid="0237e364"/>
    </style:style>
    <style:style style:name="T501" style:family="text">
      <style:text-properties officeooo:rsid="023d384a"/>
    </style:style>
    <style:style style:name="T502" style:family="text">
      <style:text-properties officeooo:rsid="0242ec01"/>
    </style:style>
    <style:style style:name="T503" style:family="text">
      <style:text-properties officeooo:rsid="0256da6e"/>
    </style:style>
    <style:style style:name="T504" style:family="text">
      <style:text-properties officeooo:rsid="025b1745"/>
    </style:style>
    <style:style style:name="T505" style:family="text">
      <style:text-properties officeooo:rsid="025ed1ad"/>
    </style:style>
    <style:style style:name="T506" style:family="text">
      <style:text-properties officeooo:rsid="026576d3"/>
    </style:style>
    <style:style style:name="T507" style:family="text">
      <style:text-properties officeooo:rsid="0268b675"/>
    </style:style>
    <style:style style:name="T508" style:family="text">
      <style:text-properties officeooo:rsid="01a1892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94810000906320" text:id="ct94810000906320">
          <text:insertion>
            <office:change-info>
              <dc:creator>&lt;анонимный&gt;</dc:creator>
              <dc:date>2018-11-14T19:48:26</dc:date>
            </office:change-info>
          </text:insertion>
        </text:changed-region>
        <text:changed-region xml:id="ct94810002832624" text:id="ct94810002832624">
          <text:format-change>
            <office:change-info>
              <dc:creator>&lt;анонимный&gt;</dc:creator>
              <dc:date>2019-01-23T17:02:11</dc:date>
            </office:change-info>
          </text:format-change>
        </text:changed-region>
        <text:changed-region xml:id="ct94810004860384" text:id="ct94810004860384">
          <text:format-change>
            <office:change-info>
              <dc:creator>&lt;анонимный&gt;</dc:creator>
              <dc:date>2019-01-23T17:02:04</dc:date>
            </office:change-info>
          </text:format-change>
        </text:changed-region>
        <text:changed-region xml:id="ct94810004874848" text:id="ct94810004874848">
          <text:format-change>
            <office:change-info>
              <dc:creator>&lt;анонимный&gt;</dc:creator>
              <dc:date>2019-01-23T17:02:01</dc:date>
            </office:change-info>
          </text:format-change>
        </text:changed-region>
        <text:changed-region xml:id="ct94810004947040" text:id="ct94810004947040">
          <text:insertion>
            <office:change-info>
              <dc:creator>&lt;анонимный&gt;</dc:creator>
              <dc:date>2019-01-16T11:12:34</dc:date>
            </office:change-info>
          </text:insertion>
        </text:changed-region>
        <text:changed-region xml:id="ct94810004947536" text:id="ct94810004947536">
          <text:deletion>
            <office:change-info>
              <dc:creator>&lt;анонимный&gt;</dc:creator>
              <dc:date>2019-01-16T11:12:34</dc:date>
            </office:change-info>
            <text:p text:style-name="Standard">:</text:p>
          </text:deletion>
        </text:changed-region>
        <text:changed-region xml:id="ct94810004942384" text:id="ct94810004942384">
          <text:format-change>
            <office:change-info>
              <dc:creator>&lt;анонимный&gt;</dc:creator>
              <dc:date>2019-01-23T17:01:03</dc:date>
            </office:change-info>
          </text:format-change>
        </text:changed-region>
        <text:changed-region xml:id="ct94810004963008" text:id="ct94810004963008">
          <text:insertion>
            <office:change-info>
              <dc:creator>&lt;анонимный&gt;</dc:creator>
              <dc:date>2019-01-16T11:39:55</dc:date>
            </office:change-info>
          </text:insertion>
        </text:changed-region>
        <text:changed-region xml:id="ct94810004963248" text:id="ct94810004963248">
          <text:insertion>
            <office:change-info>
              <dc:creator>&lt;анонимный&gt;</dc:creator>
              <dc:date>2019-01-16T11:40:08</dc:date>
            </office:change-info>
          </text:insertion>
        </text:changed-region>
        <text:changed-region xml:id="ct94810004963488" text:id="ct94810004963488">
          <text:deletion>
            <office:change-info>
              <dc:creator>&lt;анонимный&gt;</dc:creator>
              <dc:date>2019-01-16T11:40:15</dc:date>
            </office:change-info>
            <text:p text:style-name="P1"><text:span text:style-name="T1"><text:s/></text:span></text:p>
          </text:deletion>
        </text:changed-region>
        <text:changed-region xml:id="ct94810004963728" text:id="ct94810004963728">
          <text:insertion>
            <office:change-info>
              <dc:creator>&lt;анонимный&gt;</dc:creator>
              <dc:date>2019-01-16T11:40:30</dc:date>
            </office:change-info>
          </text:insertion>
        </text:changed-region>
        <text:changed-region xml:id="ct94810004964048" text:id="ct94810004964048">
          <text:insertion>
            <office:change-info>
              <dc:creator>&lt;анонимный&gt;</dc:creator>
              <dc:date>2019-01-16T11:51:51</dc:date>
            </office:change-info>
          </text:insertion>
        </text:changed-region>
        <text:changed-region xml:id="ct94810004966144" text:id="ct94810004966144">
          <text:insertion>
            <office:change-info>
              <dc:creator>&lt;анонимный&gt;</dc:creator>
              <dc:date>2019-01-16T11:40:43</dc:date>
            </office:change-info>
          </text:insertion>
        </text:changed-region>
        <text:changed-region xml:id="ct94810004973056" text:id="ct94810004973056">
          <text:insertion>
            <office:change-info>
              <dc:creator>&lt;анонимный&gt;</dc:creator>
              <dc:date>2019-01-16T11:40:52</dc:date>
            </office:change-info>
          </text:insertion>
        </text:changed-region>
        <text:changed-region xml:id="ct94810004973408" text:id="ct94810004973408">
          <text:deletion>
            <office:change-info>
              <dc:creator>&lt;анонимный&gt;</dc:creator>
              <dc:date>2019-01-16T11:40:58</dc:date>
            </office:change-info>
            <text:p text:style-name="P1"><text:span text:style-name="T1"><text:s/></text:span></text:p>
          </text:deletion>
        </text:changed-region>
        <text:changed-region xml:id="ct94810004980224" text:id="ct94810004980224">
          <text:insertion>
            <office:change-info>
              <dc:creator>&lt;анонимный&gt;</dc:creator>
              <dc:date>2019-01-16T11:41:06</dc:date>
            </office:change-info>
          </text:insertion>
        </text:changed-region>
        <text:changed-region xml:id="ct94810004980640" text:id="ct94810004980640">
          <text:insertion>
            <office:change-info>
              <dc:creator>&lt;анонимный&gt;</dc:creator>
              <dc:date>2019-01-16T11:41:14</dc:date>
            </office:change-info>
          </text:insertion>
        </text:changed-region>
        <text:changed-region xml:id="ct94810004945344" text:id="ct94810004945344">
          <text:insertion>
            <office:change-info>
              <dc:creator>&lt;анонимный&gt;</dc:creator>
              <dc:date>2019-01-16T11:43:18</dc:date>
            </office:change-info>
          </text:insertion>
        </text:changed-region>
        <text:changed-region xml:id="ct94810004978160" text:id="ct94810004978160">
          <text:insertion>
            <office:change-info>
              <dc:creator>&lt;анонимный&gt;</dc:creator>
              <dc:date>2019-01-16T11:44:01</dc:date>
            </office:change-info>
          </text:insertion>
        </text:changed-region>
        <text:changed-region xml:id="ct94810004978400" text:id="ct94810004978400">
          <text:insertion>
            <office:change-info>
              <dc:creator>&lt;анонимный&gt;</dc:creator>
              <dc:date>2019-01-16T11:54:14</dc:date>
            </office:change-info>
          </text:insertion>
        </text:changed-region>
        <text:changed-region xml:id="ct94810004973984" text:id="ct94810004973984">
          <text:insertion>
            <office:change-info>
              <dc:creator>&lt;анонимный&gt;</dc:creator>
              <dc:date>2019-01-16T11:44:01</dc:date>
            </office:change-info>
          </text:insertion>
        </text:changed-region>
        <text:changed-region xml:id="ct94810004966480" text:id="ct94810004966480">
          <text:format-change>
            <office:change-info>
              <dc:creator>&lt;анонимный&gt;</dc:creator>
              <dc:date>2019-01-23T17:00:56</dc:date>
            </office:change-info>
          </text:format-change>
        </text:changed-region>
        <text:changed-region xml:id="ct94810004940208" text:id="ct94810004940208">
          <text:deletion>
            <office:change-info>
              <dc:creator>&lt;анонимный&gt;</dc:creator>
              <dc:date>2019-01-16T12:00:32</dc:date>
            </office:change-info>
            <text:p text:style-name="P2">Одному имени данных соответствует как дерево данных так и массив.<text:span text:style-name="T2"> Если мы создаем дерево, то создается и пустой массив и наоборот, если создается массив , то создается и пустое дерево. Но это конечно относится к текущей реализации MSH.</text:span></text:p>
            <text:p text:style-name="P3"/>
          </text:deletion>
        </text:changed-region>
        <text:changed-region xml:id="ct94810004481232" text:id="ct94810004481232">
          <text:insertion>
            <office:change-info>
              <dc:creator>&lt;анонимный&gt;</dc:creator>
              <dc:date>2019-01-29T20:56:34</dc:date>
            </office:change-info>
          </text:insertion>
        </text:changed-region>
        <text:changed-region xml:id="ct94810004969808" text:id="ct94810004969808">
          <text:insertion>
            <office:change-info>
              <dc:creator>&lt;анонимный&gt;</dc:creator>
              <dc:date>2019-01-29T20:57:00</dc:date>
            </office:change-info>
          </text:insertion>
        </text:changed-region>
        <text:changed-region xml:id="ct94810004991952" text:id="ct94810004991952">
          <text:insertion>
            <office:change-info>
              <dc:creator>&lt;анонимный&gt;</dc:creator>
              <dc:date>2019-01-29T20:58:01</dc:date>
            </office:change-info>
          </text:insertion>
        </text:changed-region>
        <text:changed-region xml:id="ct94810005002384" text:id="ct94810005002384">
          <text:format-change>
            <office:change-info>
              <dc:creator>&lt;анонимный&gt;</dc:creator>
              <dc:date>2019-01-23T17:00:48</dc:date>
            </office:change-info>
          </text:format-change>
        </text:changed-region>
        <text:changed-region xml:id="ct94810005003296" text:id="ct94810005003296">
          <text:format-change>
            <office:change-info>
              <dc:creator>&lt;анонимный&gt;</dc:creator>
              <dc:date>2019-01-23T17:00:42</dc:date>
            </office:change-info>
          </text:format-change>
        </text:changed-region>
        <text:changed-region xml:id="ct94810005009376" text:id="ct94810005009376">
          <text:format-change>
            <office:change-info>
              <dc:creator>&lt;анонимный&gt;</dc:creator>
              <dc:date>2019-01-23T17:00:37</dc:date>
            </office:change-info>
          </text:format-change>
        </text:changed-region>
        <text:changed-region xml:id="ct94810005007808" text:id="ct94810005007808">
          <text:deletion>
            <office:change-info>
              <dc:creator>&lt;анонимный&gt;</dc:creator>
              <dc:date>2017-08-09T11:50:23</dc:date>
            </office:change-info>
            <text:p text:style-name="Standard">либо </text:p>
          </text:deletion>
        </text:changed-region>
        <text:changed-region xml:id="ct94810005010144" text:id="ct94810005010144">
          <text:deletion>
            <office:change-info>
              <dc:creator>&lt;анонимный&gt;</dc:creator>
              <dc:date>2017-08-09T11:50:32</dc:date>
            </office:change-info>
            <text:p text:style-name="Standard"><text:s/>либо символом :</text:p>
          </text:deletion>
        </text:changed-region>
        <text:changed-region xml:id="ct94810005044896" text:id="ct94810005044896">
          <text:deletion>
            <office:change-info>
              <dc:creator>&lt;анонимный&gt;</dc:creator>
              <dc:date>2017-08-09T11:54:24</dc:date>
            </office:change-info>
            <text:p text:style-name="P4"><text:span text:style-name="T3">Loop</text:span></text:p>
          </text:deletion>
        </text:changed-region>
        <text:changed-region xml:id="ct94810005044304" text:id="ct94810005044304">
          <text:insertion>
            <office:change-info>
              <dc:creator>&lt;анонимный&gt;</dc:creator>
              <dc:date>2017-08-09T11:54:24</dc:date>
            </office:change-info>
          </text:insertion>
        </text:changed-region>
        <text:changed-region xml:id="ct94810005088288" text:id="ct94810005088288">
          <text:deletion>
            <office:change-info>
              <dc:creator>&lt;анонимный&gt;</dc:creator>
              <dc:date>2019-01-29T21:08:29</dc:date>
            </office:change-info>
            <text:p text:style-name="P5"><text:span text:style-name="T4"><text:s/></text:span></text:p>
          </text:deletion>
        </text:changed-region>
        <text:changed-region xml:id="ct94810005100176" text:id="ct94810005100176">
          <text:deletion>
            <office:change-info>
              <dc:creator>&lt;анонимный&gt;</dc:creator>
              <dc:date>2019-01-29T21:08:30</dc:date>
            </office:change-info>
            <text:p text:style-name="P5"><text:span text:style-name="T4"><text:s/></text:span></text:p>
          </text:deletion>
        </text:changed-region>
        <text:changed-region xml:id="ct94810005102880" text:id="ct94810005102880">
          <text:deletion>
            <office:change-info>
              <dc:creator>&lt;анонимный&gt;</dc:creator>
              <dc:date>2019-01-29T21:08:33</dc:date>
            </office:change-info>
            <text:p text:style-name="P6"><text:span text:style-name="T5"><text:s/></text:span></text:p>
          </text:deletion>
        </text:changed-region>
        <text:changed-region xml:id="ct94810005094400" text:id="ct94810005094400">
          <text:deletion>
            <office:change-info>
              <dc:creator>&lt;анонимный&gt;</dc:creator>
              <dc:date>2019-01-29T21:08:35</dc:date>
            </office:change-info>
            <text:p text:style-name="P6"><text:span text:style-name="T5"><text:s/></text:span></text:p>
          </text:deletion>
        </text:changed-region>
        <text:changed-region xml:id="ct94810005115424" text:id="ct94810005115424">
          <text:deletion>
            <office:change-info>
              <dc:creator>&lt;анонимный&gt;</dc:creator>
              <dc:date>2019-01-29T21:08:37</dc:date>
            </office:change-info>
            <text:p text:style-name="P7"><text:span text:style-name="T6"><text:s/></text:span></text:p>
          </text:deletion>
        </text:changed-region>
        <text:changed-region xml:id="ct94810005123872" text:id="ct94810005123872">
          <text:deletion>
            <office:change-info>
              <dc:creator>&lt;анонимный&gt;</dc:creator>
              <dc:date>2019-01-29T21:09:49</dc:date>
            </office:change-info>
            <text:p text:style-name="P8"><text:span text:style-name="T7">&lt;</text:span><text:span text:style-name="T8">?expYcl</text:span><text:span text:style-name="T7">&gt;</text:span><text:span text:style-name="T8"> name </text:span><text:span text:style-name="T7">&lt;</text:span><text:span text:style-name="T8">,name</text:span><text:span text:style-name="T7">&gt;</text:span>;</text:p>
            <text:p text:style-name="P9"><text:span text:style-name="T9">name -</text:span><text:span text:style-name="T10">имя</text:span></text:p>
            <text:p text:style-name="P10"><text:span text:style-name="T11">Например: </text:span><text:span text:style-name="T12">KillALL</text:span><text:span text:style-name="T13"> </text:span><text:span text:style-name="T14">^gb</text:span></text:p>
            <text:p text:style-name="P8">Удалит и дерево ^gb[] <text:s/>и массив ^gb$.</text:p>
            <text:p text:style-name="P8"><text:span text:style-name="T4"/></text:p>
          </text:deletion>
        </text:changed-region>
        <text:changed-region xml:id="ct94810005116480" text:id="ct94810005116480">
          <text:deletion>
            <office:change-info>
              <dc:creator>&lt;анонимный&gt;</dc:creator>
              <dc:date>2019-01-29T21:08:41</dc:date>
            </office:change-info>
            <text:p text:style-name="P8"><text:span text:style-name="T4"><text:s/></text:span></text:p>
          </text:deletion>
        </text:changed-region>
        <text:changed-region xml:id="ct94810005116016" text:id="ct94810005116016">
          <text:deletion>
            <office:change-info>
              <dc:creator>&lt;анонимный&gt;</dc:creator>
              <dc:date>2019-01-29T21:09:49</dc:date>
            </office:change-info>
            <text:p text:style-name="P8"><text:span text:style-name="T15"><text:s/>Внимание! </text:span>Удаляет дерево и массив <text:span text:style-name="T16">данных </text:span>.</text:p>
            <text:p text:style-name="P8"><text:span text:style-name="T4">KillALL</text:span><text:span text:style-name="T7">&lt;</text:span><text:span text:style-name="T8">?expYcl</text:span><text:span text:style-name="T7">&gt;</text:span><text:span text:style-name="T8"> <text:s/>name </text:span><text:span text:style-name="T7">&lt;</text:span><text:span text:style-name="T8">,name</text:span><text:span text:style-name="T7">&gt;</text:span>; <text:s/><text:span text:style-name="T4">KA</text:span></text:p>
          </text:deletion>
        </text:changed-region>
        <text:changed-region xml:id="ct94810005121488" text:id="ct94810005121488">
          <text:insertion>
            <office:change-info>
              <dc:creator>&lt;анонимный&gt;</dc:creator>
              <dc:date>2019-01-29T21:00:53</dc:date>
            </office:change-info>
          </text:insertion>
        </text:changed-region>
        <text:changed-region xml:id="ct94810005118688" text:id="ct94810005118688">
          <text:insertion>
            <office:change-info>
              <dc:creator>&lt;анонимный&gt;</dc:creator>
              <dc:date>2019-01-29T21:01:00</dc:date>
            </office:change-info>
          </text:insertion>
        </text:changed-region>
        <text:changed-region xml:id="ct94810005085248" text:id="ct94810005085248">
          <text:insertion>
            <office:change-info>
              <dc:creator>&lt;анонимный&gt;</dc:creator>
              <dc:date>2019-01-29T21:02:00</dc:date>
            </office:change-info>
          </text:insertion>
        </text:changed-region>
        <text:changed-region xml:id="ct94810005157584" text:id="ct94810005157584">
          <text:deletion>
            <office:change-info>
              <dc:creator>&lt;анонимный&gt;</dc:creator>
              <dc:date>2017-08-09T12:29:54</dc:date>
            </office:change-info>
            <text:p text:style-name="P11"><text:span text:style-name="T17">Обращение к этой подпрограмме выполняется как внутренней подпрограмме. </text:span></text:p>
          </text:deletion>
        </text:changed-region>
        <text:changed-region xml:id="ct94810005157888" text:id="ct94810005157888">
          <text:deletion>
            <office:change-info>
              <dc:creator>&lt;анонимный&gt;</dc:creator>
              <dc:date>2017-08-09T12:31:52</dc:date>
            </office:change-info>
            <text:p text:style-name="P11">Переменные локализуются внутри <text:span text:style-name="T18">внешнего</text:span> блока выполнения Run. </text:p>
          </text:deletion>
        </text:changed-region>
        <text:changed-region xml:id="ct94810005160528" text:id="ct94810005160528">
          <text:deletion>
            <office:change-info>
              <dc:creator>&lt;анонимный&gt;</dc:creator>
              <dc:date>2017-08-09T12:32:11</dc:date>
            </office:change-info>
            <text:p text:style-name="P11"><text:span text:style-name="T19">%%</text:span></text:p>
          </text:deletion>
        </text:changed-region>
        <text:changed-region xml:id="ct94810005154688" text:id="ct94810005154688">
          <text:insertion>
            <office:change-info>
              <dc:creator>&lt;анонимный&gt;</dc:creator>
              <dc:date>2017-08-09T12:32:11</dc:date>
            </office:change-info>
          </text:insertion>
        </text:changed-region>
        <text:changed-region xml:id="ct94810005140944" text:id="ct94810005140944">
          <text:deletion>
            <office:change-info>
              <dc:creator>&lt;анонимный&gt;</dc:creator>
              <dc:date>2017-08-09T12:32:37</dc:date>
            </office:change-info>
            <text:p text:style-name="P11"><text:s/><text:span text:style-name="T20"><text:s/></text:span><text:span text:style-name="T21">Аргументы аналогичны вызову в команде Run.</text:span></text:p>
            <text:p text:style-name="P11"><text:span text:style-name="T22"/></text:p>
          </text:deletion>
        </text:changed-region>
        <text:changed-region xml:id="ct94810005217520" text:id="ct94810005217520">
          <text:deletion>
            <office:change-info>
              <dc:creator>&lt;анонимный&gt;</dc:creator>
              <dc:date>2017-08-09T12:45:13</dc:date>
            </office:change-info>
            <text:p text:style-name="P11"><text:span text:style-name="T23"><text:s text:c="2"/></text:span><text:span text:style-name="T21">Аргументы аналогичны вызову в команде Run.</text:span></text:p>
          </text:deletion>
        </text:changed-region>
        <text:changed-region xml:id="ct94810005203600" text:id="ct94810005203600">
          <text:insertion>
            <office:change-info>
              <dc:creator>&lt;анонимный&gt;</dc:creator>
              <dc:date>2019-01-24T14:22:17</dc:date>
            </office:change-info>
          </text:insertion>
        </text:changed-region>
        <text:changed-region xml:id="ct94810005148448" text:id="ct94810005148448">
          <text:insertion>
            <office:change-info>
              <dc:creator>&lt;анонимный&gt;</dc:creator>
              <dc:date>2019-01-24T14:23:00</dc:date>
            </office:change-info>
          </text:insertion>
        </text:changed-region>
        <text:changed-region xml:id="ct94810005190000" text:id="ct94810005190000">
          <text:insertion>
            <office:change-info>
              <dc:creator>&lt;анонимный&gt;</dc:creator>
              <dc:date>2019-01-24T14:24:02</dc:date>
            </office:change-info>
          </text:insertion>
        </text:changed-region>
        <text:changed-region xml:id="ct94810005148976" text:id="ct94810005148976">
          <text:deletion>
            <office:change-info>
              <dc:creator>&lt;анонимный&gt;</dc:creator>
              <dc:date>2019-01-22T18:56:09</dc:date>
            </office:change-info>
            <text:p text:style-name="P12"><text:span text:style-name="T24">выражения</text:span></text:p>
          </text:deletion>
        </text:changed-region>
        <text:changed-region xml:id="ct94810005191392" text:id="ct94810005191392">
          <text:insertion>
            <office:change-info>
              <dc:creator>&lt;анонимный&gt;</dc:creator>
              <dc:date>2019-01-22T18:56:09</dc:date>
            </office:change-info>
          </text:insertion>
        </text:changed-region>
        <text:changed-region xml:id="ct94810005204784" text:id="ct94810005204784">
          <text:deletion>
            <office:change-info>
              <dc:creator>&lt;анонимный&gt;</dc:creator>
              <dc:date>2019-01-22T18:56:29</dc:date>
            </office:change-info>
            <text:p text:style-name="P12"><text:span text:style-name="T25">expLabel</text:span></text:p>
          </text:deletion>
        </text:changed-region>
        <text:changed-region xml:id="ct94810005186672" text:id="ct94810005186672">
          <text:insertion>
            <office:change-info>
              <dc:creator>&lt;анонимный&gt;</dc:creator>
              <dc:date>2019-01-22T18:56:29</dc:date>
            </office:change-info>
          </text:insertion>
        </text:changed-region>
        <text:changed-region xml:id="ct94810005173200" text:id="ct94810005173200">
          <text:insertion>
            <office:change-info>
              <dc:creator>&lt;анонимный&gt;</dc:creator>
              <dc:date>2019-01-22T18:59:15</dc:date>
            </office:change-info>
          </text:insertion>
        </text:changed-region>
        <text:changed-region xml:id="ct94810005145104" text:id="ct94810005145104">
          <text:insertion>
            <office:change-info>
              <dc:creator>&lt;анонимный&gt;</dc:creator>
              <dc:date>2019-01-22T18:57:16</dc:date>
            </office:change-info>
          </text:insertion>
        </text:changed-region>
        <text:changed-region xml:id="ct94810005145456" text:id="ct94810005145456">
          <text:deletion>
            <office:change-info>
              <dc:creator>&lt;анонимный&gt;</dc:creator>
              <dc:date>2019-01-22T18:57:50</dc:date>
            </office:change-info>
            <text:p text:style-name="P12">Команда </text:p>
          </text:deletion>
        </text:changed-region>
        <text:changed-region xml:id="ct94810005195968" text:id="ct94810005195968">
          <text:insertion>
            <office:change-info>
              <dc:creator>&lt;анонимный&gt;</dc:creator>
              <dc:date>2019-01-22T18:56:41</dc:date>
            </office:change-info>
          </text:insertion>
        </text:changed-region>
        <text:changed-region xml:id="ct94810005196688" text:id="ct94810005196688">
          <text:deletion>
            <office:change-info>
              <dc:creator>&lt;анонимный&gt;</dc:creator>
              <dc:date>2017-08-09T12:49:08</dc:date>
            </office:change-info>
            <text:p text:style-name="P12"><text:span text:style-name="T26"><text:s/>Если </text:span><text:span text:style-name="T27">эта</text:span><text:span text:style-name="T26"> </text:span><text:span text:style-name="T28">строка</text:span><text:span text:style-name="T26"> совпадает с именем </text:span></text:p>
          </text:deletion>
        </text:changed-region>
        <text:changed-region xml:id="ct94810005196448" text:id="ct94810005196448">
          <text:deletion>
            <office:change-info>
              <dc:creator>&lt;анонимный&gt;</dc:creator>
              <dc:date>2017-08-09T12:48:46</dc:date>
            </office:change-info>
            <text:p text:style-name="P12"><text:span text:style-name="T26">константы</text:span></text:p>
          </text:deletion>
        </text:changed-region>
        <text:changed-region xml:id="ct94810005196208" text:id="ct94810005196208">
          <text:deletion>
            <office:change-info>
              <dc:creator>&lt;анонимный&gt;</dc:creator>
              <dc:date>2017-08-09T12:49:08</dc:date>
            </office:change-info>
            <text:p text:style-name="P12"><text:span text:style-name="T26">, то </text:span><text:span text:style-name="T27">она</text:span><text:span text:style-name="T26"> заменяется на значение константы.</text:span></text:p>
          </text:deletion>
        </text:changed-region>
        <text:changed-region xml:id="ct94810005197216" text:id="ct94810005197216">
          <text:format-change>
            <office:change-info>
              <dc:creator>&lt;анонимный&gt;</dc:creator>
              <dc:date>2019-01-22T19:11:04</dc:date>
            </office:change-info>
          </text:format-change>
        </text:changed-region>
        <text:changed-region xml:id="ct94810005209856" text:id="ct94810005209856">
          <text:format-change>
            <office:change-info>
              <dc:creator>&lt;анонимный&gt;</dc:creator>
              <dc:date>2019-01-22T19:11:15</dc:date>
            </office:change-info>
          </text:format-change>
        </text:changed-region>
        <text:changed-region xml:id="ct94810005210096" text:id="ct94810005210096">
          <text:insertion>
            <office:change-info>
              <dc:creator>&lt;анонимный&gt;</dc:creator>
              <dc:date>2019-01-22T19:04:22</dc:date>
            </office:change-info>
          </text:insertion>
        </text:changed-region>
        <text:changed-region xml:id="ct94810005210336" text:id="ct94810005210336">
          <text:insertion>
            <office:change-info>
              <dc:creator>&lt;анонимный&gt;</dc:creator>
              <dc:date>2019-01-22T19:05:06</dc:date>
            </office:change-info>
          </text:insertion>
        </text:changed-region>
        <text:changed-region xml:id="ct94810004523424" text:id="ct94810004523424">
          <text:deletion>
            <office:change-info>
              <dc:creator>&lt;анонимный&gt;</dc:creator>
              <dc:date>2019-01-22T18:59:03</dc:date>
            </office:change-info>
            <text:p text:style-name="P5"><text:span text:style-name="T29">&lt;</text:span></text:p>
          </text:deletion>
        </text:changed-region>
        <text:changed-region xml:id="ct94810004520208" text:id="ct94810004520208">
          <text:deletion>
            <office:change-info>
              <dc:creator>&lt;анонимный&gt;</dc:creator>
              <dc:date>2019-01-22T18:59:01</dc:date>
            </office:change-info>
            <text:p text:style-name="P5"><text:span text:style-name="T30">&gt;</text:span></text:p>
          </text:deletion>
        </text:changed-region>
        <text:changed-region xml:id="ct94810005215648" text:id="ct94810005215648">
          <text:deletion>
            <office:change-info>
              <dc:creator>&lt;анонимный&gt;</dc:creator>
              <dc:date>2019-01-22T18:57:08</dc:date>
            </office:change-info>
            <text:p text:style-name="P5"><text:span text:style-name="T30"><text:s/></text:span><text:bookmark-start text:name="__DdeLink__16086_7253118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1">expLabel</text:span><text:bookmark-end text:name="__DdeLink__16086_7253118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0">;</text:span></text:p>
          </text:deletion>
        </text:changed-region>
        <text:changed-region xml:id="ct94810005150832" text:id="ct94810005150832">
          <text:insertion>
            <office:change-info>
              <dc:creator>&lt;анонимный&gt;</dc:creator>
              <dc:date>2019-01-22T19:04:16</dc:date>
            </office:change-info>
          </text:insertion>
        </text:changed-region>
        <text:changed-region xml:id="ct94810005151360" text:id="ct94810005151360">
          <text:insertion>
            <office:change-info>
              <dc:creator>&lt;анонимный&gt;</dc:creator>
              <dc:date>2019-01-22T18:58:30</dc:date>
            </office:change-info>
          </text:insertion>
        </text:changed-region>
        <text:changed-region xml:id="ct94810005226480" text:id="ct94810005226480">
          <text:deletion>
            <office:change-info>
              <dc:creator>&lt;анонимный&gt;</dc:creator>
              <dc:date>2017-08-09T12:51:20</dc:date>
            </office:change-info>
            <text:p text:style-name="P13"><text:span text:style-name="T8">For</text:span></text:p>
          </text:deletion>
        </text:changed-region>
        <text:changed-region xml:id="ct94810005227824" text:id="ct94810005227824">
          <text:insertion>
            <office:change-info>
              <dc:creator>&lt;анонимный&gt;</dc:creator>
              <dc:date>2017-08-09T12:51:20</dc:date>
            </office:change-info>
          </text:insertion>
        </text:changed-region>
        <text:changed-region xml:id="ct94810005230352" text:id="ct94810005230352">
          <text:insertion>
            <office:change-info>
              <dc:creator>&lt;анонимный&gt;</dc:creator>
              <dc:date>2017-08-09T12:51:33</dc:date>
            </office:change-info>
          </text:insertion>
        </text:changed-region>
        <text:changed-region xml:id="ct94810005230592" text:id="ct94810005230592">
          <text:deletion>
            <office:change-info>
              <dc:creator>&lt;анонимный&gt;</dc:creator>
              <dc:date>2017-08-09T12:51:33</dc:date>
            </office:change-info>
            <text:p text:style-name="P14"><text:span text:style-name="T32">For</text:span></text:p>
          </text:deletion>
        </text:changed-region>
        <text:changed-region xml:id="ct94810005236352" text:id="ct94810005236352">
          <text:insertion>
            <office:change-info>
              <dc:creator>&lt;анонимный&gt;</dc:creator>
              <dc:date>2019-01-09T15:28:24</dc:date>
            </office:change-info>
          </text:insertion>
        </text:changed-region>
        <text:changed-region xml:id="ct94810005236112" text:id="ct94810005236112">
          <text:deletion>
            <office:change-info>
              <dc:creator>&lt;анонимный&gt;</dc:creator>
              <dc:date>2019-02-01T10:28:41</dc:date>
            </office:change-info>
            <text:p text:style-name="P15"><text:span text:style-name="T8">End</text:span></text:p>
          </text:deletion>
        </text:changed-region>
        <text:changed-region xml:id="ct94810005246976" text:id="ct94810005246976">
          <text:insertion>
            <office:change-info>
              <dc:creator>&lt;анонимный&gt;</dc:creator>
              <dc:date>2019-02-01T10:29:35</dc:date>
            </office:change-info>
          </text:insertion>
        </text:changed-region>
        <text:changed-region xml:id="ct94810005247504" text:id="ct94810005247504">
          <text:deletion>
            <office:change-info>
              <dc:creator>&lt;анонимный&gt;</dc:creator>
              <dc:date>2019-02-01T10:29:53</dc:date>
            </office:change-info>
            <text:p text:style-name="P16"><text:span text:style-name="T8">End</text:span></text:p>
          </text:deletion>
        </text:changed-region>
        <text:changed-region xml:id="ct94810005250096" text:id="ct94810005250096">
          <text:insertion>
            <office:change-info>
              <dc:creator>&lt;анонимный&gt;</dc:creator>
              <dc:date>2019-02-01T10:29:11</dc:date>
            </office:change-info>
          </text:insertion>
        </text:changed-region>
        <text:changed-region xml:id="ct94810005252096" text:id="ct94810005252096">
          <text:insertion>
            <office:change-info>
              <dc:creator>&lt;анонимный&gt;</dc:creator>
              <dc:date>2019-01-09T11:21:46</dc:date>
            </office:change-info>
          </text:insertion>
        </text:changed-region>
        <text:changed-region xml:id="ct94810005250704" text:id="ct94810005250704">
          <text:insertion>
            <office:change-info>
              <dc:creator>&lt;анонимный&gt;</dc:creator>
              <dc:date>2019-01-09T11:21:50</dc:date>
            </office:change-info>
          </text:insertion>
        </text:changed-region>
        <text:changed-region xml:id="ct94810005259888" text:id="ct94810005259888">
          <text:insertion>
            <office:change-info>
              <dc:creator>&lt;анонимный&gt;</dc:creator>
              <dc:date>2019-01-09T14:48:30</dc:date>
            </office:change-info>
          </text:insertion>
        </text:changed-region>
        <text:changed-region xml:id="ct94810005260336" text:id="ct94810005260336">
          <text:insertion>
            <office:change-info>
              <dc:creator>&lt;анонимный&gt;</dc:creator>
              <dc:date>2019-01-09T14:49:00</dc:date>
            </office:change-info>
          </text:insertion>
        </text:changed-region>
        <text:changed-region xml:id="ct94810005262000" text:id="ct94810005262000">
          <text:deletion>
            <office:change-info>
              <dc:creator>&lt;анонимный&gt;</dc:creator>
              <dc:date>2019-01-09T14:49:26</dc:date>
            </office:change-info>
            <text:p text:style-name="P17"><text:span text:style-name="T33">начало обхода необходимо задать в переменной</text:span></text:p>
          </text:deletion>
        </text:changed-region>
        <text:changed-region xml:id="ct94810005268336" text:id="ct94810005268336">
          <text:format-change>
            <office:change-info>
              <dc:creator>&lt;анонимный&gt;</dc:creator>
              <dc:date>2019-01-28T08:28:05</dc:date>
            </office:change-info>
          </text:format-change>
        </text:changed-region>
        <text:changed-region xml:id="ct94810005270816" text:id="ct94810005270816">
          <text:insertion>
            <office:change-info>
              <dc:creator>&lt;анонимный&gt;</dc:creator>
              <dc:date>2019-02-01T10:31:31</dc:date>
            </office:change-info>
          </text:insertion>
        </text:changed-region>
        <text:changed-region xml:id="ct94810005271056" text:id="ct94810005271056">
          <text:insertion>
            <office:change-info>
              <dc:creator>&lt;анонимный&gt;</dc:creator>
              <dc:date>2019-02-01T10:32:00</dc:date>
            </office:change-info>
          </text:insertion>
        </text:changed-region>
        <text:changed-region xml:id="ct94810005271584" text:id="ct94810005271584">
          <text:insertion>
            <office:change-info>
              <dc:creator>&lt;анонимный&gt;</dc:creator>
              <dc:date>2019-02-01T10:33:04</dc:date>
            </office:change-info>
          </text:insertion>
        </text:changed-region>
        <text:changed-region xml:id="ct94810005272064" text:id="ct94810005272064">
          <text:insertion>
            <office:change-info>
              <dc:creator>&lt;анонимный&gt;</dc:creator>
              <dc:date>2019-02-01T10:34:06</dc:date>
            </office:change-info>
          </text:insertion>
        </text:changed-region>
        <text:changed-region xml:id="ct94810005273664" text:id="ct94810005273664">
          <text:insertion>
            <office:change-info>
              <dc:creator>&lt;анонимный&gt;</dc:creator>
              <dc:date>2019-01-09T15:35:24</dc:date>
            </office:change-info>
          </text:insertion>
        </text:changed-region>
        <text:changed-region xml:id="ct94810005273904" text:id="ct94810005273904">
          <text:insertion>
            <office:change-info>
              <dc:creator>&lt;анонимный&gt;</dc:creator>
              <dc:date>2019-01-09T15:36:06</dc:date>
            </office:change-info>
          </text:insertion>
        </text:changed-region>
        <text:changed-region xml:id="ct94810005274928" text:id="ct94810005274928">
          <text:insertion>
            <office:change-info>
              <dc:creator>&lt;анонимный&gt;</dc:creator>
              <dc:date>2019-01-09T15:36:14</dc:date>
            </office:change-info>
          </text:insertion>
        </text:changed-region>
        <text:changed-region xml:id="ct94810005263776" text:id="ct94810005263776">
          <text:insertion>
            <office:change-info>
              <dc:creator>&lt;анонимный&gt;</dc:creator>
              <dc:date>2019-01-09T15:31:13</dc:date>
            </office:change-info>
          </text:insertion>
        </text:changed-region>
        <text:changed-region xml:id="ct94810005248720" text:id="ct94810005248720">
          <text:insertion>
            <office:change-info>
              <dc:creator>&lt;анонимный&gt;</dc:creator>
              <dc:date>2019-01-09T16:33:25</dc:date>
            </office:change-info>
          </text:insertion>
        </text:changed-region>
        <text:changed-region xml:id="ct94810005232272" text:id="ct94810005232272">
          <text:insertion>
            <office:change-info>
              <dc:creator>&lt;анонимный&gt;</dc:creator>
              <dc:date>2019-01-09T16:34:13</dc:date>
            </office:change-info>
          </text:insertion>
        </text:changed-region>
        <text:changed-region xml:id="ct94810005244320" text:id="ct94810005244320">
          <text:insertion>
            <office:change-info>
              <dc:creator>&lt;анонимный&gt;</dc:creator>
              <dc:date>2019-01-09T15:32:52</dc:date>
            </office:change-info>
          </text:insertion>
        </text:changed-region>
        <text:changed-region xml:id="ct94810005276112" text:id="ct94810005276112">
          <text:insertion>
            <office:change-info>
              <dc:creator>&lt;анонимный&gt;</dc:creator>
              <dc:date>2019-01-09T15:39:59</dc:date>
            </office:change-info>
          </text:insertion>
        </text:changed-region>
        <text:changed-region xml:id="ct94810005260928" text:id="ct94810005260928">
          <text:insertion>
            <office:change-info>
              <dc:creator>&lt;анонимный&gt;</dc:creator>
              <dc:date>2019-01-09T15:41:11</dc:date>
            </office:change-info>
          </text:insertion>
        </text:changed-region>
        <text:changed-region xml:id="ct94810005286352" text:id="ct94810005286352">
          <text:insertion>
            <office:change-info>
              <dc:creator>&lt;анонимный&gt;</dc:creator>
              <dc:date>2019-02-01T10:39:30</dc:date>
            </office:change-info>
          </text:insertion>
        </text:changed-region>
        <text:changed-region xml:id="ct94810005262336" text:id="ct94810005262336">
          <text:deletion>
            <office:change-info>
              <dc:creator>&lt;анонимный&gt;</dc:creator>
              <dc:date>2019-01-09T16:19:06</dc:date>
            </office:change-info>
            <text:p text:style-name="P18"><text:span text:style-name="T34">Команда обхода потомков узла на одном уровне </text:span>с конца до начала. </text:p>
            <text:p text:style-name="P16"><text:span text:style-name="T4">Back</text:span><text:span text:style-name="T30">&lt;</text:span><text:span text:style-name="T8">?expYclEnd</text:span><text:span text:style-name="T30">&gt;</text:span><text:span text:style-name="T8"> <text:s/>refY</text:span><text:span text:style-name="T30">&lt;</text:span><text:span text:style-name="T8">,refSaveInd</text:span><text:span text:style-name="T35">&gt;</text:span>;</text:p>
            <text:p text:style-name="P5"><text:s/><text:span text:style-name="T8">comand...</text:span></text:p>
            <text:p text:style-name="P5"><text:s/><text:span text:style-name="T4">End</text:span>;</text:p>
            <text:p text:style-name="P16"><text:span text:style-name="T4">Ba</text:span><text:span text:style-name="T30">&lt;</text:span><text:span text:style-name="T8">?expYclEnd</text:span><text:span text:style-name="T30">&gt;</text:span><text:span text:style-name="T8"> <text:s/>refY</text:span><text:span text:style-name="T30">&lt;</text:span><text:span text:style-name="T8">,refSaveInd</text:span><text:span text:style-name="T35">&gt;</text:span>;</text:p>
            <text:p text:style-name="Standard"><text:s/><text:span text:style-name="T8">comand...</text:span></text:p>
            <text:p text:style-name="Standard"><text:s/><text:span text:style-name="T4">End</text:span>;</text:p>
            <text:p text:style-name="P19"/>
            <text:p text:style-name="P20"><text:span text:style-name="T8">refY</text:span> — ссылка на узел потомки которого будут обходится.<text:span text:style-name="T36"> </text:span><text:span text:style-name="T37">М</text:span><text:span text:style-name="T23">ож</text:span><text:span text:style-name="T37">ет</text:span><text:span text:style-name="T23"> использоваться сокращенн</text:span><text:span text:style-name="T37">ая</text:span><text:span text:style-name="T23"> ссылк</text:span><text:span text:style-name="T37">а</text:span><text:span text:style-name="T23">.</text:span></text:p>
            <text:p text:style-name="P21"><text:span text:style-name="T38">r</text:span><text:span text:style-name="T8">efSaveInd</text:span> - <text:s/>ссылка на узел в который будут сохранен подиндекс потомка. Сохраняться будет только последний индекс потомка. <text:span text:style-name="T39">Параметр необязательный. <text:s/>Данные узла доступны в системной переменной %Data. Индекс узла доступен в переменной %Key. Если необходимо обойти свойства узла, то к индексу добавляется символ ':'. Если потомков надо обходить не с начала, то начало обхода необходимо задать в переменной <text:s/></text:span><text:span text:style-name="T40">refSaveInd, </text:span><text:span text:style-name="T41">иначе эту переменную перед обходом надо удалить командой Kill.</text:span></text:p>
            <text:p text:style-name="P22"/>
          </text:deletion>
        </text:changed-region>
        <text:changed-region xml:id="ct94810005292128" text:id="ct94810005292128">
          <text:insertion>
            <office:change-info>
              <dc:creator>&lt;анонимный&gt;</dc:creator>
              <dc:date>2019-01-09T16:19:06</dc:date>
            </office:change-info>
          </text:insertion>
        </text:changed-region>
        <text:changed-region xml:id="ct94810005318560" text:id="ct94810005318560">
          <text:insertion>
            <office:change-info>
              <dc:creator>&lt;анонимный&gt;</dc:creator>
              <dc:date>2019-02-01T10:40:14</dc:date>
            </office:change-info>
          </text:insertion>
        </text:changed-region>
        <text:changed-region xml:id="ct94810005280816" text:id="ct94810005280816">
          <text:insertion>
            <office:change-info>
              <dc:creator>&lt;анонимный&gt;</dc:creator>
              <dc:date>2019-01-09T16:25:44</dc:date>
            </office:change-info>
          </text:insertion>
        </text:changed-region>
        <text:changed-region xml:id="ct94810005310848" text:id="ct94810005310848">
          <text:deletion>
            <office:change-info>
              <dc:creator>&lt;анонимный&gt;</dc:creator>
              <dc:date>2019-02-01T10:38:37</dc:date>
            </office:change-info>
            <text:p text:style-name="P16"><text:span text:style-name="T8">End</text:span></text:p>
          </text:deletion>
        </text:changed-region>
        <text:changed-region xml:id="ct94810005303952" text:id="ct94810005303952">
          <text:insertion>
            <office:change-info>
              <dc:creator>&lt;анонимный&gt;</dc:creator>
              <dc:date>2019-02-01T10:38:40</dc:date>
            </office:change-info>
          </text:insertion>
        </text:changed-region>
        <text:changed-region xml:id="ct94810005316320" text:id="ct94810005316320">
          <text:deletion>
            <office:change-info>
              <dc:creator>&lt;анонимный&gt;</dc:creator>
              <dc:date>2019-02-01T10:38:45</dc:date>
            </office:change-info>
            <text:p text:style-name="P16"><text:span text:style-name="T8">End</text:span></text:p>
          </text:deletion>
        </text:changed-region>
        <text:changed-region xml:id="ct94810005325824" text:id="ct94810005325824">
          <text:insertion>
            <office:change-info>
              <dc:creator>&lt;анонимный&gt;</dc:creator>
              <dc:date>2019-02-01T10:38:48</dc:date>
            </office:change-info>
          </text:insertion>
        </text:changed-region>
        <text:changed-region xml:id="ct94810005332256" text:id="ct94810005332256">
          <text:insertion>
            <office:change-info>
              <dc:creator>&lt;анонимный&gt;</dc:creator>
              <dc:date>2019-01-09T14:56:17</dc:date>
            </office:change-info>
          </text:insertion>
        </text:changed-region>
        <text:changed-region xml:id="ct94810005334032" text:id="ct94810005334032">
          <text:insertion>
            <office:change-info>
              <dc:creator>&lt;анонимный&gt;</dc:creator>
              <dc:date>2019-01-09T12:38:22</dc:date>
            </office:change-info>
          </text:insertion>
        </text:changed-region>
        <text:changed-region xml:id="ct94810005338512" text:id="ct94810005338512">
          <text:insertion>
            <office:change-info>
              <dc:creator>&lt;анонимный&gt;</dc:creator>
              <dc:date>2019-01-09T11:23:28</dc:date>
            </office:change-info>
          </text:insertion>
        </text:changed-region>
        <text:changed-region xml:id="ct94810005127040" text:id="ct94810005127040">
          <text:insertion>
            <office:change-info>
              <dc:creator>&lt;анонимный&gt;</dc:creator>
              <dc:date>2019-01-09T11:24:04</dc:date>
            </office:change-info>
          </text:insertion>
        </text:changed-region>
        <text:changed-region xml:id="ct94810005335360" text:id="ct94810005335360">
          <text:insertion>
            <office:change-info>
              <dc:creator>&lt;анонимный&gt;</dc:creator>
              <dc:date>2019-02-01T10:40:36</dc:date>
            </office:change-info>
          </text:insertion>
        </text:changed-region>
        <text:changed-region xml:id="ct94810005129296" text:id="ct94810005129296">
          <text:insertion>
            <office:change-info>
              <dc:creator>&lt;анонимный&gt;</dc:creator>
              <dc:date>2019-01-09T16:32:59</dc:date>
            </office:change-info>
          </text:insertion>
        </text:changed-region>
        <text:changed-region xml:id="ct94810005129968" text:id="ct94810005129968">
          <text:insertion>
            <office:change-info>
              <dc:creator>&lt;анонимный&gt;</dc:creator>
              <dc:date>2019-01-09T16:33:01</dc:date>
            </office:change-info>
          </text:insertion>
        </text:changed-region>
        <text:changed-region xml:id="ct94810005325200" text:id="ct94810005325200">
          <text:insertion>
            <office:change-info>
              <dc:creator>&lt;анонимный&gt;</dc:creator>
              <dc:date>2019-01-09T16:36:58</dc:date>
            </office:change-info>
          </text:insertion>
        </text:changed-region>
        <text:changed-region xml:id="ct94810005313168" text:id="ct94810005313168">
          <text:insertion>
            <office:change-info>
              <dc:creator>&lt;анонимный&gt;</dc:creator>
              <dc:date>2019-01-09T16:37:01</dc:date>
            </office:change-info>
          </text:insertion>
        </text:changed-region>
        <text:changed-region xml:id="ct94810005322736" text:id="ct94810005322736">
          <text:insertion>
            <office:change-info>
              <dc:creator>&lt;анонимный&gt;</dc:creator>
              <dc:date>2019-01-09T16:38:00</dc:date>
            </office:change-info>
          </text:insertion>
        </text:changed-region>
        <text:changed-region xml:id="ct94810005329728" text:id="ct94810005329728">
          <text:insertion>
            <office:change-info>
              <dc:creator>&lt;анонимный&gt;</dc:creator>
              <dc:date>2019-01-09T14:56:34</dc:date>
            </office:change-info>
          </text:insertion>
        </text:changed-region>
        <text:changed-region xml:id="ct94810005362592" text:id="ct94810005362592">
          <text:insertion>
            <office:change-info>
              <dc:creator>&lt;анонимный&gt;</dc:creator>
              <dc:date>2019-01-09T14:56:38</dc:date>
            </office:change-info>
          </text:insertion>
        </text:changed-region>
        <text:changed-region xml:id="ct94810005311680" text:id="ct94810005311680">
          <text:insertion>
            <office:change-info>
              <dc:creator>&lt;анонимный&gt;</dc:creator>
              <dc:date>2019-01-09T14:56:45</dc:date>
            </office:change-info>
          </text:insertion>
        </text:changed-region>
        <text:changed-region xml:id="ct94810005402112" text:id="ct94810005402112">
          <text:format-change>
            <office:change-info>
              <dc:creator>&lt;анонимный&gt;</dc:creator>
              <dc:date>2019-01-23T16:54:51</dc:date>
            </office:change-info>
          </text:format-change>
        </text:changed-region>
        <text:changed-region xml:id="ct94810005416512" text:id="ct94810005416512">
          <text:format-change>
            <office:change-info>
              <dc:creator>&lt;анонимный&gt;</dc:creator>
              <dc:date>2019-01-23T16:54:57</dc:date>
            </office:change-info>
          </text:format-change>
        </text:changed-region>
        <text:changed-region xml:id="ct94810005425024" text:id="ct94810005425024">
          <text:format-change>
            <office:change-info>
              <dc:creator>&lt;анонимный&gt;</dc:creator>
              <dc:date>2019-01-23T16:55:02</dc:date>
            </office:change-info>
          </text:format-change>
        </text:changed-region>
        <text:changed-region xml:id="ct94810005421360" text:id="ct94810005421360">
          <text:deletion>
            <office:change-info>
              <dc:creator>&lt;анонимный&gt;</dc:creator>
              <dc:date>2019-01-30T08:58:15</dc:date>
            </office:change-info>
            <text:p text:style-name="P23"><text:span text:style-name="T42">Dir</text:span></text:p>
          </text:deletion>
        </text:changed-region>
        <text:changed-region xml:id="ct94810005498656" text:id="ct94810005498656">
          <text:deletion>
            <office:change-info>
              <dc:creator>&lt;анонимный&gt;</dc:creator>
              <dc:date>2019-01-30T08:58:21</dc:date>
            </office:change-info>
            <text:p text:style-name="P24"><text:span text:style-name="T42">Dir</text:span></text:p>
          </text:deletion>
        </text:changed-region>
        <text:changed-region xml:id="ct94810005598304" text:id="ct94810005598304">
          <text:format-change>
            <office:change-info>
              <dc:creator>&lt;анонимный&gt;</dc:creator>
              <dc:date>2019-01-23T16:46:42</dc:date>
            </office:change-info>
          </text:format-change>
        </text:changed-region>
        <text:changed-region xml:id="ct94810005558992" text:id="ct94810005558992">
          <text:deletion>
            <office:change-info>
              <dc:creator>&lt;анонимный&gt;</dc:creator>
              <dc:date>2019-01-07T08:45:38</dc:date>
            </office:change-info>
            <text:p text:style-name="P25"><text:span text:style-name="T43">Key</text:span></text:p>
          </text:deletion>
        </text:changed-region>
        <text:changed-region xml:id="ct94810005559232" text:id="ct94810005559232">
          <text:insertion>
            <office:change-info>
              <dc:creator>&lt;анонимный&gt;</dc:creator>
              <dc:date>2019-01-07T08:45:38</dc:date>
            </office:change-info>
          </text:insertion>
        </text:changed-region>
        <text:changed-region xml:id="ct94810005571792" text:id="ct94810005571792">
          <text:deletion>
            <office:change-info>
              <dc:creator>&lt;анонимный&gt;</dc:creator>
              <dc:date>2019-01-07T08:46:09</dc:date>
            </office:change-info>
            <text:p text:style-name="P25"><text:span text:style-name="T43">D</text:span>ata</text:p>
          </text:deletion>
        </text:changed-region>
        <text:changed-region xml:id="ct94810005572032" text:id="ct94810005572032">
          <text:insertion>
            <office:change-info>
              <dc:creator>&lt;анонимный&gt;</dc:creator>
              <dc:date>2019-01-07T08:46:09</dc:date>
            </office:change-info>
          </text:insertion>
        </text:changed-region>
        <text:changed-region xml:id="ct94810005571040" text:id="ct94810005571040">
          <text:insertion>
            <office:change-info>
              <dc:creator>&lt;анонимный&gt;</dc:creator>
              <dc:date>2019-01-07T08:48:18</dc:date>
            </office:change-info>
          </text:insertion>
        </text:changed-region>
        <text:changed-region xml:id="ct94810005563280" text:id="ct94810005563280">
          <text:insertion>
            <office:change-info>
              <dc:creator>&lt;анонимный&gt;</dc:creator>
              <dc:date>2019-01-07T08:53:48</dc:date>
            </office:change-info>
          </text:insertion>
        </text:changed-region>
        <text:changed-region xml:id="ct94810005564064" text:id="ct94810005564064">
          <text:insertion>
            <office:change-info>
              <dc:creator>&lt;анонимный&gt;</dc:creator>
              <dc:date>2019-01-07T08:54:14</dc:date>
            </office:change-info>
          </text:insertion>
        </text:changed-region>
        <text:changed-region xml:id="ct94810005576960" text:id="ct94810005576960">
          <text:insertion>
            <office:change-info>
              <dc:creator>&lt;анонимный&gt;</dc:creator>
              <dc:date>2019-01-07T08:55:00</dc:date>
            </office:change-info>
          </text:insertion>
        </text:changed-region>
        <text:changed-region xml:id="ct94810005577472" text:id="ct94810005577472">
          <text:deletion>
            <office:change-info>
              <dc:creator>&lt;анонимный&gt;</dc:creator>
              <dc:date>2019-01-07T08:48:21</dc:date>
            </office:change-info>
            <text:p text:style-name="P26"><text:span text:style-name="T44"/></text:p>
            <text:p text:style-name="P26"><text:span text:style-name="T44"/></text:p>
          </text:deletion>
        </text:changed-region>
        <text:changed-region xml:id="ct94810005414016" text:id="ct94810005414016">
          <text:deletion>
            <office:change-info>
              <dc:creator>&lt;анонимный&gt;</dc:creator>
              <dc:date>2019-02-01T20:12:13</dc:date>
            </office:change-info>
            <text:h text:style-name="Heading_20_3" text:outline-level="3"/>
            <text:h text:style-name="Heading_20_3" text:outline-level="3"/>
          </text:deletion>
        </text:changed-region>
        <text:changed-region xml:id="ct94810005616688" text:id="ct94810005616688">
          <text:insertion>
            <office:change-info>
              <dc:creator>&lt;анонимный&gt;</dc:creator>
              <dc:date>2019-02-28T17:56:01</dc:date>
            </office:change-info>
          </text:insertion>
        </text:changed-region>
        <text:changed-region xml:id="ct94810005612704" text:id="ct94810005612704">
          <text:deletion>
            <office:change-info>
              <dc:creator>&lt;анонимный&gt;</dc:creator>
              <dc:date>2017-08-09T13:06:19</dc:date>
            </office:change-info>
            <text:p text:style-name="P27"><text:span text:style-name="T45">индексированую переменную r</text:span><text:span text:style-name="T46">efData</text:span></text:p>
          </text:deletion>
        </text:changed-region>
        <text:changed-region xml:id="ct94810005623456" text:id="ct94810005623456">
          <text:insertion>
            <office:change-info>
              <dc:creator>&lt;анонимный&gt;</dc:creator>
              <dc:date>2017-08-09T13:06:19</dc:date>
            </office:change-info>
          </text:insertion>
        </text:changed-region>
        <text:changed-region xml:id="ct94810005697216" text:id="ct94810005697216">
          <text:insertion>
            <office:change-info>
              <dc:creator>&lt;анонимный&gt;</dc:creator>
              <dc:date>2018-12-24T11:55:01</dc:date>
            </office:change-info>
          </text:insertion>
        </text:changed-region>
        <text:changed-region xml:id="ct94810005675568" text:id="ct94810005675568">
          <text:insertion>
            <office:change-info>
              <dc:creator>&lt;анонимный&gt;</dc:creator>
              <dc:date>2018-12-24T11:56:00</dc:date>
            </office:change-info>
          </text:insertion>
        </text:changed-region>
        <text:changed-region xml:id="ct94809999265120" text:id="ct94809999265120">
          <text:insertion>
            <office:change-info>
              <dc:creator>&lt;анонимный&gt;</dc:creator>
              <dc:date>2018-12-24T11:56:13</dc:date>
            </office:change-info>
          </text:insertion>
        </text:changed-region>
        <text:changed-region xml:id="ct94810005719520" text:id="ct94810005719520">
          <text:insertion>
            <office:change-info>
              <dc:creator>&lt;анонимный&gt;</dc:creator>
              <dc:date>2018-12-24T11:57:00</dc:date>
            </office:change-info>
          </text:insertion>
        </text:changed-region>
        <text:changed-region xml:id="ct94810005670928" text:id="ct94810005670928">
          <text:insertion>
            <office:change-info>
              <dc:creator>&lt;анонимный&gt;</dc:creator>
              <dc:date>2018-12-24T13:23:46</dc:date>
            </office:change-info>
          </text:insertion>
        </text:changed-region>
        <text:changed-region xml:id="ct94810005693488" text:id="ct94810005693488">
          <text:insertion>
            <office:change-info>
              <dc:creator>&lt;анонимный&gt;</dc:creator>
              <dc:date>2018-12-24T13:24:00</dc:date>
            </office:change-info>
          </text:insertion>
        </text:changed-region>
        <text:changed-region xml:id="ct94810005769248" text:id="ct94810005769248">
          <text:deletion>
            <office:change-info>
              <dc:creator>&lt;анонимный&gt;</dc:creator>
              <dc:date>2019-03-20T11:33:22</dc:date>
            </office:change-info>
            <text:p text:style-name="P28"><text:span text:style-name="T47">'AB'</text:span></text:p>
          </text:deletion>
        </text:changed-region>
        <text:changed-region xml:id="ct94810005769488" text:id="ct94810005769488">
          <text:insertion>
            <office:change-info>
              <dc:creator>&lt;анонимный&gt;</dc:creator>
              <dc:date>2019-03-20T11:33:22</dc:date>
            </office:change-info>
          </text:insertion>
        </text:changed-region>
        <text:changed-region xml:id="ct94810005852640" text:id="ct94810005852640">
          <text:insertion>
            <office:change-info>
              <dc:creator>&lt;анонимный&gt;</dc:creator>
              <dc:date>2018-12-24T13:45:13</dc:date>
            </office:change-info>
          </text:insertion>
        </text:changed-region>
        <text:changed-region xml:id="ct94810005848800" text:id="ct94810005848800">
          <text:deletion>
            <office:change-info>
              <dc:creator>&lt;анонимный&gt;</dc:creator>
              <dc:date>2018-12-24T13:44:44</dc:date>
            </office:change-info>
            <text:p text:style-name="P29"><text:span text:style-name="T48">'-'</text:span></text:p>
          </text:deletion>
        </text:changed-region>
        <text:changed-region xml:id="ct94810005843232" text:id="ct94810005843232">
          <text:deletion>
            <office:change-info>
              <dc:creator>&lt;анонимный&gt;</dc:creator>
              <dc:date>2018-12-24T13:54:25</dc:date>
            </office:change-info>
            <text:p text:style-name="P30"><text:span text:style-name="T49">&lt;</text:span></text:p>
          </text:deletion>
        </text:changed-region>
        <text:changed-region xml:id="ct94810005845152" text:id="ct94810005845152">
          <text:deletion>
            <office:change-info>
              <dc:creator>&lt;анонимный&gt;</dc:creator>
              <dc:date>2018-12-24T13:54:29</dc:date>
            </office:change-info>
            <text:p text:style-name="P30"><text:span text:style-name="T49">&gt;</text:span></text:p>
          </text:deletion>
        </text:changed-region>
        <text:changed-region xml:id="ct94810005803808" text:id="ct94810005803808">
          <text:insertion>
            <office:change-info>
              <dc:creator>&lt;анонимный&gt;</dc:creator>
              <dc:date>2019-03-20T16:58:38</dc:date>
            </office:change-info>
          </text:insertion>
        </text:changed-region>
        <text:changed-region xml:id="ct94810005804080" text:id="ct94810005804080">
          <text:insertion>
            <office:change-info>
              <dc:creator>&lt;анонимный&gt;</dc:creator>
              <dc:date>2019-03-20T17:00:14</dc:date>
            </office:change-info>
          </text:insertion>
        </text:changed-region>
        <text:changed-region xml:id="ct94810005354864" text:id="ct94810005354864">
          <text:insertion>
            <office:change-info>
              <dc:creator>&lt;анонимный&gt;</dc:creator>
              <dc:date>2019-03-20T16:58:27</dc:date>
            </office:change-info>
          </text:insertion>
        </text:changed-region>
        <text:changed-region xml:id="ct94810005357024" text:id="ct94810005357024">
          <text:insertion>
            <office:change-info>
              <dc:creator>&lt;анонимный&gt;</dc:creator>
              <dc:date>2019-03-20T17:07:02</dc:date>
            </office:change-info>
          </text:insertion>
        </text:changed-region>
        <text:changed-region xml:id="ct94810005357552" text:id="ct94810005357552">
          <text:insertion>
            <office:change-info>
              <dc:creator>&lt;анонимный&gt;</dc:creator>
              <dc:date>2019-03-20T16:59:37</dc:date>
            </office:change-info>
          </text:insertion>
        </text:changed-region>
        <text:changed-region xml:id="ct94810005357792" text:id="ct94810005357792">
          <text:insertion>
            <office:change-info>
              <dc:creator>&lt;анонимный&gt;</dc:creator>
              <dc:date>2019-03-20T17:00:00</dc:date>
            </office:change-info>
          </text:insertion>
        </text:changed-region>
        <text:changed-region xml:id="ct94810005790496" text:id="ct94810005790496">
          <text:insertion>
            <office:change-info>
              <dc:creator>&lt;анонимный&gt;</dc:creator>
              <dc:date>2019-02-12T13:43:26</dc:date>
            </office:change-info>
          </text:insertion>
        </text:changed-region>
        <text:changed-region xml:id="ct94810005898720" text:id="ct94810005898720">
          <text:insertion>
            <office:change-info>
              <dc:creator>&lt;анонимный&gt;</dc:creator>
              <dc:date>2019-02-12T13:42:23</dc:date>
            </office:change-info>
          </text:insertion>
        </text:changed-region>
        <text:changed-region xml:id="ct94810005898960" text:id="ct94810005898960">
          <text:insertion>
            <office:change-info>
              <dc:creator>&lt;анонимный&gt;</dc:creator>
              <dc:date>2019-02-12T13:51:45</dc:date>
            </office:change-info>
          </text:insertion>
        </text:changed-region>
        <text:changed-region xml:id="ct94810005899696" text:id="ct94810005899696">
          <text:insertion>
            <office:change-info>
              <dc:creator>&lt;анонимный&gt;</dc:creator>
              <dc:date>2019-02-12T13:43:14</dc:date>
            </office:change-info>
          </text:insertion>
        </text:changed-region>
        <text:changed-region xml:id="ct94810005811984" text:id="ct94810005811984">
          <text:insertion>
            <office:change-info>
              <dc:creator>&lt;анонимный&gt;</dc:creator>
              <dc:date>2019-02-12T13:45:11</dc:date>
            </office:change-info>
          </text:insertion>
        </text:changed-region>
        <text:changed-region xml:id="ct94810005901136" text:id="ct94810005901136">
          <text:insertion>
            <office:change-info>
              <dc:creator>&lt;анонимный&gt;</dc:creator>
              <dc:date>2019-02-12T13:46:04</dc:date>
            </office:change-info>
          </text:insertion>
        </text:changed-region>
        <text:changed-region xml:id="ct94810005901584" text:id="ct94810005901584">
          <text:insertion>
            <office:change-info>
              <dc:creator>&lt;анонимный&gt;</dc:creator>
              <dc:date>2019-02-12T13:47:00</dc:date>
            </office:change-info>
          </text:insertion>
        </text:changed-region>
        <text:changed-region xml:id="ct94810005901824" text:id="ct94810005901824">
          <text:insertion>
            <office:change-info>
              <dc:creator>&lt;анонимный&gt;</dc:creator>
              <dc:date>2019-02-12T13:48:03</dc:date>
            </office:change-info>
          </text:insertion>
        </text:changed-region>
        <text:changed-region xml:id="ct94810005902672" text:id="ct94810005902672">
          <text:insertion>
            <office:change-info>
              <dc:creator>&lt;анонимный&gt;</dc:creator>
              <dc:date>2019-02-12T13:49:04</dc:date>
            </office:change-info>
          </text:insertion>
        </text:changed-region>
        <text:changed-region xml:id="ct94810005904224" text:id="ct94810005904224">
          <text:insertion>
            <office:change-info>
              <dc:creator>&lt;анонимный&gt;</dc:creator>
              <dc:date>2019-02-12T13:50:05</dc:date>
            </office:change-info>
          </text:insertion>
        </text:changed-region>
        <text:changed-region xml:id="ct94810005905696" text:id="ct94810005905696">
          <text:insertion>
            <office:change-info>
              <dc:creator>&lt;анонимный&gt;</dc:creator>
              <dc:date>2019-02-12T13:51:01</dc:date>
            </office:change-info>
          </text:insertion>
        </text:changed-region>
        <text:changed-region xml:id="ct94810005909648" text:id="ct94810005909648">
          <text:insertion>
            <office:change-info>
              <dc:creator>&lt;анонимный&gt;</dc:creator>
              <dc:date>2019-02-23T20:01:25</dc:date>
            </office:change-info>
          </text:insertion>
        </text:changed-region>
        <text:changed-region xml:id="ct94810005911056" text:id="ct94810005911056">
          <text:insertion>
            <office:change-info>
              <dc:creator>&lt;анонимный&gt;</dc:creator>
              <dc:date>2019-02-12T13:53:08</dc:date>
            </office:change-info>
          </text:insertion>
        </text:changed-region>
        <text:changed-region xml:id="ct94810005809008" text:id="ct94810005809008">
          <text:insertion>
            <office:change-info>
              <dc:creator>&lt;анонимный&gt;</dc:creator>
              <dc:date>2019-02-12T13:54:14</dc:date>
            </office:change-info>
          </text:insertion>
        </text:changed-region>
        <text:changed-region xml:id="ct94810005906560" text:id="ct94810005906560">
          <text:insertion>
            <office:change-info>
              <dc:creator>&lt;анонимный&gt;</dc:creator>
              <dc:date>2019-02-12T13:56:21</dc:date>
            </office:change-info>
          </text:insertion>
        </text:changed-region>
        <text:changed-region xml:id="ct94810005908448" text:id="ct94810005908448">
          <text:insertion>
            <office:change-info>
              <dc:creator>&lt;анонимный&gt;</dc:creator>
              <dc:date>2019-02-12T13:57:10</dc:date>
            </office:change-info>
          </text:insertion>
        </text:changed-region>
        <text:changed-region xml:id="ct94810005913696" text:id="ct94810005913696">
          <text:insertion>
            <office:change-info>
              <dc:creator>&lt;анонимный&gt;</dc:creator>
              <dc:date>2019-02-12T14:07:16</dc:date>
            </office:change-info>
          </text:insertion>
        </text:changed-region>
        <text:changed-region xml:id="ct94810005913936" text:id="ct94810005913936">
          <text:insertion>
            <office:change-info>
              <dc:creator>&lt;анонимный&gt;</dc:creator>
              <dc:date>2019-02-12T14:08:00</dc:date>
            </office:change-info>
          </text:insertion>
        </text:changed-region>
        <text:changed-region xml:id="ct94810005931424" text:id="ct94810005931424">
          <text:insertion>
            <office:change-info>
              <dc:creator>&lt;анонимный&gt;</dc:creator>
              <dc:date>2019-02-07T20:44:06</dc:date>
            </office:change-info>
          </text:insertion>
        </text:changed-region>
        <text:changed-region xml:id="ct94810005935136" text:id="ct94810005935136">
          <text:insertion>
            <office:change-info>
              <dc:creator>&lt;анонимный&gt;</dc:creator>
              <dc:date>2019-02-07T20:45:00</dc:date>
            </office:change-info>
          </text:insertion>
        </text:changed-region>
        <text:changed-region xml:id="ct94810005935664" text:id="ct94810005935664">
          <text:insertion>
            <office:change-info>
              <dc:creator>&lt;анонимный&gt;</dc:creator>
              <dc:date>2019-02-07T20:46:00</dc:date>
            </office:change-info>
          </text:insertion>
        </text:changed-region>
        <text:changed-region xml:id="ct94810005936192" text:id="ct94810005936192">
          <text:insertion>
            <office:change-info>
              <dc:creator>&lt;анонимный&gt;</dc:creator>
              <dc:date>2019-02-07T20:47:34</dc:date>
            </office:change-info>
          </text:insertion>
        </text:changed-region>
        <text:changed-region xml:id="ct94810005936720" text:id="ct94810005936720">
          <text:insertion>
            <office:change-info>
              <dc:creator>&lt;анонимный&gt;</dc:creator>
              <dc:date>2019-02-07T20:48:00</dc:date>
            </office:change-info>
          </text:insertion>
        </text:changed-region>
        <text:changed-region xml:id="ct94810005937248" text:id="ct94810005937248">
          <text:insertion>
            <office:change-info>
              <dc:creator>&lt;анонимный&gt;</dc:creator>
              <dc:date>2019-02-07T20:49:13</dc:date>
            </office:change-info>
          </text:insertion>
        </text:changed-region>
        <text:changed-region xml:id="ct94810005938560" text:id="ct94810005938560">
          <text:insertion>
            <office:change-info>
              <dc:creator>&lt;анонимный&gt;</dc:creator>
              <dc:date>2019-02-07T20:50:00</dc:date>
            </office:change-info>
          </text:insertion>
        </text:changed-region>
        <text:changed-region xml:id="ct94810005938800" text:id="ct94810005938800">
          <text:insertion>
            <office:change-info>
              <dc:creator>&lt;анонимный&gt;</dc:creator>
              <dc:date>2019-02-16T21:10:17</dc:date>
            </office:change-info>
          </text:insertion>
        </text:changed-region>
        <text:changed-region xml:id="ct94810005944512" text:id="ct94810005944512">
          <text:insertion>
            <office:change-info>
              <dc:creator>&lt;анонимный&gt;</dc:creator>
              <dc:date>2019-02-07T20:51:13</dc:date>
            </office:change-info>
          </text:insertion>
        </text:changed-region>
        <text:changed-region xml:id="ct94810005944752" text:id="ct94810005944752">
          <text:insertion>
            <office:change-info>
              <dc:creator>&lt;анонимный&gt;</dc:creator>
              <dc:date>2019-02-07T20:52:00</dc:date>
            </office:change-info>
          </text:insertion>
        </text:changed-region>
        <text:changed-region xml:id="ct94810005944992" text:id="ct94810005944992">
          <text:insertion>
            <office:change-info>
              <dc:creator>&lt;анонимный&gt;</dc:creator>
              <dc:date>2019-02-07T20:54:45</dc:date>
            </office:change-info>
          </text:insertion>
        </text:changed-region>
        <text:changed-region xml:id="ct94810005940592" text:id="ct94810005940592">
          <text:insertion>
            <office:change-info>
              <dc:creator>&lt;анонимный&gt;</dc:creator>
              <dc:date>2019-03-06T17:41:47</dc:date>
            </office:change-info>
          </text:insertion>
        </text:changed-region>
        <text:changed-region xml:id="ct94810005932928" text:id="ct94810005932928">
          <text:insertion>
            <office:change-info>
              <dc:creator>&lt;анонимный&gt;</dc:creator>
              <dc:date>2019-02-16T21:03:35</dc:date>
            </office:change-info>
          </text:insertion>
        </text:changed-region>
        <text:changed-region xml:id="ct94810005945520" text:id="ct94810005945520">
          <text:insertion>
            <office:change-info>
              <dc:creator>&lt;анонимный&gt;</dc:creator>
              <dc:date>2019-03-06T09:09:39</dc:date>
            </office:change-info>
          </text:insertion>
        </text:changed-region>
        <text:changed-region xml:id="ct94810005945760" text:id="ct94810005945760">
          <text:insertion>
            <office:change-info>
              <dc:creator>&lt;анонимный&gt;</dc:creator>
              <dc:date>2019-02-16T21:04:00</dc:date>
            </office:change-info>
          </text:insertion>
        </text:changed-region>
        <text:changed-region xml:id="ct94810005946000" text:id="ct94810005946000">
          <text:insertion>
            <office:change-info>
              <dc:creator>&lt;анонимный&gt;</dc:creator>
              <dc:date>2019-02-16T21:05:00</dc:date>
            </office:change-info>
          </text:insertion>
        </text:changed-region>
        <text:changed-region xml:id="ct94810005940272" text:id="ct94810005940272">
          <text:insertion>
            <office:change-info>
              <dc:creator>&lt;анонимный&gt;</dc:creator>
              <dc:date>2019-02-07T20:53:56</dc:date>
            </office:change-info>
          </text:insertion>
        </text:changed-region>
        <text:changed-region xml:id="ct94810005949120" text:id="ct94810005949120">
          <text:insertion>
            <office:change-info>
              <dc:creator>&lt;анонимный&gt;</dc:creator>
              <dc:date>2019-02-07T20:55:02</dc:date>
            </office:change-info>
          </text:insertion>
        </text:changed-region>
        <text:changed-region xml:id="ct94810005950784" text:id="ct94810005950784">
          <text:insertion>
            <office:change-info>
              <dc:creator>&lt;анонимный&gt;</dc:creator>
              <dc:date>2019-02-07T20:56:00</dc:date>
            </office:change-info>
          </text:insertion>
        </text:changed-region>
        <text:changed-region xml:id="ct94810005954144" text:id="ct94810005954144">
          <text:insertion>
            <office:change-info>
              <dc:creator>&lt;анонимный&gt;</dc:creator>
              <dc:date>2019-02-16T20:58:07</dc:date>
            </office:change-info>
          </text:insertion>
        </text:changed-region>
        <text:changed-region xml:id="ct94810005954384" text:id="ct94810005954384">
          <text:insertion>
            <office:change-info>
              <dc:creator>&lt;анонимный&gt;</dc:creator>
              <dc:date>2019-02-16T21:11:35</dc:date>
            </office:change-info>
          </text:insertion>
        </text:changed-region>
        <text:changed-region xml:id="ct94810005956352" text:id="ct94810005956352">
          <text:insertion>
            <office:change-info>
              <dc:creator>&lt;анонимный&gt;</dc:creator>
              <dc:date>2019-02-16T20:58:07</dc:date>
            </office:change-info>
          </text:insertion>
        </text:changed-region>
        <text:changed-region xml:id="ct94810005957312" text:id="ct94810005957312">
          <text:insertion>
            <office:change-info>
              <dc:creator>&lt;анонимный&gt;</dc:creator>
              <dc:date>2019-02-16T21:12:47</dc:date>
            </office:change-info>
          </text:insertion>
        </text:changed-region>
        <text:changed-region xml:id="ct94810005958048" text:id="ct94810005958048">
          <text:insertion>
            <office:change-info>
              <dc:creator>&lt;анонимный&gt;</dc:creator>
              <dc:date>2019-02-21T16:55:44</dc:date>
            </office:change-info>
          </text:insertion>
        </text:changed-region>
        <text:changed-region xml:id="ct94810005958288" text:id="ct94810005958288">
          <text:insertion>
            <office:change-info>
              <dc:creator>&lt;анонимный&gt;</dc:creator>
              <dc:date>2019-02-21T16:56:00</dc:date>
            </office:change-info>
          </text:insertion>
        </text:changed-region>
        <text:changed-region xml:id="ct94810005958816" text:id="ct94810005958816">
          <text:insertion>
            <office:change-info>
              <dc:creator>&lt;анонимный&gt;</dc:creator>
              <dc:date>2019-03-02T09:13:48</dc:date>
            </office:change-info>
          </text:insertion>
        </text:changed-region>
        <text:changed-region xml:id="ct94810005959264" text:id="ct94810005959264">
          <text:insertion>
            <office:change-info>
              <dc:creator>&lt;анонимный&gt;</dc:creator>
              <dc:date>2019-03-02T09:14:05</dc:date>
            </office:change-info>
          </text:insertion>
        </text:changed-region>
        <text:changed-region xml:id="ct94810005972752" text:id="ct94810005972752">
          <text:insertion>
            <office:change-info>
              <dc:creator>&lt;анонимный&gt;</dc:creator>
              <dc:date>2019-02-16T21:15:23</dc:date>
            </office:change-info>
          </text:insertion>
        </text:changed-region>
        <text:changed-region xml:id="ct94810005947024" text:id="ct94810005947024">
          <text:insertion>
            <office:change-info>
              <dc:creator>&lt;анонимный&gt;</dc:creator>
              <dc:date>2019-02-21T16:57:47</dc:date>
            </office:change-info>
          </text:insertion>
        </text:changed-region>
        <text:changed-region xml:id="ct94810005970576" text:id="ct94810005970576">
          <text:insertion>
            <office:change-info>
              <dc:creator>&lt;анонимный&gt;</dc:creator>
              <dc:date>2019-02-21T17:02:14</dc:date>
            </office:change-info>
          </text:insertion>
        </text:changed-region>
        <text:changed-region xml:id="ct94810005965168" text:id="ct94810005965168">
          <text:insertion>
            <office:change-info>
              <dc:creator>&lt;анонимный&gt;</dc:creator>
              <dc:date>2019-02-21T17:01:49</dc:date>
            </office:change-info>
          </text:insertion>
        </text:changed-region>
        <text:changed-region xml:id="ct94810005964848" text:id="ct94810005964848">
          <text:insertion>
            <office:change-info>
              <dc:creator>&lt;анонимный&gt;</dc:creator>
              <dc:date>2019-02-21T17:02:22</dc:date>
            </office:change-info>
          </text:insertion>
        </text:changed-region>
        <text:changed-region xml:id="ct94810005926864" text:id="ct94810005926864">
          <text:insertion>
            <office:change-info>
              <dc:creator>&lt;анонимный&gt;</dc:creator>
              <dc:date>2019-02-21T17:01:49</dc:date>
            </office:change-info>
          </text:insertion>
        </text:changed-region>
        <text:changed-region xml:id="ct94810005948384" text:id="ct94810005948384">
          <text:insertion>
            <office:change-info>
              <dc:creator>&lt;анонимный&gt;</dc:creator>
              <dc:date>2019-02-21T17:02:38</dc:date>
            </office:change-info>
          </text:insertion>
        </text:changed-region>
        <text:changed-region xml:id="ct94810005972192" text:id="ct94810005972192">
          <text:insertion>
            <office:change-info>
              <dc:creator>&lt;анонимный&gt;</dc:creator>
              <dc:date>2019-02-21T17:03:00</dc:date>
            </office:change-info>
          </text:insertion>
        </text:changed-region>
        <text:changed-region xml:id="ct94810005965936" text:id="ct94810005965936">
          <text:insertion>
            <office:change-info>
              <dc:creator>&lt;анонимный&gt;</dc:creator>
              <dc:date>2019-02-19T17:14:24</dc:date>
            </office:change-info>
          </text:insertion>
        </text:changed-region>
        <text:changed-region xml:id="ct94810005962208" text:id="ct94810005962208">
          <text:insertion>
            <office:change-info>
              <dc:creator>&lt;анонимный&gt;</dc:creator>
              <dc:date>2019-02-19T17:15:05</dc:date>
            </office:change-info>
          </text:insertion>
        </text:changed-region>
        <text:changed-region xml:id="ct94810005962960" text:id="ct94810005962960">
          <text:insertion>
            <office:change-info>
              <dc:creator>&lt;анонимный&gt;</dc:creator>
              <dc:date>2019-02-19T17:07:09</dc:date>
            </office:change-info>
          </text:insertion>
        </text:changed-region>
        <text:changed-region xml:id="ct94810005545312" text:id="ct94810005545312">
          <text:insertion>
            <office:change-info>
              <dc:creator>&lt;анонимный&gt;</dc:creator>
              <dc:date>2019-02-19T17:12:29</dc:date>
            </office:change-info>
          </text:insertion>
        </text:changed-region>
        <text:changed-region xml:id="ct94810005545600" text:id="ct94810005545600">
          <text:insertion>
            <office:change-info>
              <dc:creator>&lt;анонимный&gt;</dc:creator>
              <dc:date>2019-02-19T17:15:46</dc:date>
            </office:change-info>
          </text:insertion>
        </text:changed-region>
        <text:changed-region xml:id="ct94810005546752" text:id="ct94810005546752">
          <text:insertion>
            <office:change-info>
              <dc:creator>&lt;анонимный&gt;</dc:creator>
              <dc:date>2019-02-19T17:16:01</dc:date>
            </office:change-info>
          </text:insertion>
        </text:changed-region>
        <text:changed-region xml:id="ct94810005985136" text:id="ct94810005985136">
          <text:insertion>
            <office:change-info>
              <dc:creator>&lt;анонимный&gt;</dc:creator>
              <dc:date>2019-02-19T17:17:08</dc:date>
            </office:change-info>
          </text:insertion>
        </text:changed-region>
        <text:changed-region xml:id="ct94810005985664" text:id="ct94810005985664">
          <text:insertion>
            <office:change-info>
              <dc:creator>&lt;анонимный&gt;</dc:creator>
              <dc:date>2019-02-19T17:18:01</dc:date>
            </office:change-info>
          </text:insertion>
        </text:changed-region>
        <text:changed-region xml:id="ct94810005986192" text:id="ct94810005986192">
          <text:insertion>
            <office:change-info>
              <dc:creator>&lt;анонимный&gt;</dc:creator>
              <dc:date>2019-02-19T17:19:45</dc:date>
            </office:change-info>
          </text:insertion>
        </text:changed-region>
        <text:changed-region xml:id="ct94810005986432" text:id="ct94810005986432">
          <text:insertion>
            <office:change-info>
              <dc:creator>&lt;анонимный&gt;</dc:creator>
              <dc:date>2019-02-19T17:20:01</dc:date>
            </office:change-info>
          </text:insertion>
        </text:changed-region>
        <text:changed-region xml:id="ct94810005986960" text:id="ct94810005986960">
          <text:format-change>
            <office:change-info>
              <dc:creator>&lt;анонимный&gt;</dc:creator>
              <dc:date>2019-01-23T16:45:48</dc:date>
            </office:change-info>
          </text:format-change>
        </text:changed-region>
        <text:changed-region xml:id="ct94810005987200" text:id="ct94810005987200">
          <text:deletion>
            <office:change-info>
              <dc:creator>&lt;анонимный&gt;</dc:creator>
              <dc:date>2019-02-07T21:02:15</dc:date>
            </office:change-info>
            <text:h text:style-name="P31" text:outline-level="1"><text:span text:style-name="T50">3</text:span></text:h>
          </text:deletion>
        </text:changed-region>
        <text:changed-region xml:id="ct94810005987440" text:id="ct94810005987440">
          <text:insertion>
            <office:change-info>
              <dc:creator>&lt;анонимный&gt;</dc:creator>
              <dc:date>2019-02-12T13:52:08</dc:date>
            </office:change-info>
          </text:insertion>
        </text:changed-region>
        <text:changed-region xml:id="ct94810005987968" text:id="ct94810005987968">
          <text:format-change>
            <office:change-info>
              <dc:creator>&lt;анонимный&gt;</dc:creator>
              <dc:date>2019-01-23T16:45:48</dc:date>
            </office:change-info>
          </text:format-change>
        </text:changed-region>
        <text:changed-region xml:id="ct94810005988880" text:id="ct94810005988880">
          <text:deletion>
            <office:change-info>
              <dc:creator>&lt;анонимный&gt;</dc:creator>
              <dc:date>2019-01-05T09:24:35</dc:date>
            </office:change-info>
            <text:p text:style-name="P32"><text:s/><text:span text:style-name="T28">Если имя метки совпадает с именем константы, то метка заменяется на значение константы. </text:span><text:s/></text:p>
          </text:deletion>
        </text:changed-region>
        <text:changed-region xml:id="ct94810005989616" text:id="ct94810005989616">
          <text:format-change>
            <office:change-info>
              <dc:creator>&lt;анонимный&gt;</dc:creator>
              <dc:date>2019-01-23T16:45:44</dc:date>
            </office:change-info>
          </text:format-change>
        </text:changed-region>
        <text:changed-region xml:id="ct94810005989856" text:id="ct94810005989856">
          <text:deletion>
            <office:change-info>
              <dc:creator>&lt;анонимный&gt;</dc:creator>
              <dc:date>2019-02-07T21:02:21</dc:date>
            </office:change-info>
            <text:h text:style-name="P33" text:outline-level="1"><text:span text:style-name="T51">4</text:span></text:h>
          </text:deletion>
        </text:changed-region>
        <text:changed-region xml:id="ct94810005990096" text:id="ct94810005990096">
          <text:insertion>
            <office:change-info>
              <dc:creator>&lt;анонимный&gt;</dc:creator>
              <dc:date>2019-02-12T13:52:12</dc:date>
            </office:change-info>
          </text:insertion>
        </text:changed-region>
        <text:changed-region xml:id="ct94810005990624" text:id="ct94810005990624">
          <text:format-change>
            <office:change-info>
              <dc:creator>&lt;анонимный&gt;</dc:creator>
              <dc:date>2019-01-23T16:45:44</dc:date>
            </office:change-info>
          </text:format-change>
        </text:changed-region>
        <text:changed-region xml:id="ct94810005991152" text:id="ct94810005991152">
          <text:deletion>
            <office:change-info>
              <dc:creator>&lt;анонимный&gt;</dc:creator>
              <dc:date>2017-08-09T13:12:30</dc:date>
            </office:change-info>
            <text:p text:style-name="P34"><text:span text:style-name="T52">Extend</text:span></text:p>
          </text:deletion>
        </text:changed-region>
        <text:changed-region xml:id="ct94810005991936" text:id="ct94810005991936">
          <text:insertion>
            <office:change-info>
              <dc:creator>&lt;анонимный&gt;</dc:creator>
              <dc:date>2017-08-09T13:12:30</dc:date>
            </office:change-info>
          </text:insertion>
        </text:changed-region>
        <text:changed-region xml:id="ct94810004633472" text:id="ct94810004633472">
          <text:insertion>
            <office:change-info>
              <dc:creator>&lt;анонимный&gt;</dc:creator>
              <dc:date>2017-08-09T13:14:25</dc:date>
            </office:change-info>
          </text:insertion>
        </text:changed-region>
        <text:changed-region xml:id="ct94810005992256" text:id="ct94810005992256">
          <text:deletion>
            <office:change-info>
              <dc:creator>&lt;анонимный&gt;</dc:creator>
              <dc:date>2017-08-09T13:14:25</dc:date>
            </office:change-info>
            <text:p text:style-name="P34"><text:span text:style-name="T53">Extent</text:span></text:p>
          </text:deletion>
        </text:changed-region>
        <text:changed-region xml:id="ct94810005997568" text:id="ct94810005997568">
          <text:deletion>
            <office:change-info>
              <dc:creator>&lt;анонимный&gt;</dc:creator>
              <dc:date>2017-08-09T13:15:41</dc:date>
            </office:change-info>
            <text:p text:style-name="P35"><text:span text:style-name="T54">%new</text:span></text:p>
          </text:deletion>
        </text:changed-region>
        <text:changed-region xml:id="ct94810006000608" text:id="ct94810006000608">
          <text:insertion>
            <office:change-info>
              <dc:creator>&lt;анонимный&gt;</dc:creator>
              <dc:date>2017-08-09T13:15:41</dc:date>
            </office:change-info>
          </text:insertion>
        </text:changed-region>
        <text:changed-region xml:id="ct94810006002880" text:id="ct94810006002880">
          <text:insertion>
            <office:change-info>
              <dc:creator>&lt;анонимный&gt;</dc:creator>
              <dc:date>2017-08-09T13:15:52</dc:date>
            </office:change-info>
          </text:insertion>
        </text:changed-region>
        <text:changed-region xml:id="ct94810005993280" text:id="ct94810005993280">
          <text:deletion>
            <office:change-info>
              <dc:creator>&lt;анонимный&gt;</dc:creator>
              <dc:date>2017-08-09T13:15:52</dc:date>
            </office:change-info>
            <text:p text:style-name="P36"><text:span text:style-name="T4">%new</text:span></text:p>
          </text:deletion>
        </text:changed-region>
        <text:changed-region xml:id="ct94810006022096" text:id="ct94810006022096">
          <text:deletion>
            <office:change-info>
              <dc:creator>&lt;анонимный&gt;</dc:creator>
              <dc:date>2017-08-09T13:16:53</dc:date>
            </office:change-info>
            <text:p text:style-name="P37"><text:span text:style-name="T4">Extend</text:span></text:p>
          </text:deletion>
        </text:changed-region>
        <text:changed-region xml:id="ct94810006023728" text:id="ct94810006023728">
          <text:insertion>
            <office:change-info>
              <dc:creator>&lt;анонимный&gt;</dc:creator>
              <dc:date>2017-08-09T13:16:53</dc:date>
            </office:change-info>
          </text:insertion>
        </text:changed-region>
        <text:changed-region xml:id="ct94810006027504" text:id="ct94810006027504">
          <text:insertion>
            <office:change-info>
              <dc:creator>&lt;анонимный&gt;</dc:creator>
              <dc:date>2017-08-09T13:16:30</dc:date>
            </office:change-info>
          </text:insertion>
        </text:changed-region>
        <text:changed-region xml:id="ct94810006027824" text:id="ct94810006027824">
          <text:deletion>
            <office:change-info>
              <dc:creator>&lt;анонимный&gt;</dc:creator>
              <dc:date>2017-08-09T13:16:30</dc:date>
            </office:change-info>
            <text:p text:style-name="P37"><text:span text:style-name="T55">%</text:span><text:span text:style-name="T56">new</text:span></text:p>
          </text:deletion>
        </text:changed-region>
        <text:changed-region xml:id="ct94810006029504" text:id="ct94810006029504">
          <text:insertion>
            <office:change-info>
              <dc:creator>&lt;анонимный&gt;</dc:creator>
              <dc:date>2017-08-09T13:16:10</dc:date>
            </office:change-info>
          </text:insertion>
        </text:changed-region>
        <text:changed-region xml:id="ct94810006029744" text:id="ct94810006029744">
          <text:deletion>
            <office:change-info>
              <dc:creator>&lt;анонимный&gt;</dc:creator>
              <dc:date>2017-08-09T13:16:10</dc:date>
            </office:change-info>
            <text:p text:style-name="P37"><text:span text:style-name="T55">%</text:span><text:span text:style-name="T56">new</text:span></text:p>
          </text:deletion>
        </text:changed-region>
        <text:changed-region xml:id="ct94810006031056" text:id="ct94810006031056">
          <text:insertion>
            <office:change-info>
              <dc:creator>&lt;анонимный&gt;</dc:creator>
              <dc:date>2019-01-23T10:34:10</dc:date>
            </office:change-info>
          </text:insertion>
        </text:changed-region>
        <text:changed-region xml:id="ct94810006023968" text:id="ct94810006023968">
          <text:insertion>
            <office:change-info>
              <dc:creator>&lt;анонимный&gt;</dc:creator>
              <dc:date>2019-01-23T16:31:24</dc:date>
            </office:change-info>
          </text:insertion>
        </text:changed-region>
        <text:changed-region xml:id="ct94810006023200" text:id="ct94810006023200">
          <text:insertion>
            <office:change-info>
              <dc:creator>&lt;анонимный&gt;</dc:creator>
              <dc:date>2019-01-23T16:32:00</dc:date>
            </office:change-info>
          </text:insertion>
        </text:changed-region>
        <text:changed-region xml:id="ct94810006026400" text:id="ct94810006026400">
          <text:insertion>
            <office:change-info>
              <dc:creator>&lt;анонимный&gt;</dc:creator>
              <dc:date>2019-01-23T16:32:00</dc:date>
            </office:change-info>
          </text:insertion>
        </text:changed-region>
        <text:changed-region xml:id="ct94810006026768" text:id="ct94810006026768">
          <text:insertion>
            <office:change-info>
              <dc:creator>&lt;анонимный&gt;</dc:creator>
              <dc:date>2019-01-23T16:33:09</dc:date>
            </office:change-info>
          </text:insertion>
        </text:changed-region>
        <text:changed-region xml:id="ct94810006022624" text:id="ct94810006022624">
          <text:insertion>
            <office:change-info>
              <dc:creator>&lt;анонимный&gt;</dc:creator>
              <dc:date>2019-01-23T16:34:01</dc:date>
            </office:change-info>
          </text:insertion>
        </text:changed-region>
        <text:changed-region xml:id="ct94810006027008" text:id="ct94810006027008">
          <text:format-change>
            <office:change-info>
              <dc:creator>&lt;анонимный&gt;</dc:creator>
              <dc:date>2019-01-23T16:45:31</dc:date>
            </office:change-info>
          </text:format-change>
        </text:changed-region>
        <text:changed-region xml:id="ct94810006031584" text:id="ct94810006031584">
          <text:deletion>
            <office:change-info>
              <dc:creator>&lt;анонимный&gt;</dc:creator>
              <dc:date>2019-01-23T10:49:10</dc:date>
            </office:change-info>
            <text:h text:style-name="P33" text:outline-level="1"><text:span text:style-name="T50">5</text:span></text:h>
          </text:deletion>
        </text:changed-region>
        <text:changed-region xml:id="ct94810006031824" text:id="ct94810006031824">
          <text:insertion>
            <office:change-info>
              <dc:creator>&lt;анонимный&gt;</dc:creator>
              <dc:date>2019-02-12T13:52:27</dc:date>
            </office:change-info>
          </text:insertion>
        </text:changed-region>
        <text:changed-region xml:id="ct94810006032352" text:id="ct94810006032352">
          <text:format-change>
            <office:change-info>
              <dc:creator>&lt;анонимный&gt;</dc:creator>
              <dc:date>2019-01-23T16:45:31</dc:date>
            </office:change-info>
          </text:format-change>
        </text:changed-region>
        <text:changed-region xml:id="ct94810006024592" text:id="ct94810006024592">
          <text:insertion>
            <office:change-info>
              <dc:creator>&lt;анонимный&gt;</dc:creator>
              <dc:date>2019-02-07T21:02:52</dc:date>
            </office:change-info>
          </text:insertion>
        </text:changed-region>
        <text:changed-region xml:id="ct94810005567728" text:id="ct94810005567728">
          <text:deletion>
            <office:change-info>
              <dc:creator>&lt;анонимный&gt;</dc:creator>
              <dc:date>2019-02-07T21:02:50</dc:date>
            </office:change-info>
            <text:p text:style-name="P38"/>
            <text:h text:style-name="P39" text:outline-level="1">1</text:h>
          </text:deletion>
        </text:changed-region>
        <text:changed-region xml:id="ct94810005567488" text:id="ct94810005567488">
          <text:deletion>
            <office:change-info>
              <dc:creator>&lt;анонимный&gt;</dc:creator>
              <dc:date>2019-01-23T10:49:14</dc:date>
            </office:change-info>
            <text:h text:style-name="P39" text:outline-level="1">6</text:h>
          </text:deletion>
        </text:changed-region>
        <text:changed-region xml:id="ct94810006025536" text:id="ct94810006025536">
          <text:deletion>
            <office:change-info>
              <dc:creator>&lt;анонимный&gt;</dc:creator>
              <dc:date>2019-02-07T21:02:47</dc:date>
            </office:change-info>
            <text:h text:style-name="P39" text:outline-level="1"><text:span text:style-name="T57">. Расширение языка.</text:span></text:h>
            <text:h text:style-name="P40" text:outline-level="2"><text:bookmark-start text:name="__RefHeading___Toc11941_13448347141111111111111111111111111111111111111111111111111111111111111111111111111111111111111111111111111111111111111111111111111111111111111111111111111111111111111111111111111111111111111111111111111111111111111"/>Библиотека Win.<text:bookmark-end text:name="__RefHeading___Toc11941_13448347141111111111111111111111111111111111111111111111111111111111111111111111111111111111111111111111111111111111111111111111111111111111111111111111111111111111111111111111111111111111111111111111111111111111111"/></text:h>
            <text:p text:style-name="P41"><text:span text:style-name="T50">Клиен</text:span><text:span text:style-name="T58">т</text:span><text:span text:style-name="T50">ский вариант языка имеет библиотеку Win. Эта библиотека позволяет организовать взаимодействие с пользователем.</text:span></text:p>
            <text:p text:style-name="P42"><text:span text:style-name="T50">1. </text:span><text:span text:style-name="T59">На основе </text:span><text:span text:style-name="T60">узла </text:span><text:span text:style-name="T61">ref</text:span><text:span text:style-name="T62">Tree</text:span><text:span text:style-name="T60"> построить дерево компонентов Окна.</text:span></text:p>
            <text:p text:style-name="P42"><text:span text:style-name="T50"><text:s/></text:span><text:span text:style-name="T63">Set</text:span><text:span text:style-name="T50"> </text:span><text:span text:style-name="T63">varWin=</text:span><text:span text:style-name="T64">%</text:span><text:span text:style-name="T65">winNew(</text:span><text:span text:style-name="T66">nameTreeWin</text:span><text:span text:style-name="T67">&lt;</text:span><text:span text:style-name="T66">,</text:span><text:span text:style-name="T67">iniFile&gt; </text:span><text:span text:style-name="T65">)</text:span></text:p>
            <text:p text:style-name="P43"><text:span text:style-name="T66">nameTreeWin –</text:span><text:span text:style-name="T68"> </text:span><text:span text:style-name="T69">имя дерева с описанием компонентов окна.</text:span></text:p>
            <text:p text:style-name="P44"><text:span text:style-name="T67">IniFile </text:span><text:span text:style-name="T70">– файл инициализации текстовых строк.</text:span></text:p>
            <text:p text:style-name="P38">VarWin – ссылочная переменная на полученное окно.</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2"><draw:frame draw:style-name="fr1" draw:name="Изображение1" text:anchor-type="paragraph" svg:width="1.127cm" svg:height="1.127cm" draw:z-index="0"><draw:image xlink:href="Pictures/10000201000000200000002099A0A4DA7EB6FA76.png" xlink:type="simple" xlink:show="embed" xlink:actuate="onLoad" loext:mime-type="image/png"/></draw:frame><text:change-start text:change-id="ct94810000906320"/></text:p>
      <text:p text:style-name="Standard"/>
      <text:p text:style-name="Standard"/>
      <text:p text:style-name="Standard"><text:change-end text:change-id="ct94810000906320"/><text:tab/><text:tab/><text:span text:style-name="T434">Описание языка MSH</text:span></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350"><text:a xlink:type="simple" xlink:href="#__RefHeading___Toc5206_856920260" text:style-name="Index_20_Link" text:visited-style-name="Index_20_Link">1. Введение<text:tab/>2</text:a></text:p>
          <text:p text:style-name="P350"><text:a xlink:type="simple" xlink:href="#__RefHeading___Toc5208_856920260" text:style-name="Index_20_Link" text:visited-style-name="Index_20_Link">2. Лексика языка<text:tab/>3</text:a></text:p>
          <text:p text:style-name="P350"><text:a xlink:type="simple" xlink:href="#__RefHeading___Toc5210_856920260" text:style-name="Index_20_Link" text:visited-style-name="Index_20_Link">3. Операции<text:tab/>3</text:a></text:p>
          <text:p text:style-name="P350"><text:a xlink:type="simple" xlink:href="#__RefHeading___Toc4670_856920260" text:style-name="Index_20_Link" text:visited-style-name="Index_20_Link">4. Константы<text:tab/>4</text:a></text:p>
          <text:p text:style-name="P350"><text:a xlink:type="simple" xlink:href="#__RefHeading___Toc4672_856920260" text:style-name="Index_20_Link" text:visited-style-name="Index_20_Link">5. Переменные<text:tab/>5</text:a></text:p>
          <text:p text:style-name="P350"><text:a xlink:type="simple" xlink:href="#__RefHeading___Toc12705_663375124" text:style-name="Index_20_Link" text:visited-style-name="Index_20_Link">6. Псевдомассивы.<text:tab/>7</text:a></text:p>
          <text:p text:style-name="P350"><text:a xlink:type="simple" xlink:href="#__RefHeading___Toc4674_856920260" text:style-name="Index_20_Link" text:visited-style-name="Index_20_Link">7. Выражения<text:tab/>7</text:a></text:p>
          <text:p text:style-name="P350"><text:a xlink:type="simple" xlink:href="#__RefHeading___Toc4676_856920260" text:style-name="Index_20_Link" text:visited-style-name="Index_20_Link">8. Команды<text:tab/>7</text:a></text:p>
          <text:p text:style-name="P352"><text:a xlink:type="simple" xlink:href="#__RefHeading___Toc13037_663375124" text:style-name="Index_20_Link" text:visited-style-name="Index_20_Link">Команда Parent.<text:tab/>7</text:a></text:p>
          <text:p text:style-name="P352"><text:a xlink:type="simple" xlink:href="#__RefHeading___Toc13039_663375124" text:style-name="Index_20_Link" text:visited-style-name="Index_20_Link">Команда Constant (Const).<text:tab/>8</text:a></text:p>
          <text:p text:style-name="P352"><text:a xlink:type="simple" xlink:href="#__RefHeading___Toc13043_663375124" text:style-name="Index_20_Link" text:visited-style-name="Index_20_Link">Команда вычисления выражения Set.<text:tab/>8</text:a></text:p>
          <text:p text:style-name="P352"><text:a xlink:type="simple" xlink:href="#__RefHeading___Toc13045_663375124" text:style-name="Index_20_Link" text:visited-style-name="Index_20_Link">Команда удаления данных Kill.<text:tab/>9</text:a></text:p>
          <text:p text:style-name="P352"><text:a xlink:type="simple" xlink:href="#__RefHeading___Toc13047_663375124" text:style-name="Index_20_Link" text:visited-style-name="Index_20_Link">Команды копирования данных (Copy и Move</text:a><text:a xlink:type="simple" xlink:href="#__RefHeading___Toc13047_663375124" text:style-name="Index_20_Link" text:visited-style-name="Index_20_Link"><text:span text:style-name="T393">)</text:span></text:a><text:a xlink:type="simple" xlink:href="#__RefHeading___Toc13047_663375124" text:style-name="Index_20_Link" text:visited-style-name="Index_20_Link">.<text:tab/>9</text:a></text:p>
          <text:p text:style-name="P352"><text:a xlink:type="simple" xlink:href="#__RefHeading___Toc13049_663375124" text:style-name="Index_20_Link" text:visited-style-name="Index_20_Link">Команды блокировки задания (Lock).<text:tab/>9</text:a></text:p>
          <text:p text:style-name="P351"><text:a xlink:type="simple" xlink:href="#__RefHeading___Toc10554_2341870199" text:style-name="Index_20_Link" text:visited-style-name="Index_20_Link"><text:s/>Команды изменения хода выполнения программы.<text:tab/>10</text:a></text:p>
          <text:p text:style-name="P352"><text:a xlink:type="simple" xlink:href="#__RefHeading___Toc13051_663375124" text:style-name="Index_20_Link" text:visited-style-name="Index_20_Link">Команда TimeOut.<text:tab/>10</text:a></text:p>
          <text:p text:style-name="P352"><text:a xlink:type="simple" xlink:href="#__RefHeading___Toc13053_663375124" text:style-name="Index_20_Link" text:visited-style-name="Index_20_Link">Команда GOTO (G).<text:tab/>10</text:a></text:p>
          <text:p text:style-name="P352"><text:a xlink:type="simple" xlink:href="#__RefHeading___Toc11608_1132317619" text:style-name="Index_20_Link" text:visited-style-name="Index_20_Link">Команда Do (D).<text:tab/>10</text:a></text:p>
          <text:p text:style-name="P352"><text:a xlink:type="simple" xlink:href="#__RefHeading___Toc13057_663375124" text:style-name="Index_20_Link" text:visited-style-name="Index_20_Link">Команда Job (J).<text:tab/>10</text:a></text:p>
          <text:p text:style-name="P352"><text:a xlink:type="simple" xlink:href="#__RefHeading___Toc13059_663375124" text:style-name="Index_20_Link" text:visited-style-name="Index_20_Link">Команда Return (Re).<text:tab/>10</text:a></text:p>
          <text:p text:style-name="P352"><text:a xlink:type="simple" xlink:href="#__RefHeading___Toc16327_725311839" text:style-name="Index_20_Link" text:visited-style-name="Index_20_Link">Команда Break (</text:a><text:a xlink:type="simple" xlink:href="#__RefHeading___Toc16327_725311839" text:style-name="Index_20_Link" text:visited-style-name="Index_20_Link"><text:span text:style-name="T8">Br</text:span></text:a><text:a xlink:type="simple" xlink:href="#__RefHeading___Toc16327_725311839" text:style-name="Index_20_Link" text:visited-style-name="Index_20_Link">).<text:tab/>11</text:a></text:p>
          <text:p text:style-name="P351"><text:a xlink:type="simple" xlink:href="#__RefHeading___Toc16329_725311839" text:style-name="Index_20_Link" text:visited-style-name="Index_20_Link">Блочные Команды.<text:tab/>11</text:a></text:p>
          <text:p text:style-name="P352"><text:a xlink:type="simple" xlink:href="#__RefHeading___Toc13061_663375124" text:style-name="Index_20_Link" text:visited-style-name="Index_20_Link">Команды If (I) и Else(E) .<text:tab/>11</text:a></text:p>
          <text:p text:style-name="P352"><text:a xlink:type="simple" xlink:href="#__RefHeading___Toc13063_663375124" text:style-name="Index_20_Link" text:visited-style-name="Index_20_Link">Команда выбора Case.<text:tab/>11</text:a></text:p>
          <text:p text:style-name="P352"><text:a xlink:type="simple" xlink:href="#__RefHeading___Toc13067_663375124" text:style-name="Index_20_Link" text:visited-style-name="Index_20_Link">Команда Transaction(Tr).<text:tab/>12</text:a></text:p>
          <text:p text:style-name="P352"><text:a xlink:type="simple" xlink:href="#__RefHeading___Toc13069_663375124" text:style-name="Index_20_Link" text:visited-style-name="Index_20_Link">Команда While.<text:tab/>12</text:a></text:p>
          <text:p text:style-name="P351"><text:a xlink:type="simple" xlink:href="#__RefHeading___Toc13071_663375124" text:style-name="Index_20_Link" text:visited-style-name="Index_20_Link">Блочные итераторы цикла.<text:tab/>12</text:a></text:p>
          <text:p text:style-name="P352"><text:a xlink:type="simple" xlink:href="#__RefHeading___Toc13073_663375124" text:style-name="Index_20_Link" text:visited-style-name="Index_20_Link">Команда Next (N).<text:tab/>13</text:a></text:p>
          <text:p text:style-name="P352"><text:a xlink:type="simple" xlink:href="#__RefHeading___Toc8702_3863871093" text:style-name="Index_20_Link" text:visited-style-name="Index_20_Link">Обход дерева данных.<text:tab/>13</text:a></text:p>
          <text:p text:style-name="P352"><text:a xlink:type="simple" xlink:href="#__RefHeading___Toc8704_3863871093" text:style-name="Index_20_Link" text:visited-style-name="Index_20_Link">Обход массива.<text:tab/>13</text:a></text:p>
          <text:p text:style-name="P352"><text:a xlink:type="simple" xlink:href="#__RefHeading___Toc13075_663375124" text:style-name="Index_20_Link" text:visited-style-name="Index_20_Link">Команда Back (Ba).<text:tab/>14</text:a></text:p>
          <text:p text:style-name="P352"><text:a xlink:type="simple" xlink:href="#__RefHeading___Toc8706_3863871093" text:style-name="Index_20_Link" text:visited-style-name="Index_20_Link">Обход массива.<text:tab/>14</text:a></text:p>
          <text:p text:style-name="P352"><text:a xlink:type="simple" xlink:href="#__RefHeading___Toc13077_663375124" text:style-name="Index_20_Link" text:visited-style-name="Index_20_Link">Команда Query (Q).<text:tab/>15</text:a></text:p>
          <text:p text:style-name="P352"><text:a xlink:type="simple" xlink:href="#__RefHeading___Toc8708_3863871093" text:style-name="Index_20_Link" text:visited-style-name="Index_20_Link">Обход дерева данных.<text:tab/>15</text:a></text:p>
          <text:p text:style-name="P352"><text:a xlink:type="simple" xlink:href="#__RefHeading___Toc8710_3863871093" text:style-name="Index_20_Link" text:visited-style-name="Index_20_Link">Обход массива.<text:tab/>15</text:a></text:p>
          <text:p text:style-name="P351"><text:a xlink:type="simple" xlink:href="#__RefHeading___Toc13079_663375124" text:style-name="Index_20_Link" text:visited-style-name="Index_20_Link">Не блочные команды Команды обхода дерева данных.<text:tab/>15</text:a></text:p>
          <text:p text:style-name="P352"><text:a xlink:type="simple" xlink:href="#__RefHeading___Toc13083_663375124" text:style-name="Index_20_Link" text:visited-style-name="Index_20_Link">Команда EventTrap (EvT).<text:tab/>16</text:a></text:p>
          <text:p text:style-name="P352"><text:a xlink:type="simple" xlink:href="#__RefHeading___Toc13085_663375124" text:style-name="Index_20_Link" text:visited-style-name="Index_20_Link">Команда EventCall (EvC).<text:tab/>16</text:a></text:p>
          <text:p text:style-name="P352"><text:a xlink:type="simple" xlink:href="#__RefHeading___Toc13087_663375124" text:style-name="Index_20_Link" text:visited-style-name="Index_20_Link">Команда EventWait (EvW).<text:tab/>16</text:a></text:p>
          <text:p text:style-name="P352"><text:a xlink:type="simple" xlink:href="#__RefHeading___Toc13089_663375124" text:style-name="Index_20_Link" text:visited-style-name="Index_20_Link">Команда EventDelete(EvD).<text:tab/>16</text:a></text:p>
          <text:p text:style-name="P351"><text:a xlink:type="simple" xlink:href="#__RefHeading___Toc13093_663375124" text:style-name="Index_20_Link" text:visited-style-name="Index_20_Link">Команды работы с файлами.<text:tab/>17</text:a></text:p>
          <text:p text:style-name="P350"><text:a xlink:type="simple" xlink:href="#__RefHeading___Toc11021_1336164422" text:style-name="Index_20_Link" text:visited-style-name="Index_20_Link">9. События.<text:tab/>17</text:a></text:p>
          <text:p text:style-name="P351"><text:a xlink:type="simple" xlink:href="#__RefHeading___Toc13091_663375124" text:style-name="Index_20_Link" text:visited-style-name="Index_20_Link">Системные события.<text:tab/>17</text:a></text:p>
          <text:p text:style-name="P350"><text:a xlink:type="simple" xlink:href="#__RefHeading___Toc13305_663375124" text:style-name="Index_20_Link" text:visited-style-name="Index_20_Link">10. Списки.<text:tab/>18</text:a></text:p>
          <text:p text:style-name="P350"><text:a xlink:type="simple" xlink:href="#__RefHeading___Toc4678_856920260" text:style-name="Index_20_Link" text:visited-style-name="Index_20_Link">11. Функции.<text:tab/>18</text:a></text:p>
          <text:p text:style-name="P351"><text:soft-page-break/><text:a xlink:type="simple" xlink:href="#__RefHeading___Toc12929_2096580878" text:style-name="Index_20_Link" text:visited-style-name="Index_20_Link">Встроенные функции.<text:tab/>18</text:a></text:p>
          <text:p text:style-name="P352"><text:a xlink:type="simple" xlink:href="#__RefHeading___Toc10379_4080195891" text:style-name="Index_20_Link" text:visited-style-name="Index_20_Link">Поиск метки в произвольном модуле.<text:tab/>18</text:a></text:p>
          <text:p text:style-name="P352"><text:a xlink:type="simple" xlink:href="#__RefHeading___Toc13309_663375124" text:style-name="Index_20_Link" text:visited-style-name="Index_20_Link">Функции блокировки.<text:tab/>18</text:a></text:p>
          <text:p text:style-name="P352"><text:a xlink:type="simple" xlink:href="#__RefHeading___Toc13311_663375124" text:style-name="Index_20_Link" text:visited-style-name="Index_20_Link">Функции обработки завершения задания.<text:tab/>19</text:a></text:p>
          <text:p text:style-name="P352"><text:a xlink:type="simple" xlink:href="#__RefHeading___Toc13317_663375124" text:style-name="Index_20_Link" text:visited-style-name="Index_20_Link">Файловые директории.<text:tab/>19</text:a></text:p>
          <text:p text:style-name="P352"><text:a xlink:type="simple" xlink:href="#__RefHeading___Toc5893_218470300" text:style-name="Index_20_Link" text:visited-style-name="Index_20_Link"><text:s/>Файловые поддиректории содержащиеся в данной директории.<text:tab/>19</text:a></text:p>
          <text:p text:style-name="P352"><text:a xlink:type="simple" xlink:href="#__RefHeading___Toc5895_218470300" text:style-name="Index_20_Link" text:visited-style-name="Index_20_Link"><text:s/>Файлы содержащиеся в данной директории.<text:tab/>19</text:a></text:p>
          <text:p text:style-name="P352"><text:a xlink:type="simple" xlink:href="#__RefHeading___Toc13319_663375124" text:style-name="Index_20_Link" text:visited-style-name="Index_20_Link">Рекурсивное содержание файловой директории.<text:tab/>19</text:a></text:p>
          <text:p text:style-name="P352"><text:a xlink:type="simple" xlink:href="#__RefHeading___Toc5897_218470300" text:style-name="Index_20_Link" text:visited-style-name="Index_20_Link"><text:s/>Файловые поддиректории содержащиеся в данной директории.<text:tab/>19</text:a></text:p>
          <text:p text:style-name="P352"><text:a xlink:type="simple" xlink:href="#__RefHeading___Toc5899_218470300" text:style-name="Index_20_Link" text:visited-style-name="Index_20_Link"><text:s/>Файлы содержащиеся в данной директории.<text:tab/>19</text:a></text:p>
          <text:p text:style-name="P352"><text:a xlink:type="simple" xlink:href="#__RefHeading___Toc13321_663375124" text:style-name="Index_20_Link" text:visited-style-name="Index_20_Link">Создать файловую директорию.<text:tab/>19</text:a></text:p>
          <text:p text:style-name="P352"><text:a xlink:type="simple" xlink:href="#__RefHeading___Toc13323_663375124" text:style-name="Index_20_Link" text:visited-style-name="Index_20_Link">Удалить файловую директорию.<text:tab/>20</text:a></text:p>
          <text:p text:style-name="P352"><text:a xlink:type="simple" xlink:href="#__RefHeading___Toc13325_663375124" text:style-name="Index_20_Link" text:visited-style-name="Index_20_Link">Удалить файл.<text:tab/>20</text:a></text:p>
          <text:p text:style-name="P352"><text:a xlink:type="simple" xlink:href="#__RefHeading___Toc13327_663375124" text:style-name="Index_20_Link" text:visited-style-name="Index_20_Link">Компиляция файла.<text:tab/>20</text:a></text:p>
          <text:p text:style-name="P351"><text:a xlink:type="simple" xlink:href="#__RefHeading___Toc17540_2473013202" text:style-name="Index_20_Link" text:visited-style-name="Index_20_Link"><text:s/>2. Пользовательские функции.<text:tab/>20</text:a></text:p>
          <text:p text:style-name="P350"><text:a xlink:type="simple" xlink:href="#__RefHeading___Toc4680_856920260" text:style-name="Index_20_Link" text:visited-style-name="Index_20_Link">12. Предопределенные свойства.<text:tab/>20</text:a></text:p>
          <text:p text:style-name="P351"><text:a xlink:type="simple" xlink:href="#__RefHeading___Toc13329_663375124" text:style-name="Index_20_Link" text:visited-style-name="Index_20_Link">Системные свойства.<text:tab/>20</text:a></text:p>
          <text:p text:style-name="P351"><text:a xlink:type="simple" xlink:href="#__RefHeading___Toc13331_663375124" text:style-name="Index_20_Link" text:visited-style-name="Index_20_Link">Свойства любых переменных.<text:tab/>21</text:a></text:p>
          <text:p text:style-name="P351"><text:a xlink:type="simple" xlink:href="#__RefHeading___Toc5985_511408176" text:style-name="Index_20_Link" text:visited-style-name="Index_20_Link">Методы Данных.<text:tab/>21</text:a></text:p>
          <text:p text:style-name="P352"><text:a xlink:type="simple" xlink:href="#__RefHeading___Toc11627_1445465532" text:style-name="Index_20_Link" text:visited-style-name="Index_20_Link">Конструктор объекта.<text:tab/>21</text:a></text:p>
          <text:p text:style-name="P352"><text:a xlink:type="simple" xlink:href="#__RefHeading___Toc10381_4080195891" text:style-name="Index_20_Link" text:visited-style-name="Index_20_Link">Обход данных.<text:tab/>21</text:a></text:p>
          <text:p text:style-name="P352"><text:a xlink:type="simple" xlink:href="#__RefHeading___Toc5987_511408176" text:style-name="Index_20_Link" text:visited-style-name="Index_20_Link">Чтение Ini файлов.<text:tab/>22</text:a></text:p>
          <text:p text:style-name="P352"><text:a xlink:type="simple" xlink:href="#__RefHeading___Toc5989_511408176" text:style-name="Index_20_Link" text:visited-style-name="Index_20_Link">Запись Ini файлов.<text:tab/>22</text:a></text:p>
          <text:p text:style-name="P352"><text:a xlink:type="simple" xlink:href="#__RefHeading___Toc13333_663375124" text:style-name="Index_20_Link" text:visited-style-name="Index_20_Link">Строковые свойства.<text:tab/>22</text:a></text:p>
          <text:p text:style-name="P352"><text:a xlink:type="simple" xlink:href="#__RefHeading___Toc13335_663375124" text:style-name="Index_20_Link" text:visited-style-name="Index_20_Link">Действия над полями строки.<text:tab/>23</text:a></text:p>
          <text:p text:style-name="P352"><text:a xlink:type="simple" xlink:href="#__RefHeading___Toc13337_663375124" text:style-name="Index_20_Link" text:visited-style-name="Index_20_Link">Действия над списками.<text:tab/>24</text:a></text:p>
          <text:p text:style-name="P352"><text:a xlink:type="simple" xlink:href="#__RefHeading___Toc6981_1889783592" text:style-name="Index_20_Link" text:visited-style-name="Index_20_Link">Действия над массивом данных.<text:tab/>24</text:a></text:p>
          <text:p text:style-name="P350"><text:a xlink:type="simple" xlink:href="#__RefHeading___Toc16378_770475023" text:style-name="Index_20_Link" text:visited-style-name="Index_20_Link">13. Векторы.<text:tab/>25</text:a></text:p>
          <text:p text:style-name="P351"><text:a xlink:type="simple" xlink:href="#__RefHeading___Toc16380_770475023" text:style-name="Index_20_Link" text:visited-style-name="Index_20_Link">64 битные вектора.<text:tab/>25</text:a></text:p>
          <text:p text:style-name="P351"><text:a xlink:type="simple" xlink:href="#__RefHeading___Toc16382_770475023" text:style-name="Index_20_Link" text:visited-style-name="Index_20_Link">32 битные вектора.<text:tab/>25</text:a></text:p>
          <text:p text:style-name="P351"><text:a xlink:type="simple" xlink:href="#__RefHeading___Toc16384_770475023" text:style-name="Index_20_Link" text:visited-style-name="Index_20_Link">16 битные вектора.<text:tab/>25</text:a></text:p>
          <text:p text:style-name="P351"><text:a xlink:type="simple" xlink:href="#__RefHeading___Toc16386_770475023" text:style-name="Index_20_Link" text:visited-style-name="Index_20_Link">8 битные вектора.<text:tab/>25</text:a></text:p>
          <text:p text:style-name="P350"><text:a xlink:type="simple" xlink:href="#__RefHeading___Toc16025_2003089098" text:style-name="Index_20_Link" text:visited-style-name="Index_20_Link">14. Функции библиотеки Win.<text:tab/>26</text:a></text:p>
          <text:p text:style-name="P350"><text:a xlink:type="simple" xlink:href="#__RefHeading___Toc11937_1344834714" text:style-name="Index_20_Link" text:visited-style-name="Index_20_Link">15. Структура модуля.<text:tab/>27</text:a></text:p>
          <text:p text:style-name="P350"><text:a xlink:type="simple" xlink:href="#__RefHeading___Toc5618_856920260" text:style-name="Index_20_Link" text:visited-style-name="Index_20_Link">16. Объекты.<text:tab/>27</text:a></text:p>
          <text:p text:style-name="P350"><text:a xlink:type="simple" xlink:href="#__RefHeading___Toc8712_3863871093" text:style-name="Index_20_Link" text:visited-style-name="Index_20_Link">17. Замечания.<text:tab/>28</text:a></text:p>
          <text:p text:style-name="P350"><text:a xlink:type="simple" xlink:href="#__RefHeading___Toc4688_856920260" text:style-name="Index_20_Link" text:visited-style-name="Index_20_Link">18. Заключение.<text:tab/>28</text:a></text:p>
        </text:index-body>
      </text:table-of-content>
      <text:h text:style-name="P33" text:outline-level="1"><text:bookmark-start text:name="__RefHeading___Toc5206_856920260"/><text:change-start text:change-id="ct94810002832624"/><text:span text:style-name="T435">1. </text:span>Введение<text:bookmark-end text:name="__RefHeading___Toc5206_856920260"/><text:change-end text:change-id="ct94810002832624"/></text:h>
      <text:p text:style-name="P218">Основой для языка MSH послужил язык MUMPS. MUMPS разработан где то в 60-х 70-x годах прошлого столетия, как впрочем и многие другие современные языки. Он с самого начала разрабатывался как язык для создания больших информационных систем, работы с большими распределенными данными. В связи с чем имеет некоторую специфику. Программирование на этом языке несколько отличается от программирования на других языках. Несмотря на его малую распространенность <text:s/>у него существует довольно устойчивое сообщество в разных частях света программистов разрабатывающих на нем информационные системы. За время своего существования MUMPS мало изменился. Некоторые элементы языка потеряли актуальность. И язык на данный момент несколько архаичен. Хотелось бы иметь более современный язык подобный MUMPS. С этой целью и создавался язык MSH. Некоторые концепции языка MSH отличаются или отсутствуют в языке MUMPS.</text:p>
      <text:p text:style-name="P217"><text:soft-page-break/></text:p>
      <text:p text:style-name="P217"><text:tab/> Цель</text:p>
      <text:p text:style-name="Standard">Цель: -Сократить время обслуживания цикла жизни программного обеспечения.</text:p>
      <text:p text:style-name="Standard"/>
      <text:p text:style-name="Standard">Сокращение времени разработки достигается следующими средствами:</text:p>
      <text:p text:style-name="Standard"><text:span text:style-name="T15"><text:s text:c="2"/></text:span>-Язык должен быть синтаксически простым лаконичным и минимально возможным.</text:p>
      <text:p text:style-name="Standard"><text:span text:style-name="T15"><text:s/></text:span>-Конструкции языка должны быть однозначными и не допускать необычного использования.</text:p>
      <text:p text:style-name="Standard"><text:span text:style-name="T15"><text:s/></text:span>-Набор команд языка должен быть достаточным что бы поддерживать все современные <text:s text:c="7"/>модели программирования.</text:p>
      <text:p text:style-name="Standard"><text:span text:style-name="T15"><text:s/></text:span>-Язык должен быть максимально гибким. Достигается отсутствием декларирования переменных.</text:p>
      <text:p text:style-name="P5"/>
      <text:p text:style-name="Standard">Сокращение времени отладки достигается следующими средствами:</text:p>
      <text:p text:style-name="Standard"><text:span text:style-name="T15"><text:s/></text:span>-Простотой и наглядностью программ.</text:p>
      <text:p text:style-name="Standard"><text:span text:style-name="T15"><text:s/></text:span>-Минимально возможных ошибок в программе.</text:p>
      <text:p text:style-name="Standard"><text:span text:style-name="T15"><text:s/></text:span>-Программы должны содержать минимум строк.</text:p>
      <text:p text:style-name="P5"/>
      <text:p text:style-name="Standard">Сокращение времени сопровождения достигается следующими средствами:</text:p>
      <text:p text:style-name="Standard"><text:span text:style-name="T15"><text:s/></text:span>-Надежностью языка.</text:p>
      <text:p text:style-name="Standard"><text:span text:style-name="T15"><text:s/></text:span>-Язык должен иметь средства обеспечения целостности данных.</text:p>
      <text:p text:style-name="Standard"><text:span text:style-name="T15"><text:s/></text:span>-Минимально возможных ошибок в программе.</text:p>
      <text:p text:style-name="P5"/>
      <text:p text:style-name="Standard">Ни один из современных языков не соответствует поставленной цели. Сейчас имеется <text:s/>большой выбор различных языков каждый из которых содержит какие либо идеи. Но идей не так уж много. Попытаюсь самые ценные идеи использовать в языке.</text:p>
      <text:p text:style-name="P249">Для достижения максимальной гибкости язык должен обладать определенными свойствами в частности он не должен быть декларативным. Все декларативные языки немедленно теряют гибкость. Программы на них сразу раздуваются в объеме. Сами деклараци переменных кроме помощи транслятору никакого другого смысла не имеют. Язык должен быть ориентирован на манипулирование данными. Языком наиболее полно отвечающим поставленной цели является язык программирования MUMPS. <text:s/>Его и берем за основу. Последним стандартом этого языка является стандарт 1995 года он и будет отправной точкой.</text:p>
      <text:h text:style-name="P33" text:outline-level="1"><text:bookmark-start text:name="__RefHeading___Toc5208_856920260"/><text:change-start text:change-id="ct94810004860384"/><text:span text:style-name="T435">2. </text:span>Лексика языка<text:bookmark-end text:name="__RefHeading___Toc5208_856920260"/><text:change-end text:change-id="ct94810004860384"/></text:h>
      <text:p text:style-name="Standard"><text:tab/><text:tab/>Алфавит</text:p>
      <text:p text:style-name="P147">Алфавитом является набор символов в кодировке UTF-8.</text:p>
      <text:p text:style-name="Standard"/>
      <text:p text:style-name="Standard"><text:span text:style-name="T15"><text:s/></text:span>Комментарии</text:p>
      <text:p text:style-name="Standard">однострочный комментарий //</text:p>
      <text:p text:style-name="Standard">многострочный комментарий /* <text:s text:c="2"/>*/</text:p>
      <text:p text:style-name="P5"/>
      <text:p text:style-name="P104"><text:bookmark-start text:name="__DdeLink__8102_140405506"/>При описании языка необязательные параметры помещаются внутри скобок &lt; &gt;<text:bookmark-end text:name="__DdeLink__8102_140405506"/></text:p>
      <text:h text:style-name="P33" text:outline-level="1"><text:bookmark-start text:name="__RefHeading___Toc5210_856920260"/><text:change-start text:change-id="ct94810004874848"/><text:span text:style-name="T435">3. </text:span>Операции<text:bookmark-end text:name="__RefHeading___Toc5210_856920260"/><text:change-end text:change-id="ct94810004874848"/></text:h>
      <text:p text:style-name="Standard">Операндами могут быть любые переменные, константы и функции.</text:p>
      <text:p text:style-name="Standard"><text:tab/>Унарные операции:</text:p>
      <text:p text:style-name="Standard"><text:tab/>'-' унарный минус Признак отрицательного числа.</text:p>
      <text:p text:style-name="Standard">Результат : Арифметический тип.</text:p>
      <text:p text:style-name="Standard"><text:tab/>'~' Логическая операция НЕ</text:p>
      <text:p text:style-name="Standard"><text:bookmark-start text:name="__DdeLink__1338_732596891"/>Результат : целое число 0 или 1</text:p>
      <text:p text:style-name="Standard"><text:bookmark-end text:name="__DdeLink__1338_732596891"/><text:tab/>Бинарные операции:</text:p>
      <text:p text:style-name="Standard"><text:soft-page-break/>Операции могут быть 1-<text:span text:style-name="T362">2</text:span> символьными.</text:p>
      <text:p text:style-name="Standard">Арифметические операции: Результат Арифметический тип</text:p>
      <text:p text:style-name="Standard"><text:tab/>'+' <text:s/>плюс</text:p>
      <text:p text:style-name="Standard"><text:tab/>'-' минус</text:p>
      <text:p text:style-name="Standard"><text:tab/>'*' <text:s/>умножить</text:p>
      <text:p text:style-name="Standard"><text:tab/>'**' возведение в степень</text:p>
      <text:p text:style-name="Standard"><text:tab/>'/' деление</text:p>
      <text:p text:style-name="Standard"><text:tab/>'\' деление нацело Результат целое число</text:p>
      <text:p text:style-name="Standard"><text:tab/>'#' модуль числа Результат целое число</text:p>
      <text:p text:style-name="Standard">Логические операции: Результат целое число 0 или 1</text:p>
      <text:p text:style-name="Standard"><text:tab/>'&amp;' операция И</text:p>
      <text:p text:style-name="Standard"><text:tab/>'|' операция ИЛИ</text:p>
      <text:p text:style-name="Standard">Операции сравнения: Результат целое число 0 или 1</text:p>
      <text:p text:style-name="P192"><text:tab/>'&gt;' больше</text:p>
      <text:p text:style-name="P192"><text:tab/>'&lt;' меньше</text:p>
      <text:p text:style-name="P192"><text:tab/>'=<text:span text:style-name="T389">=</text:span>' равно</text:p>
      <text:p text:style-name="Standard"><text:tab/>'~=' не равно</text:p>
      <text:p text:style-name="Standard"><text:tab/>'~&gt;' не больше</text:p>
      <text:p text:style-name="Standard"><text:tab/>'~&lt;' не меньше</text:p>
      <text:p text:style-name="Standard"><text:tab/>'&gt;=' больше или равно</text:p>
      <text:p text:style-name="Standard"><text:tab/>'&lt;=' меньше или равно</text:p>
      <text:p text:style-name="Standard"><text:tab/>'&lt;&gt;' не равно</text:p>
      <text:p text:style-name="Standard">Строковые операции: Результат строка символов</text:p>
      <text:p text:style-name="Standard"><text:tab/>'_' сцепление строк</text:p>
      <text:p text:style-name="Standard"><text:tab/>'_&gt;' строка следует</text:p>
      <text:p text:style-name="Standard"><text:tab/>'_&lt;' строка содержит</text:p>
      <text:p text:style-name="Standard"/>
      <text:p text:style-name="P188">Побитовые операции <text:span text:style-name="T380">над байтами</text:span> :</text:p>
      <text:p text:style-name="P188"><text:s text:c="11"/>'_&amp;' операция И</text:p>
      <text:p text:style-name="P188"><text:s text:c="11"/>'_|' операция ИЛИ</text:p>
      <text:p text:style-name="P189"><text:s text:c="11"/>'_<text:span text:style-name="T379">^</text:span>' операция <text:span text:style-name="T379">исключающее</text:span> ИЛИ</text:p>
      <text:p text:style-name="P189"><text:s text:c="11"/>'_~' операция НЕ</text:p>
      <text:p text:style-name="P188"/>
      <text:p text:style-name="P190">Операция выбора:</text:p>
      <text:p text:style-name="Standard"><text:tab/>'?'-<text:span text:style-name="T364">почти </text:span>соответствует стандарту языка Си.</text:p>
      <text:p text:style-name="Standard"><text:span text:style-name="T15"><text:s/></text:span><text:span text:style-name="T278">e</text:span><text:span text:style-name="T8">xpYcl</text:span> ? <text:span text:style-name="T246">e</text:span><text:span text:style-name="T8">xpTrue</text:span> <text:change-start text:change-id="ct94810004947040"/>!<text:change-end text:change-id="ct94810004947040"/><text:change text:change-id="ct94810004947536"/> <text:span text:style-name="T8">expFalse</text:span></text:p>
      <text:p text:style-name="Standard"><text:span text:style-name="T15"><text:s/><text:tab/></text:span><text:span text:style-name="T8">expYcl</text:span>-условие выбора,</text:p>
      <text:p text:style-name="Standard"><text:span text:style-name="T8"><text:tab/>expTrue</text:span>-выражение присваиваемое при выполнении условия,</text:p>
      <text:p text:style-name="Standard"><text:tab/><text:span text:style-name="T8">expFalse</text:span>-выражение присваиваемое при Не выполнении условия.</text:p>
      <text:p text:style-name="Standard"/>
      <text:p text:style-name="P182">Встроенные <text:span text:style-name="T371">операции</text:span> имеют вид операций с префиксом ` </text:p>
      <text:p text:style-name="P182"><text:bookmark-start text:name="__DdeLink__4733_339896710"/><text:s text:c="2"/><text:span text:style-name="T8">Arg1</text:span> `name <text:span text:style-name="T8">Arg2</text:span></text:p>
      <text:h text:style-name="P33" text:outline-level="1"><text:bookmark-end text:name="__DdeLink__4733_339896710"/><text:bookmark-start text:name="__RefHeading___Toc4670_856920260"/><text:change-start text:change-id="ct94810004942384"/>4. Константы<text:bookmark-end text:name="__RefHeading___Toc4670_856920260"/><text:change-end text:change-id="ct94810004942384"/></text:h>
      <text:p text:style-name="P286">В MUMPS константы отсутствуют. В MSH они введены. Но из-за специфики языка существовать в виде неизменяемых переменных времени исполнения программы они не могут. Поэтому в MSH они введены как объекты времени компиляции. Что то типа def<text:span text:style-name="T444">ine языка Си в самом упрощенном виде. В момент трансляции языка MSH в Pi код виртуальной машины все константы в исходном тексте заменяются их значениями. То есть в Pi коде их уже нет. Константы могут использоваться как значения переменных, в качестве индекса или имени переменной.</text:span></text:p>
      <text:p text:style-name="P152"><text:soft-page-break/>Константы состоят из имени и значения. Имя есть идентификатор. Значение константы</text:p>
      <text:p text:style-name="P147">есть любое количество алфавитно цифровых символов на любых языках. Значение константы может быть в кавычках или в двойных кавычках. В этом случае внутри кавычек могут присутствовать любые символы.</text:p>
      <text:p text:style-name="P294"><text:s/>Формат команды:</text:p>
      <text:p text:style-name="P109"><text:span text:style-name="T4">Constant</text:span> <text:span text:style-name="T8">nameConst</text:span>=<text:span text:style-name="T8">valConst</text:span> <text:span text:style-name="T387">&lt;</text:span>,<text:span text:style-name="T8">nameConst</text:span>=<text:span text:style-name="T8">valConst</text:span><text:span text:style-name="T387">&gt;</text:span>;</text:p>
      <text:p text:style-name="P109"/>
      <text:p text:style-name="P108">Справа от знака равенства может находиться только константа, выражение не допускается. Имя константы должно быть уникальным и с именами переменных не пересекаться.</text:p>
      <text:p text:style-name="P262">Пример значений констант: <text:change-start text:change-id="ct94810004963008"/></text:p>
      <text:p text:style-name="P1"><text:change-end text:change-id="ct94810004963008"/><text:change-start text:change-id="ct94810004963248"/><text:span text:style-name="T65">Constant</text:span><text:span text:style-name="T59"> </text:span><text:span text:style-name="T179">cCnst1</text:span><text:span text:style-name="T1">=</text:span><text:change-end text:change-id="ct94810004963248"/><text:change text:change-id="ct94810004963488"/>123 ABC<text:change-start text:change-id="ct94810004963728"/>,<text:change-end text:change-id="ct94810004963728"/> <text:change-start text:change-id="ct94810004964048"/><text:span text:style-name="T86">cCnst2</text:span><text:change-end text:change-id="ct94810004964048"/><text:change-start text:change-id="ct94810004966144"/><text:span text:style-name="T59"> </text:span><text:span text:style-name="T1">=</text:span><text:change-end text:change-id="ct94810004966144"/>15Нгш<text:change-start text:change-id="ct94810004973056"/>,<text:span text:style-name="T65"> </text:span><text:span text:style-name="T86">cCnst3</text:span><text:span text:style-name="T59"> </text:span><text:span text:style-name="T1">=</text:span><text:change-end text:change-id="ct94810004973056"/><text:change text:change-id="ct94810004973408"/>'75&amp;56+»()»'<text:change-start text:change-id="ct94810004980224"/>,<text:span text:style-name="T65"> </text:span><text:span text:style-name="T86">cCnst4</text:span><text:span text:style-name="T59"> </text:span><text:span text:style-name="T1">=</text:span><text:change-end text:change-id="ct94810004980224"/> «wq^erНГ'»<text:change-start text:change-id="ct94810004980640"/>;<text:change-end text:change-id="ct94810004980640"/><text:change-start text:change-id="ct94810004945344"/></text:p>
      <text:p text:style-name="P263">Вторая форма констант имеет вид:<text:change-end text:change-id="ct94810004945344"/><text:change-start text:change-id="ct94810004978160"/></text:p>
      <text:p text:style-name="P134"><text:span text:style-name="T4">Constant</text:span> <text:span text:style-name="T8">name</text:span><text:span text:style-name="T268">Mod</text:span> <text:span text:style-name="T387">&lt;</text:span>,<text:span text:style-name="T8">name</text:span><text:span text:style-name="T268">Mod</text:span><text:span text:style-name="T387">&gt;</text:span>;</text:p>
      <text:p text:style-name="P70">name<text:span text:style-name="T491">Mod- имя модуля из которого будут импортированы константы. Это позволит иметь библиотеки констант.</text:span></text:p>
      <text:p text:style-name="P71">Пример:</text:p>
      <text:p text:style-name="P134"><text:span text:style-name="T4">Constant</text:span> <text:span text:style-name="T268">modLibSys</text:span> ,<text:span text:style-name="T268">modLibUser</text:span>;</text:p>
      <text:p text:style-name="P133">Где <text:s/><text:span text:style-name="T8">modLibSys</text:span> <text:s/>и <text:span text:style-name="T8">modLibUser </text:span><text:change-end text:change-id="ct94810004978160"/><text:change-start text:change-id="ct94810004978400"/><text:span text:style-name="T8">–</text:span><text:change-end text:change-id="ct94810004978400"/><text:change-start text:change-id="ct94810004973984"/><text:span text:style-name="T8"> </text:span><text:span text:style-name="T393">модули содержащие константы. На момент трансляции они должны существовать.</text:span></text:p>
      <text:p text:style-name="P71"/>
      <text:p text:style-name="P133"><text:change-end text:change-id="ct94810004973984"/></text:p>
      <text:h text:style-name="P33" text:outline-level="1"><text:bookmark-start text:name="__RefHeading___Toc4672_856920260"/><text:change-start text:change-id="ct94810004966480"/>5. Переменные<text:bookmark-end text:name="__RefHeading___Toc4672_856920260"/><text:change-end text:change-id="ct94810004966480"/></text:h>
      <text:p text:style-name="P302">В MUMPS переменные хранятся в деревянной структуре, будь то глобал<text:span text:style-name="T445">и</text:span> или локал<text:span text:style-name="T445">и.</text:span> Правда у глобал<text:span text:style-name="T445">ей</text:span> в MUMPS есть небольшое отличие — сокращенный синтаксис. В MSH нет сокращенного синтаксиса. <text:span text:style-name="T2">Хранение данных в виде только дерева позволяет унифицировать обращение к данным. Можно писать программы обработки любого дерева данных. Но в программах часто приходится работать с различными промежуточными значениями и хранить их в дереве не эффективно. Доступ к дереву всегда влечет дополнительные расходы, как бы мы этот доступ не оптимизировали. В MSH данные могут храниться как в деревянной структуре, так и в одномерном массиве. В одномерном массиве лучше хранить промежуточные данные, хотя можно хранить и любые данные. Доступ к массиву значительно быстрее, чем к дереву. Дерево хранит так называемые разряженные данные. То есть в дереве хранятся только существующие вершины. Например имеем дерево [1] <text:s/>[5] [78]. Только эти вершины и будут хранится в дереве. Массив хранит все промежуточные значения. Например мы создали 78 элемент в массиве $78. Будут созданы все элементы в этом массиве вплоть до 78.</text:span></text:p>
      <text:p text:style-name="P3"><text:change text:change-id="ct94810004940208"/>Видимость переменных в MUMPS имеет свои особенности. То что в MUMPS называют глобалями в других языках это обращение к базам данных. А вот локали являются аналогом переменных в других языках. Ну с глобалями все ясно. Это внешние данные и они доступны как из любого задания данного приложения, так и из других приложений. Хранятся они в виде файлов и как правило несколько глобалей в одном файле. <text:span text:style-name="T446">В MSH в общем то все так же за исключением одного момента. Каждая глобаль хранится в отдельном файле. А если точнее <text:s/>то в нескольких файлах одного каталога. Этот момент существенен с технологической точки зрения построения информационной системы. И еще одно замечание. Глобали в MSH синхронизированы по обращению. Это значит, что к ним можно обращаться одновременно из разных заданий одного приложения без дополнительной синхронизации.</text:span></text:p>
      <text:p text:style-name="P296"><text:s/>Теперь детальней разберемся с локалями. В общем случае локаль в MUMPS является глобальной переменной верхнего уровня в смысле языка Си. Аналога переменным из кучи в языке Си, в MUMPS нет. А вот аналог автоматическим переменным языка Си есть. Это <text:soft-page-break/>локали перечисленные (или не перечисленные) <text:s/>,в зависимости от формы команды, в команде New. Область видимости таких локалей от команды New до команды завершения блок Quit. Оригинальное конечно решение обусловленное природой MUMPS и отсутствием в нем деклараций переменных. По моему мнению глобальная область видимости локалей по умолчанию спорное решение, хотя и не фатальное. В MUMPS в основном работа напрямую с глобалями, локальных переменных не так уж много и конфликты имен не часты, хотя и случаются. Но все же это не удобно при программировании. В MSH принят другой подход. Команды New здесь нет. А локализация переменных выполнена по префиксу. <text:span text:style-name="T457">Внутри блока Do локализована только одна переменная без имени.</text:span> Переменные имеющие префикс % локализованы внутри приложения. Переменные не имеющие этих префиксов локализованы внутри <text:span text:style-name="T479">задания</text:span>. Это касается одинаково как деревьев, так и массивов.</text:p>
      <text:p text:style-name="P195">В языке отсутствуют объявления переменных. Переменная возникает в момент когда ей присваивается значение. При обращении к неопределенной переменной возвращается пустая строка.</text:p>
      <text:p text:style-name="P195">Переменные могут находиться как в оперативной памяти так и <text:span text:style-name="T382">во внешней памяти</text:span>. Переменные находящиеся <text:span text:style-name="T382">во внешней памяти называются глобали и</text:span> имеют префикс <text:span text:style-name="T391">^</text:span>. </text:p>
      <text:p text:style-name="P195">Например: <text:span text:style-name="T391">^</text:span>abc[15,gh8,42] <text:s/>abc- имя глобали.</text:p>
      <text:p text:style-name="P195"/>
      <text:p text:style-name="P210">Переменные <text:s/>находящиеся в оперативной памяти <text:span text:style-name="T438">называются локали.</text:span></text:p>
      <text:p text:style-name="P195"><text:span text:style-name="T438">Локали</text:span> разделяются по области видимости.</text:p>
      <text:p text:style-name="P241"><text:span text:style-name="T479">1</text:span>. Переменн<text:span text:style-name="T458">ая</text:span> <text:span text:style-name="T458">блока Do</text:span>. <text:span text:style-name="T458">Эта переменная видима только внутри блока Do</text:span>. Эт<text:span text:style-name="T458">а</text:span> переменн<text:span text:style-name="T458">ая</text:span> <text:span text:style-name="T475">не </text:span>име<text:span text:style-name="T458">ет</text:span> <text:span text:style-name="T458">имени</text:span>. <text:span text:style-name="T475">Например [1,2] или $4.</text:span></text:p>
      <text:p text:style-name="P250"><text:span text:style-name="T479">2</text:span>. Переменные <text:span text:style-name="T479">приложения</text:span>. Они являются общими для всех программ в <text:span text:style-name="T479">приложении</text:span>. Эти переменные имеют префикс %. <text:span text:style-name="T475">Например %a1[1,2] или %b$4.</text:span></text:p>
      <text:p text:style-name="P250"><text:span text:style-name="T458">3</text:span>. <text:span text:style-name="T378">Остальные п</text:span>еременные . Они видны только внутри <text:span text:style-name="T480">данного</text:span> <text:span text:style-name="T479">задания</text:span>. <text:s/><text:span text:style-name="T475">Например a1[1,2] или b$4.</text:span></text:p>
      <text:p text:style-name="P99"/>
      <text:p text:style-name="P106">Переменные могут иметь <text:s/>2 структуры хранения.</text:p>
      <text:p text:style-name="P57"/>
      <text:p text:style-name="P209"><text:tab/>Структура дерева.</text:p>
      <text:p text:style-name="P209"><text:s/>Такие переменные выглядят в виде произвольной индексной структуры заключенной в квадратные скобки. Индексы разделены запятыми. Любой индекс может иметь любой тип. Число, строку и др. Например : <text:s/><text:span text:style-name="T392">ldb</text:span>[abc,125,5,9]</text:p>
      <text:p text:style-name="P195">Индексы в переменных могут быть произвольными выражениями.</text:p>
      <text:p text:style-name="P187">В <text:span text:style-name="T392">имени</text:span> может быть использована предопределенная константа %this. В этом случае идет обращение к закрытым свойствам объекта. Такое обращение возможно только внутри вызова метода или свойства объекта.</text:p>
      <text:p text:style-name="P187">Например:</text:p>
      <text:p text:style-name="P187"><text:s text:c="2"/><text:span text:style-name="T3">[%</text:span>this<text:span text:style-name="T3">]</text:span>.Age</text:p>
      <text:p text:style-name="P195"/>
      <text:p text:style-name="P195"><text:span text:style-name="T59"><text:tab/></text:span>Структура сплошного массива.</text:p>
      <text:p text:style-name="P195"><text:span text:style-name="T15"><text:s/></text:span>Эта структура имеет один целочисленный индекс. Все элементы массива расположены подряд. Эта структура применяется для быстрого доступа к данным.</text:p>
      <text:p text:style-name="P195"><text:s/>Индекс массива <text:span text:style-name="T360">следует за знаком $</text:span></text:p>
      <text:p text:style-name="P195">Например : <text:span text:style-name="T476">db$</text:span>25</text:p>
      <text:p text:style-name="P236">Индексация массива начинается с 1. Нулевой элемент массива является служебным и содержит индекс последнего элемента. Итераторы игнорируют этот элемент.</text:p>
      <text:p text:style-name="P236"><text:span text:style-name="T470">В программе MSH возможна как полная ссылка как на конкретные данные дерева или массива, так и сокращенная ссылка на дерево или массив целиком.</text:span> <text:span text:style-name="T470">Полная ссылка содержит имя <text:s/>переменной и полный индекс.</text:span></text:p>
      <text:p text:style-name="P237">Например:</text:p>
      <text:p text:style-name="P237">ab[a,gt,125] или ab$25.</text:p>
      <text:p text:style-name="P237"><text:soft-page-break/>сокращенная ссылка <text:s/>содержит имя и пустой индекс.</text:p>
      <text:p text:style-name="P237">Например:</text:p>
      <text:p text:style-name="P237">ab[] или ab$</text:p>
      <text:p text:style-name="P237">Конструкции где допустима <text:s/>сокращенная ссылка оговариваются особо.<text:change-start text:change-id="ct94810004481232"/> <text:span text:style-name="T495">Возможна так же ссылка на дерево и масс</text:span><text:change-end text:change-id="ct94810004481232"/><text:change-start text:change-id="ct94810004969808"/><text:span text:style-name="T495">ив одновременно, тогда указывается только имя.</text:span></text:p>
      <text:p text:style-name="P266">Например: ab</text:p>
      <text:p text:style-name="P266"><text:change-end text:change-id="ct94810004969808"/><text:change-start text:change-id="ct94810004991952"/>Где возможно такое обращение оговаривается в конкретной команде особо.<text:change-end text:change-id="ct94810004991952"/></text:p>
      <text:h text:style-name="P33" text:outline-level="1"><text:bookmark-start text:name="__RefHeading___Toc12705_663375124"/><text:change-start text:change-id="ct94810005002384"/><text:span text:style-name="T439">6. </text:span>Псевдомассивы.<text:bookmark-end text:name="__RefHeading___Toc12705_663375124"/><text:change-end text:change-id="ct94810005002384"/></text:h>
      <text:p text:style-name="P65">В них передается служебная информация. Обращение к ним соответствует обращению к массиву.</text:p>
      <text:p text:style-name="P95"><text:span text:style-name="T394">П</text:span><text:span text:style-name="T393">еречень псевдомассивов:</text:span></text:p>
      <text:p text:style-name="P63"><text:s text:c="2"/>префикс <text:span text:style-name="T450">A$</text:span> - значения переданных в функцию аргументов, <text:span text:style-name="T443">открыт по записи</text:span>,</text:p>
      <text:p text:style-name="P63"><text:s text:c="2"/>префикс <text:span text:style-name="T481">B$</text:span> - <text:span text:style-name="T481">буфер ввода вывода</text:span>, <text:span text:style-name="T443">открыт по записи</text:span>,</text:p>
      <text:p text:style-name="P64"><text:s text:c="2"/>префикс <text:span text:style-name="T450">J$</text:span> стек вызовов заданий для <text:span text:style-name="T432">текущего блока Do</text:span>, <text:span text:style-name="T443">открыт только по чтению.</text:span></text:p>
      <text:h text:style-name="P33" text:outline-level="1"><text:bookmark-start text:name="__RefHeading___Toc4674_856920260"/><text:change-start text:change-id="ct94810005003296"/><text:span text:style-name="T172">7</text:span>. <text:s/>Выражения<text:bookmark-end text:name="__RefHeading___Toc4674_856920260"/><text:change-end text:change-id="ct94810005003296"/></text:h>
      <text:p text:style-name="Standard"><text:span text:style-name="T20">Выражения это комбинация операндов и операций. Операнды могут являться выражениями, тогда они заключены в скобки.</text:span> Типы переменных произвольны. Результат операции однозначно определяется операцией. Приоритеты операций отсутствуют.</text:p>
      <text:h text:style-name="P33" text:outline-level="1"><text:bookmark-start text:name="__RefHeading___Toc4676_856920260"/><text:change-start text:change-id="ct94810005009376"/><text:span text:style-name="T439">8</text:span>. Команды<text:bookmark-end text:name="__RefHeading___Toc4676_856920260"/><text:change-end text:change-id="ct94810005009376"/></text:h>
      <text:p text:style-name="Standard">Аргументы в различных командах могут быть разными. Аргумент может состоять из подполей разделенных <text:change text:change-id="ct94810005007808"/>символом =<text:change text:change-id="ct94810005010144"/></text:p>
      <text:p text:style-name="Standard"><text:span text:style-name="T15"><text:s/></text:span>Для дальнейших объяснений примем следующие соглашения:</text:p>
      <text:p text:style-name="Standard"><text:span text:style-name="T15"><text:s text:c="3"/></text:span><text:span text:style-name="T8">exp</text:span> — префикс обозначающий выражение</text:p>
      <text:p text:style-name="Standard"><text:span text:style-name="T15"><text:s text:c="3"/></text:span><text:span text:style-name="T8">expYcl</text:span> — выражение задающее условие выполнения команды</text:p>
      <text:p text:style-name="Standard"><text:span text:style-name="T15"><text:s text:c="3"/></text:span><text:span text:style-name="T8">ref</text:span> — префикс обозначающий ссылку на переменную.</text:p>
      <text:p text:style-name="P235"><text:span text:style-name="T15"><text:s text:c="3"/></text:span><text:span text:style-name="T8">ref</text:span><text:span text:style-name="T263">Tree</text:span> — ссылк<text:span text:style-name="T469">а</text:span> на переменную <text:span text:style-name="T469">структуры дерева</text:span>.</text:p>
      <text:p text:style-name="Standard"><text:span text:style-name="T15"><text:s text:c="3"/></text:span><text:span text:style-name="T8">Prog</text:span> — ссылка на программу в виде <text:span text:style-name="T258">&lt;</text:span><text:span text:style-name="T8">expMod</text:span><text:span text:style-name="T258">&gt;</text:span><text:span text:style-name="T8">.expLabel</text:span><text:span text:style-name="T259">&lt;(</text:span><text:span text:style-name="T8">expArg </text:span><text:span text:style-name="T258">&lt;</text:span><text:span text:style-name="T8">,expArg</text:span><text:span text:style-name="T258">&gt; )&gt;</text:span></text:p>
      <text:p text:style-name="Standard"><text:span text:style-name="T15"><text:s text:c="3"/></text:span><text:span text:style-name="T8">expMod</text:span> — выражение значение которого есть имя модуля</text:p>
      <text:p text:style-name="Standard"><text:span text:style-name="T15"><text:s text:c="3"/></text:span><text:span text:style-name="T8">expLabel</text:span> — выражение значение которого есть метка в модуле</text:p>
      <text:p text:style-name="Standard"><text:span text:style-name="T15"><text:s text:c="3"/></text:span><text:span text:style-name="T8">expArg</text:span> - <text:s/>выражение значение которого является аргументом. Аргумент передается по значению.</text:p>
      <text:p text:style-name="Standard"><text:tab/></text:p>
      <text:p text:style-name="Standard">Интервалы времени задаются в микросекундах 10e-6 сек.</text:p>
      <text:p text:style-name="P5"/>
      <text:p text:style-name="Standard"><text:span text:style-name="T59"><text:tab/></text:span>Декларативные<text:span text:style-name="T59"> </text:span>команды<text:span text:style-name="T59">:</text:span></text:p>
      <text:p text:style-name="P5"><text:bookmark-start text:name="__DdeLink__12662_292172308"/><text:span text:style-name="T208">Parent</text:span><text:bookmark-end text:name="__DdeLink__12662_292172308"/><text:span text:style-name="T4"> , Constant</text:span>.</text:p>
      <text:p text:style-name="Standard">Декларативные команды имеют формат:</text:p>
      <text:p text:style-name="Standard"><text:span text:style-name="T4">CMD</text:span> <text:span text:style-name="T8">Arg</text:span> <text:span text:style-name="T387">&lt;</text:span>,<text:span text:style-name="T8">Arg</text:span><text:span text:style-name="T387">&gt;</text:span>; </text:p>
      <text:p text:style-name="Standard"><text:span text:style-name="T4">CMD</text:span> — код команды.</text:p>
      <text:p text:style-name="Standard"><text:span text:style-name="T8">Arg</text:span> — аргумент команды.</text:p>
      <text:p text:style-name="Standard"><text:span text:style-name="T20">Декларативные команды выполняются в момент трансляции по мере появления в исходном тексте программы. </text:span>Их выполнение не зависит от хода выполнения программы. <text:span text:style-name="T474">Условие выполнения команды к ним не применимо.</text:span></text:p>
      <text:h text:style-name="Heading_20_3" text:outline-level="3"><text:bookmark-start text:name="__RefHeading___Toc13037_663375124"/>Команда <text:s/><text:bookmark-start text:name="__DdeLink__6577_1423368536"/><text:span text:style-name="T85">Parent</text:span><text:bookmark-end text:name="__DdeLink__6577_1423368536"/><text:bookmark text:name="__DdeLink__5544_725311839"/>.<text:bookmark-end text:name="__RefHeading___Toc13037_663375124"/></text:h>
      <text:p text:style-name="P147">Аргументами команды являются предки данного модуля. Команда используется для организации наследования.</text:p>
      <text:p text:style-name="P240"><text:soft-page-break/><text:span text:style-name="T85">Parent</text:span> <text:span text:style-name="T8">expParent</text:span> <text:span text:style-name="T387">&lt;</text:span><text:span text:style-name="T8">,expParent</text:span><text:span text:style-name="T387">&gt;</text:span>;</text:p>
      <text:p text:style-name="P147"><text:span text:style-name="T8">expParent</text:span>- константное имя родителя для данного модуля. Как видно из синтаксиса имеет место множественное наследование. Приоритет выбора родителя определяется порядком следования в списке наследования. Чем раньше встречается родитель тем его приоритет выше.</text:p>
      <text:p text:style-name="P81"/>
      <text:h text:style-name="Heading_20_3" text:outline-level="3"><text:bookmark-start text:name="__RefHeading___Toc13039_663375124"/>Команда<text:span text:style-name="T59"> </text:span><text:bookmark-start text:name="__DdeLink__5546_725311839"/><text:span text:style-name="T65">Constant</text:span><text:span text:style-name="T59"> (</text:span><text:span text:style-name="T65">Const</text:span><text:span text:style-name="T59">)</text:span><text:bookmark-end text:name="__DdeLink__5546_725311839"/><text:span text:style-name="T59">.</text:span><text:bookmark-end text:name="__RefHeading___Toc13039_663375124"/></text:h>
      <text:p text:style-name="P346"><text:span text:style-name="T59">Команда </text:span><text:span text:style-name="T65">Constant </text:span><text:span text:style-name="T145">имеет 2 формы.</text:span></text:p>
      <text:p text:style-name="P347">1 форма : </text:p>
      <text:p text:style-name="P5"><text:span text:style-name="T4">Constant</text:span> <text:span text:style-name="T8">nameConst</text:span>=<text:span text:style-name="T8">valConst</text:span> <text:span text:style-name="T387">&lt;</text:span>,<text:span text:style-name="T8">nameConst</text:span>=<text:span text:style-name="T8">valConst</text:span><text:span text:style-name="T387">&gt;</text:span>;</text:p>
      <text:p text:style-name="Standard"><text:span text:style-name="T8">nameConst</text:span>- имя константы есть идентификатор и его длинна не должна превышать <text:span text:style-name="T363">18</text:span> байт,</text:p>
      <text:p text:style-name="Standard"><text:span text:style-name="T8">valConst</text:span>- значение константы. Может состоять из алфавитно цифровых символов <text:s/>или любых символов заключенных в кавычки или двойные кавычки.</text:p>
      <text:p text:style-name="Standard"/>
      <text:p text:style-name="P347">2 форма : </text:p>
      <text:p text:style-name="P114"><text:bookmark-start text:name="__DdeLink__12503_1709508043"/><text:span text:style-name="T4">Constant</text:span><text:bookmark-end text:name="__DdeLink__12503_1709508043"/> <text:span text:style-name="T8">name</text:span><text:span text:style-name="T261">Mod</text:span> <text:span text:style-name="T387">&lt;</text:span>,<text:span text:style-name="T8">name</text:span><text:span text:style-name="T261">Mod</text:span><text:span text:style-name="T387">&gt;</text:span>;</text:p>
      <text:p text:style-name="P228"><text:span text:style-name="T62">name</text:span><text:span text:style-name="T111">Mod</text:span>- имя <text:span text:style-name="T464">модуля из которого импортировать раздел констант.</text:span></text:p>
      <text:p text:style-name="P80"/>
      <text:p text:style-name="Standard"><text:span text:style-name="T59"><text:tab/></text:span>Команды<text:span text:style-name="T59"> </text:span>выполнения<text:span text:style-name="T59">:</text:span></text:p>
      <text:p text:style-name="P4"><text:bookmark-start text:name="__DdeLink__5552_725311839"/>Break, Back, Back1, Copy, Run, Do, Else, End,<text:bookmark-start text:name="__DdeLink__5078_320423462"/> <text:span text:style-name="T24">Case,</text:span><text:bookmark-end text:name="__DdeLink__5078_320423462"/> <text:change text:change-id="ct94810005044896"/><text:change-start text:change-id="ct94810005044304"/><text:span text:style-name="T395">While</text:span><text:change-end text:change-id="ct94810005044304"/>, GoTo, If, Job, KiLL, LockW, LockR, LockUn, Move, Next, Next1, Query, Query1, Return, Set, TimeOut, Transaction,<text:span text:style-name="T452">Try</text:span>, EventTrap, EventCall, EventWait, Event<text:span text:style-name="T372">Delete</text:span>,<text:bookmark-start text:name="__DdeLink__5328_2134947259"/> <text:bookmark-end text:name="__DdeLink__5328_2134947259"/>Write, Read.</text:p>
      <text:p text:style-name="P48"><text:bookmark-end text:name="__DdeLink__5552_725311839"/></text:p>
      <text:p text:style-name="P147">Команды состоят из :</text:p>
      <text:p text:style-name="P147">- кода команды,</text:p>
      <text:p text:style-name="P147">- необязательного условия выполнения команды,</text:p>
      <text:p text:style-name="P147">- обязательного пробела,</text:p>
      <text:p text:style-name="P147">- необязательных аргументов перечисленных через запятую.</text:p>
      <text:p text:style-name="Standard">Конец команды отмечается точкой с запятой. Код команды не зависит от регистра и может быть сокращен.<text:span text:style-name="T20"> Полный код команды может быть расширен любым количеством латинских символов или цифр.</text:span> Например команда End может быть записана как EndIf. Это же касается и других команд.</text:p>
      <text:p text:style-name="Standard"><text:span text:style-name="T15"><text:s/></text:span>Условие выполнения команды отделяется от кода команды знаком ?<text:span text:style-name="T20"> Если результат вычисления условия выполнения равен 0 то команда не выполняется. <text:s/>Если результат вычисления условия выполнения не равен 0 то команда выполняется.</text:span></text:p>
      <text:p text:style-name="P82"><text:span text:style-name="T4">CMD</text:span><text:span text:style-name="T387">&lt;</text:span>?<text:span text:style-name="T8">expYcl</text:span><text:span text:style-name="T387">&gt;</text:span> <text:span text:style-name="T387">&lt;</text:span><text:span text:style-name="T8">Arg1</text:span> <text:span text:style-name="T387">&lt;</text:span>,<text:span text:style-name="T8">ArgN</text:span><text:span text:style-name="T387">&gt;&gt;</text:span>;</text:p>
      <text:h text:style-name="Heading_20_3" text:outline-level="3"><text:bookmark-start text:name="__RefHeading___Toc13043_663375124"/>Команда вычисления выражения <text:span text:style-name="T4">Set</text:span>.<text:bookmark-end text:name="__RefHeading___Toc13043_663375124"/></text:h>
      <text:p text:style-name="P310">Команда <text:span text:style-name="T4">Set</text:span> имеет 2 формы.</text:p>
      <text:p text:style-name="P348">Полная команда <text:span text:style-name="T4">Set</text:span>:</text:p>
      <text:p text:style-name="Standard"><text:bookmark-start text:name="__DdeLink__5554_725311839"/><text:span text:style-name="T65">Set (S)</text:span><text:bookmark-end text:name="__DdeLink__5554_725311839"/><text:span text:style-name="T59"> - <text:s/></text:span>имеет<text:span text:style-name="T59"> </text:span>вид<text:span text:style-name="T59">:</text:span></text:p>
      <text:p text:style-name="P5"><text:span text:style-name="T4">Set</text:span><text:span text:style-name="T387">&lt;</text:span>?<text:span text:style-name="T8">expYcl</text:span><text:span text:style-name="T387">&gt;</text:span> <text:s/><text:span text:style-name="T8">ref=exp </text:span><text:span text:style-name="T7">&lt;</text:span><text:span text:style-name="T8">,ref=exp</text:span><text:span text:style-name="T7">&gt;</text:span>;</text:p>
      <text:p text:style-name="P5"><text:span text:style-name="T4">S</text:span><text:span text:style-name="T387">&lt;</text:span>?<text:span text:style-name="T8">expYcl</text:span><text:span text:style-name="T7">&gt;</text:span><text:span text:style-name="T8"> <text:s/>ref=exp </text:span><text:span text:style-name="T7">&lt;</text:span><text:span text:style-name="T8">,ref=exp</text:span><text:span text:style-name="T7">&gt;</text:span>;</text:p>
      <text:p text:style-name="Standard">переменой <text:span text:style-name="T8">ref</text:span> присваивается значение выражения <text:span text:style-name="T8">exp</text:span>.</text:p>
      <text:p text:style-name="Standard"><text:s/><text:span text:style-name="T482">Например: Set ab[1,2]=$1+78*7;</text:span></text:p>
      <text:p text:style-name="P348">Сокращенная команда <text:span text:style-name="T4">Set</text:span> не имеет правой части</text:p>
      <text:p text:style-name="P243"><text:span text:style-name="T65">Set</text:span><text:span text:style-name="T175">&lt;</text:span><text:span text:style-name="T59">?</text:span><text:span text:style-name="T62">expYcl</text:span><text:span text:style-name="T175">&gt;</text:span><text:span text:style-name="T59"> <text:s/></text:span><text:span text:style-name="T62">exp </text:span><text:span text:style-name="T102">&lt;</text:span><text:span text:style-name="T62">,exp</text:span><text:span text:style-name="T102">&gt;</text:span><text:span text:style-name="T59">;</text:span></text:p>
      <text:p text:style-name="P121"><text:span text:style-name="T4">S</text:span><text:span text:style-name="T387">&lt;</text:span>?<text:span text:style-name="T8">expYcl</text:span><text:span text:style-name="T7">&gt;</text:span><text:span text:style-name="T8"> <text:s/>exp </text:span><text:span text:style-name="T7">&lt;</text:span><text:span text:style-name="T8">,exp</text:span><text:span text:style-name="T7">&gt;</text:span>;</text:p>
      <text:p text:style-name="P243"><text:span text:style-name="T178">Внутри выражения exp должно присутствовать обращение к переменным, к последней из <text:s/></text:span><text:soft-page-break/><text:span text:style-name="T178">которых и присваивается значение выражения </text:span><text:span text:style-name="T8">exp</text:span>.</text:p>
      <text:p text:style-name="P243"><text:s/><text:span text:style-name="T482">Например: </text:span><text:span text:style-name="T209">Set</text:span><text:span text:style-name="T482"> 9-[2]-ab[1,2]+78*7;</text:span></text:p>
      <text:p text:style-name="P244">Переменной ab[1,2] будет присвоено значение выражения.</text:p>
      <text:p text:style-name="P272"><text:s/><text:span text:style-name="T482">Например: </text:span><text:span text:style-name="T209">Set</text:span><text:span text:style-name="T482"> $1=10; </text:span><text:span text:style-name="T209">Set</text:span><text:span text:style-name="T482"> $1+2;</text:span></text:p>
      <text:p text:style-name="P245">Переменной <text:span text:style-name="T504">$1</text:span> будет присвоено значение <text:span text:style-name="T504">12</text:span>.</text:p>
      <text:p text:style-name="P349"/>
      <text:h text:style-name="Heading_20_3" text:outline-level="3"><text:bookmark-start text:name="__RefHeading___Toc13045_663375124"/>Команда удаления данных <text:span text:style-name="T4">Kill</text:span>.<text:bookmark-end text:name="__RefHeading___Toc13045_663375124"/></text:h>
      <text:p text:style-name="Standard">Команда <text:span text:style-name="T4">KiLL</text:span> (<text:span text:style-name="T4">K</text:span>).</text:p>
      <text:p text:style-name="P5"><text:span text:style-name="T4">Kill</text:span><text:span text:style-name="T7">&lt;</text:span><text:span text:style-name="T8">?expYcl</text:span><text:span text:style-name="T7">&gt;</text:span><text:span text:style-name="T8"> <text:s/>ref </text:span><text:span text:style-name="T7">&lt;</text:span><text:span text:style-name="T8">,ref</text:span><text:span text:style-name="T7">&gt;</text:span>;</text:p>
      <text:p text:style-name="P5"><text:span text:style-name="T4">K</text:span><text:span text:style-name="T7">&lt;</text:span><text:span text:style-name="T8">?expYcl</text:span><text:span text:style-name="T7">&gt;</text:span><text:span text:style-name="T8"> <text:s/>ref </text:span><text:span text:style-name="T7">&lt;</text:span><text:span text:style-name="T8">,ref</text:span><text:span text:style-name="T7">&gt;</text:span>;</text:p>
      <text:p text:style-name="Standard"><text:bookmark-start text:name="__DdeLink__4856_1828925041"/><text:span text:style-name="T162"><text:s/></text:span><text:span text:style-name="T20">Команда удаляет потомков узла </text:span><text:span text:style-name="T280">ref</text:span><text:span text:style-name="T20"> и сам узел </text:span><text:span text:style-name="T302">и </text:span><text:bookmark-start text:name="__DdeLink__4848_1828925041"/><text:span text:style-name="T302">свойства объекта</text:span><text:bookmark-end text:name="__DdeLink__4848_1828925041"/><text:span text:style-name="T20">. </text:span><text:span text:style-name="T23">В этой команде может использоваться сокращенная ссылка.</text:span></text:p>
      <text:p text:style-name="Standard"><text:bookmark-end text:name="__DdeLink__4856_1828925041"/><text:span text:style-name="T15"><text:s/></text:span>Имеется еще модификации этой команды.</text:p>
      <text:p text:style-name="Standard"><text:span text:style-name="T15"><text:s/></text:span>Удаляет данные в узле <text:span text:style-name="T8">ref</text:span>.</text:p>
      <text:p text:style-name="P5"><text:span text:style-name="T4">KillD</text:span><text:span text:style-name="T7">&lt;</text:span><text:span text:style-name="T8">?expYcl</text:span><text:span text:style-name="T7">&gt;</text:span><text:span text:style-name="T8"> <text:s/>ref </text:span><text:span text:style-name="T7">&lt;</text:span><text:span text:style-name="T8">,ref</text:span><text:span text:style-name="T7">&gt;</text:span>; <text:s/><text:span text:style-name="T4">KD</text:span><text:change text:change-id="ct94810005088288"/><text:span text:style-name="T7">&lt;</text:span><text:span text:style-name="T8">?expYcl</text:span><text:span text:style-name="T7">&gt;</text:span><text:span text:style-name="T8"> ref </text:span><text:span text:style-name="T7">&lt;</text:span><text:span text:style-name="T8">,ref</text:span><text:span text:style-name="T7">&gt;</text:span>;</text:p>
      <text:p text:style-name="Standard"><text:span text:style-name="T157"><text:s/></text:span>Удаляет<text:span text:style-name="T59"> </text:span>потомков<text:span text:style-name="T59"> </text:span>узла<text:span text:style-name="T59"> </text:span><text:span text:style-name="T62">ref</text:span><text:span text:style-name="T59">.</text:span></text:p>
      <text:p text:style-name="P5"><text:span text:style-name="T4">KillN</text:span><text:span text:style-name="T7">&lt;</text:span><text:span text:style-name="T8">?expYcl</text:span><text:span text:style-name="T7">&gt;</text:span><text:span text:style-name="T8"> <text:s/>ref </text:span><text:span text:style-name="T7">&lt;</text:span><text:span text:style-name="T8">,ref</text:span><text:span text:style-name="T7">&gt;</text:span>; <text:s/><text:span text:style-name="T4">KN</text:span><text:change text:change-id="ct94810005100176"/><text:span text:style-name="T7">&lt;</text:span><text:span text:style-name="T8">?expYcl</text:span><text:span text:style-name="T7">&gt;</text:span><text:span text:style-name="T8"> ref </text:span><text:span text:style-name="T7">&lt;</text:span><text:span text:style-name="T8">,ref</text:span><text:span text:style-name="T7">&gt;</text:span>;</text:p>
      <text:p text:style-name="P183"><text:span text:style-name="T157"><text:s/></text:span>Удаляет<text:span text:style-name="T59"> </text:span><text:span text:style-name="T163">свойства объекта</text:span><text:span text:style-name="T59"> </text:span>узла<text:span text:style-name="T59"> </text:span><text:span text:style-name="T62">ref</text:span><text:span text:style-name="T59">.</text:span></text:p>
      <text:p text:style-name="P6"><text:span text:style-name="T4">Kill</text:span><text:span text:style-name="T5">P</text:span><text:span text:style-name="T247">&lt;</text:span><text:span text:style-name="T8">?expYcl</text:span><text:span text:style-name="T7">&gt;</text:span><text:span text:style-name="T8"> <text:s/>ref </text:span><text:span text:style-name="T7">&lt;</text:span><text:span text:style-name="T8">,ref</text:span><text:span text:style-name="T7">&gt;</text:span>; <text:s/><text:span text:style-name="T4">K</text:span><text:span text:style-name="T5">P</text:span><text:change text:change-id="ct94810005102880"/><text:span text:style-name="T7">&lt;</text:span><text:span text:style-name="T8">?expYcl</text:span><text:span text:style-name="T7">&gt;</text:span><text:span text:style-name="T8"> ref </text:span><text:span text:style-name="T7">&lt;</text:span><text:span text:style-name="T8">,ref</text:span><text:span text:style-name="T7">&gt;</text:span>;</text:p>
      <text:p text:style-name="P84"><text:s/>Возможны комбинации постфиксов например</text:p>
      <text:p text:style-name="P183"><text:span text:style-name="T157"><text:s/></text:span>Удаляет <text:span text:style-name="T16">данные и</text:span><text:span text:style-name="T59"> </text:span><text:span text:style-name="T163">свойства объекта</text:span><text:span text:style-name="T59"> </text:span>узла<text:span text:style-name="T59"> </text:span><text:span text:style-name="T62">ref</text:span><text:span text:style-name="T59">.</text:span></text:p>
      <text:p text:style-name="P6"><text:span text:style-name="T4">Kill</text:span><text:span text:style-name="T5">DP</text:span><text:span text:style-name="T247">&lt;</text:span><text:span text:style-name="T8">?expYcl</text:span><text:span text:style-name="T7">&gt;</text:span><text:span text:style-name="T8"> <text:s/>ref </text:span><text:span text:style-name="T7">&lt;</text:span><text:span text:style-name="T8">,ref</text:span><text:span text:style-name="T7">&gt;</text:span>; <text:s/><text:span text:style-name="T4">K</text:span><text:span text:style-name="T5">P</text:span><text:change text:change-id="ct94810005094400"/><text:span text:style-name="T7">&lt;</text:span><text:span text:style-name="T8">?expYcl</text:span><text:span text:style-name="T7">&gt;</text:span><text:span text:style-name="T8"> ref </text:span><text:span text:style-name="T7">&lt;</text:span><text:span text:style-name="T8">,ref</text:span><text:span text:style-name="T7">&gt;</text:span>;</text:p>
      <text:p text:style-name="P7"><text:span text:style-name="T157"><text:s/></text:span>Удаляет <text:span text:style-name="T16">данные и</text:span><text:span text:style-name="T59"> </text:span><text:span text:style-name="T163">потомков</text:span><text:span text:style-name="T59"> </text:span>узла<text:span text:style-name="T59"> </text:span><text:span text:style-name="T62">ref</text:span><text:span text:style-name="T59">.</text:span></text:p>
      <text:p text:style-name="P7"><text:span text:style-name="T65">Kill</text:span><text:span text:style-name="T80">D</text:span><text:span text:style-name="T6">N</text:span><text:span text:style-name="T102">&lt;</text:span><text:span text:style-name="T62">?expYcl</text:span><text:span text:style-name="T102">&gt;</text:span><text:span text:style-name="T62"> <text:s/>ref </text:span><text:span text:style-name="T102">&lt;</text:span><text:span text:style-name="T62">,ref</text:span><text:span text:style-name="T102">&gt;</text:span><text:span text:style-name="T59">; <text:s/></text:span><text:span text:style-name="T65">K</text:span><text:span text:style-name="T6">N</text:span><text:change text:change-id="ct94810005115424"/><text:span text:style-name="T102">&lt;</text:span><text:span text:style-name="T62">?expYcl</text:span><text:span text:style-name="T102">&gt;</text:span><text:span text:style-name="T62"> ref </text:span><text:span text:style-name="T102">&lt;</text:span><text:span text:style-name="T62">,ref</text:span><text:span text:style-name="T102">&gt;</text:span><text:span text:style-name="T59">;</text:span></text:p>
      <text:p text:style-name="P8"><text:change text:change-id="ct94810005123872"/><text:change text:change-id="ct94810005116480"/><text:change text:change-id="ct94810005116016"/>Если необходимо удалить только дерево, то используется команда.</text:p>
      <text:p text:style-name="P10"><text:span text:style-name="T11"><text:s text:c="2"/></text:span><text:span text:style-name="T12">Kill</text:span><text:span text:style-name="T13"> </text:span><text:span text:style-name="T14">^gb[]</text:span></text:p>
      <text:p text:style-name="P8">А если только массив то</text:p>
      <text:p text:style-name="P10"><text:span text:style-name="T11"><text:s text:c="2"/></text:span><text:span text:style-name="T12">Kill</text:span><text:span text:style-name="T13"> </text:span><text:span text:style-name="T14">^gb$</text:span><text:change-start text:change-id="ct94810005121488"/></text:p>
      <text:p text:style-name="P266"><text:span text:style-name="T14">В этой </text:span><text:change-end text:change-id="ct94810005121488"/><text:change-start text:change-id="ct94810005118688"/><text:span text:style-name="T14">команде так же допустимо указать только имя. В этом случае будет удалено как дерево, так и массив с </text:span><text:change-end text:change-id="ct94810005118688"/><text:change-start text:change-id="ct94810005085248"/><text:span text:style-name="T14">этим именем.</text:span></text:p>
      <text:p text:style-name="P66">Например:</text:p>
      <text:p text:style-name="P145"><text:span text:style-name="T11"><text:s text:c="2"/></text:span><text:span text:style-name="T12">Kill</text:span><text:span text:style-name="T13"> </text:span><text:span text:style-name="T14">^gb</text:span></text:p>
      <text:p text:style-name="P66">Очевидно, что такая команда не может использоваться для локальных переменных блока Do. По причине отсутствия имени у такой переменной.</text:p>
      <text:p text:style-name="P66"><text:change-end text:change-id="ct94810005085248"/></text:p>
      <text:p text:style-name="P122"/>
      <text:h text:style-name="Heading_20_3" text:outline-level="3"><text:bookmark-start text:name="__RefHeading___Toc13047_663375124"/>Команды копирования данных <text:span text:style-name="T453">(</text:span><text:bookmark-start text:name="__DdeLink__16318_725311839"/><text:span text:style-name="T196">Copy</text:span><text:span text:style-name="T453"> и </text:span><text:span text:style-name="T196">Move</text:span><text:bookmark-end text:name="__DdeLink__16318_725311839"/><text:span text:style-name="T412">)</text:span>.<text:bookmark-end text:name="__RefHeading___Toc13047_663375124"/></text:h>
      <text:p text:style-name="P20">Узел данных <text:span text:style-name="T8">refFrom</text:span> сливается с узлом <text:span text:style-name="T8">refTo. </text:span><text:span text:style-name="T421">В этой команде мо</text:span><text:span text:style-name="T422">гут быть</text:span><text:span text:style-name="T421"> использова</text:span><text:span text:style-name="T422">ны</text:span><text:span text:style-name="T421"> сокращенн</text:span><text:span text:style-name="T422">ые</text:span><text:span text:style-name="T421"> ссылк</text:span><text:span text:style-name="T422">и</text:span><text:span text:style-name="T421">.</text:span></text:p>
      <text:p text:style-name="P5"><text:span text:style-name="T4">Copy</text:span><text:span text:style-name="T7">&lt;</text:span><text:span text:style-name="T8">?expYcl</text:span><text:span text:style-name="T7">&gt; </text:span><text:span text:style-name="T8"><text:s/>refTo=refFrom </text:span><text:span text:style-name="T7">&lt;</text:span><text:span text:style-name="T8">,refTo=refFrom</text:span><text:span text:style-name="T7">&gt;</text:span>;</text:p>
      <text:p text:style-name="P181">Узел данных <text:span text:style-name="T8">refFrom</text:span> <text:span text:style-name="T361">перемещается в</text:span> узел <text:span text:style-name="T8">refTo</text:span></text:p>
      <text:p text:style-name="P83"><text:span text:style-name="T4">Move</text:span><text:span text:style-name="T7">&lt;</text:span><text:span text:style-name="T8">?expYcl</text:span><text:span text:style-name="T7">&gt; </text:span><text:span text:style-name="T8"><text:s/>refTo=refFrom </text:span><text:span text:style-name="T7">&lt;</text:span><text:span text:style-name="T8">,refTo=refFrom</text:span><text:span text:style-name="T7">&gt;</text:span>;</text:p>
      <text:h text:style-name="Heading_20_3" text:outline-level="3"><text:bookmark-start text:name="__RefHeading___Toc13049_663375124"/>Команды блокировки задания <text:span text:style-name="T453">(</text:span><text:span text:style-name="T196">Lock</text:span><text:span text:style-name="T321">)</text:span>.<text:bookmark-end text:name="__RefHeading___Toc13049_663375124"/></text:h>
      <text:p text:style-name="Standard"><text:span text:style-name="T4">LockW (LW)</text:span>.</text:p>
      <text:p text:style-name="P5"><text:span text:style-name="T4">LockW</text:span><text:span text:style-name="T7">&lt;</text:span><text:span text:style-name="T8">?expYcl</text:span><text:span text:style-name="T7">&gt;</text:span><text:span text:style-name="T8"> <text:s/>expID </text:span><text:span text:style-name="T7">&lt;</text:span><text:span text:style-name="T8">,expID</text:span><text:span text:style-name="T7">&gt;</text:span>;</text:p>
      <text:p text:style-name="Standard"><text:span text:style-name="T65">LW</text:span><text:span text:style-name="T102">&lt;</text:span><text:span text:style-name="T62">?expYcl</text:span><text:span text:style-name="T102">&gt;</text:span><text:span text:style-name="T62"> <text:s/>expID </text:span><text:span text:style-name="T102">&lt;</text:span><text:span text:style-name="T62">,expID</text:span><text:span text:style-name="T102">&gt;</text:span><text:span text:style-name="T59">;</text:span></text:p>
      <text:p text:style-name="Standard">Устанавливает блокировку по записи на идентификатор заданный выражением <text:span text:style-name="T8">expID</text:span>.</text:p>
      <text:p text:style-name="P174"/>
      <text:p text:style-name="P5"><text:span text:style-name="T4">LockR (LR)</text:span>.</text:p>
      <text:p text:style-name="P5"><text:soft-page-break/><text:span text:style-name="T4">LockR</text:span><text:span text:style-name="T7">&lt;</text:span><text:span text:style-name="T8">?expYcl</text:span><text:span text:style-name="T7">&gt; </text:span><text:span text:style-name="T8"><text:s/>expID </text:span><text:span text:style-name="T7">&lt;</text:span><text:span text:style-name="T8">,expID</text:span><text:span text:style-name="T7">&gt;</text:span>;</text:p>
      <text:p text:style-name="P5"><text:span text:style-name="T4">LR</text:span><text:span text:style-name="T7">&lt;</text:span><text:span text:style-name="T8">?expYcl</text:span><text:span text:style-name="T7">&gt;</text:span><text:span text:style-name="T8"> <text:s/>expID</text:span><text:span text:style-name="T7">&lt;</text:span><text:span text:style-name="T8">,expID</text:span><text:span text:style-name="T7">&gt;</text:span>;</text:p>
      <text:p text:style-name="Standard">Устанавливает блокировку по чтению на идентификатор заданный выражением <text:span text:style-name="T8">expID</text:span>.</text:p>
      <text:p text:style-name="P5"/>
      <text:p text:style-name="P5"><text:span text:style-name="T4">LockUn (LU)</text:span>.</text:p>
      <text:p text:style-name="P5"><text:bookmark-start text:name="__DdeLink__315_111885430"/><text:span text:style-name="T4">LockUn</text:span><text:span text:style-name="T7">&lt;</text:span><text:span text:style-name="T8">?expYcl</text:span><text:span text:style-name="T7">&gt;</text:span><text:span text:style-name="T8"> <text:s text:c="2"/>expID </text:span><text:span text:style-name="T7">&lt;</text:span><text:span text:style-name="T8">,expID</text:span><text:span text:style-name="T7">&gt;</text:span>;</text:p>
      <text:p text:style-name="P5"><text:span text:style-name="T4">LU</text:span><text:span text:style-name="T7">&lt;</text:span><text:span text:style-name="T8">?expYcl</text:span><text:span text:style-name="T7">&gt; </text:span><text:span text:style-name="T8"><text:s text:c="2"/>expID </text:span><text:span text:style-name="T7">&lt;</text:span><text:span text:style-name="T8">,expID</text:span><text:span text:style-name="T7">&gt;</text:span>;</text:p>
      <text:p text:style-name="Standard">Снимает блокировку с идентификатора заданного выражением <text:span text:style-name="T8">expID</text:span>.</text:p>
      <text:p text:style-name="Standard"/>
      <text:h text:style-name="Heading_20_2" text:outline-level="2"><text:bookmark-end text:name="__DdeLink__315_111885430"/><text:bookmark-start text:name="__RefHeading___Toc10554_2341870199"/><text:tab/>Команды изменения хода выполнения программы.<text:bookmark-end text:name="__RefHeading___Toc10554_2341870199"/></text:h>
      <text:h text:style-name="Heading_20_3" text:outline-level="3"><text:bookmark-start text:name="__RefHeading___Toc13051_663375124"/>Команда <text:s/><text:span text:style-name="T4">TimeOut.</text:span><text:bookmark-end text:name="__RefHeading___Toc13051_663375124"/></text:h>
      <text:p text:style-name="P211"><text:span text:style-name="T440">В</text:span>ыполняет задержку выполнения текущей программы.</text:p>
      <text:p text:style-name="Standard"><text:span text:style-name="T4">TimeOut</text:span><text:span text:style-name="T7">&lt;</text:span><text:span text:style-name="T8">?expYcl</text:span><text:span text:style-name="T7">&gt; </text:span><text:span text:style-name="T8"><text:s/>expTime</text:span><text:span text:style-name="T7">&lt;</text:span><text:span text:style-name="T8">,expTime</text:span><text:span text:style-name="T7">&gt;</text:span>;</text:p>
      <text:p text:style-name="Standard"><text:span text:style-name="T8">expTime</text:span> — выражение задающее задержку вычислений в текущей программе.</text:p>
      <text:p text:style-name="P219">Интервалы времени задаются в микросекундах 10e-6 сек.</text:p>
      <text:p text:style-name="P110"/>
      <text:h text:style-name="Heading_20_3" text:outline-level="3"><text:bookmark-start text:name="__RefHeading___Toc13053_663375124"/>Команда <text:span text:style-name="T4">GOTO (G).</text:span><text:bookmark-end text:name="__RefHeading___Toc13053_663375124"/></text:h>
      <text:p text:style-name="P211"><text:span text:style-name="T440">Выполняет</text:span> переход в новую точку выполнения программы.</text:p>
      <text:p text:style-name="P120"><text:span text:style-name="T4">GOTO</text:span><text:span text:style-name="T7">&lt;</text:span><text:span text:style-name="T8">?expYcl</text:span><text:span text:style-name="T7">&gt; </text:span><text:span text:style-name="T8"><text:s/>expMod.expLabel</text:span><text:span text:style-name="T7">&lt;</text:span><text:span text:style-name="T8"> </text:span><text:span text:style-name="T265">(</text:span><text:span text:style-name="T248">&lt;</text:span><text:span text:style-name="T8">arg </text:span><text:span text:style-name="T7">&lt;</text:span><text:span text:style-name="T8">,arg</text:span><text:span text:style-name="T7">&gt;</text:span><text:span text:style-name="T8"> </text:span><text:span text:style-name="T7">&gt;</text:span><text:span text:style-name="T265">)</text:span><text:span text:style-name="T8"> </text:span><text:span text:style-name="T7">&gt;</text:span>; </text:p>
      <text:p text:style-name="P120"><text:span text:style-name="T4">G</text:span><text:span text:style-name="T7">&lt;</text:span><text:span text:style-name="T8">?expYcl</text:span><text:span text:style-name="T7">&gt;</text:span><text:span text:style-name="T8"> expMod.expLabel</text:span><text:span text:style-name="T7">&lt;</text:span><text:span text:style-name="T8"> </text:span><text:span text:style-name="T265">(</text:span><text:span text:style-name="T248">&lt;</text:span><text:span text:style-name="T8">arg </text:span><text:span text:style-name="T7">&lt;</text:span><text:span text:style-name="T8">,arg</text:span><text:span text:style-name="T7">&gt;</text:span><text:span text:style-name="T8"> </text:span><text:span text:style-name="T7">&gt;</text:span><text:span text:style-name="T265">)</text:span><text:span text:style-name="T8"> </text:span><text:span text:style-name="T7">&gt;</text:span>;</text:p>
      <text:p text:style-name="Standard">переход на метку в том же модуле.</text:p>
      <text:p text:style-name="P120"><text:span text:style-name="T4">GOTO</text:span><text:span text:style-name="T7">&lt;</text:span><text:span text:style-name="T8">?expYcl</text:span><text:span text:style-name="T7">&gt; </text:span><text:span text:style-name="T8"><text:s/>expLabel</text:span><text:span text:style-name="T7">&lt;</text:span><text:span text:style-name="T8"> </text:span><text:span text:style-name="T265">(</text:span><text:span text:style-name="T248">&lt;</text:span><text:span text:style-name="T8">arg </text:span><text:span text:style-name="T7">&lt;</text:span><text:span text:style-name="T8">,arg</text:span><text:span text:style-name="T7">&gt;</text:span><text:span text:style-name="T8"> </text:span><text:span text:style-name="T7">&gt;</text:span><text:span text:style-name="T265">)</text:span><text:span text:style-name="T8"> </text:span><text:span text:style-name="T7">&gt;</text:span>;</text:p>
      <text:p text:style-name="P120"><text:s/><text:span text:style-name="T4">G</text:span><text:span text:style-name="T7">&lt;</text:span><text:span text:style-name="T8">?expYcl</text:span><text:span text:style-name="T7">&gt; </text:span><text:span text:style-name="T8"><text:s/>expLabel</text:span><text:span text:style-name="T7">&lt;</text:span><text:span text:style-name="T8"> </text:span><text:span text:style-name="T265">(</text:span><text:span text:style-name="T248">&lt;</text:span><text:span text:style-name="T8">arg </text:span><text:span text:style-name="T7">&lt;</text:span><text:span text:style-name="T8">,arg</text:span><text:span text:style-name="T7">&gt;</text:span><text:span text:style-name="T8"> </text:span><text:span text:style-name="T7">&gt;</text:span><text:span text:style-name="T265">)</text:span><text:span text:style-name="T8"> </text:span><text:span text:style-name="T7">&gt;</text:span>;</text:p>
      <text:p text:style-name="Standard"><text:span text:style-name="T8">expMod</text:span> — результат вычисления этого выражения является именем модуля.</text:p>
      <text:p text:style-name="Standard"><text:span text:style-name="T8">expLabel</text:span> — результат вычисления этого выражения является точкой продолжения выполнения программы.</text:p>
      <text:p text:style-name="P242">При переходе по команде <text:span text:style-name="T4">GOTO</text:span> возможна замена аргументов на указанные в скобках.</text:p>
      <text:h text:style-name="Heading_20_3" text:outline-level="3"><text:bookmark-start text:name="__RefHeading___Toc11608_1132317619"/><text:span text:style-name="T20">Команда </text:span><text:span text:style-name="T227">Do </text:span><text:span text:style-name="T228">(D)</text:span><text:span text:style-name="T20">.</text:span><text:bookmark-end text:name="__RefHeading___Toc11608_1132317619"/></text:h>
      <text:p text:style-name="P11"><text:change text:change-id="ct94810005157584"/><text:span text:style-name="T20">Команда выполняет вызов подпрограммы без локализации переменных.</text:span> <text:change text:change-id="ct94810005157888"/><text:span text:style-name="T19">Внутри блока локализована только переменная </text:span><text:change text:change-id="ct94810005160528"/><text:change-start text:change-id="ct94810005154688"/><text:span text:style-name="T19">без имени</text:span><text:change-end text:change-id="ct94810005154688"/><text:span text:style-name="T19">.</text:span></text:p>
      <text:p text:style-name="P11"><text:change text:change-id="ct94810005140944"/><text:span text:style-name="T22">Do</text:span><text:span text:style-name="T108">&lt;</text:span><text:span text:style-name="T62">?expYcl</text:span><text:span text:style-name="T102">&gt; </text:span><text:span text:style-name="T62"><text:s/></text:span><text:bookmark-start text:name="__DdeLink__15851_3679684785"/><text:span text:style-name="T102">&lt;</text:span><text:span text:style-name="T62">expMod</text:span><text:span text:style-name="T102">.&gt;</text:span><text:span text:style-name="T62">expLabel</text:span><text:bookmark-end text:name="__DdeLink__15851_3679684785"/><text:span text:style-name="T102">&lt;</text:span><text:span text:style-name="T62"> </text:span><text:span text:style-name="T113">(</text:span><text:span text:style-name="T109">&lt;</text:span><text:span text:style-name="T62">arg </text:span><text:span text:style-name="T102">&lt;</text:span><text:span text:style-name="T62">,arg</text:span><text:span text:style-name="T102">&gt;</text:span><text:span text:style-name="T62"> </text:span><text:span text:style-name="T102">&gt;</text:span><text:span text:style-name="T113">)</text:span><text:span text:style-name="T62"> </text:span><text:span text:style-name="T102">&gt;&lt;</text:span><text:span text:style-name="T62"> ,</text:span><text:span text:style-name="T102">&lt;</text:span><text:span text:style-name="T62">expMod.</text:span><text:span text:style-name="T102">&gt;</text:span><text:span text:style-name="T62">expLabel</text:span><text:span text:style-name="T102">&lt;</text:span><text:span text:style-name="T62"> </text:span><text:span text:style-name="T113">(</text:span><text:span text:style-name="T109">&lt;</text:span><text:span text:style-name="T62">arg </text:span><text:span text:style-name="T102">&lt;</text:span><text:span text:style-name="T62">,arg</text:span><text:span text:style-name="T102">&gt; &gt;</text:span><text:span text:style-name="T62"> </text:span><text:span text:style-name="T113">)</text:span><text:span text:style-name="T59"> <text:s/></text:span><text:span text:style-name="T175">&gt;</text:span><text:span text:style-name="T59"> </text:span><text:span text:style-name="T175">&gt;</text:span><text:span text:style-name="T59"> ;</text:span></text:p>
      <text:p text:style-name="P112"/>
      <text:h text:style-name="Heading_20_3" text:outline-level="3"><text:bookmark-start text:name="__RefHeading___Toc13057_663375124"/>Команда <text:span text:style-name="T4">Job (J)</text:span>.<text:bookmark-end text:name="__RefHeading___Toc13057_663375124"/></text:h>
      <text:p text:style-name="P11"><text:span text:style-name="T34">Команда выполняет программу в новом задании.</text:span> Для каждого такого вызова создается новый <text:span text:style-name="T367"><text:s/>блок Do</text:span>. <text:span text:style-name="T433">По завершению задания формируются код завершения. В ходе выполнения задания доступен код состояния задания. </text:span><text:change text:change-id="ct94810005217520"/></text:p>
      <text:p text:style-name="P203"/>
      <text:p text:style-name="P5"><text:span text:style-name="T4">Job</text:span><text:span text:style-name="T7">&lt;</text:span><text:span text:style-name="T8">?expYcl</text:span><text:span text:style-name="T7">&gt;</text:span><text:span text:style-name="T8"> </text:span><text:span text:style-name="T7">&lt;</text:span><text:span text:style-name="T8">expMod.</text:span><text:span text:style-name="T7">&gt;</text:span><text:span text:style-name="T8">expLabel</text:span><text:span text:style-name="T7">&lt;</text:span><text:span text:style-name="T8"> </text:span><text:span text:style-name="T265">(</text:span><text:span text:style-name="T248">&lt;</text:span><text:span text:style-name="T8">arg </text:span><text:span text:style-name="T7">&lt;</text:span><text:span text:style-name="T8">,arg</text:span><text:span text:style-name="T7">&gt;&gt;</text:span><text:span text:style-name="T8"> </text:span><text:span text:style-name="T265">)</text:span><text:span text:style-name="T8"> <text:s/></text:span><text:span text:style-name="T7">&gt;&lt;</text:span><text:span text:style-name="T8"> ,</text:span><text:span text:style-name="T7">&lt;</text:span><text:span text:style-name="T8">expMod.</text:span><text:span text:style-name="T7">&gt;</text:span><text:span text:style-name="T8">expLabel</text:span><text:span text:style-name="T7">&lt;</text:span><text:span text:style-name="T8"> </text:span><text:span text:style-name="T265">(</text:span><text:span text:style-name="T248">&lt;</text:span><text:span text:style-name="T8">arg </text:span><text:span text:style-name="T7">&lt;</text:span><text:span text:style-name="T8">,arg</text:span><text:span text:style-name="T7">&gt;&gt;</text:span><text:span text:style-name="T8"> <text:s/></text:span><text:span text:style-name="T265">)</text:span><text:span text:style-name="T8"> <text:s/></text:span><text:span text:style-name="T7">&gt;</text:span> ;</text:p>
      <text:h text:style-name="Heading_20_3" text:outline-level="3"><text:bookmark-start text:name="__RefHeading___Toc13059_663375124"/>Команда <text:span text:style-name="T4">Return (Re).</text:span><text:bookmark-end text:name="__RefHeading___Toc13059_663375124"/></text:h>
      <text:p text:style-name="P211"><text:span text:style-name="T320">Команда</text:span> завершает выполнение текущей программы и возвращает значение в вызывающую программу.</text:p>
      <text:p text:style-name="P5"><text:span text:style-name="T4">Return</text:span><text:span text:style-name="T7">&lt;</text:span><text:span text:style-name="T8">?expYcl</text:span><text:span text:style-name="T7">&gt;</text:span><text:span text:style-name="T8"> expRet</text:span>;</text:p>
      <text:p text:style-name="P5"><text:span text:style-name="T4">Re</text:span><text:span text:style-name="T7">&lt;</text:span><text:span text:style-name="T8">?expYcl</text:span><text:span text:style-name="T7">&gt;</text:span><text:span text:style-name="T8"> expRet</text:span>;</text:p>
      <text:p text:style-name="Standard"><text:span text:style-name="T8">expRet</text:span>- выражение вычисляется и возвращается вызывающей программе.</text:p>
      <text:p text:style-name="P47"><text:soft-page-break/></text:p>
      <text:h text:style-name="Heading_20_3" text:outline-level="3"><text:bookmark-start text:name="__DdeLink__16333_725311839"/><text:bookmark-start text:name="__RefHeading___Toc16327_725311839"/><text:bookmark-start text:name="__DdeLink__16325_725311839"/>Команда <text:span text:style-name="T65">Break</text:span><text:span text:style-name="T4"> (</text:span><text:span text:style-name="T116">Br</text:span><text:span text:style-name="T4">).</text:span><text:bookmark-end text:name="__DdeLink__16333_725311839"/><text:bookmark-end text:name="__RefHeading___Toc16327_725311839"/><text:bookmark-end text:name="__DdeLink__16325_725311839"/></text:h>
      <text:p text:style-name="P264">Выход из команд цикла может осуществляться в любой точке цикла по команде <text:span text:style-name="T4">Break (Br)</text:span>.<text:change-start text:change-id="ct94810005203600"/></text:p>
      <text:p text:style-name="P265">Если команда <text:span text:style-name="T65">Break</text:span><text:span text:style-name="T145"> встретилась внутри </text:span><text:change-end text:change-id="ct94810005203600"/><text:change-start text:change-id="ct94810005148448"/><text:span text:style-name="T145">команды </text:span><text:span text:style-name="T65">Case </text:span><text:span text:style-name="T150">или </text:span><text:span text:style-name="T87">If</text:span><text:span text:style-name="T150"> или </text:span><text:span text:style-name="T87">Else</text:span><text:span text:style-name="T65"> </text:span><text:span text:style-name="T145">, то выход </text:span><text:change-end text:change-id="ct94810005148448"/><text:change-start text:change-id="ct94810005190000"/><text:span text:style-name="T145">происходит за пределы всех вложений </text:span><text:span text:style-name="T150">этих </text:span><text:span text:style-name="T145">команд.</text:span><text:change-end text:change-id="ct94810005190000"/></text:p>
      <text:p text:style-name="P58"><text:bookmark-start text:name="__DdeLink__15289_3241176419"/><text:span text:style-name="T454">Break</text:span><text:bookmark-end text:name="__DdeLink__15289_3241176419"/><text:span text:style-name="T30">&lt;</text:span><text:span text:style-name="T8">?expYclFor</text:span><text:span text:style-name="T30">&gt;</text:span><text:span text:style-name="T8">; Br</text:span><text:span text:style-name="T30">&lt;</text:span><text:span text:style-name="T8">?expYclFor</text:span><text:span text:style-name="T30">&gt;</text:span>;</text:p>
      <text:p text:style-name="P58"/>
      <text:h text:style-name="P394" text:outline-level="2"><text:bookmark-start text:name="__RefHeading___Toc16329_725311839"/><text:span text:style-name="T455">Блочные </text:span>Команд<text:span text:style-name="T455">ы</text:span><text:span text:style-name="T454">.</text:span><text:bookmark-end text:name="__RefHeading___Toc16329_725311839"/></text:h>
      <text:p text:style-name="Standard">Программа может содержать блоки. Блок начинается блочной командой и заканчивается командой <text:span text:style-name="T4">END</text:span>;</text:p>
      <text:h text:style-name="Heading_20_3" text:outline-level="3"><text:bookmark-start text:name="__RefHeading___Toc13061_663375124"/><text:span text:style-name="T440">К</text:span>оманд<text:span text:style-name="T440">ы</text:span> <text:span text:style-name="T4">If (I) </text:span><text:span text:style-name="T320">и</text:span><text:span text:style-name="T4"> </text:span><text:span text:style-name="T193">Else</text:span><text:span text:style-name="T194">(E)</text:span><text:span text:style-name="T193"> </text:span>.<text:bookmark-end text:name="__RefHeading___Toc13061_663375124"/></text:h>
      <text:p text:style-name="P147">Если условие выполнения этой команды не равно нулю то выполняются команды идущие за командой If вплоть до команды Else или End. Внутри блока If End могут встречаться команды <text:s/>Else. </text:p>
      <text:p text:style-name="P82"/>
      <text:p text:style-name="P147">Команда Else без условия выполнения может быть только одна и должна быть последней в цепочке команд Else. Если команда Else имеет условие выполнения и это условие не равно нулю то выполняются команды следующие за ней до команд Else или End.</text:p>
      <text:p text:style-name="Standard"><text:span text:style-name="T301"><text:s/></text:span><text:span text:style-name="T20">Эти команды не имеют аргументов.</text:span></text:p>
      <text:p text:style-name="P107"><text:span text:style-name="T4">If</text:span><text:span text:style-name="T189">&lt;</text:span><text:span text:style-name="T8">?expYcl</text:span><text:span text:style-name="T249">&gt;</text:span><text:span text:style-name="T8">;</text:span></text:p>
      <text:p text:style-name="P107"><text:span text:style-name="T276">I</text:span><text:span text:style-name="T249">&lt;</text:span><text:span text:style-name="T8">?expYcl</text:span><text:span text:style-name="T249">&gt;</text:span>;</text:p>
      <text:p text:style-name="Standard">любые<text:span text:style-name="T59"> </text:span>команды</text:p>
      <text:p text:style-name="P107"><text:span text:style-name="T4">Else</text:span><text:span text:style-name="T7">&lt;</text:span><text:span text:style-name="T8">?expYcl</text:span>;<text:span text:style-name="T387">&gt;</text:span></text:p>
      <text:p text:style-name="P107"><text:span text:style-name="T4">E</text:span><text:span text:style-name="T7">&lt;</text:span><text:span text:style-name="T8">?expYcl</text:span><text:span text:style-name="T7">&gt;</text:span>;</text:p>
      <text:p text:style-name="Standard">любые<text:span text:style-name="T59"> </text:span>команды</text:p>
      <text:p text:style-name="Standard"><text:span text:style-name="T4">END</text:span>;</text:p>
      <text:p text:style-name="Standard">Команда Else в формате с условием выполнения фактически является командой ElseIf, а без условия выполнения является командой Else.</text:p>
      <text:p text:style-name="Standard">В общем виде блок If может выглядеть так :</text:p>
      <text:p text:style-name="P5"><text:span text:style-name="T4">If</text:span>?<text:span text:style-name="T8">expYcl</text:span>;</text:p>
      <text:p text:style-name="P79"><text:s/>comand...</text:p>
      <text:p text:style-name="P206"><text:span text:style-name="T65">Else</text:span><text:span text:style-name="T62">?expYcl;</text:span></text:p>
      <text:p text:style-name="P206"><text:span text:style-name="T123"><text:s/></text:span><text:span text:style-name="T62">comand...</text:span></text:p>
      <text:p text:style-name="P206"><text:span text:style-name="T65">Else</text:span><text:span text:style-name="T59">;</text:span></text:p>
      <text:p text:style-name="P206"><text:span text:style-name="T123"><text:s/></text:span><text:span text:style-name="T62">comand...</text:span></text:p>
      <text:p text:style-name="P5"><text:span text:style-name="T4">End</text:span>;</text:p>
      <text:h text:style-name="Heading_20_3" text:outline-level="3"><text:bookmark-start text:name="__RefHeading___Toc13063_663375124"/><text:span text:style-name="T440">К</text:span>оманда выбора <text:span text:style-name="T4">Case</text:span>.<text:bookmark-end text:name="__RefHeading___Toc13063_663375124"/></text:h>
      <text:p text:style-name="P12">Команда обеспечивает выполнение участка кода в зависимости от заданного <text:change text:change-id="ct94810005148976"/><text:change-start text:change-id="ct94810005191392"/><text:span text:style-name="T24">условия</text:span><text:change-end text:change-id="ct94810005191392"/><text:span text:style-name="T24"> </text:span><text:change text:change-id="ct94810005204784"/><text:change-start text:change-id="ct94810005186672"/><text:span text:style-name="T25">expYcl </text:span><text:change-end text:change-id="ct94810005186672"/><text:change-start text:change-id="ct94810005173200"/><text:span text:style-name="T25">.</text:span><text:span text:style-name="T128">Условие в команде обязательно </text:span><text:change-end text:change-id="ct94810005173200"/>.<text:change-start text:change-id="ct94810005145104"/> <text:span text:style-name="T492">Команда не имеет аргументов и</text:span><text:change-end text:change-id="ct94810005145104"/> <text:change text:change-id="ct94810005145456"/>используется в нотации Pascal.</text:p>
      <text:p text:style-name="P12"><text:s/>Результат вычисления <text:span text:style-name="T24">выражения</text:span><text:change-start text:change-id="ct94810005195968"/><text:span text:style-name="T24"> </text:span><text:span text:style-name="T25">expYcl</text:span><text:change-end text:change-id="ct94810005195968"/> должен давать строку.<text:change text:change-id="ct94810005196688"/><text:change text:change-id="ct94810005196448"/><text:change text:change-id="ct94810005196208"/></text:p>
      <text:p text:style-name="P153"><text:s/>Если эта строка равна одной из меток внутри блока <text:change-start text:change-id="ct94810005197216"/><text:span text:style-name="T4">Case</text:span><text:change-end text:change-id="ct94810005197216"/> то выполняются команды идущие после этой метки до следующей метки или команды <text:change-start text:change-id="ct94810005209856"/><text:span text:style-name="T4">End</text:span><text:change-end text:change-id="ct94810005209856"/>.</text:p>
      <text:p text:style-name="P149">Если строка не равна ни одной метке то выполняются команды <text:span text:style-name="T103">&lt;comandElse...&gt;</text:span>.<text:change-start text:change-id="ct94810005210096"/> <text:s/><text:span text:style-name="T493">Команды </text:span><text:span text:style-name="T214">Case </text:span><text:change-end text:change-id="ct94810005210096"/><text:change-start text:change-id="ct94810005210336"/><text:span text:style-name="T326">могут быть вложенными, а также комбинироваться с любыми командами.</text:span><text:change-end text:change-id="ct94810005210336"/></text:p>
      <text:p text:style-name="P147"/>
      <text:p text:style-name="P5"><text:span text:style-name="T4">Case</text:span><text:change text:change-id="ct94810004523424"/><text:span text:style-name="T8">?expYcl</text:span><text:change text:change-id="ct94810004520208"/><text:change text:change-id="ct94810005215648"/></text:p>
      <text:p text:style-name="P100"><text:s/><text:span text:style-name="T250">&lt;comandElse...&gt;</text:span><text:span text:style-name="T426"> </text:span></text:p>
      <text:p text:style-name="P5"><text:soft-page-break/>Label: <text:s/><text:span text:style-name="T8">comand...</text:span></text:p>
      <text:p text:style-name="P5"><text:span text:style-name="T388">&lt;</text:span>Label: <text:s/><text:span text:style-name="T8">comand...</text:span><text:span text:style-name="T388">&gt;</text:span></text:p>
      <text:p text:style-name="P5"><text:span text:style-name="T4">End</text:span>;<text:change-start text:change-id="ct94810005150832"/></text:p>
      <text:p text:style-name="P5"><text:change-end text:change-id="ct94810005150832"/><text:change-start text:change-id="ct94810005151360"/></text:p>
      <text:p text:style-name="P135">Например:</text:p>
      <text:p text:style-name="P135"><text:span text:style-name="T4"><text:s text:c="2"/>S</text:span><text:span text:style-name="T215">et</text:span> $1=L1;</text:p>
      <text:p text:style-name="P136"><text:span text:style-name="T4"><text:s text:c="2"/>Case</text:span><text:span text:style-name="T8">?</text:span><text:span text:style-name="T269">$1</text:span></text:p>
      <text:p text:style-name="P136"><text:s text:c="3"/><text:span text:style-name="T213">Set</text:span><text:span text:style-name="T492"> $2=’метка не совпала’;</text:span></text:p>
      <text:p text:style-name="P136">L<text:span text:style-name="T492">0</text:span>: <text:s text:c="2"/><text:span text:style-name="T213">Set</text:span><text:span text:style-name="T492"> $2=’метка L0’;</text:span></text:p>
      <text:p text:style-name="P135"><text:span text:style-name="T4"><text:s text:c="3"/>S</text:span><text:span text:style-name="T215">et</text:span> $3=L0;</text:p>
      <text:p text:style-name="P136"/>
      <text:p text:style-name="P136">L<text:span text:style-name="T492">1</text:span>: <text:s text:c="2"/><text:span text:style-name="T213">Set</text:span><text:span text:style-name="T492"> $2=’метка L1’;</text:span></text:p>
      <text:p text:style-name="P136"><text:span text:style-name="T492"><text:s text:c="3"/></text:span><text:span text:style-name="T213">Set</text:span><text:span text:style-name="T492"> $3=L1;</text:span></text:p>
      <text:p text:style-name="P136">L<text:span text:style-name="T492">2</text:span>: <text:s text:c="2"/><text:span text:style-name="T213">Set</text:span><text:span text:style-name="T492"> $2=’метка L2’;</text:span></text:p>
      <text:p text:style-name="P136"><text:span text:style-name="T492"><text:s text:c="3"/></text:span><text:span text:style-name="T213">Set</text:span><text:span text:style-name="T492"> $3=L2;</text:span></text:p>
      <text:p text:style-name="P136"><text:span text:style-name="T213"><text:s text:c="2"/>End</text:span><text:span text:style-name="T492">;</text:span><text:change-end text:change-id="ct94810005151360"/></text:p>
      <text:h text:style-name="Heading_20_3" text:outline-level="3"><text:bookmark-start text:name="__RefHeading___Toc13067_663375124"/><text:span text:style-name="T456">К</text:span>оманда <text:bookmark-start text:name="__DdeLink__1447_1351154822"/><text:span text:style-name="T4">Transaction</text:span><text:bookmark-end text:name="__DdeLink__1447_1351154822"/><text:span text:style-name="T4">(Tr)</text:span>.<text:bookmark-end text:name="__RefHeading___Toc13067_663375124"/></text:h>
      <text:p text:style-name="Standard">Команда <text:s/><text:span text:style-name="T4">Transaction</text:span> является началом блока выполнения транзакций глобалей. Действие этой команды распространяется только на текущее задание. Если внутри этого блока встречается команда Job то на выполнение задания Job текущая транзакция распространяться не будет. Завершается блок командой End с одним аргументом. Если этот аргумент имеет значение =0 , то производится откат транзакции. Аргумент может отсутствовать тогда транзакция проводится. Если условие выполнения команды ложно то весь блок не выполняется.</text:p>
      <text:p text:style-name="P5"><text:span text:style-name="T4">Transaction</text:span><text:span text:style-name="T30">&lt;</text:span><text:span text:style-name="T8">?expYcl</text:span><text:span text:style-name="T30">&gt;</text:span>;</text:p>
      <text:p text:style-name="P79"><text:s/>comand...</text:p>
      <text:p text:style-name="P5"><text:span text:style-name="T4"><text:s/>End</text:span> <text:span text:style-name="T30">&lt;</text:span><text:span text:style-name="T8">exp</text:span><text:span text:style-name="T30">&gt;</text:span>;</text:p>
      <text:p text:style-name="P5"/>
      <text:p text:style-name="Standard"><text:span text:style-name="T59"><text:tab/></text:span>Блочные Команды цикла.</text:p>
      <text:h text:style-name="Heading_20_3" text:outline-level="3"><text:bookmark-start text:name="__RefHeading___Toc13069_663375124"/>Команда <text:bookmark-start text:name="__DdeLink__12530_1709508043"/><text:bookmark-start text:name="__DdeLink__12533_1709508043"/><text:span text:style-name="T206">While</text:span><text:bookmark-end text:name="__DdeLink__12530_1709508043"/><text:bookmark-end text:name="__DdeLink__12533_1709508043"/>.<text:bookmark-end text:name="__RefHeading___Toc13069_663375124"/></text:h>
      <text:p text:style-name="P147">Команда не содержит инициализации цикла. Инициализация цикла выполняется другими командами перед циклом. Если условие выполнения команды <text:span text:style-name="T472">While</text:span> становится равным 0 то цикл завершается. Если условие выполнения команды End становится не равным 0 то цикл завершается.</text:p>
      <text:p text:style-name="P5"/>
      <text:p text:style-name="P13"><text:span text:style-name="T404">While</text:span><text:bookmark-start text:name="__DdeLink__5228_233226162"/><text:span text:style-name="T251">&lt;</text:span><text:span text:style-name="T8">?expYcl</text:span><text:change text:change-id="ct94810005226480"/><text:change-start text:change-id="ct94810005227824"/><text:span text:style-name="T266">While</text:span><text:change-end text:change-id="ct94810005227824"/><text:span text:style-name="T30">&gt;</text:span>;</text:p>
      <text:p text:style-name="Standard"><text:span text:style-name="T157"><text:s/></text:span><text:span text:style-name="T62">comand...</text:span></text:p>
      <text:p text:style-name="P86"><text:span text:style-name="T4"><text:s/>End</text:span><text:span text:style-name="T30">&lt;</text:span><text:span text:style-name="T8">?expYclEnd</text:span><text:span text:style-name="T30">&gt;</text:span>;</text:p>
      <text:p text:style-name="P119"><text:s/></text:p>
      <text:p text:style-name="P14"><text:span text:style-name="T118">expYcl</text:span><text:change-start text:change-id="ct94810005230352"/><text:span text:style-name="T32">While</text:span><text:change-end text:change-id="ct94810005230352"/><text:change text:change-id="ct94810005230592"/><text:span text:style-name="T59"> — </text:span>условие<text:span text:style-name="T59"> </text:span>продолжения<text:span text:style-name="T59"> </text:span>цикла<text:span text:style-name="T59">.</text:span></text:p>
      <text:p text:style-name="Standard"><text:span text:style-name="T8">expYclEnd</text:span> — условие завершения цикла.</text:p>
      <text:p text:style-name="P60"><text:bookmark-end text:name="__DdeLink__5228_233226162"/><text:s/></text:p>
      <text:h text:style-name="Heading_20_2" text:outline-level="2"><text:bookmark-start text:name="__RefHeading___Toc13071_663375124"/>Блочные итераторы цикла.<text:bookmark-end text:name="__RefHeading___Toc13071_663375124"/></text:h>
      <text:p text:style-name="P150">Эти команды используются для обхода данных. На каждом шаге становится доступной следующая вершина с данными.</text:p>
      <text:p text:style-name="P151">*Замечание по реализации для команд <text:span text:style-name="T4">Next, Back</text:span> и <text:span text:style-name="T4">Query</text:span>. Эти замечания не касаются команд <text:span text:style-name="T4">Next1, Back1</text:span> и <text:span text:style-name="T4">Query1</text:span> :</text:p>
      <text:p text:style-name="P150"><text:s text:c="3"/><text:span text:style-name="T429">Внутри блока итератора опорный индекс меняться не должен. Выражения типа $$2 или <text:s text:c="5"/>[[3]] недопустимы в случае если $2 или [3] меняются внутри блока итератора. Изменение <text:s text:c="2"/></text:span><text:soft-page-break/><text:span text:style-name="T429">этих переменных не будет учтено.</text:span></text:p>
      <text:p text:style-name="P150"><text:s text:c="3"/>Во время обхода структура данных не должна меняться.</text:p>
      <text:h text:style-name="Heading_20_3" text:outline-level="3"><text:bookmark-start text:name="__RefHeading___Toc13073_663375124"/>Команда <text:span text:style-name="T4">Next (N)</text:span>.<text:bookmark-end text:name="__RefHeading___Toc13073_663375124"/><text:change-start text:change-id="ct94810005236352"/></text:h>
      <text:h text:style-name="P402" text:outline-level="3"><text:bookmark-start text:name="__RefHeading___Toc8702_3863871093"/>Обход дерева данных.<text:bookmark-end text:name="__RefHeading___Toc8702_3863871093"/><text:change-end text:change-id="ct94810005236352"/></text:h>
      <text:p text:style-name="P164">Команда обхода потомков узла на одном уровне с начала до конца.</text:p>
      <text:p text:style-name="P15"><text:span text:style-name="T4">Next</text:span><text:span text:style-name="T30">&lt;</text:span><text:span text:style-name="T8">?expYcl</text:span><text:change text:change-id="ct94810005236112"/><text:span text:style-name="T30">&gt;</text:span><text:span text:style-name="T8"> refY</text:span><text:span text:style-name="T30">&lt;</text:span><text:span text:style-name="T8">,refSaveInd</text:span><text:span text:style-name="T35">&gt;</text:span>;</text:p>
      <text:p text:style-name="P5"><text:s/><text:span text:style-name="T8">comand...</text:span></text:p>
      <text:p text:style-name="P137"><text:s/><text:span text:style-name="T4">End</text:span><text:change-start text:change-id="ct94810005246976"/><text:span text:style-name="T287">&lt;?expYclEnd&gt;</text:span><text:change-end text:change-id="ct94810005246976"/>;</text:p>
      <text:p text:style-name="P16"><text:span text:style-name="T4">N</text:span><text:span text:style-name="T30">&lt;</text:span><text:span text:style-name="T8">?expYcl</text:span><text:change text:change-id="ct94810005247504"/><text:span text:style-name="T30">&gt;</text:span><text:span text:style-name="T8"> refY</text:span><text:span text:style-name="T30">&lt;</text:span><text:span text:style-name="T8">,refSaveInd</text:span><text:span text:style-name="T35">&gt;</text:span>;</text:p>
      <text:p text:style-name="Standard"><text:s/><text:span text:style-name="T8">comand...</text:span></text:p>
      <text:p text:style-name="P267"><text:s/><text:span text:style-name="T4">End</text:span><text:change-start text:change-id="ct94810005250096"/><text:span text:style-name="T120">&lt;</text:span><text:span text:style-name="T118">?expYclEnd</text:span><text:span text:style-name="T120">&gt;</text:span><text:change-end text:change-id="ct94810005250096"/>;</text:p>
      <text:p text:style-name="Standard"/>
      <text:p text:style-name="P20"><text:span text:style-name="T8">refY</text:span> — ссылка на узел потомки которого будут обходится. <text:span text:style-name="T429">Опорный индекс.</text:span><text:span text:style-name="T36"> </text:span><text:span text:style-name="T37">М</text:span><text:span text:style-name="T23">ож</text:span><text:span text:style-name="T37">ет</text:span><text:span text:style-name="T23"> использоваться сокращенн</text:span><text:span text:style-name="T37">ая</text:span><text:span text:style-name="T23"> ссылк</text:span><text:span text:style-name="T37">а</text:span><text:span text:style-name="T23">.</text:span></text:p>
      <text:p text:style-name="P17"><text:span text:style-name="T38">r</text:span><text:span text:style-name="T8">efSaveInd</text:span> - <text:s/>ссылка на узел в который будут сохранен подиндекс потомка. Сохраняться будет только последний индекс потомка. <text:span text:style-name="T39">Параметр необязательный. <text:s/>Данные узла доступны в системной переменной %</text:span><text:change-start text:change-id="ct94810005252096"/><text:span text:style-name="T39">query</text:span><text:change-end text:change-id="ct94810005252096"/><text:span text:style-name="T39">Data. Индекс узла доступен в переменной %</text:span><text:change-start text:change-id="ct94810005250704"/><text:span text:style-name="T39">query</text:span><text:change-end text:change-id="ct94810005250704"/><text:span text:style-name="T39">Key.</text:span> <text:span text:style-name="T33">Если необходимо обойти свойства узла, то к индексу добавляется символ ':'. Если потомков надо обходить не с начала, то</text:span><text:change-start text:change-id="ct94810005259888"/><text:span text:style-name="T33"> индекс после которого надо начать о</text:span><text:change-end text:change-id="ct94810005259888"/><text:change-start text:change-id="ct94810005260336"/><text:span text:style-name="T33">бход записываем в переменную </text:span><text:change-end text:change-id="ct94810005260336"/><text:span text:style-name="T33"><text:s/></text:span><text:change text:change-id="ct94810005262000"/><text:span text:style-name="T33"><text:s text:c="2"/></text:span><text:span text:style-name="T40">refSaveInd, </text:span><text:span text:style-name="T41">иначе эту переменную перед обходом надо удалить командой </text:span><text:change-start text:change-id="ct94810005268336"/><text:span text:style-name="T133">Kill</text:span><text:change-end text:change-id="ct94810005268336"/><text:span text:style-name="T41">.</text:span><text:change-start text:change-id="ct94810005270816"/></text:p>
      <text:p text:style-name="P138"><text:span text:style-name="T30">&lt;</text:span><text:span text:style-name="T270">?expYcl</text:span><text:span text:style-name="T30">&gt;- </text:span><text:span text:style-name="T397">условие продолжения цикла</text:span><text:change-end text:change-id="ct94810005270816"/><text:change-start text:change-id="ct94810005271056"/><text:span text:style-name="T417">.</text:span><text:change-end text:change-id="ct94810005271056"/><text:change-start text:change-id="ct94810005271584"/></text:p>
      <text:p text:style-name="P138"><text:span text:style-name="T287">&lt;</text:span><text:span text:style-name="T288">?expYclEnd</text:span><text:span text:style-name="T287">&gt; - </text:span><text:span text:style-name="T417">условие при котором цикл будет окончен.</text:span><text:change-end text:change-id="ct94810005271584"/><text:change-start text:change-id="ct94810005272064"/><text:span text:style-name="T417"> Если условие не равно 0, то цикл будет окончен. </text:span><text:change-end text:change-id="ct94810005272064"/></text:p>
      <text:p text:style-name="P253"><text:bookmark-start text:name="__DdeLink__20077_2862810910"/><text:change-start text:change-id="ct94810005273664"/>Например <text:span text:style-name="T4">Next</text:span> [],<text:span text:style-name="T429">$1</text:span></text:p>
      <text:p text:style-name="P253">Например <text:span text:style-name="T4">Next</text:span> <text:span text:style-name="T488">^g</text:span>[],<text:span text:style-name="T429">$1</text:span></text:p>
      <text:p text:style-name="P253"><text:bookmark-end text:name="__DdeLink__20077_2862810910"/><text:change-end text:change-id="ct94810005273664"/>Например <text:span text:style-name="T4">Next</text:span> <text:change-start text:change-id="ct94810005273904"/><text:span text:style-name="T488">b1</text:span><text:change-end text:change-id="ct94810005273904"/>[4:],<text:span text:style-name="T429">$1</text:span></text:p>
      <text:p text:style-name="P229">Эта ссылка внутри итератора изменяться не должна. Любое изменение учтено <text:s/>не будет.</text:p>
      <text:p text:style-name="P229">Например <text:span text:style-name="T4">Next</text:span> <text:change-start text:change-id="ct94810005274928"/><text:span text:style-name="T488">aa</text:span><text:change-end text:change-id="ct94810005274928"/>[4],$$1</text:p>
      <text:p text:style-name="P229">В этом случае будет использовано только первое значение $1</text:p>
      <text:p text:style-name="P257">Это замечание касается так же команд <text:span text:style-name="T4">Back</text:span> и <text:span text:style-name="T4">Query</text:span>.<text:change-start text:change-id="ct94810005263776"/></text:p>
      <text:h text:style-name="Heading_20_3" text:outline-level="3"><text:bookmark-start text:name="__RefHeading___Toc8704_3863871093"/><text:span text:style-name="T488">Обход массива</text:span>.<text:bookmark-end text:name="__RefHeading___Toc8704_3863871093"/><text:change-end text:change-id="ct94810005263776"/><text:change-start text:change-id="ct94810005248720"/></text:h>
      <text:p text:style-name="P303"><text:bookmark-start text:name="__DdeLink__14213_2776279042"/><text:change-end text:change-id="ct94810005248720"/><text:change-start text:change-id="ct94810005232272"/>Команда обходит все элементы массива подряд. Не пропуская пустых значений.<text:change-end text:change-id="ct94810005232272"/></text:p>
      <text:p text:style-name="P131"><text:bookmark-end text:name="__DdeLink__14213_2776279042"/><text:change-start text:change-id="ct94810005244320"/><text:span text:style-name="T4">Next</text:span><text:span text:style-name="T30">&lt;</text:span><text:span text:style-name="T8">?expYcl</text:span><text:span text:style-name="T30">&gt;</text:span><text:span text:style-name="T8"> </text:span><text:span text:style-name="T267">nameMacc</text:span><text:span text:style-name="T30">&lt;</text:span><text:span text:style-name="T8">,refSaveInd</text:span><text:span text:style-name="T35">&gt;</text:span>;</text:p>
      <text:p text:style-name="P130"><text:s/><text:span text:style-name="T8">comand...</text:span></text:p>
      <text:p text:style-name="P138"><text:s/><text:span text:style-name="T4">End</text:span><text:span text:style-name="T287">&lt;</text:span><text:span text:style-name="T288">?expYclEnd</text:span><text:span text:style-name="T287">&gt;</text:span>;</text:p>
      <text:p text:style-name="P130"><text:span text:style-name="T4">N</text:span><text:span text:style-name="T30">&lt;</text:span><text:span text:style-name="T8">?expYcl</text:span><text:span text:style-name="T30">&gt;</text:span><text:span text:style-name="T8"> </text:span><text:span text:style-name="T267">nameMacc</text:span><text:span text:style-name="T30">&lt;</text:span><text:span text:style-name="T8">,refSaveInd</text:span><text:span text:style-name="T35">&gt;</text:span>;</text:p>
      <text:p text:style-name="P259"><text:s/><text:span text:style-name="T8">comand...</text:span></text:p>
      <text:p text:style-name="P268"><text:s/><text:span text:style-name="T4">End</text:span><text:span text:style-name="T120">&lt;</text:span><text:span text:style-name="T121">?expYclEnd</text:span><text:span text:style-name="T120">&gt;</text:span>;</text:p>
      <text:p text:style-name="P259"/>
      <text:p text:style-name="P254"><text:change-end text:change-id="ct94810005244320"/><text:change-start text:change-id="ct94810005276112"/>Например <text:span text:style-name="T4">Next</text:span> <text:span text:style-name="T489">$</text:span>,<text:span text:style-name="T429">$1</text:span></text:p>
      <text:p text:style-name="P254">Например <text:span text:style-name="T4">Next</text:span> <text:span text:style-name="T488">^g$</text:span>,<text:span text:style-name="T429">$1</text:span></text:p>
      <text:p text:style-name="P260"><text:change-end text:change-id="ct94810005276112"/><text:change-start text:change-id="ct94810005260928"/><text:span text:style-name="T114">nameMacc</text:span> — <text:span text:style-name="T490">имя массива.</text:span><text:span text:style-name="T36"> </text:span><text:span text:style-name="T303">Должна</text:span><text:span text:style-name="T23"> использоваться </text:span><text:span text:style-name="T303">только</text:span><text:span text:style-name="T23"> сокращенн</text:span><text:span text:style-name="T37">ая</text:span><text:span text:style-name="T23"> ссылк</text:span><text:span text:style-name="T37">а</text:span><text:span text:style-name="T23">.</text:span></text:p>
      <text:p text:style-name="P260"><text:span text:style-name="T38">r</text:span><text:span text:style-name="T8">efSaveInd</text:span> - <text:s/>ссылка на узел в который будут сохранен подиндекс потомка. Сохраняться будет только последний индекс потомка. <text:span text:style-name="T39">Параметр необязательный. <text:s/>Данные узла доступны в системной переменной %queryData. Индекс узла доступен в переменной %queryKey.</text:span> <text:span text:style-name="T33">Если потомков надо обходить не с начала, то индекс после которого надо начать обход записываем в переменную <text:s text:c="3"/></text:span><text:span text:style-name="T40">refSaveInd, </text:span><text:span text:style-name="T41">иначе эту переменную перед обходом надо удалить командой Kill.</text:span></text:p>
      <text:p text:style-name="P138"><text:change-end text:change-id="ct94810005260928"/><text:change-start text:change-id="ct94810005286352"/><text:span text:style-name="T30">&lt;</text:span><text:span text:style-name="T270">?expYcl</text:span><text:span text:style-name="T30">&gt;- </text:span><text:span text:style-name="T397">условие продолжения цикла</text:span><text:span text:style-name="T417">.</text:span></text:p>
      <text:p text:style-name="P138"><text:span text:style-name="T287">&lt;</text:span><text:span text:style-name="T288">?expYclEnd</text:span><text:span text:style-name="T287">&gt; - </text:span><text:span text:style-name="T417">условие при котором цикл будет окончен. Если условие не равно 0, то цикл </text:span><text:soft-page-break/><text:span text:style-name="T417">будет окончен. </text:span></text:p>
      <text:p text:style-name="P256"><text:change-end text:change-id="ct94810005286352"/></text:p>
      <text:h text:style-name="Heading_20_3" text:outline-level="3"><text:bookmark-start text:name="__RefHeading___Toc13075_663375124"/><text:span text:style-name="T34">Команда </text:span><text:span text:style-name="T4">Back (Ba)</text:span>.<text:bookmark-end text:name="__RefHeading___Toc13075_663375124"/></text:h>
      <text:p text:style-name="P22"><text:change text:change-id="ct94810005262336"/><text:change-start text:change-id="ct94810005292128"/>Обход дерева данных.</text:p>
      <text:p text:style-name="P172">Команда обхода потомков узла на одном уровне с конца до начала.</text:p>
      <text:p text:style-name="P132"><text:span text:style-name="T405">Back</text:span><text:span text:style-name="T30">&lt;</text:span><text:span text:style-name="T8">?expYcl</text:span><text:span text:style-name="T30">&gt;</text:span><text:span text:style-name="T8"> refY</text:span><text:span text:style-name="T30">&lt;</text:span><text:span text:style-name="T8">,refSaveInd</text:span><text:span text:style-name="T35">&gt;</text:span>;</text:p>
      <text:p text:style-name="P132"><text:s/><text:span text:style-name="T8">comand...</text:span></text:p>
      <text:p text:style-name="P138"><text:s/><text:span text:style-name="T4">End</text:span><text:span text:style-name="T287">&lt;</text:span><text:span text:style-name="T288">?expYclEnd</text:span><text:span text:style-name="T287">&gt;</text:span>;</text:p>
      <text:p text:style-name="P132"><text:span text:style-name="T405">Ba</text:span><text:span text:style-name="T30">&lt;</text:span><text:span text:style-name="T8">?expYcl</text:span><text:span text:style-name="T30">&gt;</text:span><text:span text:style-name="T8"> refY</text:span><text:span text:style-name="T30">&lt;</text:span><text:span text:style-name="T8">,refSaveInd</text:span><text:span text:style-name="T35">&gt;</text:span>;</text:p>
      <text:p text:style-name="P261"><text:s/><text:span text:style-name="T8">comand...</text:span></text:p>
      <text:p text:style-name="P268"><text:s/><text:span text:style-name="T4">End</text:span><text:span text:style-name="T120">&lt;</text:span><text:span text:style-name="T121">?expYclEnd</text:span><text:span text:style-name="T120">&gt;</text:span>;</text:p>
      <text:p text:style-name="P261"/>
      <text:p text:style-name="P261"><text:span text:style-name="T8">refY</text:span> — ссылка на узел потомки которого будут обходится. <text:span text:style-name="T429">Опорный индекс.</text:span><text:span text:style-name="T36"> </text:span><text:span text:style-name="T37">М</text:span><text:span text:style-name="T23">ож</text:span><text:span text:style-name="T37">ет</text:span><text:span text:style-name="T23"> использоваться сокращенн</text:span><text:span text:style-name="T37">ая</text:span><text:span text:style-name="T23"> ссылк</text:span><text:span text:style-name="T37">а</text:span><text:span text:style-name="T23">.</text:span></text:p>
      <text:p text:style-name="P261"><text:span text:style-name="T38">r</text:span><text:span text:style-name="T8">efSaveInd</text:span> - <text:s/>ссылка на узел в который будут сохранен подиндекс потомка. Сохраняться будет только последний индекс потомка. <text:span text:style-name="T39">Параметр необязательный. <text:s/>Данные узла доступны в системной переменной %queryData. Индекс узла доступен в переменной %queryKey.</text:span> <text:span text:style-name="T33">Если необходимо обойти свойства узла, то к индексу добавляется символ ':'. Если потомков надо обходить не с начала, то индекс после которого надо начать обход записываем в переменную <text:s text:c="3"/></text:span><text:span text:style-name="T40">refSaveInd, </text:span><text:span text:style-name="T41">иначе эту переменную перед обходом надо удалить командой </text:span><text:span text:style-name="T133">Kill</text:span><text:span text:style-name="T41">.</text:span></text:p>
      <text:p text:style-name="P138"><text:span text:style-name="T30">&lt;</text:span><text:span text:style-name="T270">?expYcl</text:span><text:span text:style-name="T30">&gt;- </text:span><text:span text:style-name="T397">условие продолжения цикла</text:span><text:span text:style-name="T417">.</text:span></text:p>
      <text:p text:style-name="P138"><text:span text:style-name="T287">&lt;</text:span><text:span text:style-name="T288">?expYclEnd</text:span><text:span text:style-name="T287">&gt; - </text:span><text:span text:style-name="T417">условие при котором цикл будет окончен. Если условие не равно 0, то цикл будет окончен. </text:span></text:p>
      <text:p text:style-name="P67"/>
      <text:p text:style-name="P256"><text:bookmark-start text:name="__DdeLink__20077_28628109101"/>Например <text:span text:style-name="T132">Back</text:span> [],<text:span text:style-name="T429">$1</text:span></text:p>
      <text:p text:style-name="P255">Например <text:span text:style-name="T132">Back</text:span><text:span text:style-name="T488">^g</text:span>[],<text:span text:style-name="T429">$1</text:span></text:p>
      <text:p text:style-name="P255"><text:bookmark-end text:name="__DdeLink__20077_28628109101"/>Например <text:span text:style-name="T132">Ba</text:span> <text:span text:style-name="T488">b1</text:span>[4:],<text:span text:style-name="T429">$1</text:span></text:p>
      <text:p text:style-name="P230">Эта ссылка внутри итератора изменяться не должна. Любое изменение учтено <text:s/>не будет.</text:p>
      <text:p text:style-name="P230">Например <text:span text:style-name="T132">Back</text:span> <text:span text:style-name="T488">aa</text:span>[4],$$1</text:p>
      <text:p text:style-name="P230">В этом случае будет использовано только первое значение $1</text:p>
      <text:p text:style-name="P258">Это замечание касается так же команд <text:span text:style-name="T4">Back</text:span> и <text:span text:style-name="T4">Query</text:span>.</text:p>
      <text:h text:style-name="P404" text:outline-level="3"><text:bookmark-start text:name="__RefHeading___Toc8706_3863871093"/><text:span text:style-name="T488">Обход массива</text:span>.<text:bookmark-end text:name="__RefHeading___Toc8706_3863871093"/></text:h>
      <text:p text:style-name="P132"><text:span text:style-name="T405">Back</text:span><text:span text:style-name="T30">&lt;</text:span><text:span text:style-name="T8">?expYcl</text:span><text:span text:style-name="T30">&gt;</text:span><text:span text:style-name="T8"> </text:span><text:span text:style-name="T267">nameMacc</text:span><text:span text:style-name="T30">&lt;</text:span><text:span text:style-name="T8">,refSaveInd</text:span><text:span text:style-name="T35">&gt;</text:span>;</text:p>
      <text:p text:style-name="P132"><text:s/><text:span text:style-name="T8">comand...</text:span></text:p>
      <text:p text:style-name="P138"><text:s/><text:span text:style-name="T4">End</text:span><text:span text:style-name="T287">&lt;</text:span><text:span text:style-name="T288">?expYclEnd</text:span><text:span text:style-name="T287">&gt;</text:span>;</text:p>
      <text:p text:style-name="P132"><text:span text:style-name="T405">Ba</text:span><text:span text:style-name="T30">&lt;</text:span><text:span text:style-name="T8">?expYcl</text:span><text:span text:style-name="T30">&gt;</text:span><text:span text:style-name="T8"> </text:span><text:span text:style-name="T267">nameMacc</text:span><text:span text:style-name="T30">&lt;</text:span><text:span text:style-name="T8">,refSaveInd</text:span><text:span text:style-name="T35">&gt;</text:span>;</text:p>
      <text:p text:style-name="P261"><text:s/><text:span text:style-name="T8">comand...</text:span></text:p>
      <text:p text:style-name="P268"><text:s/><text:span text:style-name="T4">End</text:span><text:span text:style-name="T120">&lt;</text:span><text:span text:style-name="T121">?expYclEnd</text:span><text:span text:style-name="T120">&gt;</text:span>;</text:p>
      <text:p text:style-name="P261"/>
      <text:p text:style-name="P255">Например <text:span text:style-name="T132">Back</text:span> <text:span text:style-name="T489">$</text:span>,<text:span text:style-name="T429">$1</text:span></text:p>
      <text:p text:style-name="P255">Например <text:span text:style-name="T132">Ba</text:span> <text:span text:style-name="T488">^g$</text:span>,<text:span text:style-name="T429">$1</text:span></text:p>
      <text:p text:style-name="P261"><text:span text:style-name="T114">nameMacc</text:span> — <text:span text:style-name="T490">имя массива.</text:span><text:span text:style-name="T36"> </text:span><text:span text:style-name="T303">Должна</text:span><text:span text:style-name="T23"> использоваться </text:span><text:span text:style-name="T303">только</text:span><text:span text:style-name="T23"> сокращенн</text:span><text:span text:style-name="T37">ая</text:span><text:span text:style-name="T23"> ссылк</text:span><text:span text:style-name="T37">а</text:span><text:span text:style-name="T23">.</text:span></text:p>
      <text:p text:style-name="P261"><text:span text:style-name="T38">r</text:span><text:span text:style-name="T8">efSaveInd</text:span> - <text:s/>ссылка на узел в который будут сохранен подиндекс потомка. Сохраняться будет только последний индекс потомка. <text:span text:style-name="T39">Параметр необязательный. <text:s/>Данные узла доступны в системной переменной %queryData. Индекс узла доступен в переменной %queryKey.</text:span> <text:span text:style-name="T33">Если потомков надо обходить не с начала, то индекс после которого надо начать обход записываем в переменную <text:s text:c="3"/></text:span><text:span text:style-name="T40">refSaveInd, </text:span><text:span text:style-name="T41">иначе эту переменную перед обходом надо удалить командой </text:span><text:span text:style-name="T133">Kill</text:span><text:span text:style-name="T41">.</text:span></text:p>
      <text:p text:style-name="P138"><text:change-end text:change-id="ct94810005292128"/><text:change-start text:change-id="ct94810005318560"/><text:span text:style-name="T30">&lt;</text:span><text:span text:style-name="T270">?expYcl</text:span><text:span text:style-name="T30">&gt;- </text:span><text:span text:style-name="T397">условие продолжения цикла</text:span><text:span text:style-name="T417">.</text:span></text:p>
      <text:p text:style-name="P138"><text:span text:style-name="T287">&lt;</text:span><text:span text:style-name="T288">?expYclEnd</text:span><text:span text:style-name="T287">&gt; - </text:span><text:span text:style-name="T417">условие при котором цикл будет окончен. Если условие не равно 0, то цикл будет окончен. </text:span></text:p>
      <text:p text:style-name="P55"><text:change-end text:change-id="ct94810005318560"/><text:soft-page-break/></text:p>
      <text:h text:style-name="Heading_20_3" text:outline-level="3"><text:bookmark-start text:name="__RefHeading___Toc13077_663375124"/>Команда <text:span text:style-name="T4">Query (Q)</text:span>.<text:bookmark-end text:name="__RefHeading___Toc13077_663375124"/><text:change-start text:change-id="ct94810005280816"/></text:h>
      <text:h text:style-name="P403" text:outline-level="3"><text:bookmark-start text:name="__RefHeading___Toc8708_3863871093"/>Обход дерева данных.<text:bookmark-end text:name="__RefHeading___Toc8708_3863871093"/><text:change-end text:change-id="ct94810005280816"/></text:h>
      <text:p text:style-name="P165">Команда обхода всех потомков узла.</text:p>
      <text:p text:style-name="P212">Команда <text:span text:style-name="T4">Query</text:span> обходит ветвь дерева сверху вниз и слева направо.</text:p>
      <text:p text:style-name="P16"><text:span text:style-name="T4">Query</text:span><text:span text:style-name="T30">&lt;</text:span><text:span text:style-name="T8">?expYcl</text:span><text:change text:change-id="ct94810005310848"/><text:span text:style-name="T30">&gt; </text:span><text:span text:style-name="T8"><text:s/>refY</text:span><text:span text:style-name="T30">&lt;</text:span><text:span text:style-name="T8">,refSaveInd</text:span><text:span text:style-name="T35">&gt;</text:span>;</text:p>
      <text:p text:style-name="P5"><text:s/><text:span text:style-name="T8">comand...</text:span></text:p>
      <text:p text:style-name="P138"><text:s/><text:span text:style-name="T4">End</text:span><text:change-start text:change-id="ct94810005303952"/><text:span text:style-name="T287">&lt;</text:span><text:span text:style-name="T288">?expYclEnd</text:span><text:span text:style-name="T287">&gt;</text:span><text:change-end text:change-id="ct94810005303952"/>;</text:p>
      <text:p text:style-name="P16"><text:span text:style-name="T4">Q</text:span><text:span text:style-name="T30">&lt;</text:span><text:span text:style-name="T8">?expYcl</text:span><text:change text:change-id="ct94810005316320"/><text:span text:style-name="T30">&gt;</text:span><text:span text:style-name="T8"> refY</text:span><text:span text:style-name="T30">&lt;</text:span><text:span text:style-name="T8">,refSaveInd</text:span><text:span text:style-name="T35">&gt;</text:span>;</text:p>
      <text:p text:style-name="Standard"><text:s/><text:span text:style-name="T8">comand...</text:span></text:p>
      <text:p text:style-name="P268"><text:s/><text:span text:style-name="T4">End</text:span><text:change-start text:change-id="ct94810005325824"/><text:span text:style-name="T120">&lt;</text:span><text:span text:style-name="T121">?expYclEnd</text:span><text:span text:style-name="T120">&gt;</text:span><text:change-end text:change-id="ct94810005325824"/>;</text:p>
      <text:p text:style-name="P19"/>
      <text:p text:style-name="P20"><text:span text:style-name="T8">refY</text:span> — ссылка на узел потомки которого будут обходится.<text:span text:style-name="T36"> </text:span><text:span text:style-name="T37">М</text:span><text:span text:style-name="T23">ож</text:span><text:span text:style-name="T37">ет</text:span><text:span text:style-name="T23"> использоваться сокращенн</text:span><text:span text:style-name="T37">ая</text:span><text:span text:style-name="T23"> ссылк</text:span><text:span text:style-name="T37">а</text:span><text:span text:style-name="T23">.</text:span></text:p>
      <text:p text:style-name="P252"><text:span text:style-name="T38">r</text:span><text:span text:style-name="T8">efSaveInd</text:span> - <text:s/>ссылка на узел в который будут сохранен подиндекс потомка. Сохран<text:span text:style-name="T461">ен</text:span> будет <text:span text:style-name="T461">весь индекс в виде списка</text:span>. <text:span text:style-name="T39">Параметр необязательный. </text:span><text:change-start text:change-id="ct94810005332256"/><text:span text:style-name="T39">Если потомков надо обходить не с начала, то индекс после которого надо начать обход записываем в переменную <text:s text:c="3"/></text:span><text:span text:style-name="T40">refSaveInd, </text:span><text:span text:style-name="T41">иначе эту переменную перед обходом надо удалить командой </text:span><text:span text:style-name="T133">Kill</text:span><text:change-end text:change-id="ct94810005332256"/><text:change-start text:change-id="ct94810005334032"/><text:span text:style-name="T41">.</text:span><text:change-end text:change-id="ct94810005334032"/><text:span text:style-name="T39">Данные узла доступны в системной переменной </text:span><text:bookmark-start text:name="__DdeLink__10585_3193578341"/><text:span text:style-name="T39">%</text:span><text:bookmark-start text:name="__DdeLink__20066_2862810910"/><text:change-start text:change-id="ct94810005338512"/><text:span text:style-name="T39">query</text:span><text:bookmark-end text:name="__DdeLink__20066_2862810910"/><text:change-end text:change-id="ct94810005338512"/><text:span text:style-name="T39">Data</text:span><text:bookmark-end text:name="__DdeLink__10585_3193578341"/><text:span text:style-name="T39">.</text:span><text:change-start text:change-id="ct94810005127040"/><text:span text:style-name="T39"> </text:span><text:bookmark-start text:name="__DdeLink__8826_2957948456"/><text:span text:style-name="T39">Индекс узла доступен в переменной %queryKey.</text:span><text:bookmark-end text:name="__DdeLink__8826_2957948456"/><text:change-end text:change-id="ct94810005127040"/><text:change-start text:change-id="ct94810005335360"/></text:p>
      <text:p text:style-name="P138"><text:span text:style-name="T30">&lt;</text:span><text:span text:style-name="T270">?expYcl</text:span><text:span text:style-name="T30">&gt;- </text:span><text:span text:style-name="T397">условие продолжения цикла</text:span><text:span text:style-name="T417">.</text:span></text:p>
      <text:p text:style-name="P138"><text:span text:style-name="T287">&lt;</text:span><text:span text:style-name="T288">?expYclEnd</text:span><text:span text:style-name="T287">&gt; - </text:span><text:span text:style-name="T417">условие при котором цикл будет окончен. Если условие не равно 0, то цикл будет окончен. </text:span></text:p>
      <text:p text:style-name="P256"><text:change-end text:change-id="ct94810005335360"/><text:change-start text:change-id="ct94810005129296"/></text:p>
      <text:h text:style-name="P405" text:outline-level="3"><text:bookmark-start text:name="__RefHeading___Toc8710_3863871093"/><text:change-end text:change-id="ct94810005129296"/><text:change-start text:change-id="ct94810005129968"/><text:span text:style-name="T488">Обход массива</text:span>.<text:bookmark-end text:name="__RefHeading___Toc8710_3863871093"/><text:change-end text:change-id="ct94810005129968"/><text:change-start text:change-id="ct94810005325200"/></text:h>
      <text:p text:style-name="P303"><text:change-end text:change-id="ct94810005325200"/><text:change-start text:change-id="ct94810005313168"/>Команда аналогична команде <text:span text:style-name="T4">Next. </text:span><text:span text:style-name="T316">Но пустые значения</text:span><text:change-end text:change-id="ct94810005313168"/><text:change-start text:change-id="ct94810005322736"/><text:span text:style-name="T316"> пропускаются.</text:span><text:change-end text:change-id="ct94810005322736"/></text:p>
      <text:h text:style-name="Heading_20_2" text:outline-level="2"><text:bookmark-start text:name="__RefHeading___Toc13079_663375124"/>Не блочные команды Команды обхода дерева данных.<text:bookmark-end text:name="__RefHeading___Toc13079_663375124"/></text:h>
      <text:p text:style-name="Standard">Команда <text:span text:style-name="T4">Next1 (N1)</text:span> дает следующую вершину на том же уровне.</text:p>
      <text:p text:style-name="P16"><text:span text:style-name="T4">Next1</text:span><text:span text:style-name="T30">&lt;</text:span><text:span text:style-name="T8">?expYclEnd</text:span><text:span text:style-name="T30">&gt;</text:span><text:span text:style-name="T8"> <text:s/>refY,refSaveInd</text:span>;</text:p>
      <text:p text:style-name="P16"/>
      <text:p text:style-name="P20"><text:span text:style-name="T8">refY</text:span> — ссылка на узел потомки которого будут обходится.<text:span text:style-name="T36"> </text:span><text:span text:style-name="T37">М</text:span><text:span text:style-name="T23">ож</text:span><text:span text:style-name="T37">ет</text:span><text:span text:style-name="T23"> использоваться сокращенн</text:span><text:span text:style-name="T37">ая</text:span><text:span text:style-name="T23"> ссылк</text:span><text:span text:style-name="T37">а</text:span><text:span text:style-name="T23">.</text:span></text:p>
      <text:p text:style-name="P252"><text:span text:style-name="T8">RefSaveInd</text:span> - <text:s/>ссылка на узел в который будут сохранен подиндекс потомка. Сохраняться будет только последний индекс потомка. <text:span text:style-name="T425">Параметр обязательный</text:span><text:span text:style-name="T39">. <text:s/>Данные узла доступны в системной переменной %</text:span><text:change-start text:change-id="ct94810005329728"/><text:span text:style-name="T39">query</text:span><text:change-end text:change-id="ct94810005329728"/><text:span text:style-name="T39">Data.</text:span></text:p>
      <text:p text:style-name="P113"/>
      <text:p text:style-name="Standard">Команда <text:span text:style-name="T4">Back1 (B</text:span><text:span text:style-name="T195">a</text:span><text:span text:style-name="T4">1)</text:span> дает предыдущую вершину на том же уровне.</text:p>
      <text:p text:style-name="P16"><text:span text:style-name="T4">Back1</text:span><text:span text:style-name="T30">&lt;</text:span><text:span text:style-name="T8">?expYclEnd</text:span><text:span text:style-name="T30">&gt;</text:span><text:span text:style-name="T8"> <text:s/>refY,refSaveInd</text:span>;</text:p>
      <text:p text:style-name="P16"/>
      <text:p text:style-name="P20"><text:bookmark-start text:name="__DdeLink__11704_1104602571"/><text:span text:style-name="T8">refY</text:span> — ссылка на узел потомки которого будут обходится.<text:span text:style-name="T36"> </text:span><text:span text:style-name="T37">М</text:span><text:span text:style-name="T23">ож</text:span><text:span text:style-name="T37">ет</text:span><text:span text:style-name="T23"> использоваться сокращенн</text:span><text:span text:style-name="T37">ая</text:span><text:span text:style-name="T23"> ссылк</text:span><text:span text:style-name="T37">а</text:span><text:span text:style-name="T23">.</text:span></text:p>
      <text:p text:style-name="P252"><text:span text:style-name="T8">RefSaveInd</text:span> - <text:s/>ссылка на узел в который будут сохранен подиндекс потомка. Сохраняться будет только последний индекс потомка. <text:span text:style-name="T425">Параметр обязательный</text:span><text:span text:style-name="T39">. <text:s/>Данные узла доступны в системной переменной %</text:span><text:change-start text:change-id="ct94810005362592"/><text:span text:style-name="T39">query</text:span><text:change-end text:change-id="ct94810005362592"/><text:span text:style-name="T39">Data.</text:span></text:p>
      <text:p text:style-name="P16"><text:bookmark-end text:name="__DdeLink__11704_1104602571"/></text:p>
      <text:p text:style-name="Standard">Команда <text:span text:style-name="T4">Query1 (Q1)</text:span> дает следующую вершину ветви дерева при обходе всего узла сверху вниз и слева направо.</text:p>
      <text:p text:style-name="P16"><text:span text:style-name="T4">Query1</text:span><text:span text:style-name="T30">&lt;</text:span><text:span text:style-name="T8">?expYclEnd</text:span><text:span text:style-name="T30">&gt; </text:span><text:span text:style-name="T8"><text:s/>refY,refSaveInd</text:span>;</text:p>
      <text:p text:style-name="P16"><text:soft-page-break/></text:p>
      <text:p text:style-name="P20"><text:span text:style-name="T8">refY</text:span> — ссылка на узел потомки которого будут обходится.<text:span text:style-name="T36"> </text:span><text:span text:style-name="T37">М</text:span><text:span text:style-name="T23">ож</text:span><text:span text:style-name="T37">ет</text:span><text:span text:style-name="T23"> использоваться сокращенн</text:span><text:span text:style-name="T37">ая</text:span><text:span text:style-name="T23"> ссылк</text:span><text:span text:style-name="T37">а</text:span><text:span text:style-name="T23">.</text:span></text:p>
      <text:p text:style-name="P252"><text:span text:style-name="T8">RefSaveInd</text:span> - <text:s/>ссылка на узел в который будут сохранен подиндекс потомка. Сохраняться будет только последний индекс потомка. <text:span text:style-name="T425">Параметр обязательный</text:span><text:span text:style-name="T39">. <text:s/>Данные узла доступны в системной переменной %</text:span><text:change-start text:change-id="ct94810005311680"/><text:span text:style-name="T39">query</text:span><text:change-end text:change-id="ct94810005311680"/><text:span text:style-name="T39">Data.</text:span></text:p>
      <text:h text:style-name="Heading_20_3" text:outline-level="3"><text:bookmark-start text:name="__RefHeading___Toc13083_663375124"/>Команда <text:span text:style-name="T4">EventTrap (EvT)</text:span>.<text:bookmark-end text:name="__RefHeading___Toc13083_663375124"/></text:h>
      <text:p text:style-name="P213">Команда <text:span text:style-name="T441">создает</text:span> пользовательско<text:span text:style-name="T441">е</text:span> событи<text:span text:style-name="T441">е</text:span>.</text:p>
      <text:p text:style-name="P213"><text:span text:style-name="T65">EventTrap</text:span><text:span text:style-name="T49">&lt;</text:span><text:span text:style-name="T62">?expYcl</text:span><text:span text:style-name="T49">&gt; </text:span><text:span text:style-name="T62"><text:s/>expName</text:span><text:span text:style-name="T49">&lt;</text:span><text:bookmark-start text:name="__DdeLink__3719_1245499152"/><text:span text:style-name="T104">(</text:span><text:span text:style-name="T62">arg1</text:span><text:span text:style-name="T49">&lt;</text:span><text:span text:style-name="T62">,argN</text:span><text:span text:style-name="T49">&gt;</text:span><text:span text:style-name="T62"> </text:span><text:span text:style-name="T104">)</text:span><text:bookmark-end text:name="__DdeLink__3719_1245499152"/><text:span text:style-name="T49">&gt;</text:span><text:span text:style-name="T105"> </text:span><text:span text:style-name="T49">&lt;</text:span><text:span text:style-name="T62">,expName</text:span><text:span text:style-name="T49">&lt;</text:span><text:span text:style-name="T104">(</text:span><text:span text:style-name="T62">arg1</text:span><text:span text:style-name="T49">&lt;</text:span><text:span text:style-name="T62">,argN</text:span><text:span text:style-name="T49">&gt;</text:span><text:span text:style-name="T105"> </text:span><text:span text:style-name="T104">)</text:span><text:span text:style-name="T110">&gt;</text:span><text:span text:style-name="T49">&gt;</text:span></text:p>
      <text:p text:style-name="P5"><text:span text:style-name="T4">EvT</text:span><text:span text:style-name="T30">&lt;</text:span><text:span text:style-name="T8">?expYcl</text:span><text:span text:style-name="T30">&gt; </text:span><text:span text:style-name="T8"><text:s/>expName</text:span><text:span text:style-name="T30">&lt;(</text:span><text:span text:style-name="T8">arg1</text:span><text:span text:style-name="T30">&lt;</text:span><text:span text:style-name="T8">,argN</text:span><text:span text:style-name="T30">&gt;</text:span><text:span text:style-name="T8"> <text:s/></text:span><text:span text:style-name="T252">)&gt; &lt;</text:span><text:span text:style-name="T8">,expName</text:span><text:span text:style-name="T30">&lt;(</text:span><text:span text:style-name="T8">arg1</text:span><text:span text:style-name="T30">&lt;</text:span><text:span text:style-name="T8">,argN</text:span><text:span text:style-name="T30">&gt;</text:span><text:span text:style-name="T8"> </text:span><text:span text:style-name="T252">)</text:span><text:span text:style-name="T260">&gt;</text:span><text:span text:style-name="T252">&gt;</text:span></text:p>
      <text:p text:style-name="Standard"><text:span text:style-name="T8">expName</text:span> — выражение задающее имя события. Имя события не может превышать <text:span text:style-name="T373">18</text:span> байт.</text:p>
      <text:p text:style-name="P184"><text:span text:style-name="T8">arg</text:span> - <text:s/>аргументы которые будут переданы обработчикам этих событий.</text:p>
      <text:p text:style-name="P184"><text:span text:style-name="T34">По этой команде </text:span><text:span text:style-name="T310">п</text:span><text:span text:style-name="T34">отоки ожидающие наступления этого события будут продолжены. С этого момента им будут доступны аргументы события.</text:span></text:p>
      <text:p text:style-name="P184">По этой команде будут <text:s text:c="2"/>запущены в отдельных потоках все обработчики этого события и им будут переданы <text:span text:style-name="T34">аргументы.</text:span></text:p>
      <text:p text:style-name="P184"><text:span text:style-name="T34"><text:s/>После </text:span><text:span text:style-name="T310">завершения работы всех обработчиков </text:span><text:span text:style-name="T34">события оно будет </text:span>удалено.</text:p>
      <text:p text:style-name="P184"><text:s/>Если нет ни одного обработчика этого события то событие будет ждать появления обработчика<text:span text:style-name="T373">,</text:span> затем будет обработано <text:span text:style-name="T373">и удалено</text:span>.</text:p>
      <text:p text:style-name="P50"/>
      <text:p text:style-name="P162"><text:span text:style-name="T59"><text:tab/></text:span>Команды обработки события.</text:p>
      <text:h text:style-name="Heading_20_3" text:outline-level="3"><text:bookmark-start text:name="__RefHeading___Toc13085_663375124"/><text:span text:style-name="T349">Команда </text:span><text:span text:style-name="T4">EventCall (EvC)</text:span>.<text:bookmark-end text:name="__RefHeading___Toc13085_663375124"/></text:h>
      <text:p text:style-name="P213"><text:span text:style-name="T349">Команда назначает обработчик завершения события</text:span>.</text:p>
      <text:p text:style-name="P213"><text:span text:style-name="T65">EventCall</text:span><text:span text:style-name="T49">&lt;</text:span><text:span text:style-name="T62">?expYcl</text:span><text:span text:style-name="T49">&gt;</text:span><text:span text:style-name="T62"> expName</text:span><text:span text:style-name="T106">=</text:span><text:span text:style-name="T62">Prog </text:span><text:span text:style-name="T49">&lt;</text:span><text:span text:style-name="T62">,expName</text:span><text:span text:style-name="T106">=</text:span><text:span text:style-name="T62">Prog</text:span><text:bookmark-start text:name="__DdeLink__3722_1245499152"/><text:span text:style-name="T104"> </text:span><text:bookmark-end text:name="__DdeLink__3722_1245499152"/><text:span text:style-name="T49">&gt;</text:span></text:p>
      <text:p text:style-name="P102"><text:span text:style-name="T4">EvC</text:span><text:span text:style-name="T30">&lt;</text:span><text:span text:style-name="T8">?expYcl</text:span><text:span text:style-name="T30">&gt;</text:span><text:span text:style-name="T8"> expName</text:span><text:span text:style-name="T253">=</text:span><text:span text:style-name="T8">Prog</text:span><text:span text:style-name="T252"> &lt;</text:span><text:span text:style-name="T8">,expName</text:span><text:span text:style-name="T253">=</text:span><text:span text:style-name="T8">Prog</text:span><text:span text:style-name="T252"> &gt;</text:span></text:p>
      <text:p text:style-name="Standard"><text:span text:style-name="T8">expName</text:span> — выражение задающее имя события.</text:p>
      <text:p text:style-name="Standard"><text:span text:style-name="T8">Prog</text:span> — ссылка <text:span text:style-name="T349">на программу обработчик события.</text:span></text:p>
      <text:p text:style-name="P205"/>
      <text:p text:style-name="P205">Если в момент выполнения этой команды событие существует то обработчик будет вызван и событие удалено.</text:p>
      <text:h text:style-name="Heading_20_3" text:outline-level="3"><text:bookmark-start text:name="__RefHeading___Toc13087_663375124"/>Команда <text:bookmark-start text:name="__DdeLink__2543_392415019"/><text:span text:style-name="T4">EventWait</text:span><text:bookmark-end text:name="__DdeLink__2543_392415019"/><text:span text:style-name="T4"> (EvW)</text:span>.<text:bookmark-end text:name="__RefHeading___Toc13087_663375124"/></text:h>
      <text:p text:style-name="P214">Команда ожидать завершения события.</text:p>
      <text:p text:style-name="P214"><text:span text:style-name="T88">EventWait</text:span><text:span text:style-name="T49">&lt;</text:span><text:span text:style-name="T62">?expYcl</text:span><text:span text:style-name="T49">&gt;</text:span><text:span text:style-name="T62"> expName</text:span><text:span text:style-name="T107"> </text:span><text:span text:style-name="T49">&lt;</text:span><text:span text:style-name="T62">,expName</text:span><text:bookmark-start text:name="__DdeLink__3722_12454991521"/><text:span text:style-name="T104"> </text:span><text:bookmark-end text:name="__DdeLink__3722_12454991521"/><text:span text:style-name="T49">&gt;</text:span></text:p>
      <text:p text:style-name="P103"><text:span text:style-name="T4">EvW</text:span><text:span text:style-name="T388">&lt;</text:span><text:span text:style-name="T8">?expYcl</text:span><text:span text:style-name="T30">&gt;</text:span><text:span text:style-name="T8"> expName</text:span><text:span text:style-name="T252"> &lt;</text:span><text:span text:style-name="T8">,expName</text:span><text:span text:style-name="T252"> </text:span><text:span text:style-name="T424">&gt;</text:span></text:p>
      <text:p text:style-name="P103"/>
      <text:p text:style-name="Standard">Ожидает наступления события и когда оно происходит то возобновляется выполнение задания. С этого момента в программе становятся доступными аргументы переданные командой <text:s/><text:span text:style-name="T4">EventTrap</text:span>. <text:s/>Если в момент выполнения команды <text:span text:style-name="T4">EventWait</text:span> событие существует то выполнение будет продолжено.</text:p>
      <text:p text:style-name="P205"><text:span text:style-name="T8">expName</text:span> — выражение задающее имя события.</text:p>
      <text:h text:style-name="Heading_20_3" text:outline-level="3"><text:bookmark-start text:name="__RefHeading___Toc13089_663375124"/>Команда <text:bookmark-start text:name="__DdeLink__2543_3924150192"/><text:span text:style-name="T65">EventDelete</text:span><text:bookmark-end text:name="__DdeLink__2543_3924150192"/><text:span text:style-name="T4">(Ev</text:span><text:span text:style-name="T190">D</text:span><text:span text:style-name="T4">)</text:span>.<text:bookmark-end text:name="__RefHeading___Toc13089_663375124"/></text:h>
      <text:p text:style-name="P214">Команда <text:span text:style-name="T374">удал</text:span>ения события.</text:p>
      <text:p text:style-name="P214"><text:span text:style-name="T65">EventDelete</text:span><text:span text:style-name="T49">&lt;</text:span><text:span text:style-name="T62">?expYcl</text:span><text:span text:style-name="T49">&gt;</text:span><text:span text:style-name="T62"> expName</text:span><text:span text:style-name="T49">&lt;</text:span><text:span text:style-name="T62">,expName</text:span><text:span text:style-name="T49">&gt;</text:span></text:p>
      <text:p text:style-name="P85"><text:span text:style-name="T4">Ev</text:span><text:span text:style-name="T190">D</text:span><text:span text:style-name="T254">&lt;</text:span><text:span text:style-name="T8">?expYcl</text:span><text:span text:style-name="T30">&gt;</text:span><text:span text:style-name="T8"> expName</text:span><text:span text:style-name="T30">&lt;</text:span><text:span text:style-name="T8">,expName</text:span><text:span text:style-name="T30">&gt;</text:span></text:p>
      <text:p text:style-name="P5">Удаляет события с заданными именами.</text:p>
      <text:p text:style-name="P59"/>
      <text:p text:style-name="P175">События могут быть вызваны процессами происходящими в системе. Это системные события они имеют префикс sys. События так же могут быть вызваны командой EventTrap в <text:soft-page-break/>программе. Это пользовательские события и они имеют префикс usr.</text:p>
      <text:h text:style-name="Heading_20_2" text:outline-level="2"><text:bookmark-start text:name="__RefHeading___Toc13093_663375124"/>Команды<text:span text:style-name="T59"> </text:span>работы<text:span text:style-name="T59"> </text:span>с<text:span text:style-name="T59"> </text:span>файлами<text:span text:style-name="T59">.</text:span><text:bookmark-end text:name="__RefHeading___Toc13093_663375124"/></text:h>
      <text:p text:style-name="P101">Ввод и вывод с файлом осуществляется через переменную <text:span text:style-name="T451">B</text:span>$ .</text:p>
      <text:p text:style-name="Standard"><text:span text:style-name="T34">Писать в файл</text:span><text:bookmark-start text:name="__DdeLink__692_1497606781"/><text:span text:style-name="T34"> команда</text:span><text:bookmark-end text:name="__DdeLink__692_1497606781"/><text:span text:style-name="T34"> :</text:span></text:p>
      <text:p text:style-name="Standard"><text:span text:style-name="T4">Write</text:span><text:span text:style-name="T30">&lt;</text:span><text:span text:style-name="T8">?expYcl</text:span><text:span text:style-name="T30">&gt;</text:span><text:span text:style-name="T8"> </text:span><text:span text:style-name="T255">pathFile</text:span>;</text:p>
      <text:p text:style-name="P185"><text:span text:style-name="T255">pathFile</text:span> — выражение строковое значение которого <text:span text:style-name="T375">является именем</text:span> файл<text:span text:style-name="T375">а</text:span>.</text:p>
      <text:p text:style-name="P226"><text:span text:style-name="T465">В</text:span> файл выводятся переменные из массива <text:span text:style-name="T451">B</text:span>$.<text:span text:style-name="T463"> Если задан разделитель в системной переменной %dlmIO , то в поток ввода вывода между значениями выводится разделитель.</text:span></text:p>
      <text:p text:style-name="P198"/>
      <text:p text:style-name="Standard">Читать из файла: команда</text:p>
      <text:p text:style-name="P202"><text:span text:style-name="T4">Read</text:span><text:span text:style-name="T30">&lt;</text:span><text:span text:style-name="T8">?expYcl</text:span><text:span text:style-name="T30">&gt;</text:span><text:span text:style-name="T8"> </text:span><text:bookmark-start text:name="__DdeLink__16090_725311839"/><text:bookmark-start text:name="__DdeLink__10954_1870048093"/><text:span text:style-name="T255">pathFile</text:span><text:bookmark-end text:name="__DdeLink__16090_725311839"/><text:bookmark-end text:name="__DdeLink__10954_1870048093"/>;</text:p>
      <text:p text:style-name="P185"><text:span text:style-name="T255">pathFile</text:span> — выражение строковое значение которого <text:span text:style-name="T375">является именем</text:span> файл<text:span text:style-name="T375">а</text:span>.</text:p>
      <text:p text:style-name="P227"><text:span text:style-name="T376">Введенные значения будут помещены</text:span><text:span text:style-name="T230"> в массив </text:span><text:span text:style-name="T236">B</text:span><text:span text:style-name="T231">$ </text:span><text:span text:style-name="T230">. </text:span><text:span text:style-name="T418">Если задан разделитель </text:span><text:span text:style-name="T419">в системной переменной </text:span><text:span text:style-name="T139">%</text:span><text:bookmark-start text:name="__DdeLink__5292_1703455418111"/><text:span text:style-name="T420">d</text:span><text:span text:style-name="T419">lmIO</text:span><text:bookmark-end text:name="__DdeLink__5292_1703455418111"/><text:span text:style-name="T233"> , </text:span><text:span text:style-name="T232">то <text:s/>значения </text:span><text:span text:style-name="T231">из пот</text:span><text:span text:style-name="T235">о</text:span><text:span text:style-name="T231">ка выбирают</text:span><text:span text:style-name="T234">с</text:span><text:span text:style-name="T231">я через</text:span><text:span text:style-name="T232"> разделитель.</text:span></text:p>
      <text:p text:style-name="P199"/>
      <text:p text:style-name="P204"><text:span text:style-name="T232">В </text:span><text:span text:style-name="T15">имени файла переменной <text:s/></text:span><text:span text:style-name="T279">pathFile</text:span><text:span text:style-name="T233"> </text:span><text:span text:style-name="T15">можно задать стандартные устройства ввода вывода.</text:span></text:p>
      <text:p text:style-name="P204"><text:span text:style-name="T15">- </text:span><text:span text:style-name="T237">S</text:span><text:span text:style-name="T15">T </text:span><text:bookmark-start text:name="__DdeLink__10956_1870048093"/><text:span text:style-name="T15">устройство </text:span><text:bookmark-end text:name="__DdeLink__10956_1870048093"/><text:span text:style-name="T15">STDOUT</text:span></text:p>
      <text:p text:style-name="P200">- ER устройство STDERR</text:p>
      <text:p text:style-name="P200">- SR устройство TCP сокет сервера, если обращение к языку выполнено из стандартного сервера данных.</text:p>
      <text:h text:style-name="P33" text:outline-level="1"><text:bookmark-start text:name="__RefHeading___Toc11021_1336164422"/><text:change-start text:change-id="ct94810005402112"/><text:span text:style-name="T173">9</text:span>. С<text:span text:style-name="T449">обытия</text:span>.<text:bookmark-end text:name="__RefHeading___Toc11021_1336164422"/><text:change-end text:change-id="ct94810005402112"/></text:h>
      <text:p text:style-name="P291">Еще одной эффективной парадигмой программирования являются события. Как правило языки программирования не содержат средств обработки событий. Они обычно вынесены в стандартные библиотеки. В MUMPS обработка событий в зачаточном состоянии и сводится к <text:s/>обработке ошибок. В MSH события включены в язык. <text:span text:style-name="T448">События могут быть как системными, порожденными системой. Так и пользовательскими, порожденными пользователем с помощью команды </text:span><text:span text:style-name="T82">EventTrap . </text:span><text:span text:style-name="T148">Аргументы этой команды передаются обработчикам этого события.</text:span></text:p>
      <text:p text:style-name="P52"/>
      <text:h text:style-name="P395" text:outline-level="2"><text:bookmark-start text:name="__RefHeading___Toc13091_663375124"/>Системные события.<text:bookmark-end text:name="__RefHeading___Toc13091_663375124"/></text:h>
      <text:p text:style-name="P220">sysJobEnd — <text:span text:style-name="T316">Завершение задания, в передаваемом аргументе номер завершенного задания</text:span>. Это событие возникает в момент завершения любого задания.</text:p>
      <text:p text:style-name="P220">Системные события работы с внешними устройствами.</text:p>
      <text:p text:style-name="P220"><text:span text:style-name="T15"><text:s/></text:span>Эти события инициируются командой EventTrap. Но обработчики будут вызваны только тогда когда событие будет завершено. При вызове обработчиков события в 1-ом аргументе возвращается идентификатор устройства и он будет положительным целым числом. Если произошла ошибка то возвращается в этом аргументе код ошибки, и он будет отрицательным целым числом. 2-й аргумент, если он есть<text:span text:style-name="T59">,</text:span> зависит от события.</text:p>
      <text:p text:style-name="P220"><text:tab/>sysRead — Чтение с устройства. <text:span text:style-name="T358">Данные прочитанные с устройства передаются в</text:span>о 2-ом аргументе<text:span text:style-name="T358">.</text:span> </text:p>
      <text:p text:style-name="P220">В качестве аргумента в команде EventTrap передается идентификатор файла.</text:p>
      <text:p text:style-name="P220"><text:tab/>sysOpenReadClose — <text:span text:style-name="T350">Событие возникает при любом из этих событий.</text:span></text:p>
      <text:p text:style-name="P220">В качестве аргумента в команде EventTrap передается имя файла.</text:p>
      <text:p text:style-name="P295"><text:span text:style-name="T145">Команда </text:span><text:span text:style-name="T65">EventCall</text:span><text:span text:style-name="T145"> назначает событию программу обработчик. </text:span><text:span text:style-name="T149">В момент возникновения события текущее задание будет прервано и будет выполнена программа обработчик в новом блоке Do. Как будто в этом месте встретилась команда Do с вызовом данного обработчика. Это значит что локальные переменные выполнявшейся программы в обработчике события </text:span><text:soft-page-break/><text:span text:style-name="T149">будут недоступны.</text:span></text:p>
      <text:p text:style-name="P292"><text:span text:style-name="T149">К</text:span><text:span text:style-name="T145">оманда </text:span><text:span text:style-name="T88">EventWait</text:span><text:span text:style-name="T153"> останавливает выполнение текущей программы и ожидает возникновение события. При возникновении события текущая программа продолжает работу и с этого момента в программе становятся доступными переданные аргументы. Новый блок Do не создается и поэтому все локальные переменные этого блока Do доступны после каоманды </text:span><text:span text:style-name="T88">EventWait.</text:span></text:p>
      <text:p text:style-name="P293"><text:span text:style-name="T153">Если событие возникло до появления команд <text:s/></text:span><text:span text:style-name="T90">EventCall </text:span><text:span text:style-name="T153">и</text:span><text:span text:style-name="T88"> <text:s/></text:span><text:span text:style-name="T91">EventWait.</text:span><text:span text:style-name="T154"> </text:span><text:span text:style-name="T153">То событие будет обработано первой встретившейся командой <text:s/></text:span><text:span text:style-name="T90">EventCall </text:span><text:span text:style-name="T153">или</text:span><text:span text:style-name="T88"> <text:s/></text:span><text:span text:style-name="T91">EventWait</text:span><text:span text:style-name="T138">. </text:span></text:p>
      <text:p text:style-name="P293"><text:span text:style-name="T138">П</text:span><text:span text:style-name="T137">осле обработки событие удаляется.</text:span></text:p>
      <text:p text:style-name="P293"><text:span text:style-name="T91"><text:s/></text:span><text:span text:style-name="T153">Команда </text:span><text:span text:style-name="T88">EventDelete</text:span><text:span text:style-name="T153"> удаляет событие вместе с обработчиками.</text:span></text:p>
      <text:h text:style-name="P391" text:outline-level="1"><text:bookmark-start text:name="__RefHeading___Toc13305_663375124"/><text:change-start text:change-id="ct94810005416512"/><text:span text:style-name="T174">10</text:span>. Списки.<text:bookmark-end text:name="__RefHeading___Toc13305_663375124"/><text:change-end text:change-id="ct94810005416512"/></text:h>
      <text:p text:style-name="P216">Любая переменная может быть списком. Список состоит из одного или нескольких значений. <text:span text:style-name="T349">Значения могут быть любых типов в том числе и списками.</text:span></text:p>
      <text:p text:style-name="P216">Создать cписок можно конструкцией:</text:p>
      <text:p text:style-name="P216"><text:bookmark-start text:name="__DdeLink__1022_848020687"/><text:span text:style-name="T15"><text:s/></text:span><text:span text:style-name="T8">ref=</text:span><text:span text:style-name="T257">{</text:span><text:span text:style-name="T8">exp</text:span><text:span text:style-name="T30">&lt;</text:span><text:span text:style-name="T8">,exp</text:span><text:span text:style-name="T30">&gt;}</text:span></text:p>
      <text:p text:style-name="P216"><text:span text:style-name="T15"><text:s text:c="2"/></text:span><text:span text:style-name="T8">ref</text:span> — ссылка на переменную куда будет записан список.</text:p>
      <text:p text:style-name="P216"><text:span text:style-name="T15"><text:s text:c="2"/></text:span><text:span text:style-name="T8">exp</text:span> — выражение которое станет соответствующим элементом списка.</text:p>
      <text:p text:style-name="P166">Список может быть также возвращен командой <text:span text:style-name="T4">Query</text:span>.</text:p>
      <text:p text:style-name="P105"/>
      <text:p text:style-name="P216"><text:bookmark-end text:name="__DdeLink__1022_848020687"/>Если ссылка <text:span text:style-name="T8">ref</text:span> является списком то в индексе она будет развернута в соответствующее количество индексов.</text:p>
      <text:p text:style-name="P216"><text:span text:style-name="T15"><text:s/></text:span>[<text:span text:style-name="T8">ref</text:span>]</text:p>
      <text:p text:style-name="P216">Каждый элемент списка станет соответствующим индексом. В ссылке обычные индексы могут чередоваться со списками. Например переменная может выглядеть так :</text:p>
      <text:p text:style-name="P216">[Af,[B,2],125,<text:span text:style-name="T359">$</text:span>1,5.6]</text:p>
      <text:p text:style-name="P201"><text:s/>если переменные[B,2] и <text:span text:style-name="T359">$</text:span>1 являются списками то они будут развернуты в индексы в соответствии с размером списка.</text:p>
      <text:h text:style-name="P33" text:outline-level="1"><text:bookmark-start text:name="__RefHeading___Toc4678_856920260"/><text:change-start text:change-id="ct94810005425024"/><text:span text:style-name="T173">1</text:span><text:span text:style-name="T174">1</text:span><text:span text:style-name="T59">. </text:span>Функции<text:span text:style-name="T59">.</text:span><text:bookmark-end text:name="__RefHeading___Toc4678_856920260"/><text:change-end text:change-id="ct94810005425024"/></text:h>
      <text:p text:style-name="Standard">Функции могут быть встроенными и пользовательскими. Встроенные функции определены языком. Пользовательские разрабатываются программистом. Имя встроенной функции задается константой. В имени встроенной функции имеется префикс %.</text:p>
      <text:p text:style-name="P215">Фактические параметры передаются в функцию по значению.</text:p>
      <text:p text:style-name="P51"/>
      <text:h text:style-name="Heading_20_2" text:outline-level="2"><text:bookmark-start text:name="__RefHeading___Toc12929_2096580878"/>Встроенные<text:span text:style-name="T59"> </text:span>функции<text:span text:style-name="T59">.</text:span><text:bookmark-end text:name="__RefHeading___Toc12929_2096580878"/></text:h>
      <text:h text:style-name="P406" text:outline-level="3"><text:bookmark-start text:name="__RefHeading___Toc10379_4080195891"/>Поиск метки в произвольном модуле.<text:bookmark-end text:name="__RefHeading___Toc10379_4080195891"/></text:h>
      <text:p text:style-name="P271"><text:span text:style-name="T134">%findLabel</text:span><text:span text:style-name="T136">(</text:span><text:span text:style-name="T122">expLabel&lt;,expMod&gt;</text:span><text:span text:style-name="T136">)</text:span></text:p>
      <text:p text:style-name="P270"><text:span text:style-name="T115">expMod -</text:span><text:span text:style-name="T129">выражение результатом которого является имя модуля.</text:span></text:p>
      <text:p text:style-name="P270"><text:span text:style-name="T115">expLabel -</text:span><text:span text:style-name="T129">выражение результатом которого является имя искомой метки.</text:span></text:p>
      <text:p text:style-name="P68">Функция возвращает либо 1- если такая метка существует, либо 0- если нет.</text:p>
      <text:p text:style-name="P69">Например:</text:p>
      <text:p text:style-name="P269"><text:bookmark-start text:name="__DdeLink__17455_1045594198"/><text:span text:style-name="T11"><text:s/>Set $1=</text:span><text:span text:style-name="T134">%findLabel</text:span><text:span text:style-name="T130">(</text:span><text:span text:style-name="T62">Lab,Mod</text:span><text:span text:style-name="T130">)</text:span><text:span text:style-name="T134">;</text:span><text:bookmark-end text:name="__DdeLink__17455_1045594198"/></text:p>
      <text:h text:style-name="Heading_20_3" text:outline-level="3"><text:bookmark-start text:name="__RefHeading___Toc13309_663375124"/>Функции <text:s/>блокировки.<text:bookmark-end text:name="__RefHeading___Toc13309_663375124"/></text:h>
      <text:p text:style-name="P222"><text:span text:style-name="T4">%</text:span><text:span text:style-name="T83">sys</text:span><text:bookmark-start text:name="__DdeLink__4944_390446501"/><text:span text:style-name="T4">LockR</text:span><text:bookmark-end text:name="__DdeLink__4944_390446501"/><text:span text:style-name="T256">(</text:span><text:span text:style-name="T8">exp</text:span><text:span text:style-name="T275">&lt;</text:span><text:span text:style-name="T8">,time</text:span><text:span text:style-name="T275">&gt;</text:span><text:span text:style-name="T256">)</text:span>— блокировка по чтению с временем ожидания,</text:p>
      <text:p text:style-name="P222"><text:soft-page-break/><text:span text:style-name="T4">%</text:span><text:span text:style-name="T83">sys</text:span><text:span text:style-name="T4">LockW</text:span><text:span text:style-name="T47">(</text:span><text:span text:style-name="T8">exp</text:span><text:span text:style-name="T275">&lt;</text:span><text:span text:style-name="T8">,time</text:span><text:span text:style-name="T275">&gt;</text:span><text:span text:style-name="T47">)</text:span>— блокировка по записи с временем ожидания,</text:p>
      <text:p text:style-name="P222"><text:span text:style-name="T4">%</text:span><text:span text:style-name="T83">sys</text:span><text:bookmark-start text:name="__DdeLink__4946_390446501"/><text:span text:style-name="T4">LockSt</text:span><text:bookmark-end text:name="__DdeLink__4946_390446501"/><text:span text:style-name="T47">(</text:span><text:span text:style-name="T8">exp</text:span><text:span text:style-name="T47">)</text:span>— статус блокировки</text:p>
      <text:p text:style-name="P223"/>
      <text:p text:style-name="Standard"><text:span text:style-name="T8">exp</text:span> - выражение значение которого и будет Идентификатором блокировки</text:p>
      <text:p text:style-name="Standard"><text:span text:style-name="T15"><text:s text:c="11"/></text:span>результат выражения не должен превышать <text:span text:style-name="T370">18</text:span> байт.</text:p>
      <text:p text:style-name="Standard"><text:tab/>Если длинна больше то учитываться будут только первые <text:span text:style-name="T370">18</text:span> байт</text:p>
      <text:p text:style-name="Standard"><text:span text:style-name="T8">time</text:span> -выражение значение которого задает TimeOut <text:s/>в микросекундах (usleep), <text:span text:style-name="T507">если оно не указано, то принимается = 1 .</text:span></text:p>
      <text:p text:style-name="Standard">Возвращаемое значение <text:span text:style-name="T8">ref</text:span>= результат блокировки</text:p>
      <text:p text:style-name="Standard"><text:tab/> 0- блокировка выполнена текущим заданием</text:p>
      <text:p text:style-name="Standard"><text:tab/>&lt;0-блокировка не выполнена</text:p>
      <text:p text:style-name="P162"><text:tab/>&gt;0 —№ задания которое ранее установило <text:s/>блокировку. Блокировка не выполнена.</text:p>
      <text:h text:style-name="Heading_20_3" text:outline-level="3"><text:bookmark-start text:name="__RefHeading___Toc13311_663375124"/>Функции обработки завершения задания.<text:bookmark-end text:name="__RefHeading___Toc13311_663375124"/></text:h>
      <text:p text:style-name="P53"><text:span text:style-name="T436">%sysJ</text:span><text:bookmark-start text:name="__DdeLink__11127_45677807"/><text:span text:style-name="T436">obStatus</text:span><text:bookmark-end text:name="__DdeLink__11127_45677807"/><text:span text:style-name="T318">(</text:span><text:span text:style-name="T282">exp</text:span><text:span text:style-name="T318">) – состояние задания 0-задание завершено, 1-задание выполняется.</text:span></text:p>
      <text:p text:style-name="P53"><text:span text:style-name="T436">%sysJ</text:span><text:bookmark-start text:name="__DdeLink__11129_45677807"/><text:span text:style-name="T436">obErr</text:span><text:bookmark-end text:name="__DdeLink__11129_45677807"/><text:span text:style-name="T318">(</text:span><text:span text:style-name="T282">exp</text:span><text:span text:style-name="T318">) – код завершения задания.</text:span></text:p>
      <text:p text:style-name="P53"><text:span text:style-name="T436">%sysJ</text:span><text:bookmark-start text:name="__DdeLink__11131_45677807"/><text:span text:style-name="T436">obValue</text:span><text:bookmark-end text:name="__DdeLink__11131_45677807"/><text:span text:style-name="T318">(</text:span><text:span text:style-name="T282">exp</text:span><text:span text:style-name="T318">) – возвращенное значение.</text:span></text:p>
      <text:p text:style-name="P54"><text:span text:style-name="T282">exp</text:span><text:span text:style-name="T318">-выражение значение</text:span><text:span text:style-name="T319">м</text:span><text:span text:style-name="T318"> которого является идентификатор задания.</text:span></text:p>
      <text:h text:style-name="Heading_20_3" text:outline-level="3"><text:bookmark-start text:name="__RefHeading___Toc13317_663375124"/><text:span text:style-name="T177">Ф</text:span><text:span text:style-name="T164">айлов</text:span><text:span text:style-name="T177">ые</text:span><text:span text:style-name="T164"> директории.</text:span><text:bookmark-end text:name="__RefHeading___Toc13317_663375124"/></text:h>
      <text:h text:style-name="Heading_20_3" text:outline-level="3"><text:bookmark-start text:name="__RefHeading___Toc5893_218470300"/><text:span text:style-name="T164"><text:tab/></text:span><text:span text:style-name="T177">Файловые поддиректории <text:s/>содержащиеся в данной директории.</text:span><text:bookmark-end text:name="__RefHeading___Toc5893_218470300"/></text:h>
      <text:p text:style-name="P23"><text:span text:style-name="T4">%</text:span><text:span text:style-name="T197">sys</text:span><text:bookmark-start text:name="__DdeLink__4955_3904465011"/><text:span text:style-name="T4">Read</text:span><text:bookmark-end text:name="__DdeLink__4955_3904465011"/><text:span text:style-name="T191">Dir</text:span><text:change text:change-id="ct94810005421360"/><text:span text:style-name="T383">(</text:span><text:span text:style-name="T8">expFile</text:span><text:span text:style-name="T47">)</text:span></text:p>
      <text:p text:style-name="P191"><text:span text:style-name="T62"><text:s text:c="4"/></text:span><text:span text:style-name="T8">expFile</text:span>-выражение задающее имя <text:s/><text:span text:style-name="T164">директории</text:span></text:p>
      <text:p text:style-name="P231"><text:span text:style-name="T164"><text:s text:c="3"/></text:span><text:span text:style-name="T176">Результат выводится в массив </text:span><text:span text:style-name="T158">%</text:span><text:span text:style-name="T159">B</text:span><text:span text:style-name="T160">$</text:span><text:span text:style-name="T176">.</text:span><text:bookmark text:name="__DdeLink__11582_1913327528"/></text:p>
      <text:p text:style-name="P115"/>
      <text:h text:style-name="Heading_20_3" text:outline-level="3"><text:bookmark-start text:name="__RefHeading___Toc5895_218470300"/><text:span text:style-name="T164"><text:tab/></text:span><text:span text:style-name="T177">Файлы содержащиеся в данной директории.</text:span><text:bookmark-end text:name="__RefHeading___Toc5895_218470300"/></text:h>
      <text:p text:style-name="P24"><text:span text:style-name="T4">%</text:span><text:span text:style-name="T197">sys</text:span><text:bookmark-start text:name="__DdeLink__4955_39044650112"/><text:span text:style-name="T4">Read</text:span><text:bookmark-end text:name="__DdeLink__4955_39044650112"/><text:span text:style-name="T191">Dir</text:span><text:span text:style-name="T42">File</text:span><text:span text:style-name="T383">(</text:span><text:span text:style-name="T8">expFile</text:span><text:span text:style-name="T47">)</text:span></text:p>
      <text:p text:style-name="P233"><text:span text:style-name="T62"><text:s text:c="4"/></text:span><text:span text:style-name="T8">expFile</text:span>-выражение задающее имя <text:s/><text:span text:style-name="T164">директории</text:span></text:p>
      <text:p text:style-name="P233"><text:span text:style-name="T164"><text:s text:c="3"/></text:span><text:span text:style-name="T176">Результат выводится в массив </text:span><text:span text:style-name="T159">B</text:span><text:span text:style-name="T160">$</text:span><text:span text:style-name="T176">.</text:span><text:bookmark text:name="__DdeLink__11582_19133275281"/></text:p>
      <text:p text:style-name="P233"/>
      <text:h text:style-name="Heading_20_3" text:outline-level="3"><text:bookmark-start text:name="__RefHeading___Toc13319_663375124"/><text:span text:style-name="T170">Рекурсивное </text:span><text:span text:style-name="T171">с</text:span><text:span text:style-name="T164">одерж</text:span><text:span text:style-name="T171">ание</text:span><text:span text:style-name="T164"> файловой директории.</text:span><text:bookmark-end text:name="__RefHeading___Toc13319_663375124"/></text:h>
      <text:h text:style-name="Heading_20_3" text:outline-level="3"><text:bookmark-start text:name="__RefHeading___Toc5897_218470300"/><text:span text:style-name="T164"><text:tab/></text:span><text:span text:style-name="T177">Файловые поддиректории <text:s/>содержащиеся в данной директории.</text:span><text:bookmark-end text:name="__RefHeading___Toc5897_218470300"/></text:h>
      <text:p text:style-name="P24"><text:span text:style-name="T4">%</text:span><text:span text:style-name="T197">sys</text:span><text:bookmark-start text:name="__DdeLink__4955_39044650111"/><text:span text:style-name="T4">Read</text:span><text:bookmark-end text:name="__DdeLink__4955_39044650111"/><text:span text:style-name="T191">Dir</text:span><text:change text:change-id="ct94810005498656"/><text:span text:style-name="T191">R</text:span><text:span text:style-name="T383">(</text:span><text:span text:style-name="T8">expFile</text:span><text:span text:style-name="T47">)</text:span></text:p>
      <text:p text:style-name="P197"><text:span text:style-name="T59"><text:tab/></text:span><text:span text:style-name="T8">expFile</text:span>-выражение задающее имя <text:s/><text:span text:style-name="T164">директории</text:span></text:p>
      <text:p text:style-name="P232"><text:span text:style-name="T164"><text:s text:c="3"/></text:span><text:span text:style-name="T176">Результат выводится в массив </text:span><text:span text:style-name="T159">B</text:span><text:span text:style-name="T160">$</text:span><text:span text:style-name="T176">.</text:span></text:p>
      <text:p text:style-name="P116"/>
      <text:h text:style-name="Heading_20_3" text:outline-level="3"><text:bookmark-start text:name="__RefHeading___Toc5899_218470300"/><text:span text:style-name="T164"><text:tab/></text:span><text:span text:style-name="T177">Файлы содержащиеся в данной директории.</text:span><text:bookmark-end text:name="__RefHeading___Toc5899_218470300"/></text:h>
      <text:p text:style-name="P24"><text:span text:style-name="T4">%</text:span><text:span text:style-name="T197">sys</text:span><text:bookmark-start text:name="__DdeLink__4955_390446501121"/><text:span text:style-name="T4">Read</text:span><text:bookmark-end text:name="__DdeLink__4955_390446501121"/><text:span text:style-name="T191">Dir</text:span><text:span text:style-name="T42">FileR</text:span><text:span text:style-name="T383">(</text:span><text:span text:style-name="T8">expFile</text:span><text:span text:style-name="T47">)</text:span></text:p>
      <text:p text:style-name="P233"><text:span text:style-name="T62"><text:s text:c="4"/></text:span><text:span text:style-name="T8">expFile</text:span>-выражение задающее имя <text:s/><text:span text:style-name="T164">директории</text:span></text:p>
      <text:p text:style-name="P233"><text:span text:style-name="T164"><text:s text:c="3"/></text:span><text:span text:style-name="T176">Результат выводится в массив </text:span><text:span text:style-name="T159">B</text:span><text:span text:style-name="T160">$</text:span><text:span text:style-name="T176">.</text:span><text:bookmark text:name="__DdeLink__11582_191332752811"/></text:p>
      <text:p text:style-name="P233"><text:bookmark-start text:name="__DdeLink__5154_1185739469"/></text:p>
      <text:h text:style-name="Heading_20_3" text:outline-level="3"><text:bookmark-start text:name="__RefHeading___Toc13321_663375124"/><text:span text:style-name="T384">Создать</text:span><text:span text:style-name="T164"> файлов</text:span><text:span text:style-name="T165">ую</text:span><text:span text:style-name="T164"> директори</text:span><text:span text:style-name="T165">ю</text:span><text:span text:style-name="T164">.</text:span><text:bookmark-end text:name="__RefHeading___Toc13321_663375124"/></text:h>
      <text:p text:style-name="P23"><text:span text:style-name="T192">%</text:span><text:span text:style-name="T197">sys</text:span><text:bookmark-start text:name="__DdeLink__440_19406566881"/><text:bookmark-start text:name="__DdeLink__4951_3904465011"/><text:bookmark-start text:name="__DdeLink__315_13819532031"/><text:span text:style-name="T192">CreateDir</text:span><text:bookmark-end text:name="__DdeLink__4951_3904465011"/><text:bookmark-end text:name="__DdeLink__315_13819532031"/><text:span text:style-name="T423">(</text:span><text:span text:style-name="T8">expFile</text:span><text:bookmark-end text:name="__DdeLink__440_19406566881"/><text:span text:style-name="T47">)</text:span></text:p>
      <text:p text:style-name="P191"><text:span text:style-name="T59"><text:tab/></text:span><text:span text:style-name="T8">expFile</text:span>-выражение задающее имя <text:s/><text:span text:style-name="T164">директории</text:span></text:p>
      <text:p text:style-name="P191"/>
      <text:h text:style-name="Heading_20_3" text:outline-level="3"><text:bookmark-start text:name="__RefHeading___Toc13323_663375124"/><text:soft-page-break/><text:span text:style-name="T384">Удалить</text:span><text:span text:style-name="T164"> файлов</text:span><text:span text:style-name="T165">ую</text:span><text:span text:style-name="T164"> директори</text:span><text:span text:style-name="T165">ю</text:span><text:span text:style-name="T164">.</text:span><text:bookmark-end text:name="__RefHeading___Toc13323_663375124"/></text:h>
      <text:p text:style-name="P23"><text:span text:style-name="T192">%</text:span><text:span text:style-name="T197">sys</text:span><text:bookmark-start text:name="__DdeLink__440_194065668811"/><text:bookmark-start text:name="__DdeLink__4951_39044650111"/><text:bookmark-start text:name="__DdeLink__315_138195320311"/><text:span text:style-name="T192">DeleteDir</text:span><text:bookmark-end text:name="__DdeLink__4951_39044650111"/><text:bookmark-end text:name="__DdeLink__315_138195320311"/><text:span text:style-name="T423">(</text:span><text:span text:style-name="T8">expFile</text:span><text:bookmark-end text:name="__DdeLink__440_194065668811"/><text:span text:style-name="T47">)</text:span></text:p>
      <text:p text:style-name="P191"><text:span text:style-name="T59"><text:tab/></text:span><text:span text:style-name="T8">expFile</text:span>-выражение задающее имя <text:s/><text:span text:style-name="T164">директории</text:span></text:p>
      <text:p text:style-name="P191"/>
      <text:h text:style-name="Heading_20_3" text:outline-level="3"><text:bookmark-start text:name="__RefHeading___Toc13325_663375124"/><text:span text:style-name="T384">Удалить</text:span><text:span text:style-name="T164"> файл.</text:span><text:bookmark-end text:name="__RefHeading___Toc13325_663375124"/></text:h>
      <text:p text:style-name="P23"><text:span text:style-name="T192">%</text:span><text:span text:style-name="T197">sys</text:span><text:bookmark-start text:name="__DdeLink__440_1940656688111"/><text:bookmark-start text:name="__DdeLink__4951_390446501111"/><text:bookmark-start text:name="__DdeLink__315_1381953203111"/><text:span text:style-name="T192">DeleteFile</text:span><text:bookmark-end text:name="__DdeLink__4951_390446501111"/><text:bookmark-end text:name="__DdeLink__315_1381953203111"/><text:span text:style-name="T423">(</text:span><text:span text:style-name="T8">expFile</text:span><text:bookmark-end text:name="__DdeLink__440_1940656688111"/><text:span text:style-name="T47">)</text:span></text:p>
      <text:p text:style-name="P191"><text:span text:style-name="T59"><text:tab/></text:span><text:span text:style-name="T8">expFile</text:span>-выражение задающее имя файла</text:p>
      <text:p text:style-name="P87"><text:bookmark-end text:name="__DdeLink__5154_1185739469"/></text:p>
      <text:p text:style-name="P162">Функции возвращают количество обработанных файлов.</text:p>
      <text:h text:style-name="Heading_20_3" text:outline-level="3"><text:bookmark-start text:name="__RefHeading___Toc13327_663375124"/>Компиляция файла.<text:bookmark-end text:name="__RefHeading___Toc13327_663375124"/></text:h>
      <text:p text:style-name="P176"><text:span text:style-name="T385">Функция к</text:span>омпил<text:span text:style-name="T385">яции</text:span> файл<text:span text:style-name="T385">а</text:span>:</text:p>
      <text:p text:style-name="P177"><text:bookmark-start text:name="__DdeLink__17542_2473013202"/><text:span text:style-name="T4">%</text:span><text:bookmark-start text:name="__DdeLink__18481_234537576"/><text:span text:style-name="T197">sys</text:span><text:span text:style-name="T4">Comp</text:span><text:span text:style-name="T198">ile</text:span><text:bookmark-end text:name="__DdeLink__18481_234537576"/><text:span text:style-name="T47">(</text:span><text:bookmark-start text:name="__DdeLink__17554_2473013202"/><text:span text:style-name="T274">nameMod</text:span><text:bookmark-end text:name="__DdeLink__17554_2473013202"/><text:span text:style-name="T47">)</text:span>;<text:bookmark-end text:name="__DdeLink__17542_2473013202"/></text:p>
      <text:p text:style-name="P276"><text:span text:style-name="T375"><text:s text:c="3"/></text:span><text:span text:style-name="T356">nameMod</text:span> — выражение строковое значение которого <text:span text:style-name="T375">является именем</text:span> <text:span text:style-name="T506">модуля msh</text:span>. <text:span text:style-name="T506">Модуль ищется в стандартном каталоге</text:span> <text:span text:style-name="T506">для исходных программ ./msh</text:span></text:p>
      <text:p text:style-name="P273">В результате трансляции будет создан файл команд виртуальной MSH машины <text:span text:style-name="T506">в каталоге</text:span> mvm.</text:p>
      <text:p text:style-name="P274">Код возврата является 32 битным вектором:</text:p>
      <text:p text:style-name="P274"><text:s/><text:span text:style-name="T506">компонента </text:span>0- <text:span text:style-name="T506">код возврата</text:span>, <text:span text:style-name="T506">либо 0, либо отрицательное число(код ошибки),</text:span></text:p>
      <text:p text:style-name="P275"><text:s/><text:span text:style-name="T506">компонента </text:span>1- <text:span text:style-name="T357">номер строки где была завершена обработка</text:span>,</text:p>
      <text:p text:style-name="P275"><text:s/><text:span text:style-name="T506">компонента </text:span>2- <text:span text:style-name="T357">номер позиции где была завершена обработка.</text:span></text:p>
      <text:p text:style-name="P274">Если <text:span text:style-name="T506">возврата</text:span> =0, то номер строки это последняя обработанная строка и позиция. </text:p>
      <text:p text:style-name="P178">Например транслируем модуль <text:span text:style-name="T393">byxUsrUI</text:span>:</text:p>
      <text:p text:style-name="P179"><text:span text:style-name="T4">Set</text:span> $1=<text:span text:style-name="T220">%</text:span><text:bookmark-start text:name="__DdeLink__18481_2345375761"/><text:span text:style-name="T197">sys</text:span><text:span text:style-name="T220">Comp</text:span><text:span text:style-name="T198">ile</text:span><text:bookmark-end text:name="__DdeLink__18481_2345375761"/><text:span text:style-name="T400">(</text:span><text:span text:style-name="T393">byxUsrUI</text:span><text:span text:style-name="T400">),</text:span><text:span text:style-name="T393">$2=$1.</text:span><text:span text:style-name="T409">%</text:span><text:span text:style-name="T410">v</text:span><text:span text:style-name="T406">32</text:span><text:span text:style-name="T401">(</text:span><text:span text:style-name="T402">0</text:span><text:span text:style-name="T401">)</text:span><text:span text:style-name="T400">,</text:span><text:span text:style-name="T393">$</text:span><text:span text:style-name="T402">3</text:span><text:span text:style-name="T393">=$1.</text:span><text:span text:style-name="T409">%</text:span><text:span text:style-name="T410">v</text:span><text:span text:style-name="T406">32</text:span><text:span text:style-name="T401">(</text:span><text:span text:style-name="T402">1</text:span><text:span text:style-name="T401">)</text:span><text:span text:style-name="T400">,</text:span><text:span text:style-name="T393">$</text:span><text:span text:style-name="T402">4</text:span><text:span text:style-name="T393">=$1.</text:span><text:span text:style-name="T409">%</text:span><text:span text:style-name="T410">v</text:span><text:span text:style-name="T406">32</text:span><text:span text:style-name="T401">(</text:span><text:span text:style-name="T402">2</text:span><text:span text:style-name="T401">)</text:span><text:span text:style-name="T400">;</text:span></text:p>
      <text:p text:style-name="P180"><text:span text:style-name="T400">$</text:span><text:span text:style-name="T393">2- содержит код возврата, $3 – номер строки где была завершена обработка, $4 – номер позиции где была завершена обработка.</text:span></text:p>
      <text:h text:style-name="Heading_20_2" text:outline-level="2"><text:bookmark-start text:name="__RefHeading___Toc17540_2473013202"/><text:span text:style-name="T59"><text:tab/></text:span><text:span text:style-name="T181">2. </text:span>Пользовательские функции.<text:bookmark-end text:name="__RefHeading___Toc17540_2473013202"/></text:h>
      <text:p text:style-name="Standard">Пользовательские функции представляют из себя обычные подпрограммы и имеют формат аргументов команды Do <text:span text:style-name="T365">но с обязательными скобками</text:span>.</text:p>
      <text:p text:style-name="P207">expMod.expLabel<text:span text:style-name="T47">( <text:s/>&lt;</text:span>expArg <text:span text:style-name="T47">&lt;</text:span>,expArg<text:span text:style-name="T47">&gt;&gt; <text:s/>)</text:span></text:p>
      <text:p text:style-name="P207">.expLabel<text:span text:style-name="T47">( <text:s/>&lt;</text:span>expArg <text:span text:style-name="T47">&lt;</text:span>,expArg<text:span text:style-name="T47">&gt;&gt; <text:s/>)</text:span></text:p>
      <text:p text:style-name="P207">expLabel<text:span text:style-name="T47">( <text:s/>&lt;</text:span>expArg <text:span text:style-name="T47">&lt;</text:span>,expArg<text:span text:style-name="T47">&gt;&gt; <text:s/>)</text:span></text:p>
      <text:p text:style-name="P207"/>
      <text:p text:style-name="P193"><text:span text:style-name="T8">expMod</text:span> — выражение задающее имя модуля.</text:p>
      <text:p text:style-name="Standard"><text:span text:style-name="T8">ExpLabel</text:span> - <text:s/>выражение задающее точку входа (имя подпрограммы)</text:p>
      <text:p text:style-name="Standard"><text:span text:style-name="T8">expArg</text:span> — выражение задающее аргумент.</text:p>
      <text:h text:style-name="P33" text:outline-level="1"><text:bookmark-start text:name="__RefHeading___Toc4680_856920260"/><text:change-start text:change-id="ct94810005598304"/><text:span text:style-name="T172">1</text:span><text:span text:style-name="T174">2</text:span>. Предопределенные свойства.<text:bookmark-end text:name="__RefHeading___Toc4680_856920260"/><text:change-end text:change-id="ct94810005598304"/></text:h>
      <text:h text:style-name="Heading_20_2" text:outline-level="2"><text:bookmark-start text:name="__RefHeading___Toc13329_663375124"/>Системные свойства.<text:bookmark-end text:name="__RefHeading___Toc13329_663375124"/></text:h>
      <text:p text:style-name="Standard">Системные свойства дают дополнительную информацию о системе.</text:p>
      <text:p text:style-name="P238"><text:span text:style-name="T377">%</text:span><text:bookmark-start text:name="__DdeLink__5299_1703455418"/><text:span text:style-name="T377">e</text:span><text:bookmark-end text:name="__DdeLink__5299_1703455418"/><text:span text:style-name="T377">rr</text:span> — <text:bookmark-start text:name="__DdeLink__4882_1953731768"/><text:span text:style-name="T471">к</text:span><text:bookmark-end text:name="__DdeLink__4882_1953731768"/><text:span text:style-name="T471">од завершения последней операции</text:span>.</text:p>
      <text:p text:style-name="P238"><text:span text:style-name="T377">%</text:span><text:bookmark-start text:name="__DdeLink__5299_17034554182"/><text:bookmark-start text:name="__DdeLink__5475_17175945182"/><text:span text:style-name="T377">t</text:span><text:bookmark-end text:name="__DdeLink__5475_17175945182"/><text:span text:style-name="T377">his</text:span><text:bookmark-end text:name="__DdeLink__5299_17034554182"/> — <text:bookmark-start text:name="__DdeLink__4882_19537317681"/><text:span text:style-name="T368">Индекс Объекта</text:span><text:bookmark-end text:name="__DdeLink__4882_19537317681"/>.</text:p>
      <text:p text:style-name="P25">%<text:change text:change-id="ct94810005558992"/><text:change-start text:change-id="ct94810005559232"/><text:span text:style-name="T43">queryKey</text:span><text:change-end text:change-id="ct94810005559232"/> — <text:span text:style-name="T43">ссылка последнего обращения к данным в итераторе</text:span>.</text:p>
      <text:p text:style-name="P25">%<text:change text:change-id="ct94810005571792"/><text:change-start text:change-id="ct94810005572032"/>queryData<text:change-end text:change-id="ct94810005572032"/> — <text:span text:style-name="T43">значение последнего обращения к </text:span><text:bookmark-start text:name="__DdeLink__7110_727167907"/><text:span text:style-name="T43">данным в итераторе</text:span>.<text:bookmark-end text:name="__DdeLink__7110_727167907"/><text:change-start text:change-id="ct94810005571040"/></text:p>
      <text:p text:style-name="P26"><text:span text:style-name="T487">%Data — значение последнего обращения к </text:span><text:bookmark-start text:name="__DdeLink__7110_7271679071"/><text:span text:style-name="T487">данным в команде Get.</text:span><text:bookmark-end text:name="__DdeLink__7110_7271679071"/><text:change-end text:change-id="ct94810005571040"/><text:change-start text:change-id="ct94810005563280"/></text:p>
      <text:p text:style-name="P26"><text:span text:style-name="T161">%</text:span><text:change-end text:change-id="ct94810005563280"/><text:change-start text:change-id="ct94810005564064"/><text:span text:style-name="T161">eof – </text:span><text:span text:style-name="T44">при завершении итератор</text:span><text:change-end text:change-id="ct94810005564064"/><text:change-start text:change-id="ct94810005576960"/><text:span text:style-name="T44">а становится равным 1, иначе 0,</text:span><text:change-end text:change-id="ct94810005576960"/><text:change text:change-id="ct94810005577472"/><text:span text:style-name="T161">%</text:span><text:bookmark-start text:name="__DdeLink__5294_17034554181"/>statD<text:bookmark-end text:name="__DdeLink__5294_17034554181"/><text:span text:style-name="T427">ata</text:span> — <text:span text:style-name="T351">состояние переменной к которой было последнее обращение</text:span>.</text:p>
      <text:p text:style-name="P239"><text:bookmark-start text:name="__DdeLink__6014_21033616"/><text:soft-page-break/><text:span text:style-name="T161">%</text:span><text:bookmark-start text:name="__DdeLink__5292_17034554181"/>d<text:span text:style-name="T462">mtIO</text:span><text:bookmark-end text:name="__DdeLink__6014_21033616"/><text:bookmark-end text:name="__DdeLink__5292_17034554181"/> — <text:span text:style-name="T462">разделитель полей в операциях ввода вывода, устанавливается для каждого <text:s text:c="9"/><text:tab/>задания.</text:span></text:p>
      <text:p text:style-name="P159">%<text:span text:style-name="T428">nameMod — имя исполняемого модуля.</text:span></text:p>
      <text:p text:style-name="P239"><text:span text:style-name="T161">%</text:span><text:bookmark-start text:name="__DdeLink__5292_1703455418"/>idDiv<text:bookmark-end text:name="__DdeLink__5292_1703455418"/> — текущее устройство ввода-вывода.</text:p>
      <text:p text:style-name="P239"><text:span text:style-name="T161">%</text:span><text:bookmark-start text:name="__DdeLink__5296_1703455418"/>isTr<text:bookmark-end text:name="__DdeLink__5296_1703455418"/>- статус транзакции. Выполняется ли код внутри транзакции.</text:p>
      <text:p text:style-name="P239"><text:span text:style-name="T161">%</text:span><text:bookmark-start text:name="__DdeLink__5288_1703455418"/><text:bookmark-start text:name="__DdeLink__5292_1131364853"/>idJob<text:bookmark-end text:name="__DdeLink__5288_1703455418"/><text:bookmark-end text:name="__DdeLink__5292_1131364853"/> — ID выполняющегося задания.</text:p>
      <text:p text:style-name="P196"><text:span text:style-name="T161">%</text:span><text:bookmark-start text:name="__DdeLink__5290_1703455418"/><text:bookmark-start text:name="__DdeLink__3513_1573083751"/>id<text:span text:style-name="T368">Do</text:span><text:bookmark-end text:name="__DdeLink__5290_1703455418"/><text:bookmark-end text:name="__DdeLink__3513_1573083751"/> — ID <text:span text:style-name="T369">блока Do</text:span>.</text:p>
      <text:p text:style-name="P225"><text:bookmark-start text:name="__DdeLink__3511_1573083751"/><text:span text:style-name="T161">%</text:span><text:bookmark-start text:name="__DdeLink__5294_1703455418"/>statDo<text:bookmark-end text:name="__DdeLink__3511_1573083751"/><text:bookmark-end text:name="__DdeLink__5294_1703455418"/> — Статус выполнения программы.</text:p>
      <text:h text:style-name="Heading_20_2" text:outline-level="2"><text:bookmark-start text:name="__RefHeading___Toc13331_663375124"/>Свойства любых переменных.<text:bookmark-end text:name="__RefHeading___Toc13331_663375124"/></text:h>
      <text:p text:style-name="Standard">У каждой переменной есть предопределенные свойства </text:p>
      <text:p text:style-name="P234"><text:span text:style-name="T283">refData</text:span><text:span text:style-name="T201">.</text:span><text:span text:style-name="T4">%</text:span><text:span text:style-name="T202">type</text:span> - тип переменной</text:p>
      <text:p text:style-name="P234"><text:span text:style-name="T283">refData</text:span><text:span text:style-name="T201">.</text:span><text:span text:style-name="T4">%</text:span><text:span text:style-name="T203">byte</text:span> - размер переменной <text:span text:style-name="T390">в байтах</text:span> в строково<text:span text:style-name="T358">й </text:span><text:span text:style-name="T34">форме</text:span></text:p>
      <text:p text:style-name="P234"><text:span text:style-name="T283">refData</text:span><text:span text:style-name="T201">.</text:span><text:bookmark-start text:name="__DdeLink__3444_751070585"/><text:span text:style-name="T4">%</text:span><text:span text:style-name="T202">size</text:span> - размер переменной <text:span text:style-name="T390">в символах</text:span> в строково<text:span text:style-name="T358">й </text:span><text:span text:style-name="T34">форме</text:span></text:p>
      <text:p text:style-name="P234"><text:span text:style-name="T283">refData</text:span><text:span text:style-name="T201">.</text:span><text:span text:style-name="T4">%</text:span><text:span text:style-name="T202">stat</text:span> - <text:span text:style-name="T351">состояние переменной</text:span><text:span text:style-name="T350">.</text:span></text:p>
      <text:p text:style-name="Standard"><text:bookmark-end text:name="__DdeLink__3444_751070585"/>Тип результата устанавливается в соответствии с типом свойства.</text:p>
      <text:p text:style-name="P48"/>
      <text:h text:style-name="Heading_20_2" text:outline-level="2"><text:bookmark-start text:name="__RefHeading___Toc5985_511408176"/>Методы Данных.<text:bookmark-end text:name="__RefHeading___Toc5985_511408176"/></text:h>
      <text:h text:style-name="Heading_20_3" text:outline-level="3"><text:bookmark-start text:name="__RefHeading___Toc11627_1445465532"/>Конструктор объекта.<text:bookmark-end text:name="__RefHeading___Toc11627_1445465532"/></text:h>
      <text:p text:style-name="P298"><text:span text:style-name="T46">refData</text:span>.%<text:bookmark-start text:name="__DdeLink__17288_1445465532"/><text:span text:style-name="T466">objNew</text:span><text:bookmark-end text:name="__DdeLink__17288_1445465532"/><text:span text:style-name="T256">( <text:s/>&lt;</text:span><text:span text:style-name="T262">expArg </text:span><text:span text:style-name="T256">&lt;,</text:span><text:span text:style-name="T262">expArg</text:span><text:span text:style-name="T256">&gt;,&gt;</text:span><text:span text:style-name="T262">Type</text:span><text:span text:style-name="T256"> <text:s/>)</text:span></text:p>
      <text:p text:style-name="P298"><text:span text:style-name="T283">refData-</text:span><text:span text:style-name="T413">ссылка на данные дерева.</text:span></text:p>
      <text:p text:style-name="P298"><text:span text:style-name="T285">e</text:span><text:span text:style-name="T284">xpArg -</text:span><text:span text:style-name="T413">аргументы передаваемые конструктору.</text:span></text:p>
      <text:p text:style-name="P300"><text:span text:style-name="T281">Type -</text:span><text:span text:style-name="T411">т</text:span><text:span text:style-name="T416">и</text:span><text:span text:style-name="T411">п переменной.</text:span></text:p>
      <text:p text:style-name="P301"><text:span text:style-name="T411">В переменной </text:span><text:span text:style-name="T283">refDat</text:span><text:span text:style-name="T281">a </text:span><text:span text:style-name="T411">создается объект типа <text:s/></text:span><text:span text:style-name="T284">Type </text:span><text:span text:style-name="T411">и вызывается метод Type.</text:span><text:span text:style-name="T415">N</text:span><text:span text:style-name="T411">ew</text:span><text:span text:style-name="T414">(&lt;</text:span><text:span text:style-name="T413">expArg</text:span><text:span text:style-name="T414">&lt;,</text:span><text:span text:style-name="T413">expArg</text:span><text:span text:style-name="T414">&gt;&gt; ) , </text:span><text:span text:style-name="T411">если он есть в модуле.</text:span></text:p>
      <text:p text:style-name="P280">Например:</text:p>
      <text:p text:style-name="P280">Do [1,<text:span text:style-name="T467">2</text:span>].<text:span text:style-name="T4">%</text:span><text:bookmark-start text:name="__DdeLink__17288_14454655321"/><text:span text:style-name="T204">objNew</text:span><text:bookmark-end text:name="__DdeLink__17288_14454655321"/><text:span text:style-name="T4">(</text:span><text:span text:style-name="T205">1,2,a,b,nameObj</text:span><text:span text:style-name="T4">);</text:span></text:p>
      <text:p text:style-name="P280"><text:span text:style-name="T467">Set</text:span> [1,<text:span text:style-name="T467">2</text:span>].<text:span text:style-name="T4">%</text:span><text:bookmark-start text:name="__DdeLink__17288_144546553211"/><text:span text:style-name="T204">objNew</text:span><text:bookmark-end text:name="__DdeLink__17288_144546553211"/><text:span text:style-name="T4">(</text:span><text:span text:style-name="T205">1,2,a,b)=nameObj</text:span><text:span text:style-name="T4">;</text:span></text:p>
      <text:p text:style-name="P281"><text:bookmark-start text:name="__DdeLink__28682_1445465532"/>Do [1,<text:span text:style-name="T467">2</text:span>].<text:span text:style-name="T4">%</text:span><text:bookmark-start text:name="__DdeLink__17288_144546553212"/><text:span text:style-name="T204">objNew</text:span><text:bookmark-end text:name="__DdeLink__17288_144546553212"/><text:span text:style-name="T4">(</text:span><text:span text:style-name="T205">nameObj</text:span><text:span text:style-name="T4">);</text:span></text:p>
      <text:p text:style-name="P306"><text:span text:style-name="T467">Set [1,2].</text:span><text:span text:style-name="T201">%</text:span><text:bookmark-start text:name="__DdeLink__17288_1445465532111"/><text:span text:style-name="T204">objNew</text:span><text:bookmark-end text:name="__DdeLink__17288_1445465532111"/><text:span text:style-name="T205">=nameObj</text:span><text:span text:style-name="T201">;</text:span></text:p>
      <text:h text:style-name="Heading_20_3" text:outline-level="3"><text:bookmark-start text:name="__RefHeading___Toc10381_4080195891"/><text:change text:change-id="ct94810005414016"/><text:span text:style-name="T477">О</text:span>бход данных.<text:bookmark-end text:name="__RefHeading___Toc10381_4080195891"/></text:h>
      <text:p text:style-name="P117"><text:span text:style-name="T322">r</text:span><text:span text:style-name="T46">efData</text:span><text:span text:style-name="T322">.</text:span><text:span text:style-name="T4">%</text:span><text:bookmark-start text:name="__DdeLink__18479_234537576"/><text:bookmark-start text:name="__DdeLink__12926_2096580878"/><text:span text:style-name="T197">sys</text:span><text:bookmark-end text:name="__DdeLink__18479_234537576"/><text:span text:style-name="T4">Query</text:span><text:bookmark-end text:name="__DdeLink__12926_2096580878"/><text:span text:style-name="T256">(</text:span><text:span text:style-name="T8">expLabel </text:span><text:span text:style-name="T264">&lt;</text:span><text:span text:style-name="T8"> , expMod,</text:span><text:bookmark-start text:name="__DdeLink__10382_4080195891"/><text:span text:style-name="T273">isProp</text:span><text:bookmark-end text:name="__DdeLink__10382_4080195891"/><text:span text:style-name="T264">&gt;</text:span><text:span text:style-name="T8"> </text:span><text:span text:style-name="T256">)</text:span></text:p>
      <text:p text:style-name="P117"><text:s text:c="5"/><text:span text:style-name="T8">expLabel</text:span> – <text:span text:style-name="T478">метка функции обработки вершины,</text:span></text:p>
      <text:p text:style-name="P117"><text:s text:c="5"/><text:span text:style-name="T8">expMod</text:span> – <text:span text:style-name="T478">модуль функции обработки вершины</text:span>.</text:p>
      <text:p text:style-name="P118"><text:span text:style-name="T273"><text:s text:c="5"/>IsProp </text:span><text:span text:style-name="T398">-будет ли метод обходить свойства узла, если ~=0 , то да, при обходе узла сначала будут обходиться свойства узла , а только затем его потомки.</text:span></text:p>
      <text:p text:style-name="P142"><text:span text:style-name="T398">В</text:span><text:span text:style-name="T393">ызов программы обработки будет осуществляться в </text:span><text:span text:style-name="T399">новом</text:span><text:span text:style-name="T393"> контексте </text:span><text:span text:style-name="T399">и в задании</text:span><text:span text:style-name="T393"> текущей программы.</text:span></text:p>
      <text:p text:style-name="P96"><text:bookmark-end text:name="__DdeLink__28682_1445465532"/>Этой функции в качестве аргументов передаются :</text:p>
      <text:p text:style-name="P96"><text:span text:style-name="T505">1.</text:span> <text:span text:style-name="T505">признак свойства, если этот аргумент =1, то передано свойство узла иначе передан узел,</text:span></text:p>
      <text:p text:style-name="P97">2. последний индекс узла,</text:p>
      <text:p text:style-name="P97">3. данные в узле,</text:p>
      <text:p text:style-name="P97">4..N полный путь к узлу.</text:p>
      <text:p text:style-name="P98">Программа обработки должна возвращать 0, для продолжения.</text:p>
      <text:h text:style-name="Heading_20_3" text:outline-level="3"><text:bookmark-start text:name="__RefHeading___Toc5987_511408176"/><text:soft-page-break/>Чтение <text:span text:style-name="T468">Ini</text:span> файлов.<text:bookmark-end text:name="__RefHeading___Toc5987_511408176"/></text:h>
      <text:p text:style-name="P279">Выполняется как метод Индексированых данных. <text:span text:style-name="T375"><text:s/></text:span><text:span text:style-name="T255">pathFile</text:span> — выражение строковое значение которого <text:span text:style-name="T375">является именем</text:span> файл<text:span text:style-name="T375">а</text:span>. <text:span text:style-name="T45">Чтение происходит в индексированую переменную r</text:span><text:span text:style-name="T46">efData</text:span><text:span text:style-name="T45">.</text:span></text:p>
      <text:p text:style-name="P299"><text:span text:style-name="T46">refData</text:span>.%<text:bookmark-start text:name="__DdeLink__5990_511408176"/>iniRead<text:bookmark-end text:name="__DdeLink__5990_511408176"/>(<text:span text:style-name="T354">pathFile</text:span><text:change-start text:change-id="ct94810005616688"/><text:span text:style-name="T355">&lt;,</text:span><text:span text:style-name="T354">pathFile...</text:span><text:span text:style-name="T355">&gt;</text:span><text:span text:style-name="T354"> </text:span><text:change-end text:change-id="ct94810005616688"/>)</text:p>
      <text:p text:style-name="P278">Например:</text:p>
      <text:p text:style-name="P278"><text:bookmark-start text:name="__DdeLink__6580_931477768"/>Do [1].<text:span text:style-name="T4">%iniRead(«srv.</text:span><text:span text:style-name="T207">ini»</text:span><text:span text:style-name="T4">);</text:span><text:bookmark-end text:name="__DdeLink__6580_931477768"/></text:p>
      <text:h text:style-name="P407" text:outline-level="3"><text:bookmark-start text:name="__RefHeading___Toc5989_511408176"/><text:span text:style-name="T45">Запись</text:span> <text:span text:style-name="T468">Ini</text:span> файлов.<text:bookmark-end text:name="__RefHeading___Toc5989_511408176"/></text:h>
      <text:p text:style-name="P27">Выполняется как метод Индексированых данных. <text:span text:style-name="T255">pathFile</text:span> — выражение строковое значение которого <text:span text:style-name="T375">является именем</text:span> файл<text:span text:style-name="T375">а</text:span>. <text:span text:style-name="T45">Запись происходит в </text:span><text:change text:change-id="ct94810005612704"/><text:change-start text:change-id="ct94810005623456"/><text:span text:style-name="T325">файл </text:span><text:span text:style-name="T286">pathFile</text:span><text:change-end text:change-id="ct94810005623456"/><text:span text:style-name="T45">.</text:span></text:p>
      <text:p text:style-name="P297"><text:span text:style-name="T46">refData</text:span>.%<text:bookmark-start text:name="__DdeLink__5992_511408176"/>ini<text:span text:style-name="T45">Write</text:span><text:bookmark-end text:name="__DdeLink__5992_511408176"/>(<text:span text:style-name="T354">pathFile</text:span>)</text:p>
      <text:p text:style-name="P279">Например:</text:p>
      <text:p text:style-name="P279"><text:span text:style-name="T316">Do [1]</text:span><text:span text:style-name="T4">.%ini</text:span><text:span text:style-name="T200">Write</text:span><text:span text:style-name="T4">(«srv.</text:span><text:span text:style-name="T207">ini»</text:span><text:span text:style-name="T4">);</text:span></text:p>
      <text:h text:style-name="Heading_20_3" text:outline-level="3"><text:bookmark-start text:name="__RefHeading___Toc13333_663375124"/>Строковые<text:span text:style-name="T59"> </text:span>свойства<text:span text:style-name="T59">.</text:span><text:bookmark-end text:name="__RefHeading___Toc13333_663375124"/></text:h>
      <text:p text:style-name="P162">Перед выполнением этих свойств переменная преобразуется к строковому формату.</text:p>
      <text:p text:style-name="Standard"><text:bookmark-start text:name="__DdeLink__2500_32060980"/><text:tab/>Действия над символами строки.</text:p>
      <text:p text:style-name="Standard"><text:span text:style-name="T8">StartInd</text:span>- <text:span text:style-name="T350">индекс символа с которого надо выполнять указанное действие.</text:span></text:p>
      <text:p text:style-name="Standard"><text:span text:style-name="T8">Count</text:span> — количество символо<text:span text:style-name="T437">в</text:span> участвующих в действии.</text:p>
      <text:p text:style-name="P48"/>
      <text:p text:style-name="Standard">1. <text:span text:style-name="T350">Получить </text:span><text:span text:style-name="T353">Count</text:span><text:span text:style-name="T350"> символов строки начиная с </text:span>символа с индексом <text:span text:style-name="T8">startInd</text:span>. Если <text:span text:style-name="T8">Count</text:span> не задан то считается что он равен 1:</text:p>
      <text:p text:style-name="P30"><text:span text:style-name="T15"><text:s/></text:span><text:span text:style-name="T341">refData</text:span><text:span text:style-name="T15">.</text:span><text:span text:style-name="T221">%</text:span><text:span text:style-name="T222">str</text:span><text:bookmark-start text:name="__DdeLink__4959_390446501"/><text:span text:style-name="T4">Get</text:span><text:bookmark-end text:name="__DdeLink__4959_390446501"/><text:span text:style-name="T47">(</text:span><text:span text:style-name="T8">startInd </text:span><text:span text:style-name="T30">&lt;</text:span><text:span text:style-name="T8">,Count</text:span><text:span text:style-name="T30">&gt;</text:span><text:span text:style-name="T8"> </text:span><text:span text:style-name="T47">)</text:span></text:p>
      <text:p text:style-name="P221"><text:span text:style-name="T15"><text:s text:c="2"/></text:span>например<text:span text:style-name="T59">: [j1,j2]=[i1,i2,i3].</text:span><text:span text:style-name="T65">%</text:span><text:span text:style-name="T92">str</text:span><text:span text:style-name="T65">Get</text:span><text:span text:style-name="T166">(</text:span><text:span text:style-name="T59">5,3</text:span><text:span text:style-name="T166">)</text:span></text:p>
      <text:p text:style-name="Standard">2. Получить код символа строки с индексом <text:span text:style-name="T8">startInd</text:span></text:p>
      <text:p text:style-name="P30"><text:span text:style-name="T15"><text:s text:c="2"/></text:span><text:span text:style-name="T341">refData</text:span><text:span text:style-name="T15">.</text:span><text:span text:style-name="T221">%</text:span><text:span text:style-name="T222">str</text:span><text:bookmark-start text:name="__DdeLink__4961_390446501"/><text:span text:style-name="T65">Code</text:span><text:bookmark-end text:name="__DdeLink__4961_390446501"/><text:span text:style-name="T166">(</text:span><text:span text:style-name="T62">startInd</text:span><text:span text:style-name="T166">)</text:span></text:p>
      <text:p text:style-name="P221"><text:span text:style-name="T157"><text:s text:c="2"/></text:span>например<text:span text:style-name="T59">: [j1,j2]=[i1,i2,i3].</text:span><text:span text:style-name="T65">%</text:span><text:span text:style-name="T92">str</text:span><text:span text:style-name="T65">Code</text:span><text:span text:style-name="T59"> </text:span><text:span text:style-name="T166">(</text:span><text:span text:style-name="T59">5</text:span><text:span text:style-name="T166">)</text:span></text:p>
      <text:p text:style-name="Standard">3. Снять с вершины строки Count символов</text:p>
      <text:p text:style-name="P30"><text:span text:style-name="T15"><text:s text:c="2"/></text:span><text:span text:style-name="T341">refData</text:span><text:span text:style-name="T15">.</text:span><text:span text:style-name="T221">%</text:span><text:span text:style-name="T222">str</text:span><text:bookmark-start text:name="__DdeLink__4963_390446501"/><text:span text:style-name="T65">Pop</text:span><text:bookmark-end text:name="__DdeLink__4963_390446501"/><text:span text:style-name="T166">(</text:span><text:span text:style-name="T62">Count</text:span><text:span text:style-name="T59"> </text:span><text:span text:style-name="T166">)</text:span></text:p>
      <text:p text:style-name="P221"><text:span text:style-name="T157"><text:s text:c="2"/></text:span>например<text:span text:style-name="T59">: [j1,j2]=[i1,i2,i3].</text:span><text:span text:style-name="T65">%</text:span><text:span text:style-name="T92">str</text:span><text:span text:style-name="T65">Pop</text:span><text:span text:style-name="T166">(</text:span><text:span text:style-name="T59">2</text:span><text:span text:style-name="T166">)</text:span></text:p>
      <text:p text:style-name="Standard">4. Вставить в строку символы начиная с символа с индексом <text:span text:style-name="T8">startInd</text:span></text:p>
      <text:p text:style-name="P30"><text:span text:style-name="T15"><text:s text:c="2"/></text:span><text:span text:style-name="T341">refData</text:span><text:span text:style-name="T15">.</text:span><text:span text:style-name="T221">%</text:span><text:span text:style-name="T222">str</text:span><text:bookmark-start text:name="__DdeLink__4965_390446501"/><text:span text:style-name="T65">Ins</text:span><text:bookmark-end text:name="__DdeLink__4965_390446501"/><text:span text:style-name="T166">(</text:span><text:span text:style-name="T62">startInd</text:span><text:span text:style-name="T166">)</text:span></text:p>
      <text:p text:style-name="P221"><text:span text:style-name="T157"><text:s text:c="2"/></text:span>например<text:span text:style-name="T59">: [i1,i2,i3].</text:span><text:span text:style-name="T65">%</text:span><text:span text:style-name="T92">str</text:span><text:span text:style-name="T65">Ins</text:span><text:span text:style-name="T166">(</text:span><text:span text:style-name="T59">7</text:span><text:span text:style-name="T166">)</text:span><text:span text:style-name="T59">=[j1,j2]</text:span></text:p>
      <text:p text:style-name="P221"><text:span text:style-name="T59"><text:s text:c="4"/></text:span><text:span text:style-name="T169">или</text:span><text:span text:style-name="T59"> <text:s text:c="9"/></text:span><text:span text:style-name="T169">$2=[i1,i2,i3].</text:span><text:span text:style-name="T81">%</text:span><text:span text:style-name="T92">str</text:span><text:span text:style-name="T81">Ins</text:span><text:span text:style-name="T166">(</text:span><text:span text:style-name="T169">7,[j1,j2])</text:span></text:p>
      <text:p text:style-name="Standard">5.<text:span text:style-name="T350"> Заменить в строке </text:span><text:span text:style-name="T353">Count</text:span><text:span text:style-name="T350"> символов</text:span>:</text:p>
      <text:p text:style-name="P30"><text:span text:style-name="T15"><text:s text:c="2"/></text:span><text:span text:style-name="T341">refData</text:span><text:span text:style-name="T15">.</text:span><text:span text:style-name="T221">%</text:span><text:span text:style-name="T222">str</text:span><text:bookmark-start text:name="__DdeLink__4967_390446501"/><text:bookmark-start text:name="__DdeLink__10368_1390354560"/><text:span text:style-name="T65">Set</text:span><text:bookmark-end text:name="__DdeLink__4967_390446501"/><text:bookmark-end text:name="__DdeLink__10368_1390354560"/><text:span text:style-name="T166">(</text:span><text:span text:style-name="T59"> </text:span><text:span text:style-name="T62">startInd </text:span><text:span text:style-name="T49">&lt;</text:span><text:span text:style-name="T62">,Count</text:span><text:span text:style-name="T49">&gt;</text:span><text:span text:style-name="T59"> <text:s/></text:span><text:span text:style-name="T166">)</text:span></text:p>
      <text:p text:style-name="P221"><text:span text:style-name="T157"><text:s text:c="2"/></text:span>например<text:span text:style-name="T59">: [i1,i2,i3].</text:span><text:span text:style-name="T65">%</text:span><text:span text:style-name="T92">str</text:span><text:span text:style-name="T65">Set</text:span><text:span text:style-name="T59">(4,3)=[j1,j2]</text:span></text:p>
      <text:p text:style-name="Standard">6. <text:span text:style-name="T350">Удалить из массива </text:span><text:span text:style-name="T353">Count</text:span><text:span text:style-name="T350"> символов </text:span>начиная с символа с индексом <text:span text:style-name="T8">startInd</text:span></text:p>
      <text:p text:style-name="P30"><text:span text:style-name="T15"><text:s text:c="2"/></text:span><text:span text:style-name="T341">refData</text:span><text:span text:style-name="T15">.</text:span><text:span text:style-name="T221">%</text:span><text:span text:style-name="T222">str</text:span><text:bookmark-start text:name="__DdeLink__4969_390446501"/><text:span text:style-name="T65">Del</text:span><text:bookmark-end text:name="__DdeLink__4969_390446501"/><text:span text:style-name="T166">(</text:span><text:span text:style-name="T59"> </text:span><text:span text:style-name="T62">startInd </text:span><text:span text:style-name="T49">&lt;</text:span><text:span text:style-name="T62">,Count</text:span><text:span text:style-name="T49">&gt;</text:span><text:span text:style-name="T59"> <text:s/></text:span><text:span text:style-name="T166">)</text:span></text:p>
      <text:p text:style-name="P186"><text:span text:style-name="T157"><text:s text:c="2"/></text:span>например<text:span text:style-name="T59">:</text:span></text:p>
      <text:p text:style-name="P29"><text:s/>[j1,j2]=[i1,i2,i3].<text:span text:style-name="T403">%</text:span><text:span text:style-name="T408">str</text:span><text:bookmark-start text:name="__DdeLink__3413_1178641535"/><text:span text:style-name="T403">Del</text:span><text:bookmark-end text:name="__DdeLink__3413_1178641535"/><text:span text:style-name="T47">(</text:span>5,2<text:span text:style-name="T47">)</text:span></text:p>
      <text:p text:style-name="P208"><text:bookmark-end text:name="__DdeLink__2500_32060980"/>7. Найти подстроку <text:span text:style-name="T62">subStr</text:span> начиная с символа с индексом <text:span text:style-name="T8">startInd</text:span> если <text:span text:style-name="T8">startInd</text:span> не задан то поиск начинать с начала строки :</text:p>
      <text:p text:style-name="P221"><text:span text:style-name="T15"><text:s text:c="2"/>.</text:span><text:span text:style-name="T221">%</text:span><text:span text:style-name="T222">str</text:span><text:bookmark-start text:name="__DdeLink__4971_390446501"/><text:span text:style-name="T65">Find</text:span><text:bookmark-end text:name="__DdeLink__4971_390446501"/><text:span text:style-name="T166">(</text:span><text:span text:style-name="T59"> </text:span><text:span text:style-name="T62">subStr</text:span><text:span text:style-name="T49">&lt;</text:span><text:span text:style-name="T62">,startInd</text:span><text:span text:style-name="T49">&gt;</text:span><text:span text:style-name="T59"> </text:span><text:span text:style-name="T166">)</text:span></text:p>
      <text:p text:style-name="P194"><text:span text:style-name="T166">Р</text:span><text:span text:style-name="T167">езультат: позиция </text:span><text:span text:style-name="T168">первого искомого</text:span><text:span text:style-name="T167"> символа.</text:span></text:p>
      <text:p text:style-name="P186"><text:span text:style-name="T157"><text:s text:c="2"/></text:span>например<text:span text:style-name="T59">:</text:span></text:p>
      <text:p text:style-name="P29"><text:s/>[j1,j2]=[i1,i2,i3].<text:span text:style-name="T4">%</text:span><text:span text:style-name="T222">str</text:span><text:span text:style-name="T4">Find</text:span><text:span text:style-name="T47">(</text:span>ABC,2<text:span text:style-name="T47">)</text:span></text:p>
      <text:p text:style-name="Standard">8. В строке символы <text:span text:style-name="T8">charSource</text:span> заменить символами <text:span text:style-name="T8">charRepl</text:span><text:change-start text:change-id="ct94810005697216"/><text:span text:style-name="T8"> </text:span><text:span text:style-name="T486">только 1 вх</text:span><text:change-end text:change-id="ct94810005697216"/><text:change-start text:change-id="ct94810005675568"/><text:span text:style-name="T486">ождение</text:span><text:change-end text:change-id="ct94810005675568"/> если <text:soft-page-break/><text:span text:style-name="T8">charRepl</text:span> не задан то символы <text:span text:style-name="T8">charSource</text:span> удалить из строки:</text:p>
      <text:p text:style-name="P169"><text:span text:style-name="T15"><text:s text:c="2"/></text:span><text:span text:style-name="T341">refData</text:span><text:span text:style-name="T15">.</text:span><text:span text:style-name="T221">%</text:span><text:span text:style-name="T222">str</text:span><text:bookmark-start text:name="__DdeLink__10378_1178641535"/><text:bookmark-start text:name="__DdeLink__5304_1703455418"/><text:bookmark-start text:name="__DdeLink__4973_390446501"/><text:bookmark-start text:name="__DdeLink__4215_337561416"/><text:span text:style-name="T65">Repl</text:span><text:bookmark-end text:name="__DdeLink__10378_1178641535"/><text:bookmark-end text:name="__DdeLink__5304_1703455418"/><text:bookmark-end text:name="__DdeLink__4973_390446501"/><text:span text:style-name="T166">(</text:span><text:span text:style-name="T62">charSource</text:span><text:span text:style-name="T49">&lt;</text:span><text:span text:style-name="T62">,charRepl</text:span><text:span text:style-name="T49">&gt;</text:span><text:span text:style-name="T59"> </text:span><text:bookmark-end text:name="__DdeLink__4215_337561416"/><text:span text:style-name="T166">)</text:span></text:p>
      <text:p text:style-name="P167"><text:span text:style-name="T157"><text:s text:c="2"/></text:span>например<text:span text:style-name="T59">:</text:span></text:p>
      <text:p text:style-name="P88"><text:s/>[j1,j2]=[i1,i2,i3].<text:span text:style-name="T4">%</text:span><text:span text:style-name="T222">str</text:span><text:bookmark-start text:name="__DdeLink__4973_3904465011"/><text:span text:style-name="T4">Repl</text:span><text:bookmark-end text:name="__DdeLink__4973_3904465011"/><text:span text:style-name="T381">( </text:span>ABC,123<text:span text:style-name="T47">)</text:span></text:p>
      <text:p text:style-name="P224"><text:span text:style-name="T460">9</text:span>. В строке <text:span text:style-name="T460">все</text:span> символы <text:span text:style-name="T8">charSource</text:span> заменить символами <text:span text:style-name="T8">charRepl</text:span><text:change-start text:change-id="ct94809999265120"/><text:span text:style-name="T8"> </text:span><text:change-end text:change-id="ct94809999265120"/><text:change-start text:change-id="ct94810005719520"/><text:span text:style-name="T396">все вхождения</text:span><text:change-end text:change-id="ct94810005719520"/> если <text:span text:style-name="T8">charRepl</text:span> не задан то <text:span text:style-name="T460">все </text:span>символы <text:span text:style-name="T8">charSource</text:span> удалить из строки:</text:p>
      <text:p text:style-name="P169"><text:span text:style-name="T15"><text:s text:c="2"/></text:span><text:span text:style-name="T341">refData</text:span><text:span text:style-name="T15">.</text:span><text:span text:style-name="T221">%</text:span><text:bookmark-start text:name="__DdeLink__5923_2049368777"/><text:span text:style-name="T222">str</text:span><text:bookmark-start text:name="__DdeLink__4215_3375614161"/><text:bookmark-start text:name="__DdeLink__4973_3904465012"/><text:bookmark-start text:name="__DdeLink__5304_17034554181"/><text:bookmark-start text:name="__DdeLink__10378_11786415351"/><text:span text:style-name="T65">Repl</text:span><text:bookmark-end text:name="__DdeLink__4973_3904465012"/><text:bookmark-end text:name="__DdeLink__5304_17034554181"/><text:bookmark-end text:name="__DdeLink__10378_11786415351"/><text:span text:style-name="T84">ALL</text:span><text:bookmark-end text:name="__DdeLink__5923_2049368777"/><text:span text:style-name="T166">(</text:span><text:span text:style-name="T62">charSource</text:span><text:span text:style-name="T49">&lt;</text:span><text:span text:style-name="T62">,charRepl</text:span><text:span text:style-name="T49">&gt;</text:span><text:span text:style-name="T59"> </text:span><text:bookmark-end text:name="__DdeLink__4215_3375614161"/><text:span text:style-name="T166">)</text:span></text:p>
      <text:p text:style-name="P168"><text:span text:style-name="T157"><text:s text:c="2"/></text:span>например<text:span text:style-name="T59">:</text:span></text:p>
      <text:p text:style-name="P89"><text:s/>[j1,j2]=[i1,i2,i3].<text:span text:style-name="T4">%</text:span><text:span text:style-name="T222">str</text:span><text:bookmark-start text:name="__DdeLink__10378_117864153511"/><text:bookmark-start text:name="__DdeLink__5304_170345541811"/><text:bookmark-start text:name="__DdeLink__4973_39044650121"/><text:span text:style-name="T4">Repl</text:span><text:bookmark-end text:name="__DdeLink__10378_117864153511"/><text:bookmark-end text:name="__DdeLink__5304_170345541811"/><text:bookmark-end text:name="__DdeLink__4973_39044650121"/><text:span text:style-name="T199">ALL </text:span><text:span text:style-name="T381">( </text:span>ABC,123<text:span text:style-name="T47">)</text:span></text:p>
      <text:p text:style-name="P89"/>
      <text:p text:style-name="P90">10. Заменить символы <text:span text:style-name="T30">charSource</text:span> в строке <text:span text:style-name="T8">charStr </text:span><text:span text:style-name="T393">на символы <text:s/></text:span><text:span text:style-name="T30">charRepl.</text:span></text:p>
      <text:p text:style-name="P170"><text:span text:style-name="T15"><text:s text:c="2"/></text:span><text:span text:style-name="T341">refData</text:span><text:span text:style-name="T15">.</text:span><text:span text:style-name="T221">%</text:span><text:bookmark-start text:name="__DdeLink__5923_20493687771"/><text:span text:style-name="T222">str</text:span><text:bookmark-end text:name="__DdeLink__5923_20493687771"/><text:span text:style-name="T93">UpDate</text:span><text:bookmark-start text:name="__DdeLink__4215_33756141611"/><text:span text:style-name="T166">(</text:span><text:span text:style-name="T62">char</text:span><text:span text:style-name="T112">Str</text:span><text:span text:style-name="T62">,</text:span><text:span text:style-name="T49">charSource&lt;,charRepl&gt;</text:span><text:span text:style-name="T59"> </text:span><text:bookmark-end text:name="__DdeLink__4215_33756141611"/><text:span text:style-name="T166">)</text:span></text:p>
      <text:p text:style-name="P171"><text:span text:style-name="T157"><text:s text:c="2"/></text:span>например<text:span text:style-name="T59">:</text:span></text:p>
      <text:p text:style-name="P91"><text:s/>[j1,j2]=[i1,i2,i3].<text:span text:style-name="T4">%</text:span><text:bookmark-start text:name="__DdeLink__5923_204936877711"/><text:span text:style-name="T222">str</text:span><text:bookmark-end text:name="__DdeLink__5923_204936877711"/><text:span text:style-name="T223">UpDate</text:span><text:span text:style-name="T381">( </text:span>ABC<text:span text:style-name="T473">Dгщы</text:span>,<text:span text:style-name="T473">BCг,bcГ)</text:span></text:p>
      <text:p text:style-name="P92">Результат : AbcDГщы</text:p>
      <text:p text:style-name="P93"/>
      <text:h text:style-name="Heading_20_3" text:outline-level="3"><text:bookmark-start text:name="__RefHeading___Toc13335_663375124"/>Действия над полями строки.<text:bookmark-end text:name="__RefHeading___Toc13335_663375124"/></text:h>
      <text:p text:style-name="P208">Если <text:s/><text:span text:style-name="T8">Count</text:span> не задан то считать его равным 1. <text:s/><text:span text:style-name="T62">delimiter </text:span><text:span text:style-name="T127">разделитель полей в строке.</text:span></text:p>
      <text:p text:style-name="Standard">1. <text:span text:style-name="T350">Получить </text:span><text:span text:style-name="T353">Count</text:span><text:span text:style-name="T350"> полей строки начиная с поля</text:span> <text:span text:style-name="T8">startInd</text:span> , если <text:span text:style-name="T8">Count</text:span> не задан то считать <text:span text:style-name="T8">Count</text:span>=1:</text:p>
      <text:p text:style-name="P30"><text:span text:style-name="T15"><text:s text:c="2"/></text:span><text:span text:style-name="T341">refData</text:span><text:span text:style-name="T15">.</text:span><text:span text:style-name="T221">%</text:span><text:span text:style-name="T222">f</text:span><text:span text:style-name="T88">ield</text:span><text:bookmark-start text:name="__DdeLink__4977_390446501"/><text:span text:style-name="T65">Get</text:span><text:bookmark-end text:name="__DdeLink__4977_390446501"/><text:bookmark text:name="__DdeLink__2509_32060980"/><text:bookmark text:name="__DdeLink__2503_32060980"/><text:span text:style-name="T166">(</text:span><text:span text:style-name="T62">delimiter,startInd </text:span><text:span text:style-name="T49">&lt;</text:span><text:span text:style-name="T62">,Count</text:span><text:span text:style-name="T49">&gt;</text:span><text:span text:style-name="T59"> </text:span><text:span text:style-name="T166">)</text:span></text:p>
      <text:p text:style-name="P186"><text:span text:style-name="T157"><text:s text:c="2"/></text:span>например<text:span text:style-name="T59">:</text:span></text:p>
      <text:p text:style-name="P29"><text:s/>[j1,j2]=[i1,i2,i3].<text:span text:style-name="T4">%</text:span><text:span text:style-name="T222">f</text:span><text:span text:style-name="T221">ield</text:span><text:bookmark-start text:name="__DdeLink__3548_440298658"/><text:span text:style-name="T4">Get</text:span><text:bookmark-end text:name="__DdeLink__3548_440298658"/><text:span text:style-name="T47">( </text:span>',',5,3<text:span text:style-name="T430">)</text:span></text:p>
      <text:p text:style-name="Standard">2. Добавить поля в строку:</text:p>
      <text:p text:style-name="P30"><text:span text:style-name="T15"><text:s text:c="2"/></text:span><text:span text:style-name="T341">refData</text:span><text:span text:style-name="T15">.</text:span><text:span text:style-name="T221">%</text:span><text:span text:style-name="T222">f</text:span><text:span text:style-name="T88">ield</text:span><text:bookmark-start text:name="__DdeLink__4979_390446501"/><text:bookmark-start text:name="__DdeLink__3554_1138707225"/><text:span text:style-name="T4">Push</text:span><text:bookmark-end text:name="__DdeLink__4979_390446501"/><text:bookmark-end text:name="__DdeLink__3554_1138707225"/><text:span text:style-name="T47">(</text:span><text:span text:style-name="T8">delimiter</text:span><text:span text:style-name="T47">)</text:span></text:p>
      <text:p text:style-name="P186"><text:span text:style-name="T15"><text:s text:c="2"/></text:span>например</text:p>
      <text:p text:style-name="P29"><text:s/>[i1,i2,i3].<text:span text:style-name="T4">%</text:span><text:span text:style-name="T222">f</text:span><text:span text:style-name="T221">ield</text:span><text:span text:style-name="T4">Push</text:span><text:span text:style-name="T47">(</text:span>'.'<text:span text:style-name="T47">)</text:span>=[j1,j2]<text:change-start text:change-id="ct94810005670928"/></text:p>
      <text:p text:style-name="P128">Если добавляем<text:change-end text:change-id="ct94810005670928"/><text:change-start text:change-id="ct94810005693488"/>ая строка не указана, то добавляется только разделитель.</text:p>
      <text:p text:style-name="P128"><text:s/>Например:</text:p>
      <text:p text:style-name="P129"><text:s/>[i1,i2,i3].<text:span text:style-name="T4">%</text:span><text:span text:style-name="T222">f</text:span><text:span text:style-name="T221">ield</text:span><text:span text:style-name="T4">Push</text:span><text:span text:style-name="T47">(</text:span><text:bookmark-start text:name="__DdeLink__10296_1375532934"/>'.'<text:bookmark-end text:name="__DdeLink__10296_1375532934"/><text:span text:style-name="T47">)</text:span></text:p>
      <text:p text:style-name="P251"><text:change-end text:change-id="ct94810005693488"/>3. Снять с вершины строки <text:span text:style-name="T8">Count</text:span> полей если <text:s/><text:span text:style-name="T8">Count</text:span> не задан то считать <text:s/><text:span text:style-name="T8">Count</text:span>=1.</text:p>
      <text:p text:style-name="P30"><text:span text:style-name="T15"><text:s text:c="2"/></text:span><text:span text:style-name="T341">refData</text:span><text:span text:style-name="T15">.</text:span><text:span text:style-name="T221">%</text:span><text:span text:style-name="T222">f</text:span><text:span text:style-name="T88">ield</text:span><text:bookmark-start text:name="__DdeLink__4981_390446501"/><text:bookmark-start text:name="__DdeLink__3556_1138707225"/><text:span text:style-name="T65">Pop</text:span><text:bookmark-end text:name="__DdeLink__4981_390446501"/><text:bookmark-end text:name="__DdeLink__3556_1138707225"/><text:span text:style-name="T166">(</text:span><text:span text:style-name="T59"> </text:span><text:span text:style-name="T62">delimiter</text:span><text:span text:style-name="T49">&lt;</text:span><text:span text:style-name="T62">,Count</text:span><text:span text:style-name="T49">&gt;</text:span><text:span text:style-name="T59"> <text:s/></text:span><text:span text:style-name="T166">)</text:span></text:p>
      <text:p text:style-name="P186"><text:span text:style-name="T157"><text:s text:c="2"/></text:span>например</text:p>
      <text:p text:style-name="P28"><text:s/>[j1,j2]=[i1,i2,i3].<text:span text:style-name="T4">%</text:span><text:span text:style-name="T222">f</text:span><text:span text:style-name="T221">ield</text:span><text:span text:style-name="T4">Pop</text:span><text:span text:style-name="T47">(</text:span><text:change text:change-id="ct94810005769248"/><text:change-start text:change-id="ct94810005769488"/><text:span text:style-name="T47">'.'</text:span><text:change-end text:change-id="ct94810005769488"/>,2<text:span text:style-name="T47">)</text:span></text:p>
      <text:p text:style-name="Standard"><text:span text:style-name="T59">4. </text:span>Вставить<text:span text:style-name="T59"> </text:span>в<text:span text:style-name="T59"> </text:span>строку<text:span text:style-name="T59"> </text:span>поля</text:p>
      <text:p text:style-name="P30"><text:span text:style-name="T157"><text:s text:c="2"/></text:span><text:span text:style-name="T155">refData</text:span><text:span text:style-name="T157">.</text:span><text:span text:style-name="T88">%</text:span><text:span text:style-name="T92">f</text:span><text:span text:style-name="T88">ield</text:span><text:bookmark-start text:name="__DdeLink__4983_390446501"/><text:bookmark-start text:name="__DdeLink__3558_1138707225"/><text:span text:style-name="T65">Ins</text:span><text:bookmark-end text:name="__DdeLink__4983_390446501"/><text:bookmark-end text:name="__DdeLink__3558_1138707225"/><text:span text:style-name="T166">(</text:span><text:span text:style-name="T62">delimiter,startInd</text:span><text:span text:style-name="T166">)</text:span></text:p>
      <text:p text:style-name="P186"><text:span text:style-name="T157"><text:s text:c="2"/></text:span>например<text:span text:style-name="T59">:</text:span></text:p>
      <text:p text:style-name="P29"><text:s/>[i1,i2,i3].<text:span text:style-name="T4">%</text:span><text:span text:style-name="T222">f</text:span><text:span text:style-name="T221">ield</text:span><text:span text:style-name="T4">Ins</text:span><text:span text:style-name="T47">(</text:span>'/',7<text:span text:style-name="T47">)</text:span>=[<text:change-start text:change-id="ct94810005852640"/><text:span text:style-name="T48">j0</text:span><text:change-end text:change-id="ct94810005852640"/><text:change text:change-id="ct94810005848800"/>,j1,j2]</text:p>
      <text:p text:style-name="Standard"><text:span text:style-name="T316">5</text:span><text:span text:style-name="T350">. Заменить в строке </text:span><text:span text:style-name="T353">Count</text:span><text:span text:style-name="T350"> полей начиная с поля </text:span><text:span text:style-name="T353">startInd</text:span></text:p>
      <text:p text:style-name="P30"><text:span text:style-name="T15"><text:s text:c="2"/></text:span><text:span text:style-name="T341">refData</text:span><text:span text:style-name="T15">.</text:span><text:span text:style-name="T221">%</text:span><text:span text:style-name="T222">f</text:span><text:span text:style-name="T88">ield</text:span><text:bookmark-start text:name="__DdeLink__4985_390446501"/><text:span text:style-name="T65">Set</text:span><text:bookmark-end text:name="__DdeLink__4985_390446501"/><text:span text:style-name="T166">(</text:span><text:span text:style-name="T62"> delimiter,startInd </text:span><text:change text:change-id="ct94810005843232"/><text:span text:style-name="T62">,Count</text:span><text:change text:change-id="ct94810005845152"/><text:span text:style-name="T62"> <text:s/></text:span><text:span text:style-name="T166">)</text:span></text:p>
      <text:p text:style-name="P186"><text:span text:style-name="T157"><text:s text:c="2"/></text:span>например</text:p>
      <text:p text:style-name="P29"><text:s/>[i1,i2,i3].<text:span text:style-name="T4">%</text:span><text:span text:style-name="T222">f</text:span><text:span text:style-name="T221">ield</text:span><text:bookmark-start text:name="__DdeLink__3560_1138707225"/><text:span text:style-name="T4">Set</text:span><text:bookmark-end text:name="__DdeLink__3560_1138707225"/><text:span text:style-name="T47">(</text:span>'-',4,3<text:span text:style-name="T47">)</text:span>=[j1,j2]</text:p>
      <text:p text:style-name="P29"><text:s/><text:span text:style-name="T431">$3</text:span>.<text:span text:style-name="T403">%</text:span><text:span text:style-name="T408">f</text:span><text:span text:style-name="T407">ield</text:span><text:bookmark-start text:name="__DdeLink__3560_11387072251"/><text:span text:style-name="T403">Set</text:span><text:bookmark-end text:name="__DdeLink__3560_11387072251"/><text:span text:style-name="T47">(</text:span>'-',4,3<text:span text:style-name="T47">)</text:span>=<text:span text:style-name="T431">'AB'</text:span></text:p>
      <text:p text:style-name="P111"/>
      <text:p text:style-name="Standard">6<text:span text:style-name="T352">. </text:span><text:span text:style-name="T350">Удалить в строке </text:span><text:span text:style-name="T353">Count</text:span><text:span text:style-name="T350"> полей начиная с поля </text:span><text:span text:style-name="T353">startInd</text:span></text:p>
      <text:p text:style-name="P30"><text:span text:style-name="T15"><text:s text:c="2"/></text:span><text:span text:style-name="T341">refData</text:span><text:span text:style-name="T15">.</text:span><text:span text:style-name="T221">%</text:span><text:span text:style-name="T222">f</text:span><text:span text:style-name="T88">ield</text:span><text:bookmark-start text:name="__DdeLink__4987_390446501"/><text:bookmark-start text:name="__DdeLink__3562_1138707225"/><text:span text:style-name="T65">Del</text:span><text:bookmark-end text:name="__DdeLink__4987_390446501"/><text:bookmark-end text:name="__DdeLink__3562_1138707225"/><text:span text:style-name="T166">(</text:span><text:span text:style-name="T62"> delimiter,startInd </text:span><text:span text:style-name="T49">&lt;</text:span><text:span text:style-name="T62">,Count</text:span><text:span text:style-name="T49">&gt;</text:span><text:span text:style-name="T62"> <text:s/></text:span><text:span text:style-name="T166">)</text:span></text:p>
      <text:p text:style-name="P186"><text:span text:style-name="T157"><text:s text:c="2"/></text:span>например</text:p>
      <text:p text:style-name="P29"><text:s/>[j1,j2]=[i1,i2,i3].<text:span text:style-name="T4">%</text:span><text:span text:style-name="T222">f</text:span><text:span text:style-name="T221">ield</text:span><text:span text:style-name="T4">Del</text:span><text:span text:style-name="T47">(</text:span>'-',5,2<text:span text:style-name="T47">)</text:span></text:p>
      <text:p text:style-name="P29"><text:s/></text:p>
      <text:p text:style-name="P124">7. Определить количество полей в строке.</text:p>
      <text:p text:style-name="P247"><text:span text:style-name="T15"><text:s text:c="2"/></text:span><text:span text:style-name="T341">refData</text:span><text:span text:style-name="T15">.</text:span><text:span text:style-name="T221">%</text:span><text:span text:style-name="T222">f</text:span><text:span text:style-name="T88">ield</text:span><text:bookmark-start text:name="__DdeLink__4987_3904465011"/><text:bookmark-start text:name="__DdeLink__3562_11387072251"/><text:span text:style-name="T95">C</text:span><text:bookmark-end text:name="__DdeLink__4987_3904465011"/><text:bookmark-end text:name="__DdeLink__3562_11387072251"/><text:span text:style-name="T95">ount</text:span><text:span text:style-name="T166">(</text:span><text:span text:style-name="T62"> delimiter <text:s/></text:span><text:span text:style-name="T166">)</text:span></text:p>
      <text:p text:style-name="P247"><text:soft-page-break/><text:span text:style-name="T157"><text:s text:c="2"/></text:span>например</text:p>
      <text:p text:style-name="P126"><text:s/>[j1,j2]=[i1,i2,i3].<text:span text:style-name="T4">%</text:span><text:span text:style-name="T222">f</text:span><text:span text:style-name="T221">ield</text:span><text:bookmark-start text:name="__DdeLink__4987_39044650111"/><text:bookmark-start text:name="__DdeLink__3562_113870722511"/><text:span text:style-name="T225">C</text:span><text:bookmark-end text:name="__DdeLink__4987_39044650111"/><text:bookmark-end text:name="__DdeLink__3562_113870722511"/><text:span text:style-name="T225">ount</text:span><text:span text:style-name="T47">(</text:span>'-'<text:span text:style-name="T47">)</text:span></text:p>
      <text:p text:style-name="P124"/>
      <text:h text:style-name="Heading_20_3" text:outline-level="3"><text:bookmark-start text:name="__RefHeading___Toc13337_663375124"/><text:span text:style-name="T442">Действия над</text:span> списк<text:span text:style-name="T442">ами</text:span>.<text:bookmark-end text:name="__RefHeading___Toc13337_663375124"/></text:h>
      <text:p text:style-name="Standard">1.<text:span text:style-name="T350"> Получить </text:span><text:span text:style-name="T353">Count</text:span><text:span text:style-name="T350"> элементов </text:span>списка начиная с <text:span text:style-name="T8">startInd</text:span></text:p>
      <text:p text:style-name="P30"><text:span text:style-name="T15"><text:s text:c="2"/></text:span><text:span text:style-name="T341">refData</text:span><text:span text:style-name="T15">.</text:span><text:span text:style-name="T221">%</text:span><text:span text:style-name="T222">l</text:span><text:span text:style-name="T88">ist</text:span><text:bookmark-start text:name="__DdeLink__4989_390446501"/><text:bookmark-start text:name="__DdeLink__3581_2060360639"/><text:span text:style-name="T65">Get</text:span><text:bookmark-end text:name="__DdeLink__4989_390446501"/><text:bookmark-end text:name="__DdeLink__3581_2060360639"/><text:span text:style-name="T166">(</text:span><text:span text:style-name="T62">startInd </text:span><text:span text:style-name="T49">&lt;</text:span><text:span text:style-name="T62">,Count</text:span><text:span text:style-name="T49">&gt;</text:span><text:span text:style-name="T59"> <text:s/></text:span><text:span text:style-name="T166">)</text:span></text:p>
      <text:p text:style-name="P221"><text:span text:style-name="T157"><text:s text:c="2"/></text:span>например <text:s/><text:span text:style-name="T59"><text:s/>[j1,j2]=[i1,i2,i3].</text:span><text:span text:style-name="T65">%</text:span><text:span text:style-name="T92">l</text:span><text:span text:style-name="T88">ist</text:span><text:span text:style-name="T65">Get</text:span><text:span text:style-name="T166">(</text:span><text:span text:style-name="T59">5,3</text:span><text:span text:style-name="T166">)</text:span></text:p>
      <text:p text:style-name="Standard"><text:bookmark-start text:name="__DdeLink__12941_73499796"/>2. Добавить к списку другой список</text:p>
      <text:p text:style-name="P30"><text:span text:style-name="T15"><text:s text:c="2"/></text:span><text:bookmark-start text:name="__DdeLink__6983_1889783592"/><text:span text:style-name="T341">refData</text:span><text:span text:style-name="T15">.</text:span><text:span text:style-name="T221">%</text:span><text:span text:style-name="T222">l</text:span><text:span text:style-name="T88">ist</text:span><text:bookmark-start text:name="__DdeLink__4991_390446501"/><text:span text:style-name="T65">Push</text:span><text:bookmark-end text:name="__DdeLink__6983_1889783592"/><text:bookmark-end text:name="__DdeLink__4991_390446501"/></text:p>
      <text:p text:style-name="P186"><text:span text:style-name="T157"><text:s text:c="2"/></text:span>например</text:p>
      <text:p text:style-name="P29"><text:s text:c="3"/>[i1,i2,i3].<text:span text:style-name="T4">%</text:span><text:span text:style-name="T222">l</text:span><text:span text:style-name="T221">ist</text:span><text:span text:style-name="T4">Push</text:span>=[j1,j2]</text:p>
      <text:p text:style-name="Standard">3. Снять с вершины списка <text:span text:style-name="T8">Count</text:span> элементов списка</text:p>
      <text:p text:style-name="P30"><text:span text:style-name="T15"><text:s text:c="4"/></text:span><text:span text:style-name="T341">refData</text:span><text:span text:style-name="T15">.</text:span><text:span text:style-name="T221">%</text:span><text:span text:style-name="T222">l</text:span><text:span text:style-name="T88">ist</text:span><text:bookmark-start text:name="__DdeLink__4993_390446501"/><text:span text:style-name="T65">Pop</text:span><text:bookmark-end text:name="__DdeLink__4993_390446501"/><text:span text:style-name="T166">(</text:span><text:span text:style-name="T62">Count</text:span><text:span text:style-name="T59"> </text:span><text:span text:style-name="T166">)</text:span></text:p>
      <text:p text:style-name="P30"><text:span text:style-name="T15"><text:s text:c="4"/></text:span><text:span text:style-name="T341">refData</text:span><text:span text:style-name="T15">.</text:span><text:span text:style-name="T221">%</text:span><text:span text:style-name="T222">l</text:span><text:span text:style-name="T88">ist</text:span><text:bookmark-start text:name="__DdeLink__4993_3904465011"/><text:span text:style-name="T65">Pop</text:span><text:bookmark-end text:name="__DdeLink__4993_3904465011"/><text:span text:style-name="T59"> - <text:s/>Снять с вершины списка </text:span><text:span text:style-name="T166">1</text:span><text:span text:style-name="T59"> элемент</text:span></text:p>
      <text:p text:style-name="P193"><text:span text:style-name="T157"><text:s text:c="2"/></text:span>например</text:p>
      <text:p text:style-name="P29"><text:s/>[j1,j2]=[i1,i2,i3].<text:span text:style-name="T4">%</text:span><text:span text:style-name="T222">l</text:span><text:span text:style-name="T221">ist</text:span><text:span text:style-name="T4">Pop</text:span><text:span text:style-name="T47">(</text:span>2<text:span text:style-name="T386">)</text:span></text:p>
      <text:p text:style-name="Standard"><text:bookmark-end text:name="__DdeLink__12941_73499796"/>4. Вставить в список <text:span text:style-name="T350">на место </text:span>элемента <text:span text:style-name="T8">startInd</text:span> другой список</text:p>
      <text:p text:style-name="P30"><text:span text:style-name="T15"><text:s text:c="2"/></text:span><text:span text:style-name="T341">refData</text:span><text:span text:style-name="T15">.</text:span><text:span text:style-name="T221">%</text:span><text:span text:style-name="T222">l</text:span><text:span text:style-name="T88">ist</text:span><text:bookmark-start text:name="__DdeLink__4995_390446501"/><text:span text:style-name="T65">Ins</text:span><text:bookmark-end text:name="__DdeLink__4995_390446501"/><text:span text:style-name="T166">(</text:span><text:span text:style-name="T62">startInd</text:span><text:span text:style-name="T166">)</text:span></text:p>
      <text:p text:style-name="P186"><text:span text:style-name="T157"><text:s text:c="2"/></text:span>например</text:p>
      <text:p text:style-name="P29"><text:s/>[i1,i2,i3].<text:span text:style-name="T4">%</text:span><text:span text:style-name="T222">l</text:span><text:span text:style-name="T221">ist</text:span><text:span text:style-name="T4">Ins</text:span><text:span text:style-name="T47">(</text:span> 7<text:span text:style-name="T47">)</text:span>=[j1,j2]</text:p>
      <text:p text:style-name="Standard">5. Заменить в списке <text:span text:style-name="T8">Count</text:span> <text:span text:style-name="T350">элементов начиная с элемента </text:span><text:span text:style-name="T353">startInd</text:span></text:p>
      <text:p text:style-name="P30"><text:span text:style-name="T15"><text:s text:c="2"/></text:span><text:span text:style-name="T341">refData</text:span><text:span text:style-name="T15">.</text:span><text:span text:style-name="T221">%</text:span><text:span text:style-name="T222">l</text:span><text:span text:style-name="T88">ist</text:span><text:bookmark-start text:name="__DdeLink__4997_390446501"/><text:span text:style-name="T65">Set</text:span><text:bookmark-end text:name="__DdeLink__4997_390446501"/><text:span text:style-name="T166">(</text:span><text:span text:style-name="T59"> </text:span><text:span text:style-name="T62">startInd </text:span><text:span text:style-name="T49">&lt;</text:span><text:span text:style-name="T62">,Count</text:span><text:span text:style-name="T49">&gt;</text:span><text:span text:style-name="T62"> </text:span><text:span text:style-name="T59"><text:s/></text:span><text:span text:style-name="T166">)</text:span></text:p>
      <text:p text:style-name="P186"><text:span text:style-name="T157"><text:s text:c="2"/></text:span>например</text:p>
      <text:p text:style-name="P29"><text:s/>[i1,i2,i3].<text:span text:style-name="T403">%</text:span><text:span text:style-name="T408">l</text:span><text:span text:style-name="T407">ist</text:span><text:span text:style-name="T403">Set</text:span><text:span text:style-name="T47">(</text:span>4,3<text:span text:style-name="T47">)</text:span>=[j1,j2]</text:p>
      <text:p text:style-name="Standard">6. Удалить из списка <text:span text:style-name="T8">Count</text:span> элементов начиная с элемента <text:span text:style-name="T8">startInd</text:span></text:p>
      <text:p text:style-name="P30"><text:span text:style-name="T15"><text:s text:c="2"/></text:span><text:span text:style-name="T341">refData</text:span><text:span text:style-name="T15">.</text:span><text:span text:style-name="T221">%</text:span><text:span text:style-name="T222">l</text:span><text:span text:style-name="T88">ist</text:span><text:bookmark-start text:name="__DdeLink__4999_390446501"/><text:span text:style-name="T65">Del</text:span><text:bookmark-end text:name="__DdeLink__4999_390446501"/><text:span text:style-name="T166">(</text:span><text:span text:style-name="T62">startInd </text:span><text:span text:style-name="T49">&lt;</text:span><text:span text:style-name="T62">,Count</text:span><text:span text:style-name="T49">&gt;</text:span><text:span text:style-name="T62"> <text:s/></text:span><text:span text:style-name="T166">)</text:span></text:p>
      <text:p text:style-name="P186"><text:span text:style-name="T157"><text:s text:c="2"/></text:span>например</text:p>
      <text:p text:style-name="P29"><text:s/>[j1,j2]=[i1,i2,i3].<text:span text:style-name="T4">%</text:span><text:span text:style-name="T222">l</text:span><text:span text:style-name="T221">ist</text:span><text:span text:style-name="T4">Del</text:span><text:span text:style-name="T47">(</text:span>5,2<text:span text:style-name="T47">)</text:span></text:p>
      <text:p text:style-name="P127"><text:s/></text:p>
      <text:p text:style-name="P125">7. Определить количество элементов в с<text:span text:style-name="T485">писке</text:span>.</text:p>
      <text:p text:style-name="P248"><text:span text:style-name="T15"><text:s text:c="2"/></text:span><text:span text:style-name="T341">refData</text:span><text:span text:style-name="T15">.</text:span><text:span text:style-name="T221">%</text:span><text:bookmark-start text:name="__DdeLink__13152_1183306038"/><text:span text:style-name="T92">l</text:span><text:span text:style-name="T88">ist</text:span><text:bookmark-start text:name="__DdeLink__4987_39044650112"/><text:bookmark-start text:name="__DdeLink__3562_113870722512"/><text:span text:style-name="T95">C</text:span><text:bookmark-end text:name="__DdeLink__4987_39044650112"/><text:bookmark-end text:name="__DdeLink__3562_113870722512"/><text:span text:style-name="T95">ount</text:span><text:bookmark-end text:name="__DdeLink__13152_1183306038"/></text:p>
      <text:p text:style-name="P248"><text:span text:style-name="T157"><text:s text:c="2"/></text:span>например</text:p>
      <text:p text:style-name="P127"><text:s/>[j1,j2]=[i1,i2,i3].<text:span text:style-name="T221">%</text:span><text:span text:style-name="T222">l</text:span><text:span text:style-name="T221">ist</text:span><text:bookmark-start text:name="__DdeLink__3562_1138707225111"/><text:bookmark-start text:name="__DdeLink__4987_390446501111"/><text:span text:style-name="T225">C</text:span><text:bookmark-end text:name="__DdeLink__3562_1138707225111"/><text:bookmark-end text:name="__DdeLink__4987_390446501111"/><text:span text:style-name="T225">ount</text:span></text:p>
      <text:p text:style-name="P125"/>
      <text:h text:style-name="P408" text:outline-level="3"><text:bookmark-start text:name="__RefHeading___Toc6981_1889783592"/><text:span text:style-name="T442">Действия над</text:span> <text:span text:style-name="T483">массивом данных</text:span>.<text:bookmark-end text:name="__RefHeading___Toc6981_1889783592"/></text:h>
      <text:p text:style-name="P246"><text:span text:style-name="T484">1</text:span>. Добавить <text:span text:style-name="T484">в массив дополнительный элемент.</text:span></text:p>
      <text:p text:style-name="P246"><text:span text:style-name="T15"><text:s text:c="2"/></text:span><text:span text:style-name="T341">ref</text:span><text:span text:style-name="T342">Arr</text:span><text:span text:style-name="T15">.</text:span><text:span text:style-name="T221">%</text:span><text:span text:style-name="T94">arr</text:span><text:bookmark-start text:name="__DdeLink__4991_3904465011"/><text:span text:style-name="T65">Push</text:span><text:bookmark-end text:name="__DdeLink__4991_3904465011"/><text:change-start text:change-id="ct94810005803808"/><text:span text:style-name="T151">()</text:span><text:change-end text:change-id="ct94810005803808"/></text:p>
      <text:p text:style-name="P246"><text:span text:style-name="T157"><text:s text:c="2"/></text:span>например</text:p>
      <text:p text:style-name="P123"><text:s text:c="3"/><text:change-start text:change-id="ct94810005804080"/><text:span text:style-name="T503">Set </text:span><text:change-end text:change-id="ct94810005804080"/><text:span text:style-name="T503">m$</text:span>.<text:span text:style-name="T4">%</text:span><text:span text:style-name="T224">arr</text:span><text:span text:style-name="T4">Push</text:span>=<text:span text:style-name="T484">ABC</text:span></text:p>
      <text:p text:style-name="P140"><text:change-start text:change-id="ct94810005354864"/><text:s text:c="3"/><text:span text:style-name="T503">Set m$</text:span>.<text:span text:style-name="T4">%</text:span><text:span text:style-name="T224">arr</text:span><text:span text:style-name="T4">Push</text:span><text:span text:style-name="T219">(</text:span><text:bookmark-start text:name="__DdeLink__17321_1375532934"/><text:span text:style-name="T484">ABC,RT,125</text:span><text:bookmark-end text:name="__DdeLink__17321_1375532934"/><text:span text:style-name="T484">)</text:span></text:p>
      <text:p text:style-name="P141"><text:change-end text:change-id="ct94810005354864"/><text:change-start text:change-id="ct94810005357024"/><text:s text:c="3"/><text:span text:style-name="T503">Set $1=m$</text:span>.<text:span text:style-name="T4">%</text:span><text:span text:style-name="T224">arr</text:span><text:span text:style-name="T4">Push</text:span><text:span text:style-name="T219">(</text:span><text:bookmark-start text:name="__DdeLink__17321_13755329341"/><text:span text:style-name="T484">ABC,RT</text:span><text:bookmark-end text:name="__DdeLink__17321_13755329341"/><text:span text:style-name="T484">)</text:span></text:p>
      <text:p text:style-name="P141"><text:change-end text:change-id="ct94810005357024"/><text:s text:c="3"/><text:span text:style-name="T341">ref</text:span><text:span text:style-name="T342">Arr – сокращенная ссылка на массив.</text:span><text:change-start text:change-id="ct94810005357552"/></text:p>
      <text:p text:style-name="P140"><text:span text:style-name="T342"><text:s text:c="4"/>ABC,RT,125 – </text:span><text:span text:style-name="T343">добавляемые </text:span><text:change-end text:change-id="ct94810005357552"/><text:change-start text:change-id="ct94810005357792"/><text:span text:style-name="T343">элементы.</text:span><text:change-end text:change-id="ct94810005357792"/></text:p>
      <text:p text:style-name="P246"><text:span text:style-name="T484">2</text:span>. Снять с вершины <text:span text:style-name="T484">массива</text:span> элемент</text:p>
      <text:p text:style-name="P246"><text:span text:style-name="T15"><text:s text:c="4"/></text:span><text:span text:style-name="T155">ref</text:span><text:span text:style-name="T156">Arr</text:span><text:span text:style-name="T15">.</text:span><text:span text:style-name="T221">%</text:span><text:span text:style-name="T94">arr</text:span><text:bookmark-start text:name="__DdeLink__4993_3904465012"/><text:span text:style-name="T65">Pop</text:span><text:bookmark-end text:name="__DdeLink__4993_3904465012"/></text:p>
      <text:p text:style-name="P246"><text:span text:style-name="T157"><text:s text:c="2"/></text:span>например</text:p>
      <text:p text:style-name="P123"><text:s/>[j1,j2]=<text:span text:style-name="T484">m$</text:span>.<text:span text:style-name="T4">%</text:span><text:span text:style-name="T224">arr</text:span><text:span text:style-name="T4">Pop</text:span></text:p>
      <text:p text:style-name="P123"><text:span text:style-name="T4"><text:s text:c="2"/></text:span><text:span text:style-name="T323">или удалить с вершины элемент</text:span></text:p>
      <text:p text:style-name="P139"><text:span text:style-name="T324">m$</text:span><text:span text:style-name="T323">.</text:span><text:span text:style-name="T210">%</text:span><text:span text:style-name="T224">arr</text:span><text:span text:style-name="T210">Pop</text:span><text:change-start text:change-id="ct94810005790496"/><text:span text:style-name="T210"> </text:span><text:change-end text:change-id="ct94810005790496"/><text:change-start text:change-id="ct94810005898720"/></text:p>
      <text:p text:style-name="P56"/>
      <text:h text:style-name="P33" text:outline-level="1"><text:bookmark-start text:name="__RefHeading___Toc16378_770475023"/><text:change-end text:change-id="ct94810005898720"/><text:change-start text:change-id="ct94810005898960"/><text:soft-page-break/><text:span text:style-name="T499">13. </text:span><text:change-end text:change-id="ct94810005898960"/><text:change-start text:change-id="ct94810005899696"/><text:span text:style-name="T499">В</text:span>екторы.<text:bookmark-end text:name="__RefHeading___Toc16378_770475023"/><text:change-end text:change-id="ct94810005899696"/><text:change-start text:change-id="ct94810005811984"/></text:h>
      <text:p text:style-name="P341"><text:span text:style-name="T316">В данных могут хранится целочисленные вектора. </text:span><text:change-end text:change-id="ct94810005811984"/><text:change-start text:change-id="ct94810005901136"/><text:span text:style-name="T316">Количество компонент вектора зависит от размерности компоненты.</text:span></text:p>
      <text:p text:style-name="P342"><text:span text:style-name="T316">Размерность компоненты в</text:span><text:change-end text:change-id="ct94810005901136"/><text:change-start text:change-id="ct94810005901584"/><text:span text:style-name="T316">ектора может быть 64 бита, 32 бита, 16 бит и 8 бит. Соответственно </text:span><text:change-end text:change-id="ct94810005901584"/><text:change-start text:change-id="ct94810005901824"/><text:span text:style-name="T330">размерность</text:span><text:span text:style-name="T316"> этих векторов будет </text:span><text:change-end text:change-id="ct94810005901824"/><text:change-start text:change-id="ct94810005902672"/><text:span text:style-name="T330">2, 5, </text:span><text:change-end text:change-id="ct94810005902672"/><text:change-start text:change-id="ct94810005904224"/><text:span text:style-name="T330">11 и 22. Вектора могут быть значениями как со знаком</text:span><text:change-end text:change-id="ct94810005904224"/><text:change-start text:change-id="ct94810005905696"/><text:span text:style-name="T330">, так и без знака.</text:span><text:change-end text:change-id="ct94810005905696"/><text:change-start text:change-id="ct94810005909648"/><text:span text:style-name="T330"> </text:span><text:span text:style-name="T339"><text:s/></text:span><text:span text:style-name="T338">Отсчет координаты вектора ведется от 0.</text:span><text:change-end text:change-id="ct94810005909648"/><text:change-start text:change-id="ct94810005911056"/></text:p>
      <text:h text:style-name="Heading_20_2" text:outline-level="2"><text:bookmark-start text:name="__RefHeading___Toc16380_770475023"/><text:span text:style-name="T330">6</text:span><text:span text:style-name="T316">4 битные вектора.</text:span><text:bookmark-end text:name="__RefHeading___Toc16380_770475023"/><text:change-end text:change-id="ct94810005911056"/><text:change-start text:change-id="ct94810005809008"/></text:h>
      <text:p text:style-name="P329">Обращение к знаковой компоненте вектора:</text:p>
      <text:p text:style-name="P343"><text:change-end text:change-id="ct94810005809008"/><text:change-start text:change-id="ct94810005906560"/><text:span text:style-name="T341">ref</text:span><text:span text:style-name="T342">Arr</text:span><text:span text:style-name="T340">.</text:span><text:bookmark-start text:name="__DdeLink__10204_1898699101"/><text:span text:style-name="T221">%</text:span><text:span text:style-name="T226">v</text:span><text:span text:style-name="T4">64</text:span><text:change-end text:change-id="ct94810005906560"/><text:change-start text:change-id="ct94810005908448"/><text:span text:style-name="T316">(n)</text:span><text:bookmark-end text:name="__DdeLink__10204_1898699101"/><text:span text:style-name="T316">;</text:span><text:change-end text:change-id="ct94810005908448"/><text:change-start text:change-id="ct94810005913696"/></text:p>
      <text:p text:style-name="P345"><text:span text:style-name="T316">n — номер координаты векто</text:span><text:change-end text:change-id="ct94810005913696"/><text:change-start text:change-id="ct94810005913936"/><text:span text:style-name="T316">ра.</text:span><text:change-end text:change-id="ct94810005913936"/><text:change-start text:change-id="ct94810005931424"/></text:p>
      <text:p text:style-name="P329">Обращение к беззнаковой компоненте вектора:</text:p>
      <text:p text:style-name="P343"><text:span text:style-name="T341">ref</text:span><text:span text:style-name="T342">Arr</text:span><text:span text:style-name="T340">.</text:span><text:span text:style-name="T221">%</text:span><text:span text:style-name="T226">v</text:span><text:span text:style-name="T4">u64</text:span><text:span text:style-name="T316">(n);</text:span></text:p>
      <text:p text:style-name="P331">n — номер координаты вектора.</text:p>
      <text:p text:style-name="P332">Размерность вектора 2.</text:p>
      <text:h text:style-name="P396" text:outline-level="2"><text:bookmark-start text:name="__RefHeading___Toc16382_770475023"/><text:span text:style-name="T331">32</text:span><text:span text:style-name="T316"> битные вектора.</text:span><text:bookmark-end text:name="__RefHeading___Toc16382_770475023"/></text:h>
      <text:p text:style-name="P330">Обращение к знаковой компоненте вектора:</text:p>
      <text:p text:style-name="P344"><text:span text:style-name="T341">ref</text:span><text:span text:style-name="T342">Arr</text:span><text:span text:style-name="T340">.</text:span><text:span text:style-name="T221">%</text:span><text:span text:style-name="T226">v</text:span><text:span text:style-name="T218">32</text:span><text:span text:style-name="T316">(n);</text:span></text:p>
      <text:p text:style-name="P331">n — номер координаты вектора.</text:p>
      <text:p text:style-name="P330">Обращение к беззнаковой компоненте вектора:</text:p>
      <text:p text:style-name="P309"><text:span text:style-name="T341">ref</text:span><text:span text:style-name="T342">Arr</text:span><text:span text:style-name="T340">.</text:span><text:span text:style-name="T15">%</text:span><text:span text:style-name="T238">v</text:span>u<text:span text:style-name="T500">32</text:span><text:span text:style-name="T316">(n);</text:span></text:p>
      <text:p text:style-name="P307">n — номер координаты вектора.</text:p>
      <text:p text:style-name="P308">Размерность вектора 5.</text:p>
      <text:h text:style-name="P396" text:outline-level="2"><text:bookmark-start text:name="__RefHeading___Toc16384_770475023"/><text:span text:style-name="T331">1</text:span><text:span text:style-name="T330">6</text:span><text:span text:style-name="T316"> битные вектора.</text:span><text:bookmark-end text:name="__RefHeading___Toc16384_770475023"/></text:h>
      <text:p text:style-name="P330">Обращение к знаковой компоненте вектора:</text:p>
      <text:p text:style-name="P344"><text:span text:style-name="T341">ref</text:span><text:span text:style-name="T342">Arr</text:span><text:span text:style-name="T340">.</text:span><text:span text:style-name="T221">%</text:span><text:span text:style-name="T226">v</text:span><text:span text:style-name="T218">16</text:span><text:span text:style-name="T316">(n);</text:span></text:p>
      <text:p text:style-name="P331">n — номер координаты вектора.</text:p>
      <text:p text:style-name="P330">Обращение к беззнаковой компоненте вектора:</text:p>
      <text:p text:style-name="P309"><text:span text:style-name="T341">ref</text:span><text:span text:style-name="T342">Arr</text:span><text:span text:style-name="T340">.</text:span><text:span text:style-name="T15">%</text:span><text:span text:style-name="T238">v</text:span>u<text:span text:style-name="T500">16</text:span><text:span text:style-name="T316">(n);</text:span></text:p>
      <text:p text:style-name="P307">n — номер координаты вектора.</text:p>
      <text:p text:style-name="P308">Размерность вектора 11.</text:p>
      <text:h text:style-name="P396" text:outline-level="2"><text:bookmark-start text:name="__RefHeading___Toc16386_770475023"/><text:span text:style-name="T331">8</text:span><text:span text:style-name="T316"> битные вектора.</text:span><text:bookmark-end text:name="__RefHeading___Toc16386_770475023"/></text:h>
      <text:p text:style-name="P330">Обращение к знаковой компоненте вектора:</text:p>
      <text:p text:style-name="P344"><text:span text:style-name="T341">ref</text:span><text:span text:style-name="T342">Arr</text:span><text:span text:style-name="T340">.</text:span><text:span text:style-name="T221">%</text:span><text:span text:style-name="T226">v</text:span><text:span text:style-name="T218">8</text:span><text:span text:style-name="T316">(n);</text:span></text:p>
      <text:p text:style-name="P331">n — номер координаты вектора.</text:p>
      <text:p text:style-name="P330"><text:soft-page-break/>Обращение к беззнаковой компоненте вектора:</text:p>
      <text:p text:style-name="P309"><text:span text:style-name="T341">ref</text:span><text:span text:style-name="T342">Arr</text:span><text:span text:style-name="T340">.</text:span><text:span text:style-name="T15">%</text:span><text:span text:style-name="T238">v</text:span>u<text:span text:style-name="T500">8</text:span><text:span text:style-name="T316">(n);</text:span></text:p>
      <text:p text:style-name="P307">n — номер координаты вектора.</text:p>
      <text:p text:style-name="P308">Размерность вектора 22.</text:p>
      <text:h text:style-name="P33" text:outline-level="1"><text:bookmark-start text:name="__RefHeading___Toc16025_2003089098"/><text:span text:style-name="T498">14. Ф</text:span>ункции <text:span text:style-name="T496">библиотеки Win</text:span><text:change-end text:change-id="ct94810005931424"/><text:change-start text:change-id="ct94810005935136"/><text:span text:style-name="T496">.</text:span><text:bookmark-end text:name="__RefHeading___Toc16025_2003089098"/></text:h>
      <text:p text:style-name="P305"><text:span text:style-name="T329">Библиотека </text:span><text:span text:style-name="T328"><text:s text:c="2"/></text:span><text:span text:style-name="T216">Win</text:span><text:span text:style-name="T328"> </text:span><text:span text:style-name="T329">позволяет создавать и манипулировать визуальными компонентами окон. Данная библиотека построена на основе GTK+3.0 и тесно с ней связана. Свойства объектов библиотеки </text:span><text:span text:style-name="T217">Win</text:span><text:span text:style-name="T329"> в основном соответствуют свойствам Widget библиотеки GTK.</text:span></text:p>
      <text:p text:style-name="P311">Библиотека <text:span text:style-name="T4">Win</text:span><text:span text:style-name="T316"> перед использован</text:span><text:change-end text:change-id="ct94810005935136"/><text:change-start text:change-id="ct94810005935664"/><text:span text:style-name="T316">ием должна быть инициализирована функцией:</text:span></text:p>
      <text:p text:style-name="P312"><text:s text:c="2"/>%winInit()<text:change-end text:change-id="ct94810005935664"/><text:change-start text:change-id="ct94810005936192"/><text:span text:style-name="T316"> </text:span></text:p>
      <text:p text:style-name="P312"><text:span text:style-name="T316">после использования ре</text:span><text:change-end text:change-id="ct94810005936192"/><text:change-start text:change-id="ct94810005936720"/><text:span text:style-name="T316">сурсы библиотеки должны быть освобождены функцией:</text:span></text:p>
      <text:p text:style-name="P312"><text:s text:c="2"/>%winFree()<text:change-end text:change-id="ct94810005936720"/><text:change-start text:change-id="ct94810005937248"/></text:p>
      <text:p text:style-name="P312"><text:span text:style-name="T316">Остальные функции вызыва</text:span><text:change-end text:change-id="ct94810005937248"/><text:change-start text:change-id="ct94810005938560"/><text:span text:style-name="T316">ются между ними.</text:span></text:p>
      <text:p text:style-name="P327"><text:bookmark-start text:name="__DdeLink__9898_3610478699"/>Функция:<text:bookmark-end text:name="__DdeLink__9898_3610478699"/></text:p>
      <text:p text:style-name="P318"><text:change-end text:change-id="ct94810005938560"/><text:change-start text:change-id="ct94810005938800"/><text:s/><text:bookmark-start text:name="__DdeLink__17301_806965769"/><text:s/><text:change-end text:change-id="ct94810005938800"/><text:change-start text:change-id="ct94810005944512"/>%winNew(<text:span text:style-name="T281">type,</text:span><text:bookmark-start text:name="__DdeLink__16757_3610478699"/><text:span text:style-name="T293">nameObj</text:span><text:bookmark-end text:name="__DdeLink__16757_3610478699"/><text:span text:style-name="T294">&lt;</text:span><text:span text:style-name="T293">,</text:span><text:bookmark-start text:name="__DdeLink__9931_3610478699"/><text:span text:style-name="T293">nameParent</text:span><text:bookmark-end text:name="__DdeLink__9931_3610478699"/><text:span text:style-name="T292">,Arg...&gt;</text:span>)<text:bookmark-end text:name="__DdeLink__17301_806965769"/></text:p>
      <text:p text:style-name="P326"><text:span text:style-name="T316">Создает объект и </text:span><text:change-end text:change-id="ct94810005944512"/><text:change-start text:change-id="ct94810005944752"/><text:span text:style-name="T316">помещает его в иерархию визуальных объектов</text:span><text:change-end text:change-id="ct94810005944752"/><text:change-start text:change-id="ct94810005944992"/><text:span text:style-name="T316">,</text:span><text:change-end text:change-id="ct94810005944992"/><text:change-start text:change-id="ct94810005940592"/></text:p>
      <text:p text:style-name="P318"><text:span text:style-name="T292">t</text:span><text:span text:style-name="T281">ype</text:span><text:span text:style-name="T316"> — </text:span><text:span text:style-name="T327">тип создаваемого объекта,</text:span><text:change-end text:change-id="ct94810005940592"/><text:change-start text:change-id="ct94810005932928"/></text:p>
      <text:p text:style-name="P336"><text:span text:style-name="T8">nameObj</text:span> — имя нового объекта,<text:change-end text:change-id="ct94810005932928"/><text:change-start text:change-id="ct94810005945520"/></text:p>
      <text:p text:style-name="P313"><text:change-end text:change-id="ct94810005945520"/><text:change-start text:change-id="ct94810005945760"/><text:span text:style-name="T293">nameParent</text:span><text:span text:style-name="T332"> — имя предка, может быть пустым, если предка</text:span><text:change-end text:change-id="ct94810005945760"/><text:change-start text:change-id="ct94810005946000"/><text:span text:style-name="T332"> нет,</text:span><text:change-end text:change-id="ct94810005946000"/><text:change-start text:change-id="ct94810005940272"/></text:p>
      <text:p text:style-name="P314"><text:bookmark-start text:name="__DdeLink__16785_3610478699"/><text:change-end text:change-id="ct94810005940272"/><text:change-start text:change-id="ct94810005949120"/><text:span text:style-name="T292">Arg</text:span><text:span text:style-name="T327"> — </text:span><text:span text:style-name="T335">параметры</text:span><text:span text:style-name="T327"> необходимые для создания объекта. Список </text:span><text:span text:style-name="T335">параметров</text:span><text:span text:style-name="T327"> зависит от создаваемого объек</text:span><text:change-end text:change-id="ct94810005949120"/><text:change-start text:change-id="ct94810005950784"/><text:span text:style-name="T327">та.</text:span><text:bookmark-end text:name="__DdeLink__16785_3610478699"/><text:change-end text:change-id="ct94810005950784"/><text:change-start text:change-id="ct94810005954144"/></text:p>
      <text:p text:style-name="P337"><text:bookmark-start text:name="__DdeLink__9924_3610478699"/>Функция:<text:bookmark-end text:name="__DdeLink__9924_3610478699"/></text:p>
      <text:p text:style-name="P322"><text:span text:style-name="T497"><text:s text:c="2"/>%winSetAtr</text:span><text:bookmark-start text:name="__DdeLink__16775_3610478699"/>(<text:span text:style-name="T289">typeAtr,</text:span><text:span text:style-name="T281">nameObj,</text:span><text:span text:style-name="T289">dataSet&lt;,Arg...&gt;</text:span>)<text:bookmark-end text:name="__DdeLink__16775_3610478699"/> </text:p>
      <text:p text:style-name="P340">Устанавливает свойство объекта в значение <text:span text:style-name="T501">dataSet.</text:span></text:p>
      <text:p text:style-name="P322"><text:span text:style-name="T289">typeAtr</text:span><text:span text:style-name="T333"> — тип атрибута который надо изменить,</text:span></text:p>
      <text:p text:style-name="P333"><text:span text:style-name="T8">nameObj</text:span> — имя объекта,</text:p>
      <text:p text:style-name="P319"><text:span text:style-name="T289">dataSet</text:span><text:span text:style-name="T333"> </text:span><text:change-end text:change-id="ct94810005954144"/><text:change-start text:change-id="ct94810005954384"/><text:span text:style-name="T333">—</text:span><text:change-end text:change-id="ct94810005954384"/><text:change-start text:change-id="ct94810005956352"/><text:span text:style-name="T333"> новое значение атрибута</text:span><text:span text:style-name="T334">,</text:span></text:p>
      <text:p text:style-name="P315"><text:span text:style-name="T292">Arg</text:span><text:span text:style-name="T327"> — </text:span><text:span text:style-name="T334">дополнительные параметры необходимые при изменении </text:span><text:span text:style-name="T333">атрибута</text:span><text:span text:style-name="T327">. Список </text:span><text:span text:style-name="T335">параметров</text:span><text:span text:style-name="T327"> зависит от создаваемого объекта.</text:span></text:p>
      <text:p text:style-name="P337"><text:bookmark-start text:name="__DdeLink__16874_1661780533"/>Функция:</text:p>
      <text:p text:style-name="P317"><text:span text:style-name="T497"><text:s text:c="2"/>%winGetAtr</text:span><text:change-end text:change-id="ct94810005956352"/><text:change-start text:change-id="ct94810005957312"/><text:span text:style-name="T497">(</text:span><text:span text:style-name="T289">typeAtr,</text:span><text:span text:style-name="T292">nameObj&lt;,Arg...&gt;</text:span><text:span text:style-name="T497">)</text:span><text:change-end text:change-id="ct94810005957312"/><text:change-start text:change-id="ct94810005958048"/></text:p>
      <text:p text:style-name="P325"><text:span text:style-name="T316">Чтение атрибу</text:span><text:change-end text:change-id="ct94810005958048"/><text:change-start text:change-id="ct94810005958288"/><text:span text:style-name="T316">та объекта.</text:span><text:change-end text:change-id="ct94810005958288"/><text:change-start text:change-id="ct94810005958816"/></text:p>
      <text:p text:style-name="P322"><text:change-end text:change-id="ct94810005958816"/><text:change-start text:change-id="ct94810005959264"/><text:span text:style-name="T289">typeAtr</text:span><text:span text:style-name="T333"> — тип атрибута который надо </text:span><text:span text:style-name="T335">получить</text:span><text:span text:style-name="T333">,</text:span><text:change-end text:change-id="ct94810005959264"/><text:change-start text:change-id="ct94810005972752"/></text:p>
      <text:p text:style-name="P334"><text:bookmark-end text:name="__DdeLink__16874_1661780533"/><text:span text:style-name="T8">nameObj</text:span> — имя объекта,</text:p>
      <text:p text:style-name="P315"><text:span text:style-name="T292">Arg</text:span><text:span text:style-name="T327"> — </text:span><text:span text:style-name="T334">дополнительные параметры необходимые </text:span><text:span text:style-name="T335">для</text:span><text:span text:style-name="T334"> </text:span><text:span text:style-name="T335">доступа к</text:span><text:span text:style-name="T334"> </text:span><text:span text:style-name="T333">атрибут</text:span><text:span text:style-name="T335">у</text:span><text:span text:style-name="T327">. Список </text:span><text:bookmark-start text:name="__DdeLink__16852_3610478699"/><text:span text:style-name="T335">параметров</text:span><text:bookmark-end text:name="__DdeLink__16852_3610478699"/><text:span text:style-name="T327"> зависит от создаваемого объекта.</text:span><text:change-end text:change-id="ct94810005972752"/><text:change-start text:change-id="ct94810005947024"/></text:p>
      <text:p text:style-name="P339"><text:bookmark-start text:name="__DdeLink__9924_36104786991"/>Функция:<text:bookmark-end text:name="__DdeLink__9924_36104786991"/></text:p>
      <text:p text:style-name="P320"><text:soft-page-break/><text:span text:style-name="T497"><text:s text:c="2"/></text:span><text:bookmark-start text:name="__DdeLink__10222_2338075871"/><text:span text:style-name="T497">%winIniToAtr</text:span><text:bookmark-start text:name="__DdeLink__16775_36104786991"/>(<text:bookmark-start text:name="__DdeLink__10264_1604093928"/><text:span text:style-name="T289">typeAtr,</text:span><text:span text:style-name="T281">name</text:span><text:span text:style-name="T290">IniFile</text:span><text:bookmark-end text:name="__DdeLink__10264_1604093928"/><text:span text:style-name="T291">&lt;</text:span><text:span text:style-name="T289">,</text:span><text:span text:style-name="T281">name</text:span><text:span text:style-name="T290">IniFile...</text:span><text:span text:style-name="T291">&gt;</text:span>)<text:bookmark-end text:name="__DdeLink__16775_36104786991"/> <text:bookmark-end text:name="__DdeLink__10222_2338075871"/></text:p>
      <text:p text:style-name="P340">Читает Ini файл и для объектов перечисленных в этом файле для атрибута устанавливает соответствующее значение указанное в этом файле.</text:p>
      <text:p text:style-name="P335"><text:change-end text:change-id="ct94810005947024"/><text:change-start text:change-id="ct94810005970576"/><text:span text:style-name="T271">n</text:span><text:change-end text:change-id="ct94810005970576"/><text:change-start text:change-id="ct94810005965168"/><text:span text:style-name="T271">ameIniFile</text:span><text:span text:style-name="T502"> </text:span><text:change-end text:change-id="ct94810005965168"/><text:change-start text:change-id="ct94810005964848"/><text:span text:style-name="T502">—</text:span><text:change-end text:change-id="ct94810005964848"/><text:change-start text:change-id="ct94810005926864"/><text:span text:style-name="T502"> имя Ini файла,</text:span></text:p>
      <text:p text:style-name="P335"><text:span text:style-name="T272">typeAtr</text:span><text:change-end text:change-id="ct94810005926864"/><text:change-start text:change-id="ct94810005948384"/><text:span text:style-name="T497"> — атрибут значение которого необ</text:span><text:change-end text:change-id="ct94810005948384"/><text:change-start text:change-id="ct94810005972192"/><text:span text:style-name="T497">ходимо установить.</text:span></text:p>
      <text:p text:style-name="P339"><text:bookmark-start text:name="__DdeLink__9924_361047869911"/>Функция:<text:bookmark-end text:name="__DdeLink__9924_361047869911"/></text:p>
      <text:p text:style-name="P321"><text:span text:style-name="T497"><text:s text:c="2"/>%winAtrToIni</text:span><text:bookmark-start text:name="__DdeLink__16775_361047869911"/>(<text:span text:style-name="T289">typeAtr,</text:span><text:span text:style-name="T281">name</text:span><text:span text:style-name="T290">IniFile</text:span>)<text:bookmark-end text:name="__DdeLink__16775_361047869911"/> </text:p>
      <text:p text:style-name="P340">Записывает в Ini файл для объектов перечисленных в этом файле и указанного атрибута значение соответствующего атрибута объекта.</text:p>
      <text:p text:style-name="P340"><text:span text:style-name="T8">nameIniFile</text:span> — имя Ini файла,</text:p>
      <text:p text:style-name="P339"><text:span text:style-name="T8">typeAtr</text:span> — атрибут значение которого необходимо установить.</text:p>
      <text:p text:style-name="P335"><text:change-end text:change-id="ct94810005972192"/><text:change-start text:change-id="ct94810005965936"/></text:p>
      <text:p text:style-name="P323"><text:span text:style-name="T327">Е</text:span><text:span text:style-name="T316">сли необходима связь с сервером</text:span><text:change-end text:change-id="ct94810005965936"/><text:change-start text:change-id="ct94810005962208"/><text:span text:style-name="T316">, то надо открыть канал связи.</text:span><text:change-end text:change-id="ct94810005962208"/><text:change-start text:change-id="ct94810005962960"/></text:p>
      <text:p text:style-name="P338"><text:change-end text:change-id="ct94810005962960"/><text:change-start text:change-id="ct94810005545312"/>Функция:</text:p>
      <text:p text:style-name="P316"><text:span text:style-name="T497"><text:s text:c="2"/>%winOpenChannel(</text:span><text:bookmark-start text:name="__DdeLink__16888_1661780533"/><text:span text:style-name="T292">iniPipe</text:span><text:bookmark-end text:name="__DdeLink__16888_1661780533"/><text:span text:style-name="T497">) </text:span></text:p>
      <text:p text:style-name="P316"><text:change-end text:change-id="ct94810005545312"/><text:change-start text:change-id="ct94810005545600"/><text:span text:style-name="T327">iniPipe</text:span><text:change-end text:change-id="ct94810005545600"/><text:change-start text:change-id="ct94810005546752"/><text:span text:style-name="T327"> — </text:span><text:span text:style-name="T336">файл содержащий настройки канала.</text:span></text:p>
      <text:p text:style-name="P323"><text:span text:style-name="T316">Для </text:span><text:change-end text:change-id="ct94810005546752"/><text:change-start text:change-id="ct94810005985136"/><text:span text:style-name="T337">отображения win компонентов необходимо запустить главный цикл</text:span><text:change-end text:change-id="ct94810005985136"/><text:change-start text:change-id="ct94810005985664"/><text:span text:style-name="T337"> приложения функцией:</text:span></text:p>
      <text:p text:style-name="P324">%winStart(<text:span text:style-name="T281">nameObj</text:span>)<text:change-end text:change-id="ct94810005985664"/><text:change-start text:change-id="ct94810005986192"/></text:p>
      <text:p text:style-name="P328"><text:span text:style-name="T497">nameObj</text:span><text:change-end text:change-id="ct94810005986192"/><text:change-start text:change-id="ct94810005986432"/><text:span text:style-name="T497"> — главное окно приложения.</text:span><text:change-end text:change-id="ct94810005986432"/></text:p>
      <text:h text:style-name="P31" text:outline-level="1"><text:bookmark-start text:name="__RefHeading___Toc11937_1344834714"/><text:change-start text:change-id="ct94810005986960"/><text:span text:style-name="T50">1</text:span><text:change-end text:change-id="ct94810005986960"/><text:change text:change-id="ct94810005987200"/><text:change-start text:change-id="ct94810005987440"/><text:span text:style-name="T180">5</text:span><text:change-end text:change-id="ct94810005987440"/><text:change-start text:change-id="ct94810005987968"/>. <text:s/>Структура модуля.<text:bookmark-end text:name="__RefHeading___Toc11937_1344834714"/><text:change-end text:change-id="ct94810005987968"/></text:h>
      <text:p text:style-name="P32">Модуль состоит из строк. Строка может начинаться с метки. Тогда после метки стоит двоеточие.<text:change text:change-id="ct94810005988880"/>Далее через пробел могут следовать команды. Команды отделяются друг от друга точкой с запятой ';' .</text:p>
      <text:h text:style-name="P33" text:outline-level="1"><text:bookmark-start text:name="__RefHeading___Toc5618_856920260"/><text:change-start text:change-id="ct94810005989616"/>1<text:change-end text:change-id="ct94810005989616"/><text:change text:change-id="ct94810005989856"/><text:change-start text:change-id="ct94810005990096"/><text:span text:style-name="T51">6</text:span><text:change-end text:change-id="ct94810005990096"/><text:change-start text:change-id="ct94810005990624"/>. Объекты.<text:bookmark-end text:name="__RefHeading___Toc5618_856920260"/><text:change-end text:change-id="ct94810005990624"/></text:h>
      <text:p text:style-name="P34">В MUMPS объектов нет. Но ООП получило повсеместное распространение. Основная масса современных языков программирования так или иначе поддерживает ООП. <text:span text:style-name="T52">MSH не исключение. Для того чтобы было ООП язык должен иметь для начала объекты. В общем случае описание объект состоит из декларативной части и части реализации. MSH не поддерживает декларации переменных, значит декларативной части описания объектов не будет. Существует описание объекта в MSH в виде части реализации. В MUMPS код программы представлен в виде программных модулей. Точки входа в модуле являются подпрограммами и функциями. Программный модуль в MSH и взят в качестве описания объекта (класса). Метки модуля являются точками входа этого модуля. Точки входа в этом случае являются публичными свойствами get этого класса. Публичными свойствами set этого класса будут та же точка входа как и get модифицированная определенным символом. В качестве такового в MSH выбран символ точка «.». У свойства в MSH кроме доступа get и set есть еще операция Kill -удаление свойства. В этом случае имя свойств модифицируется префиксом «..». Наследование классов в MSH является множественным и реализовано с помощью команды </text:span><text:change text:change-id="ct94810005991152"/><text:change-start text:change-id="ct94810005991936"/><text:span text:style-name="T85">Parent</text:span><text:change-end text:change-id="ct94810005991936"/><text:span text:style-name="T52">. Классы перечисленные в этой команде в порядке следования являются предками данного класса. Во время выполнения программы при обращении к </text:span><text:soft-page-break/><text:span text:style-name="T52">свойству объекта его описание сначала ищется в исходном модуле затем в модулях перечисленных в команде </text:span><text:change-start text:change-id="ct94810004633472"/><text:span text:style-name="T85">Parent</text:span><text:change-end text:change-id="ct94810004633472"/><text:change text:change-id="ct94810005992256"/><text:span text:style-name="T52"> в порядке их следования. Более раннее положение модуля в команде дает ему больший приоритет. Защищенные свойства реализуются с помощью системного свойства %</text:span><text:bookmark-start text:name="__DdeLink__5299_17034554181"/><text:bookmark-start text:name="__DdeLink__5475_17175945181"/><text:span text:style-name="T52">t</text:span><text:bookmark-end text:name="__DdeLink__5475_17175945181"/><text:span text:style-name="T52">his</text:span><text:bookmark-end text:name="__DdeLink__5299_17034554181"/><text:span text:style-name="T52">. Объекты в MSH могут находиться только в дереве. В массиве могут храниться только примитивные типы данных.</text:span></text:p>
      <text:p text:style-name="P35">Методы класса так же являются точками входа в модуле класса. <text:span text:style-name="T54">Создаются объекты с помощью стандартного свойства </text:span><text:change text:change-id="ct94810005997568"/><text:change-start text:change-id="ct94810006000608"/><text:span text:style-name="T211">%</text:span><text:span text:style-name="T212">obj</text:span><text:span text:style-name="T211">New</text:span><text:change-end text:change-id="ct94810006000608"/><text:span text:style-name="T54">.</text:span></text:p>
      <text:p text:style-name="P287">Например имеем класс <text:span text:style-name="T54">Person</text:span> со свойством Age. В модуле класса есть точки входа «Age» и «.Age».</text:p>
      <text:p text:style-name="P285">В переменной [1,2] создадим объект.</text:p>
      <text:p text:style-name="P36">Set [1,2].<text:change-start text:change-id="ct94810006002880"/><text:span text:style-name="T55">%</text:span><text:span text:style-name="T212">obj</text:span><text:span text:style-name="T55">New</text:span><text:change-end text:change-id="ct94810006002880"/><text:change text:change-id="ct94810005993280"/>= Person;</text:p>
      <text:p text:style-name="P288">Обращение к свойству Age объекта Person по записи.</text:p>
      <text:p text:style-name="P288">Set [1,2].Age=50;</text:p>
      <text:p text:style-name="P288">Обращение к свойству Age объекта Person по чтению.</text:p>
      <text:p text:style-name="P288">Set $1=[1,2].Age;</text:p>
      <text:p text:style-name="P288">Эти команды транслятор преобразует в обращения к подрограммам. Но это не единственный способ обращения к свойствам. По записи к свойсту Age можно обратиться и через метод.</text:p>
      <text:p text:style-name="P288">Do [1,2].Age(50);</text:p>
      <text:p text:style-name="P289">В MSH модуль выполняет двоякую роль. Кроме модуля класса он может трактоваться и как модуль программ. В этом случае к точкам входа обращаются как к подпрограммам. Предположим в модуле Person есть метка ABC. Тогда к ней можно обратиться как к программе. <text:span text:style-name="T447">Правда в этом случае переменная %</text:span><text:bookmark-start text:name="__DdeLink__5475_171759451811"/><text:bookmark-start text:name="__DdeLink__5299_170345541811"/><text:span text:style-name="T447">t</text:span><text:bookmark-end text:name="__DdeLink__5475_171759451811"/><text:span text:style-name="T447">his</text:span><text:bookmark-end text:name="__DdeLink__5299_170345541811"/><text:span text:style-name="T447"> будет пустой.</text:span></text:p>
      <text:p text:style-name="P289">Do Person.ABC(125,D,25.6);</text:p>
      <text:p text:style-name="P290">Так можно организовать классовые методы.</text:p>
      <text:p text:style-name="P37">Модули могут выступать в качестве Типа(Класса) объекта. Имя модуля соответствует типу объекта и не должно превышать <text:span text:style-name="T366">18</text:span> байтов. Имя свойства по чтению должно быть меткой в модуле. Свойство по записи должно быть меткой совпадающей с именем свойства с префиксом <text:span text:style-name="T459">&lt;</text:span>.<text:span text:style-name="T459">&gt;</text:span> .<text:span text:style-name="T459">Удаление свойства выполняется в модуле с меткой имеющей префикс &lt;..&gt;</text:span> Наследование обеспечивается командой <text:s/><text:change text:change-id="ct94810006022096"/><text:change-start text:change-id="ct94810006023728"/><text:span text:style-name="T85">Parent</text:span><text:change-end text:change-id="ct94810006023728"/>. Любая переменная может стать объектом для этого достаточно присвоить ее предопределенному свойству .<text:change-start text:change-id="ct94810006027504"/><text:span text:style-name="T55">%</text:span><text:span text:style-name="T212">obj</text:span><text:span text:style-name="T55">New</text:span><text:change-end text:change-id="ct94810006027504"/><text:change text:change-id="ct94810006027824"/> имя типа (модуля). Например имеется тип (модуль) Org и свойство этого типа Arg.</text:p>
      <text:p text:style-name="Standard"><text:span text:style-name="T15"><text:s/></text:span>Создаем объект этого типа:</text:p>
      <text:p text:style-name="P37"><text:span text:style-name="T15"><text:s/></text:span><text:span text:style-name="T4">Set</text:span> [An,12].<text:change-start text:change-id="ct94810006029504"/><text:span text:style-name="T55">%</text:span><text:span text:style-name="T212">obj</text:span><text:span text:style-name="T55">New</text:span><text:change-end text:change-id="ct94810006029504"/><text:change text:change-id="ct94810006029744"/>=Org; Тогда обращение к свойству Arg по записи и по чтению будет выглядеть так:</text:p>
      <text:p text:style-name="Standard"><text:span text:style-name="T15"><text:s/></text:span><text:span text:style-name="T59">[An,12].Arg=[An,12].Arg+1;</text:span><text:change-start text:change-id="ct94810006031056"/></text:p>
      <text:h text:style-name="P33" text:outline-level="1"><text:bookmark-start text:name="__RefHeading___Toc8712_3863871093"/><text:span text:style-name="T494">17. </text:span>Замечания.<text:bookmark-end text:name="__RefHeading___Toc8712_3863871093"/><text:change-end text:change-id="ct94810006031056"/><text:change-start text:change-id="ct94810006023968"/></text:h>
      <text:p text:style-name="P304">Команды не имеющие аргументов могу<text:change-end text:change-id="ct94810006023968"/><text:change-start text:change-id="ct94810006023200"/>т не иметь признака конца команды<text:change-end text:change-id="ct94810006023200"/> «;»<text:change-start text:change-id="ct94810006026400"/>. Это команды : <text:change-end text:change-id="ct94810006026400"/><text:change-start text:change-id="ct94810006026768"/><text:span text:style-name="T4">If, Else, End, Case, Break</text:span><text:change-end text:change-id="ct94810006026768"/><text:change-start text:change-id="ct94810006022624"/><text:span text:style-name="T4">.</text:span><text:change-end text:change-id="ct94810006022624"/></text:p>
      <text:h text:style-name="P33" text:outline-level="1"><text:bookmark-start text:name="__RefHeading___Toc4688_856920260"/><text:change-start text:change-id="ct94810006027008"/><text:span text:style-name="T59">1</text:span><text:change-end text:change-id="ct94810006027008"/><text:change text:change-id="ct94810006031584"/><text:change-start text:change-id="ct94810006031824"/><text:span text:style-name="T180">8</text:span><text:change-end text:change-id="ct94810006031824"/><text:change-start text:change-id="ct94810006032352"/><text:span text:style-name="T59">. </text:span>Заключение<text:span text:style-name="T59">.</text:span><text:bookmark-end text:name="__RefHeading___Toc4688_856920260"/><text:change-end text:change-id="ct94810006032352"/></text:h>
      <text:p text:style-name="Standard">Считаю что описанный язык будет отвечать поставленным целям. Приведенное множество команд позволяет реализовать все современные концепции программирования. Наличие команд создания заданий и обработки событий позволяет упростить процесс <text:soft-page-break/>программирования. <text:span text:style-name="T34">Управление данными в языке позволяет исключить большое количество ошибок при разработке программ.</text:span><text:change-start text:change-id="ct94810006024592"/></text:p>
      <text:p text:style-name="P38"><text:change-end text:change-id="ct94810006024592"/><text:change text:change-id="ct94810005567728"/><text:change text:change-id="ct94810005567488"/><text:change text:change-id="ct94810006025536"/><text:span text:style-name="T152"/></text:p>
      <text:p text:style-name="P94">Автор: Шарымов Михаил Алексеевич. Email : misha_shar53@mail.ru</text:p>
      <text:p text:style-name="P94">При использовании данного материала ссылка на источник и автора обязательна.</text:p>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Droid Sans Fallback1" svg:font-family="'Droid Sans Fallback', 'MS Mincho'" style:font-pitch="variable"/>
    <style:font-face style:name="FreeSans" svg:font-family="FreeSans, 'MS Mincho'" style:font-pitch="variable"/>
    <style:font-face style:name="Liberation Serif" svg:font-family="'Liberation Serif', 'Times New Roman'" style:font-family-generic="roman" style:font-pitch="variable"/>
    <style:font-face style:name="Tinos" svg:font-family="Tinos"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nos" fo:font-size="12pt" fo:language="ru" fo:country="RU"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nos" fo:font-size="12pt" fo:language="ru" fo:country="RU"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family="'Liberation Serif', 'Times New Roman'" style:font-family-generic="roman" style:font-pitch="variable" fo:font-size="12pt" fo:language="ru" fo:country="RU" style:letter-kerning="true" style:font-name-asian="Droid Sans Fallback1" style:font-family-asian="'Droid Sans Fallback', 'MS Mincho'" style:font-pitch-asian="variable" style:font-size-asian="12pt" style:language-asian="zh" style:country-asian="CN" style:font-name-complex="FreeSans" style:font-family-complex="FreeSans, 'MS Mincho'"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Название_20_объекта" style:display-name="Название объекта"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Указатель1" style:family="paragraph" style:parent-style-name="Standard">
      <style:paragraph-properties text:number-lines="false" text:line-number="0"/>
      <style:text-properties style:font-name-complex="FreeSans" style:font-family-complex="FreeSans, 'MS Mincho'" style:font-pitch-complex="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writing-mode="lr-tb"/>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2" style:display-name="Heading 2" style:family="paragraph" style:parent-style-name="Heading" style:next-style-name="Text_20_body_20_indent" style:default-outline-level="2" style:class="text" style:master-page-name="">
      <loext:graphic-properties draw:fill-image-width="0cm" draw:fill-image-height="0cm"/>
      <style:paragraph-properties fo:margin-left="0.6cm" fo:margin-right="0cm" fo:margin-top="0.353cm" fo:margin-bottom="0.212cm" loext:contextual-spacing="false" fo:text-align="center" style:justify-single-word="false" fo:text-indent="0cm" style:auto-text-indent="false" style:page-number="auto">
        <style:tab-stops/>
      </style:paragraph-properties>
      <style:text-properties fo:font-size="105%" fo:font-weight="bold" fo:background-color="transparent" style:font-size-asian="115%" style:font-weight-asian="bold" style:font-size-complex="115%" style:font-weight-complex="60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199cm" fo:margin-right="0cm" fo:margin-top="0.247cm" fo:margin-bottom="0.212cm" loext:contextual-spacing="false" fo:text-align="center" style:justify-single-word="false" fo:text-indent="0cm" style:auto-text-indent="false" style:page-number="auto"/>
      <style:text-properties fo:font-size="90%" fo:font-weight="normal" style:font-size-asian="101%" style:font-weight-asian="bold" style:font-size-complex="101%" style:font-weight-complex="600"/>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Absatz-Standardschriftart" style:family="text"/>
    <style:style style:name="Основной_20_шрифт_20_абзаца" style:display-name="Основной шрифт абзаца" style:family="text"/>
    <style:style style:name="WW-Absatz-Standardschriftart" style:family="text"/>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5.207cm" fo:text-indent="-0.762cm" fo:margin-left="5.207cm"/>
        </style:list-level-properties>
      </text:outline-level-style>
      <text:outline-level-style text:level="2" style:num-format="">
        <style:list-level-properties text:list-level-position-and-space-mode="label-alignment">
          <style:list-level-label-alignment text:label-followed-by="listtab" text:list-tab-stop-position="5.461cm" fo:text-indent="-1.016cm" fo:margin-left="5.461cm"/>
        </style:list-level-properties>
      </text:outline-level-style>
      <text:outline-level-style text:level="3" style:num-format="">
        <style:list-level-properties text:list-level-position-and-space-mode="label-alignment">
          <style:list-level-label-alignment text:label-followed-by="listtab" text:list-tab-stop-position="5.715cm" fo:text-indent="-1.27cm" fo:margin-left="5.715cm"/>
        </style:list-level-properties>
      </text:outline-level-style>
      <text:outline-level-style text:level="4" style:num-format="">
        <style:list-level-properties text:list-level-position-and-space-mode="label-alignment">
          <style:list-level-label-alignment text:label-followed-by="listtab" text:list-tab-stop-position="5.969cm" fo:text-indent="-1.524cm" fo:margin-left="5.969cm"/>
        </style:list-level-properties>
      </text:outline-level-style>
      <text:outline-level-style text:level="5" style:num-format="">
        <style:list-level-properties text:list-level-position-and-space-mode="label-alignment">
          <style:list-level-label-alignment text:label-followed-by="listtab" text:list-tab-stop-position="6.223cm" fo:text-indent="-1.778cm" fo:margin-left="6.223cm"/>
        </style:list-level-properties>
      </text:outline-level-style>
      <text:outline-level-style text:level="6" style:num-format="">
        <style:list-level-properties text:list-level-position-and-space-mode="label-alignment">
          <style:list-level-label-alignment text:label-followed-by="listtab" text:list-tab-stop-position="6.477cm" fo:text-indent="-2.032cm" fo:margin-left="6.477cm"/>
        </style:list-level-properties>
      </text:outline-level-style>
      <text:outline-level-style text:level="7" style:num-format="">
        <style:list-level-properties text:list-level-position-and-space-mode="label-alignment">
          <style:list-level-label-alignment text:label-followed-by="listtab" text:list-tab-stop-position="6.731cm" fo:text-indent="-2.286cm" fo:margin-left="6.731cm"/>
        </style:list-level-properties>
      </text:outline-level-style>
      <text:outline-level-style text:level="8" style:num-format="">
        <style:list-level-properties text:list-level-position-and-space-mode="label-alignment">
          <style:list-level-label-alignment text:label-followed-by="listtab" text:list-tab-stop-position="6.985cm" fo:text-indent="-2.54cm" fo:margin-left="6.985cm"/>
        </style:list-level-properties>
      </text:outline-level-style>
      <text:outline-level-style text:level="9" style:num-format="">
        <style:list-level-properties text:list-level-position-and-space-mode="label-alignment">
          <style:list-level-label-alignment text:label-followed-by="listtab" text:list-tab-stop-position="7.239cm" fo:text-indent="-2.794cm" fo:margin-left="7.239cm"/>
        </style:list-level-properties>
      </text:outline-level-style>
      <text:outline-level-style text:level="10" style:num-format="">
        <style:list-level-properties text:list-level-position-and-space-mode="label-alignment">
          <style:list-level-label-alignment text:label-followed-by="listtab" text:list-tab-stop-position="7.493cm" fo:text-indent="-3.048cm" fo:margin-left="7.493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Шарымов Алексеевич</meta:initial-creator>
    <meta:creation-date>2013-07-15T17:03:00</meta:creation-date>
    <dc:date>2019-05-02T13:06:33.290500269</dc:date>
    <meta:editing-cycles>491</meta:editing-cycles>
    <meta:editing-duration>P29DT45M30S</meta:editing-duration>
    <meta:generator>LibreOffice/6.1.3.2$Linux_X86_64 LibreOffice_project/10$Build-2</meta:generator>
    <meta:document-statistic meta:table-count="0" meta:image-count="1" meta:object-count="0" meta:page-count="29" meta:paragraph-count="939" meta:word-count="7234" meta:character-count="55210" meta:non-whitespace-character-count="48108"/>
    <meta:user-defined meta:name="Поле 1"/>
    <meta:user-defined meta:name="Поле 2"/>
    <meta:user-defined meta:name="Поле 3"/>
    <meta:user-defined meta:name="Поле 4"/>
  </office:meta>
</office:document-meta>
</file>

<file path=VersionList.xml><?xml version="1.0" encoding="utf-8"?>
<VL:version-list xmlns:dc="http://purl.org/dc/elements/1.1/" xmlns:VL="http://openoffice.org/2001/versions-list">
  <VL:version-entry VL:title="Version1" VL:comment="Автоматически сохранённая версия" VL:creator="" dc:date-time="2016-12-14T11:22:42"/>
  <VL:version-entry VL:title="Version2" VL:comment="Автоматически сохранённая версия" VL:creator="" dc:date-time="2017-01-01T23:24:15"/>
  <VL:version-entry VL:title="Version3" VL:comment="Автоматически сохранённая версия" VL:creator="" dc:date-time="2017-01-07T18:36:03"/>
  <VL:version-entry VL:title="Version4" VL:comment="Автоматически сохранённая версия" VL:creator="" dc:date-time="2019-01-23T11:09:56"/>
  <VL:version-entry VL:title="Version5" VL:comment="Автоматически сохранённая версия" VL:creator="" dc:date-time="2019-05-02T13:06:34"/>
</VL:version-list>
</file>